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37.52mm"/>
    </style:style>
    <style:style style:name="co3" style:family="table-column">
      <style:table-column-properties fo:break-before="auto" style:column-width="31.64mm"/>
    </style:style>
    <style:style style:name="co4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34.15mm"/>
    </style:style>
    <style:style style:name="co8" style:family="table-column">
      <style:table-column-properties fo:break-before="auto" style:column-width="38.06mm"/>
    </style:style>
    <style:style style:name="co9" style:family="table-column">
      <style:table-column-properties fo:break-before="auto" style:column-width="36.95mm"/>
    </style:style>
    <style:style style:name="co10" style:family="table-column">
      <style:table-column-properties fo:break-before="auto" style:column-width="36.11mm"/>
    </style:style>
    <style:style style:name="co11" style:family="table-column">
      <style:table-column-properties fo:break-before="auto" style:column-width="54.45mm"/>
    </style:style>
    <style:style style:name="co12" style:family="table-column">
      <style:table-column-properties fo:break-before="auto" style:column-width="61.2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11.11mm" fo:break-before="auto" style:use-optimal-row-height="true"/>
    </style:style>
    <style:style style:name="ta1" style:family="table" style:master-page-name="PageStyle_5f_Erläuterung">
      <style:table-properties table:display="true" style:writing-mode="lr-tb"/>
    </style:style>
    <style:style style:name="ta2" style:family="table" style:master-page-name="PageStyle_5f_Nowcast_5f_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36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6pt" style:font-size-asian="26pt" style:font-size-complex="26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26pt" style:font-size-asian="26pt" style:font-size-complex="26pt"/>
    </style:style>
    <style:style style:name="ce7" style:family="table-cell" style:parent-style-name="Default">
      <style:table-cell-properties fo:wrap-option="wrap"/>
      <style:text-properties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10.58mm"/>
      <style:text-properties fo:font-size="26pt" style:font-size-asian="26pt" style:font-size-complex="26pt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end" fo:margin-left="10.58mm"/>
      <style:text-properties fo:font-size="26pt" style:font-size-asian="26pt" style:font-size-complex="26pt"/>
    </style:style>
    <style:style style:name="ce11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end" fo:margin-left="10.58mm"/>
      <style:text-properties fo:font-size="26pt" style:font-size-asian="26pt" style:font-size-complex="2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rläuterung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rläuteru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rgebnisse des Nowcastings und der Schätzung der Reproduktionszahl 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nstand: 23.01.2021, 00:00 Uh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e Ergebnisse des Nowcastings, also die Schätzung der Anzahl von COVID-19 Neuerkrankungen wird dargestellt mit einem gleitenden 4-Tages-Mittelwer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bei wird jeder Wert mit den Werten der 3 vorhergehenden Tage gemittelt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e Schätzwerte entsprechen der im täglichen Lagebericht des Robert Koch-Instituts vom 23.01.2021 dargestellten Nowcasting-Kurv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r letzte Schätzwert der Reproduktionszahl R wird ebenfalls im gleichen Lagebericht erwähnt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htung: Die Schätzwerte zur Anzahl von Neuerkrankungen und der R-Schätzung zu früheren Tagen können von den Angaben in früheren Lageberichten abweichen,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il täglich der Gesamtverlauf aufgrund der aktuell verfügbaren Daten neu geschätzt wird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u Hintergrund der Methodik siehe <text:s/>https://www.rki.de/DE/Content/Infekt/EpidBull/Archiv/2020/Ausgaben/17_20.pdf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wcast_R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number-columns-repeated="1011" table:default-cell-style-name="Default"/>
        <table:table-row table:style-name="ro2">
          <table:table-cell table:style-name="ce1" office:value-type="string" calcext:value-type="string">
            <text:p>Datum des Erkrankungsbeginns</text:p>
          </table:table-cell>
          <table:table-cell table:style-name="ce1" office:value-type="string" calcext:value-type="string">
            <text:p>Punktschätzer der Anzahl Neuerkrankungen (ohne Glättung)</text:p>
          </table:table-cell>
          <table:table-cell table:style-name="ce1" office:value-type="string" calcext:value-type="string">
            <text:p>Untere Grenze des 95%-Prädiktionsintervalls der Anzahl Neuerkrankungen (ohne Glä</text:p>
          </table:table-cell>
          <table:table-cell table:style-name="ce1" office:value-type="string" calcext:value-type="string">
            <text:p>Obere Grenze des 95%-Prädiktionsintervalls der Anzahl Neuerkrankungen (ohne Glät</text:p>
          </table:table-cell>
          <table:table-cell table:style-name="ce1" office:value-type="string" calcext:value-type="string">
            <text:p>Punktschätzer der Anzahl Neuerkrankungen</text:p>
          </table:table-cell>
          <table:table-cell table:style-name="ce1" office:value-type="string" calcext:value-type="string">
            <text:p>Untere Grenze des 95%-Prädiktionsintervalls der Anzahl Neuerkrankungen</text:p>
          </table:table-cell>
          <table:table-cell table:style-name="ce1" office:value-type="string" calcext:value-type="string">
            <text:p>Obere Grenze des 95%-Prädiktionsintervalls der Anzahl Neuerkrankungen</text:p>
          </table:table-cell>
          <table:table-cell table:style-name="ce1" office:value-type="string" calcext:value-type="string">
            <text:p>Punktschätzer der Reproduktionszahl R</text:p>
          </table:table-cell>
          <table:table-cell table:style-name="ce1" office:value-type="string" calcext:value-type="string">
            <text:p>Untere Grenze des 95%-Prädiktionsintervalls der Reproduktionszahl R</text:p>
          </table:table-cell>
          <table:table-cell table:style-name="ce1" office:value-type="string" calcext:value-type="string">
            <text:p>Obere Grenze des 95%-Prädiktionsintervalls der Reproduktionszahl R</text:p>
          </table:table-cell>
          <table:table-cell table:style-name="ce1" office:value-type="string" calcext:value-type="string">
            <text:p>Punktschätzer des 7-Tage-R Wertes</text:p>
          </table:table-cell>
          <table:table-cell table:style-name="ce1" office:value-type="string" calcext:value-type="string">
            <text:p>Untere Grenze des 95%-Prädiktionsintervalls des 7-Tage-R Wertes</text:p>
          </table:table-cell>
          <table:table-cell table:style-name="ce1" office:value-type="string" calcext:value-type="string">
            <text:p>Obere Grenze des 95%-Prädiktionsintervalls des 7-Tage-R Wertes</text:p>
          </table:table-cell>
          <table:table-cell table:style-name="ce3" table:number-columns-repeated="4"/>
          <table:table-cell table:number-columns-repeated="1007"/>
        </table:table-row>
        <table:table-row table:style-name="ro1">
          <table:table-cell table:style-name="ce2" office:value-type="date" office:date-value="2020-03-02" calcext:value-type="date">
            <text:p>02.03.2020</text:p>
          </table:table-cell>
          <table:table-cell office:value-type="float" office:value="304" calcext:value-type="float">
            <text:p>304</text:p>
          </table:table-cell>
          <table:table-cell office:value-type="float" office:value="292" calcext:value-type="float">
            <text:p>292</text:p>
          </table:table-cell>
          <table:table-cell office:value-type="float" office:value="319" calcext:value-type="float">
            <text:p>319</text:p>
          </table:table-cell>
          <table:table-cell office:value-type="float" office:value="225" calcext:value-type="float">
            <text:p>225</text:p>
          </table:table-cell>
          <table:table-cell office:value-type="float" office:value="213" calcext:value-type="float">
            <text:p>213</text:p>
          </table:table-cell>
          <table:table-cell office:value-type="float" office:value="238" calcext:value-type="float">
            <text:p>238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0-03-03" calcext:value-type="date">
            <text:p>03.03.2020</text:p>
          </table:table-cell>
          <table:table-cell office:value-type="float" office:value="321" calcext:value-type="float">
            <text:p>321</text:p>
          </table:table-cell>
          <table:table-cell office:value-type="float" office:value="304" calcext:value-type="float">
            <text:p>304</text:p>
          </table:table-cell>
          <table:table-cell office:value-type="float" office:value="337" calcext:value-type="float">
            <text:p>337</text:p>
          </table:table-cell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0-03-04" calcext:value-type="date">
            <text:p>04.03.2020</text:p>
          </table:table-cell>
          <table:table-cell office:value-type="float" office:value="448" calcext:value-type="float">
            <text:p>448</text:p>
          </table:table-cell>
          <table:table-cell office:value-type="float" office:value="430" calcext:value-type="float">
            <text:p>430</text:p>
          </table:table-cell>
          <table:table-cell office:value-type="float" office:value="467" calcext:value-type="float">
            <text:p>467</text:p>
          </table:table-cell>
          <table:table-cell office:value-type="float" office:value="326" calcext:value-type="float">
            <text:p>326</text:p>
          </table:table-cell>
          <table:table-cell office:value-type="float" office:value="311" calcext:value-type="float">
            <text:p>311</text:p>
          </table:table-cell>
          <table:table-cell office:value-type="float" office:value="342" calcext:value-type="float">
            <text:p>34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0-03-05" calcext:value-type="date">
            <text:p>05.03.2020</text:p>
          </table:table-cell>
          <table:table-cell office:value-type="float" office:value="503" calcext:value-type="float">
            <text:p>503</text:p>
          </table:table-cell>
          <table:table-cell office:value-type="float" office:value="485" calcext:value-type="float">
            <text:p>485</text:p>
          </table:table-cell>
          <table:table-cell office:value-type="float" office:value="525" calcext:value-type="float">
            <text:p>525</text:p>
          </table:table-cell>
          <table:table-cell office:value-type="float" office:value="394" calcext:value-type="float">
            <text:p>394</text:p>
          </table:table-cell>
          <table:table-cell office:value-type="float" office:value="378" calcext:value-type="float">
            <text:p>378</text:p>
          </table:table-cell>
          <table:table-cell office:value-type="float" office:value="412" calcext:value-type="float">
            <text:p>412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20-03-06" calcext:value-type="date">
            <text:p>06.03.2020</text:p>
          </table:table-cell>
          <table:table-cell office:value-type="float" office:value="757" calcext:value-type="float">
            <text:p>757</text:p>
          </table:table-cell>
          <table:table-cell office:value-type="float" office:value="732" calcext:value-type="float">
            <text:p>732</text:p>
          </table:table-cell>
          <table:table-cell office:value-type="float" office:value="783" calcext:value-type="float">
            <text:p>783</text:p>
          </table:table-cell>
          <table:table-cell office:value-type="float" office:value="507" calcext:value-type="float">
            <text:p>507</text:p>
          </table:table-cell>
          <table:table-cell office:value-type="float" office:value="488" calcext:value-type="float">
            <text:p>488</text:p>
          </table:table-cell>
          <table:table-cell office:value-type="float" office:value="528" calcext:value-type="float">
            <text:p>528</text:p>
          </table:table-cell>
          <table:table-cell office:value-type="float" office:value="2.25" calcext:value-type="float">
            <text:p>2,25</text:p>
          </table:table-cell>
          <table:table-cell office:value-type="float" office:value="2.18" calcext:value-type="float">
            <text:p>2,18</text:p>
          </table:table-cell>
          <table:table-cell office:value-type="float" office:value="2.33" calcext:value-type="float">
            <text:p>2,33</text:p>
          </table:table-cell>
          <table:table-cell office:value-type="float" office:value="2.34" calcext:value-type="float">
            <text:p>2,34</text:p>
          </table:table-cell>
          <table:table-cell office:value-type="float" office:value="2.28" calcext:value-type="float">
            <text:p>2,28</text:p>
          </table:table-cell>
          <table:table-cell office:value-type="float" office:value="2.39" calcext:value-type="float">
            <text:p>2,3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07" calcext:value-type="date">
            <text:p>07.03.2020</text:p>
          </table:table-cell>
          <table:table-cell office:value-type="float" office:value="984" calcext:value-type="float">
            <text:p>984</text:p>
          </table:table-cell>
          <table:table-cell office:value-type="float" office:value="958" calcext:value-type="float">
            <text:p>958</text:p>
          </table:table-cell>
          <table:table-cell office:value-type="float" office:value="1010" calcext:value-type="float">
            <text:p>1010</text:p>
          </table:table-cell>
          <table:table-cell office:value-type="float" office:value="673" calcext:value-type="float">
            <text:p>673</text:p>
          </table:table-cell>
          <table:table-cell office:value-type="float" office:value="651" calcext:value-type="float">
            <text:p>651</text:p>
          </table:table-cell>
          <table:table-cell office:value-type="float" office:value="696" calcext:value-type="float">
            <text:p>696</text:p>
          </table:table-cell>
          <table:table-cell office:value-type="float" office:value="2.58" calcext:value-type="float">
            <text:p>2,58</text:p>
          </table:table-cell>
          <table:table-cell office:value-type="float" office:value="2.49" calcext:value-type="float">
            <text:p>2,49</text:p>
          </table:table-cell>
          <table:table-cell office:value-type="float" office:value="2.68" calcext:value-type="float">
            <text:p>2,68</text:p>
          </table:table-cell>
          <table:table-cell office:value-type="float" office:value="2.56" calcext:value-type="float">
            <text:p>2,56</text:p>
          </table:table-cell>
          <table:table-cell office:value-type="float" office:value="2.51" calcext:value-type="float">
            <text:p>2,51</text:p>
          </table:table-cell>
          <table:table-cell office:value-type="float" office:value="2.61" calcext:value-type="float">
            <text:p>2,6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08" calcext:value-type="date">
            <text:p>08.03.2020</text:p>
          </table:table-cell>
          <table:table-cell office:value-type="float" office:value="1336" calcext:value-type="float">
            <text:p>1336</text:p>
          </table:table-cell>
          <table:table-cell office:value-type="float" office:value="1308" calcext:value-type="float">
            <text:p>1308</text:p>
          </table:table-cell>
          <table:table-cell office:value-type="float" office:value="1370" calcext:value-type="float">
            <text:p>1370</text:p>
          </table:table-cell>
          <table:table-cell office:value-type="float" office:value="895" calcext:value-type="float">
            <text:p>895</text:p>
          </table:table-cell>
          <table:table-cell office:value-type="float" office:value="870" calcext:value-type="float">
            <text:p>870</text:p>
          </table:table-cell>
          <table:table-cell office:value-type="float" office:value="922" calcext:value-type="float">
            <text:p>922</text:p>
          </table:table-cell>
          <table:table-cell office:value-type="float" office:value="2.75" calcext:value-type="float">
            <text:p>2,75</text:p>
          </table:table-cell>
          <table:table-cell office:value-type="float" office:value="2.68" calcext:value-type="float">
            <text:p>2,68</text:p>
          </table:table-cell>
          <table:table-cell office:value-type="float" office:value="2.83" calcext:value-type="float">
            <text:p>2,83</text:p>
          </table:table-cell>
          <table:table-cell office:value-type="float" office:value="2.93" calcext:value-type="float">
            <text:p>2,93</text:p>
          </table:table-cell>
          <table:table-cell office:value-type="float" office:value="2.88" calcext:value-type="float">
            <text:p>2,88</text:p>
          </table:table-cell>
          <table:table-cell office:value-type="float" office:value="2.98" calcext:value-type="float">
            <text:p>2,9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09" calcext:value-type="date">
            <text:p>09.03.2020</text:p>
          </table:table-cell>
          <table:table-cell office:value-type="float" office:value="2021" calcext:value-type="float">
            <text:p>2021</text:p>
          </table:table-cell>
          <table:table-cell office:value-type="float" office:value="1985" calcext:value-type="float">
            <text:p>1985</text:p>
          </table:table-cell>
          <table:table-cell office:value-type="float" office:value="2052" calcext:value-type="float">
            <text:p>2052</text:p>
          </table:table-cell>
          <table:table-cell office:value-type="float" office:value="1274" calcext:value-type="float">
            <text:p>1274</text:p>
          </table:table-cell>
          <table:table-cell office:value-type="float" office:value="1245" calcext:value-type="float">
            <text:p>1245</text:p>
          </table:table-cell>
          <table:table-cell office:value-type="float" office:value="1304" calcext:value-type="float">
            <text:p>1304</text:p>
          </table:table-cell>
          <table:table-cell office:value-type="float" office:value="3.23" calcext:value-type="float">
            <text:p>3,23</text:p>
          </table:table-cell>
          <table:table-cell office:value-type="float" office:value="3.16" calcext:value-type="float">
            <text:p>3,16</text:p>
          </table:table-cell>
          <table:table-cell office:value-type="float" office:value="3.3" calcext:value-type="float">
            <text:p>3,3</text:p>
          </table:table-cell>
          <table:table-cell office:value-type="float" office:value="3.13" calcext:value-type="float">
            <text:p>3,13</text:p>
          </table:table-cell>
          <table:table-cell office:value-type="float" office:value="3.08" calcext:value-type="float">
            <text:p>3,08</text:p>
          </table:table-cell>
          <table:table-cell office:value-type="float" office:value="3.18" calcext:value-type="float">
            <text:p>3,1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0" calcext:value-type="date">
            <text:p>10.03.2020</text:p>
          </table:table-cell>
          <table:table-cell office:value-type="float" office:value="2573" calcext:value-type="float">
            <text:p>2573</text:p>
          </table:table-cell>
          <table:table-cell office:value-type="float" office:value="2529" calcext:value-type="float">
            <text:p>2529</text:p>
          </table:table-cell>
          <table:table-cell office:value-type="float" office:value="2623" calcext:value-type="float">
            <text:p>2623</text:p>
          </table:table-cell>
          <table:table-cell office:value-type="float" office:value="1728" calcext:value-type="float">
            <text:p>1728</text:p>
          </table:table-cell>
          <table:table-cell office:value-type="float" office:value="1695" calcext:value-type="float">
            <text:p>1695</text:p>
          </table:table-cell>
          <table:table-cell office:value-type="float" office:value="1764" calcext:value-type="float">
            <text:p>1764</text:p>
          </table:table-cell>
          <table:table-cell office:value-type="float" office:value="3.41" calcext:value-type="float">
            <text:p>3,41</text:p>
          </table:table-cell>
          <table:table-cell office:value-type="float" office:value="3.33" calcext:value-type="float">
            <text:p>3,33</text:p>
          </table:table-cell>
          <table:table-cell office:value-type="float" office:value="3.49" calcext:value-type="float">
            <text:p>3,49</text:p>
          </table:table-cell>
          <table:table-cell office:value-type="float" office:value="3.22" calcext:value-type="float">
            <text:p>3,22</text:p>
          </table:table-cell>
          <table:table-cell office:value-type="float" office:value="3.18" calcext:value-type="float">
            <text:p>3,18</text:p>
          </table:table-cell>
          <table:table-cell office:value-type="float" office:value="3.26" calcext:value-type="float">
            <text:p>3,2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1" calcext:value-type="date">
            <text:p>11.03.2020</text:p>
          </table:table-cell>
          <table:table-cell office:value-type="float" office:value="3237" calcext:value-type="float">
            <text:p>3237</text:p>
          </table:table-cell>
          <table:table-cell office:value-type="float" office:value="3190" calcext:value-type="float">
            <text:p>3190</text:p>
          </table:table-cell>
          <table:table-cell office:value-type="float" office:value="3283" calcext:value-type="float">
            <text:p>3283</text:p>
          </table:table-cell>
          <table:table-cell office:value-type="float" office:value="2292" calcext:value-type="float">
            <text:p>2292</text:p>
          </table:table-cell>
          <table:table-cell office:value-type="float" office:value="2253" calcext:value-type="float">
            <text:p>2253</text:p>
          </table:table-cell>
          <table:table-cell office:value-type="float" office:value="2332" calcext:value-type="float">
            <text:p>2332</text:p>
          </table:table-cell>
          <table:table-cell office:value-type="float" office:value="3.41" calcext:value-type="float">
            <text:p>3,41</text:p>
          </table:table-cell>
          <table:table-cell office:value-type="float" office:value="3.33" calcext:value-type="float">
            <text:p>3,33</text:p>
          </table:table-cell>
          <table:table-cell office:value-type="float" office:value="3.49" calcext:value-type="float">
            <text:p>3,49</text:p>
          </table:table-cell>
          <table:table-cell office:value-type="float" office:value="3.12" calcext:value-type="float">
            <text:p>3,12</text:p>
          </table:table-cell>
          <table:table-cell office:value-type="float" office:value="3.08" calcext:value-type="float">
            <text:p>3,08</text:p>
          </table:table-cell>
          <table:table-cell office:value-type="float" office:value="3.16" calcext:value-type="float">
            <text:p>3,1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2" calcext:value-type="date">
            <text:p>12.03.2020</text:p>
          </table:table-cell>
          <table:table-cell office:value-type="float" office:value="3601" calcext:value-type="float">
            <text:p>3601</text:p>
          </table:table-cell>
          <table:table-cell office:value-type="float" office:value="3537" calcext:value-type="float">
            <text:p>3537</text:p>
          </table:table-cell>
          <table:table-cell office:value-type="float" office:value="3648" calcext:value-type="float">
            <text:p>3648</text:p>
          </table:table-cell>
          <table:table-cell office:value-type="float" office:value="2858" calcext:value-type="float">
            <text:p>2858</text:p>
          </table:table-cell>
          <table:table-cell office:value-type="float" office:value="2810" calcext:value-type="float">
            <text:p>2810</text:p>
          </table:table-cell>
          <table:table-cell office:value-type="float" office:value="2901" calcext:value-type="float">
            <text:p>2901</text:p>
          </table:table-cell>
          <table:table-cell office:value-type="float" office:value="3.19" calcext:value-type="float">
            <text:p>3,19</text:p>
          </table:table-cell>
          <table:table-cell office:value-type="float" office:value="3.14" calcext:value-type="float">
            <text:p>3,14</text:p>
          </table:table-cell>
          <table:table-cell office:value-type="float" office:value="3.25" calcext:value-type="float">
            <text:p>3,25</text:p>
          </table:table-cell>
          <table:table-cell office:value-type="float" office:value="2.84" calcext:value-type="float">
            <text:p>2,84</text:p>
          </table:table-cell>
          <table:table-cell office:value-type="float" office:value="2.82" calcext:value-type="float">
            <text:p>2,82</text:p>
          </table:table-cell>
          <table:table-cell office:value-type="float" office:value="2.87" calcext:value-type="float">
            <text:p>2,8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3" calcext:value-type="date">
            <text:p>13.03.2020</text:p>
          </table:table-cell>
          <table:table-cell office:value-type="float" office:value="4356" calcext:value-type="float">
            <text:p>4356</text:p>
          </table:table-cell>
          <table:table-cell office:value-type="float" office:value="4301" calcext:value-type="float">
            <text:p>4301</text:p>
          </table:table-cell>
          <table:table-cell office:value-type="float" office:value="4408" calcext:value-type="float">
            <text:p>4408</text:p>
          </table:table-cell>
          <table:table-cell office:value-type="float" office:value="3442" calcext:value-type="float">
            <text:p>3442</text:p>
          </table:table-cell>
          <table:table-cell office:value-type="float" office:value="3389" calcext:value-type="float">
            <text:p>3389</text:p>
          </table:table-cell>
          <table:table-cell office:value-type="float" office:value="3490" calcext:value-type="float">
            <text:p>3490</text:p>
          </table:table-cell>
          <table:table-cell office:value-type="float" office:value="2.7" calcext:value-type="float">
            <text:p>2,7</text:p>
          </table:table-cell>
          <table:table-cell office:value-type="float" office:value="2.66" calcext:value-type="float">
            <text:p>2,66</text:p>
          </table:table-cell>
          <table:table-cell office:value-type="float" office:value="2.74" calcext:value-type="float">
            <text:p>2,74</text:p>
          </table:table-cell>
          <table:table-cell office:value-type="float" office:value="2.5" calcext:value-type="float">
            <text:p>2,5</text:p>
          </table:table-cell>
          <table:table-cell office:value-type="float" office:value="2.48" calcext:value-type="float">
            <text:p>2,48</text:p>
          </table:table-cell>
          <table:table-cell office:value-type="float" office:value="2.52" calcext:value-type="float">
            <text:p>2,5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4" calcext:value-type="date">
            <text:p>14.03.2020</text:p>
          </table:table-cell>
          <table:table-cell office:value-type="float" office:value="4433" calcext:value-type="float">
            <text:p>4433</text:p>
          </table:table-cell>
          <table:table-cell office:value-type="float" office:value="4373" calcext:value-type="float">
            <text:p>4373</text:p>
          </table:table-cell>
          <table:table-cell office:value-type="float" office:value="4492" calcext:value-type="float">
            <text:p>4492</text:p>
          </table:table-cell>
          <table:table-cell office:value-type="float" office:value="3907" calcext:value-type="float">
            <text:p>3907</text:p>
          </table:table-cell>
          <table:table-cell office:value-type="float" office:value="3850" calcext:value-type="float">
            <text:p>3850</text:p>
          </table:table-cell>
          <table:table-cell office:value-type="float" office:value="3958" calcext:value-type="float">
            <text:p>3958</text:p>
          </table:table-cell>
          <table:table-cell office:value-type="float" office:value="2.26" calcext:value-type="float">
            <text:p>2,26</text:p>
          </table:table-cell>
          <table:table-cell office:value-type="float" office:value="2.23" calcext:value-type="float">
            <text:p>2,23</text:p>
          </table:table-cell>
          <table:table-cell office:value-type="float" office:value="2.29" calcext:value-type="float">
            <text:p>2,29</text:p>
          </table:table-cell>
          <table:table-cell office:value-type="float" office:value="2.18" calcext:value-type="float">
            <text:p>2,18</text:p>
          </table:table-cell>
          <table:table-cell office:value-type="float" office:value="2.17" calcext:value-type="float">
            <text:p>2,17</text:p>
          </table:table-cell>
          <table:table-cell office:value-type="float" office:value="2.2" calcext:value-type="float">
            <text:p>2,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5" calcext:value-type="date">
            <text:p>15.03.2020</text:p>
          </table:table-cell>
          <table:table-cell office:value-type="float" office:value="4678" calcext:value-type="float">
            <text:p>4678</text:p>
          </table:table-cell>
          <table:table-cell office:value-type="float" office:value="4618" calcext:value-type="float">
            <text:p>4618</text:p>
          </table:table-cell>
          <table:table-cell office:value-type="float" office:value="4734" calcext:value-type="float">
            <text:p>4734</text:p>
          </table:table-cell>
          <table:table-cell office:value-type="float" office:value="4267" calcext:value-type="float">
            <text:p>4267</text:p>
          </table:table-cell>
          <table:table-cell office:value-type="float" office:value="4207" calcext:value-type="float">
            <text:p>4207</text:p>
          </table:table-cell>
          <table:table-cell office:value-type="float" office:value="4320" calcext:value-type="float">
            <text:p>4320</text:p>
          </table:table-cell>
          <table:table-cell office:value-type="float" office:value="1.86" calcext:value-type="float">
            <text:p>1,86</text:p>
          </table:table-cell>
          <table:table-cell office:value-type="float" office:value="1.84" calcext:value-type="float">
            <text:p>1,84</text:p>
          </table:table-cell>
          <table:table-cell office:value-type="float" office:value="1.88" calcext:value-type="float">
            <text:p>1,88</text:p>
          </table:table-cell>
          <table:table-cell office:value-type="float" office:value="1.99" calcext:value-type="float">
            <text:p>1,99</text:p>
          </table:table-cell>
          <table:table-cell office:value-type="float" office:value="1.98" calcext:value-type="float">
            <text:p>1,98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6" calcext:value-type="date">
            <text:p>16.03.2020</text:p>
          </table:table-cell>
          <table:table-cell office:value-type="float" office:value="6016" calcext:value-type="float">
            <text:p>6016</text:p>
          </table:table-cell>
          <table:table-cell office:value-type="float" office:value="5952" calcext:value-type="float">
            <text:p>5952</text:p>
          </table:table-cell>
          <table:table-cell office:value-type="float" office:value="6075" calcext:value-type="float">
            <text:p>6075</text:p>
          </table:table-cell>
          <table:table-cell office:value-type="float" office:value="4871" calcext:value-type="float">
            <text:p>4871</text:p>
          </table:table-cell>
          <table:table-cell office:value-type="float" office:value="4811" calcext:value-type="float">
            <text:p>4811</text:p>
          </table:table-cell>
          <table:table-cell office:value-type="float" office:value="4927" calcext:value-type="float">
            <text:p>4927</text:p>
          </table:table-cell>
          <table:table-cell office:value-type="float" office:value="1.7" calcext:value-type="float">
            <text:p>1,7</text:p>
          </table:table-cell>
          <table:table-cell office:value-type="float" office:value="1.68" calcext:value-type="float">
            <text:p>1,68</text:p>
          </table:table-cell>
          <table:table-cell office:value-type="float" office:value="1.72" calcext:value-type="float">
            <text:p>1,72</text:p>
          </table:table-cell>
          <table:table-cell office:value-type="float" office:value="1.74" calcext:value-type="float">
            <text:p>1,74</text:p>
          </table:table-cell>
          <table:table-cell office:value-type="float" office:value="1.73" calcext:value-type="float">
            <text:p>1,73</text:p>
          </table:table-cell>
          <table:table-cell office:value-type="float" office:value="1.75" calcext:value-type="float">
            <text:p>1,7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7" calcext:value-type="date">
            <text:p>17.03.2020</text:p>
          </table:table-cell>
          <table:table-cell office:value-type="float" office:value="5235" calcext:value-type="float">
            <text:p>5235</text:p>
          </table:table-cell>
          <table:table-cell office:value-type="float" office:value="5166" calcext:value-type="float">
            <text:p>5166</text:p>
          </table:table-cell>
          <table:table-cell office:value-type="float" office:value="5296" calcext:value-type="float">
            <text:p>5296</text:p>
          </table:table-cell>
          <table:table-cell office:value-type="float" office:value="5090" calcext:value-type="float">
            <text:p>5090</text:p>
          </table:table-cell>
          <table:table-cell office:value-type="float" office:value="5027" calcext:value-type="float">
            <text:p>5027</text:p>
          </table:table-cell>
          <table:table-cell office:value-type="float" office:value="5149" calcext:value-type="float">
            <text:p>5149</text:p>
          </table:table-cell>
          <table:table-cell office:value-type="float" office:value="1.48" calcext:value-type="float">
            <text:p>1,48</text:p>
          </table:table-cell>
          <table:table-cell office:value-type="float" office:value="1.46" calcext:value-type="float">
            <text:p>1,46</text:p>
          </table:table-cell>
          <table:table-cell office:value-type="float" office:value="1.49" calcext:value-type="float">
            <text:p>1,49</text:p>
          </table:table-cell>
          <table:table-cell office:value-type="float" office:value="1.56" calcext:value-type="float">
            <text:p>1,56</text:p>
          </table:table-cell>
          <table:table-cell office:value-type="float" office:value="1.55" calcext:value-type="float">
            <text:p>1,55</text:p>
          </table:table-cell>
          <table:table-cell office:value-type="float" office:value="1.57" calcext:value-type="float">
            <text:p>1,5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8" calcext:value-type="date">
            <text:p>18.03.2020</text:p>
          </table:table-cell>
          <table:table-cell office:value-type="float" office:value="5288" calcext:value-type="float">
            <text:p>5288</text:p>
          </table:table-cell>
          <table:table-cell office:value-type="float" office:value="5231" calcext:value-type="float">
            <text:p>5231</text:p>
          </table:table-cell>
          <table:table-cell office:value-type="float" office:value="5346" calcext:value-type="float">
            <text:p>5346</text:p>
          </table:table-cell>
          <table:table-cell office:value-type="float" office:value="5304" calcext:value-type="float">
            <text:p>5304</text:p>
          </table:table-cell>
          <table:table-cell office:value-type="float" office:value="5242" calcext:value-type="float">
            <text:p>5242</text:p>
          </table:table-cell>
          <table:table-cell office:value-type="float" office:value="5363" calcext:value-type="float">
            <text:p>5363</text:p>
          </table:table-cell>
          <table:table-cell office:value-type="float" office:value="1.36" calcext:value-type="float">
            <text:p>1,36</text:p>
          </table:table-cell>
          <table:table-cell office:value-type="float" office:value="1.34" calcext:value-type="float">
            <text:p>1,34</text:p>
          </table:table-cell>
          <table:table-cell office:value-type="float" office:value="1.37" calcext:value-type="float">
            <text:p>1,37</text:p>
          </table:table-cell>
          <table:table-cell table:number-columns-repeated="2" office:value-type="float" office:value="1.39" calcext:value-type="float">
            <text:p>1,39</text:p>
          </table:table-cell>
          <table:table-cell office:value-type="float" office:value="1.4" calcext:value-type="float">
            <text:p>1,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19" calcext:value-type="date">
            <text:p>19.03.2020</text:p>
          </table:table-cell>
          <table:table-cell office:value-type="float" office:value="4725" calcext:value-type="float">
            <text:p>4725</text:p>
          </table:table-cell>
          <table:table-cell office:value-type="float" office:value="4668" calcext:value-type="float">
            <text:p>4668</text:p>
          </table:table-cell>
          <table:table-cell office:value-type="float" office:value="4780" calcext:value-type="float">
            <text:p>4780</text:p>
          </table:table-cell>
          <table:table-cell office:value-type="float" office:value="5316" calcext:value-type="float">
            <text:p>5316</text:p>
          </table:table-cell>
          <table:table-cell office:value-type="float" office:value="5254" calcext:value-type="float">
            <text:p>5254</text:p>
          </table:table-cell>
          <table:table-cell office:value-type="float" office:value="5374" calcext:value-type="float">
            <text:p>5374</text:p>
          </table:table-cell>
          <table:table-cell office:value-type="float" office:value="1.25" calcext:value-type="float">
            <text:p>1,25</text:p>
          </table:table-cell>
          <table:table-cell office:value-type="float" office:value="1.24" calcext:value-type="float">
            <text:p>1,24</text:p>
          </table:table-cell>
          <table:table-cell office:value-type="float" office:value="1.26" calcext:value-type="float">
            <text:p>1,26</text:p>
          </table:table-cell>
          <table:table-cell office:value-type="float" office:value="1.24" calcext:value-type="float">
            <text:p>1,24</text:p>
          </table:table-cell>
          <table:table-cell office:value-type="float" office:value="1.23" calcext:value-type="float">
            <text:p>1,23</text:p>
          </table:table-cell>
          <table:table-cell office:value-type="float" office:value="1.24" calcext:value-type="float">
            <text:p>1,2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0" calcext:value-type="date">
            <text:p>20.03.2020</text:p>
          </table:table-cell>
          <table:table-cell office:value-type="float" office:value="5329" calcext:value-type="float">
            <text:p>5329</text:p>
          </table:table-cell>
          <table:table-cell office:value-type="float" office:value="5262" calcext:value-type="float">
            <text:p>5262</text:p>
          </table:table-cell>
          <table:table-cell office:value-type="float" office:value="5380" calcext:value-type="float">
            <text:p>5380</text:p>
          </table:table-cell>
          <table:table-cell office:value-type="float" office:value="5144" calcext:value-type="float">
            <text:p>5144</text:p>
          </table:table-cell>
          <table:table-cell office:value-type="float" office:value="5082" calcext:value-type="float">
            <text:p>5082</text:p>
          </table:table-cell>
          <table:table-cell office:value-type="float" office:value="5200" calcext:value-type="float">
            <text:p>5200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.13" calcext:value-type="float">
            <text:p>1,13</text:p>
          </table:table-cell>
          <table:table-cell office:value-type="float" office:value="1.14" calcext:value-type="float">
            <text:p>1,1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1" calcext:value-type="date">
            <text:p>21.03.2020</text:p>
          </table:table-cell>
          <table:table-cell office:value-type="float" office:value="4442" calcext:value-type="float">
            <text:p>4442</text:p>
          </table:table-cell>
          <table:table-cell office:value-type="float" office:value="4383" calcext:value-type="float">
            <text:p>4383</text:p>
          </table:table-cell>
          <table:table-cell office:value-type="float" office:value="4501" calcext:value-type="float">
            <text:p>4501</text:p>
          </table:table-cell>
          <table:table-cell office:value-type="float" office:value="4946" calcext:value-type="float">
            <text:p>4946</text:p>
          </table:table-cell>
          <table:table-cell office:value-type="float" office:value="4886" calcext:value-type="float">
            <text:p>4886</text:p>
          </table:table-cell>
          <table:table-cell office:value-type="float" office:value="5001" calcext:value-type="float">
            <text:p>5001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2" calcext:value-type="date">
            <text:p>22.03.2020</text:p>
          </table:table-cell>
          <table:table-cell office:value-type="float" office:value="3818" calcext:value-type="float">
            <text:p>3818</text:p>
          </table:table-cell>
          <table:table-cell office:value-type="float" office:value="3759" calcext:value-type="float">
            <text:p>3759</text:p>
          </table:table-cell>
          <table:table-cell office:value-type="float" office:value="3866" calcext:value-type="float">
            <text:p>3866</text:p>
          </table:table-cell>
          <table:table-cell office:value-type="float" office:value="4578" calcext:value-type="float">
            <text:p>4578</text:p>
          </table:table-cell>
          <table:table-cell office:value-type="float" office:value="4518" calcext:value-type="float">
            <text:p>4518</text:p>
          </table:table-cell>
          <table:table-cell office:value-type="float" office:value="4631" calcext:value-type="float">
            <text:p>4631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3" calcext:value-type="date">
            <text:p>23.03.2020</text:p>
          </table:table-cell>
          <table:table-cell office:value-type="float" office:value="5157" calcext:value-type="float">
            <text:p>5157</text:p>
          </table:table-cell>
          <table:table-cell office:value-type="float" office:value="5095" calcext:value-type="float">
            <text:p>5095</text:p>
          </table:table-cell>
          <table:table-cell office:value-type="float" office:value="5222" calcext:value-type="float">
            <text:p>5222</text:p>
          </table:table-cell>
          <table:table-cell office:value-type="float" office:value="4686" calcext:value-type="float">
            <text:p>4686</text:p>
          </table:table-cell>
          <table:table-cell office:value-type="float" office:value="4625" calcext:value-type="float">
            <text:p>4625</text:p>
          </table:table-cell>
          <table:table-cell office:value-type="float" office:value="4742" calcext:value-type="float">
            <text:p>4742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table:number-columns-repeated="3" office:value-type="float" office:value="0.92" calcext:value-type="float">
            <text:p>0,9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4" calcext:value-type="date">
            <text:p>24.03.2020</text:p>
          </table:table-cell>
          <table:table-cell office:value-type="float" office:value="4076" calcext:value-type="float">
            <text:p>4076</text:p>
          </table:table-cell>
          <table:table-cell office:value-type="float" office:value="4024" calcext:value-type="float">
            <text:p>4024</text:p>
          </table:table-cell>
          <table:table-cell office:value-type="float" office:value="4138" calcext:value-type="float">
            <text:p>4138</text:p>
          </table:table-cell>
          <table:table-cell office:value-type="float" office:value="4373" calcext:value-type="float">
            <text:p>4373</text:p>
          </table:table-cell>
          <table:table-cell office:value-type="float" office:value="4315" calcext:value-type="float">
            <text:p>4315</text:p>
          </table:table-cell>
          <table:table-cell office:value-type="float" office:value="4432" calcext:value-type="float">
            <text:p>4432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5" calcext:value-type="date">
            <text:p>25.03.2020</text:p>
          </table:table-cell>
          <table:table-cell office:value-type="float" office:value="4418" calcext:value-type="float">
            <text:p>4418</text:p>
          </table:table-cell>
          <table:table-cell office:value-type="float" office:value="4357" calcext:value-type="float">
            <text:p>4357</text:p>
          </table:table-cell>
          <table:table-cell office:value-type="float" office:value="4471" calcext:value-type="float">
            <text:p>4471</text:p>
          </table:table-cell>
          <table:table-cell office:value-type="float" office:value="4367" calcext:value-type="float">
            <text:p>4367</text:p>
          </table:table-cell>
          <table:table-cell office:value-type="float" office:value="4309" calcext:value-type="float">
            <text:p>4309</text:p>
          </table:table-cell>
          <table:table-cell office:value-type="float" office:value="4424" calcext:value-type="float">
            <text:p>4424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6" calcext:value-type="date">
            <text:p>26.03.2020</text:p>
          </table:table-cell>
          <table:table-cell office:value-type="float" office:value="3998" calcext:value-type="float">
            <text:p>3998</text:p>
          </table:table-cell>
          <table:table-cell office:value-type="float" office:value="3933" calcext:value-type="float">
            <text:p>3933</text:p>
          </table:table-cell>
          <table:table-cell office:value-type="float" office:value="4063" calcext:value-type="float">
            <text:p>4063</text:p>
          </table:table-cell>
          <table:table-cell office:value-type="float" office:value="4412" calcext:value-type="float">
            <text:p>4412</text:p>
          </table:table-cell>
          <table:table-cell office:value-type="float" office:value="4352" calcext:value-type="float">
            <text:p>4352</text:p>
          </table:table-cell>
          <table:table-cell office:value-type="float" office:value="4473" calcext:value-type="float">
            <text:p>4473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7" calcext:value-type="date">
            <text:p>27.03.2020</text:p>
          </table:table-cell>
          <table:table-cell office:value-type="float" office:value="4122" calcext:value-type="float">
            <text:p>4122</text:p>
          </table:table-cell>
          <table:table-cell office:value-type="float" office:value="4056" calcext:value-type="float">
            <text:p>4056</text:p>
          </table:table-cell>
          <table:table-cell office:value-type="float" office:value="4184" calcext:value-type="float">
            <text:p>4184</text:p>
          </table:table-cell>
          <table:table-cell office:value-type="float" office:value="4153" calcext:value-type="float">
            <text:p>4153</text:p>
          </table:table-cell>
          <table:table-cell office:value-type="float" office:value="4092" calcext:value-type="float">
            <text:p>4092</text:p>
          </table:table-cell>
          <table:table-cell office:value-type="float" office:value="4214" calcext:value-type="float">
            <text:p>4214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8" calcext:value-type="date">
            <text:p>28.03.2020</text:p>
          </table:table-cell>
          <table:table-cell office:value-type="float" office:value="3888" calcext:value-type="float">
            <text:p>3888</text:p>
          </table:table-cell>
          <table:table-cell office:value-type="float" office:value="3837" calcext:value-type="float">
            <text:p>3837</text:p>
          </table:table-cell>
          <table:table-cell office:value-type="float" office:value="3953" calcext:value-type="float">
            <text:p>3953</text:p>
          </table:table-cell>
          <table:table-cell office:value-type="float" office:value="4106" calcext:value-type="float">
            <text:p>4106</text:p>
          </table:table-cell>
          <table:table-cell office:value-type="float" office:value="4046" calcext:value-type="float">
            <text:p>4046</text:p>
          </table:table-cell>
          <table:table-cell office:value-type="float" office:value="4168" calcext:value-type="float">
            <text:p>4168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29" calcext:value-type="date">
            <text:p>29.03.2020</text:p>
          </table:table-cell>
          <table:table-cell office:value-type="float" office:value="3261" calcext:value-type="float">
            <text:p>3261</text:p>
          </table:table-cell>
          <table:table-cell office:value-type="float" office:value="3206" calcext:value-type="float">
            <text:p>3206</text:p>
          </table:table-cell>
          <table:table-cell office:value-type="float" office:value="3322" calcext:value-type="float">
            <text:p>3322</text:p>
          </table:table-cell>
          <table:table-cell office:value-type="float" office:value="3817" calcext:value-type="float">
            <text:p>3817</text:p>
          </table:table-cell>
          <table:table-cell office:value-type="float" office:value="3758" calcext:value-type="float">
            <text:p>3758</text:p>
          </table:table-cell>
          <table:table-cell office:value-type="float" office:value="3880" calcext:value-type="float">
            <text:p>3880</text:p>
          </table:table-cell>
          <table:table-cell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30" calcext:value-type="date">
            <text:p>30.03.2020</text:p>
          </table:table-cell>
          <table:table-cell office:value-type="float" office:value="4394" calcext:value-type="float">
            <text:p>4394</text:p>
          </table:table-cell>
          <table:table-cell office:value-type="float" office:value="4331" calcext:value-type="float">
            <text:p>4331</text:p>
          </table:table-cell>
          <table:table-cell office:value-type="float" office:value="4462" calcext:value-type="float">
            <text:p>4462</text:p>
          </table:table-cell>
          <table:table-cell office:value-type="float" office:value="3916" calcext:value-type="float">
            <text:p>3916</text:p>
          </table:table-cell>
          <table:table-cell office:value-type="float" office:value="3857" calcext:value-type="float">
            <text:p>3857</text:p>
          </table:table-cell>
          <table:table-cell office:value-type="float" office:value="3980" calcext:value-type="float">
            <text:p>3980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3-31" calcext:value-type="date">
            <text:p>31.03.2020</text:p>
          </table:table-cell>
          <table:table-cell office:value-type="float" office:value="3574" calcext:value-type="float">
            <text:p>3574</text:p>
          </table:table-cell>
          <table:table-cell office:value-type="float" office:value="3519" calcext:value-type="float">
            <text:p>3519</text:p>
          </table:table-cell>
          <table:table-cell office:value-type="float" office:value="3647" calcext:value-type="float">
            <text:p>3647</text:p>
          </table:table-cell>
          <table:table-cell office:value-type="float" office:value="3779" calcext:value-type="float">
            <text:p>3779</text:p>
          </table:table-cell>
          <table:table-cell office:value-type="float" office:value="3723" calcext:value-type="float">
            <text:p>3723</text:p>
          </table:table-cell>
          <table:table-cell office:value-type="float" office:value="3846" calcext:value-type="float">
            <text:p>3846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1" calcext:value-type="date">
            <text:p>01.04.2020</text:p>
          </table:table-cell>
          <table:table-cell office:value-type="float" office:value="4040" calcext:value-type="float">
            <text:p>4040</text:p>
          </table:table-cell>
          <table:table-cell office:value-type="float" office:value="3981" calcext:value-type="float">
            <text:p>3981</text:p>
          </table:table-cell>
          <table:table-cell office:value-type="float" office:value="4105" calcext:value-type="float">
            <text:p>4105</text:p>
          </table:table-cell>
          <table:table-cell office:value-type="float" office:value="3817" calcext:value-type="float">
            <text:p>3817</text:p>
          </table:table-cell>
          <table:table-cell office:value-type="float" office:value="3759" calcext:value-type="float">
            <text:p>3759</text:p>
          </table:table-cell>
          <table:table-cell office:value-type="float" office:value="3884" calcext:value-type="float">
            <text:p>3884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2" calcext:value-type="date">
            <text:p>02.04.2020</text:p>
          </table:table-cell>
          <table:table-cell office:value-type="float" office:value="3724" calcext:value-type="float">
            <text:p>3724</text:p>
          </table:table-cell>
          <table:table-cell office:value-type="float" office:value="3671" calcext:value-type="float">
            <text:p>3671</text:p>
          </table:table-cell>
          <table:table-cell office:value-type="float" office:value="3790" calcext:value-type="float">
            <text:p>3790</text:p>
          </table:table-cell>
          <table:table-cell office:value-type="float" office:value="3933" calcext:value-type="float">
            <text:p>3933</text:p>
          </table:table-cell>
          <table:table-cell office:value-type="float" office:value="3875" calcext:value-type="float">
            <text:p>3875</text:p>
          </table:table-cell>
          <table:table-cell office:value-type="float" office:value="4001" calcext:value-type="float">
            <text:p>4001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3" calcext:value-type="date">
            <text:p>03.04.2020</text:p>
          </table:table-cell>
          <table:table-cell office:value-type="float" office:value="3730" calcext:value-type="float">
            <text:p>3730</text:p>
          </table:table-cell>
          <table:table-cell office:value-type="float" office:value="3659" calcext:value-type="float">
            <text:p>3659</text:p>
          </table:table-cell>
          <table:table-cell office:value-type="float" office:value="3792" calcext:value-type="float">
            <text:p>3792</text:p>
          </table:table-cell>
          <table:table-cell office:value-type="float" office:value="3767" calcext:value-type="float">
            <text:p>3767</text:p>
          </table:table-cell>
          <table:table-cell office:value-type="float" office:value="3707" calcext:value-type="float">
            <text:p>3707</text:p>
          </table:table-cell>
          <table:table-cell office:value-type="float" office:value="3833" calcext:value-type="float">
            <text:p>3833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4" calcext:value-type="date">
            <text:p>04.04.2020</text:p>
          </table:table-cell>
          <table:table-cell office:value-type="float" office:value="3006" calcext:value-type="float">
            <text:p>3006</text:p>
          </table:table-cell>
          <table:table-cell office:value-type="float" office:value="2953" calcext:value-type="float">
            <text:p>2953</text:p>
          </table:table-cell>
          <table:table-cell office:value-type="float" office:value="3061" calcext:value-type="float">
            <text:p>3061</text:p>
          </table:table-cell>
          <table:table-cell office:value-type="float" office:value="3625" calcext:value-type="float">
            <text:p>3625</text:p>
          </table:table-cell>
          <table:table-cell office:value-type="float" office:value="3566" calcext:value-type="float">
            <text:p>3566</text:p>
          </table:table-cell>
          <table:table-cell office:value-type="float" office:value="3687" calcext:value-type="float">
            <text:p>3687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5" calcext:value-type="date">
            <text:p>05.04.2020</text:p>
          </table:table-cell>
          <table:table-cell office:value-type="float" office:value="2700" calcext:value-type="float">
            <text:p>2700</text:p>
          </table:table-cell>
          <table:table-cell office:value-type="float" office:value="2645" calcext:value-type="float">
            <text:p>2645</text:p>
          </table:table-cell>
          <table:table-cell office:value-type="float" office:value="2745" calcext:value-type="float">
            <text:p>2745</text:p>
          </table:table-cell>
          <table:table-cell office:value-type="float" office:value="3290" calcext:value-type="float">
            <text:p>3290</text:p>
          </table:table-cell>
          <table:table-cell office:value-type="float" office:value="3232" calcext:value-type="float">
            <text:p>3232</text:p>
          </table:table-cell>
          <table:table-cell office:value-type="float" office:value="3347" calcext:value-type="float">
            <text:p>3347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6" calcext:value-type="date">
            <text:p>06.04.2020</text:p>
          </table:table-cell>
          <table:table-cell office:value-type="float" office:value="3342" calcext:value-type="float">
            <text:p>3342</text:p>
          </table:table-cell>
          <table:table-cell office:value-type="float" office:value="3285" calcext:value-type="float">
            <text:p>3285</text:p>
          </table:table-cell>
          <table:table-cell office:value-type="float" office:value="3389" calcext:value-type="float">
            <text:p>3389</text:p>
          </table:table-cell>
          <table:table-cell office:value-type="float" office:value="3195" calcext:value-type="float">
            <text:p>3195</text:p>
          </table:table-cell>
          <table:table-cell office:value-type="float" office:value="3135" calcext:value-type="float">
            <text:p>3135</text:p>
          </table:table-cell>
          <table:table-cell office:value-type="float" office:value="3247" calcext:value-type="float">
            <text:p>3247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7" calcext:value-type="date">
            <text:p>07.04.2020</text:p>
          </table:table-cell>
          <table:table-cell office:value-type="float" office:value="3054" calcext:value-type="float">
            <text:p>3054</text:p>
          </table:table-cell>
          <table:table-cell office:value-type="float" office:value="3003" calcext:value-type="float">
            <text:p>3003</text:p>
          </table:table-cell>
          <table:table-cell office:value-type="float" office:value="3117" calcext:value-type="float">
            <text:p>3117</text:p>
          </table:table-cell>
          <table:table-cell office:value-type="float" office:value="3025" calcext:value-type="float">
            <text:p>3025</text:p>
          </table:table-cell>
          <table:table-cell office:value-type="float" office:value="2971" calcext:value-type="float">
            <text:p>2971</text:p>
          </table:table-cell>
          <table:table-cell office:value-type="float" office:value="3078" calcext:value-type="float">
            <text:p>3078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8" calcext:value-type="date">
            <text:p>08.04.2020</text:p>
          </table:table-cell>
          <table:table-cell office:value-type="float" office:value="2872" calcext:value-type="float">
            <text:p>2872</text:p>
          </table:table-cell>
          <table:table-cell office:value-type="float" office:value="2815" calcext:value-type="float">
            <text:p>2815</text:p>
          </table:table-cell>
          <table:table-cell office:value-type="float" office:value="2935" calcext:value-type="float">
            <text:p>2935</text:p>
          </table:table-cell>
          <table:table-cell office:value-type="float" office:value="2992" calcext:value-type="float">
            <text:p>2992</text:p>
          </table:table-cell>
          <table:table-cell office:value-type="float" office:value="2937" calcext:value-type="float">
            <text:p>2937</text:p>
          </table:table-cell>
          <table:table-cell office:value-type="float" office:value="3046" calcext:value-type="float">
            <text:p>3046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09" calcext:value-type="date">
            <text:p>09.04.2020</text:p>
          </table:table-cell>
          <table:table-cell office:value-type="float" office:value="2700" calcext:value-type="float">
            <text:p>2700</text:p>
          </table:table-cell>
          <table:table-cell office:value-type="float" office:value="2658" calcext:value-type="float">
            <text:p>2658</text:p>
          </table:table-cell>
          <table:table-cell office:value-type="float" office:value="2757" calcext:value-type="float">
            <text:p>2757</text:p>
          </table:table-cell>
          <table:table-cell office:value-type="float" office:value="2992" calcext:value-type="float">
            <text:p>2992</text:p>
          </table:table-cell>
          <table:table-cell office:value-type="float" office:value="2940" calcext:value-type="float">
            <text:p>2940</text:p>
          </table:table-cell>
          <table:table-cell office:value-type="float" office:value="3049" calcext:value-type="float">
            <text:p>3049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0" calcext:value-type="date">
            <text:p>10.04.2020</text:p>
          </table:table-cell>
          <table:table-cell office:value-type="float" office:value="2326" calcext:value-type="float">
            <text:p>2326</text:p>
          </table:table-cell>
          <table:table-cell office:value-type="float" office:value="2276" calcext:value-type="float">
            <text:p>2276</text:p>
          </table:table-cell>
          <table:table-cell office:value-type="float" office:value="2376" calcext:value-type="float">
            <text:p>2376</text:p>
          </table:table-cell>
          <table:table-cell office:value-type="float" office:value="2738" calcext:value-type="float">
            <text:p>2738</text:p>
          </table:table-cell>
          <table:table-cell office:value-type="float" office:value="2688" calcext:value-type="float">
            <text:p>2688</text:p>
          </table:table-cell>
          <table:table-cell office:value-type="float" office:value="2796" calcext:value-type="float">
            <text:p>2796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1" calcext:value-type="date">
            <text:p>11.04.2020</text:p>
          </table:table-cell>
          <table:table-cell office:value-type="float" office:value="2016" calcext:value-type="float">
            <text:p>2016</text:p>
          </table:table-cell>
          <table:table-cell office:value-type="float" office:value="1966" calcext:value-type="float">
            <text:p>1966</text:p>
          </table:table-cell>
          <table:table-cell office:value-type="float" office:value="2064" calcext:value-type="float">
            <text:p>2064</text:p>
          </table:table-cell>
          <table:table-cell office:value-type="float" office:value="2478" calcext:value-type="float">
            <text:p>2478</text:p>
          </table:table-cell>
          <table:table-cell office:value-type="float" office:value="2429" calcext:value-type="float">
            <text:p>2429</text:p>
          </table:table-cell>
          <table:table-cell office:value-type="float" office:value="2533" calcext:value-type="float">
            <text:p>2533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2" calcext:value-type="date">
            <text:p>12.04.2020</text:p>
          </table:table-cell>
          <table:table-cell office:value-type="float" office:value="1952" calcext:value-type="float">
            <text:p>1952</text:p>
          </table:table-cell>
          <table:table-cell office:value-type="float" office:value="1905" calcext:value-type="float">
            <text:p>1905</text:p>
          </table:table-cell>
          <table:table-cell office:value-type="float" office:value="2000" calcext:value-type="float">
            <text:p>2000</text:p>
          </table:table-cell>
          <table:table-cell office:value-type="float" office:value="2248" calcext:value-type="float">
            <text:p>2248</text:p>
          </table:table-cell>
          <table:table-cell office:value-type="float" office:value="2201" calcext:value-type="float">
            <text:p>2201</text:p>
          </table:table-cell>
          <table:table-cell office:value-type="float" office:value="2299" calcext:value-type="float">
            <text:p>2299</text:p>
          </table:table-cell>
          <table:table-cell office:value-type="float" office:value="0.75" calcext:value-type="float">
            <text:p>0,75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3" calcext:value-type="date">
            <text:p>13.04.2020</text:p>
          </table:table-cell>
          <table:table-cell office:value-type="float" office:value="1887" calcext:value-type="float">
            <text:p>1887</text:p>
          </table:table-cell>
          <table:table-cell office:value-type="float" office:value="1840" calcext:value-type="float">
            <text:p>1840</text:p>
          </table:table-cell>
          <table:table-cell office:value-type="float" office:value="1933" calcext:value-type="float">
            <text:p>1933</text:p>
          </table:table-cell>
          <table:table-cell office:value-type="float" office:value="2045" calcext:value-type="float">
            <text:p>2045</text:p>
          </table:table-cell>
          <table:table-cell office:value-type="float" office:value="1997" calcext:value-type="float">
            <text:p>1997</text:p>
          </table:table-cell>
          <table:table-cell office:value-type="float" office:value="2093" calcext:value-type="float">
            <text:p>2093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4" calcext:value-type="date">
            <text:p>14.04.2020</text:p>
          </table:table-cell>
          <table:table-cell office:value-type="float" office:value="1952" calcext:value-type="float">
            <text:p>1952</text:p>
          </table:table-cell>
          <table:table-cell office:value-type="float" office:value="1902" calcext:value-type="float">
            <text:p>1902</text:p>
          </table:table-cell>
          <table:table-cell office:value-type="float" office:value="2002" calcext:value-type="float">
            <text:p>2002</text:p>
          </table:table-cell>
          <table:table-cell office:value-type="float" office:value="1952" calcext:value-type="float">
            <text:p>1952</text:p>
          </table:table-cell>
          <table:table-cell office:value-type="float" office:value="1903" calcext:value-type="float">
            <text:p>1903</text:p>
          </table:table-cell>
          <table:table-cell office:value-type="float" office:value="2000" calcext:value-type="float">
            <text:p>2000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72" calcext:value-type="float">
            <text:p>0,72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5" calcext:value-type="date">
            <text:p>15.04.2020</text:p>
          </table:table-cell>
          <table:table-cell office:value-type="float" office:value="1940" calcext:value-type="float">
            <text:p>1940</text:p>
          </table:table-cell>
          <table:table-cell office:value-type="float" office:value="1886" calcext:value-type="float">
            <text:p>1886</text:p>
          </table:table-cell>
          <table:table-cell office:value-type="float" office:value="1986" calcext:value-type="float">
            <text:p>1986</text:p>
          </table:table-cell>
          <table:table-cell office:value-type="float" office:value="1933" calcext:value-type="float">
            <text:p>1933</text:p>
          </table:table-cell>
          <table:table-cell office:value-type="float" office:value="1883" calcext:value-type="float">
            <text:p>1883</text:p>
          </table:table-cell>
          <table:table-cell office:value-type="float" office:value="1980" calcext:value-type="float">
            <text:p>1980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6" calcext:value-type="date">
            <text:p>16.04.2020</text:p>
          </table:table-cell>
          <table:table-cell office:value-type="float" office:value="1751" calcext:value-type="float">
            <text:p>1751</text:p>
          </table:table-cell>
          <table:table-cell office:value-type="float" office:value="1699" calcext:value-type="float">
            <text:p>1699</text:p>
          </table:table-cell>
          <table:table-cell office:value-type="float" office:value="1793" calcext:value-type="float">
            <text:p>1793</text:p>
          </table:table-cell>
          <table:table-cell office:value-type="float" office:value="1882" calcext:value-type="float">
            <text:p>1882</text:p>
          </table:table-cell>
          <table:table-cell office:value-type="float" office:value="1832" calcext:value-type="float">
            <text:p>1832</text:p>
          </table:table-cell>
          <table:table-cell office:value-type="float" office:value="1928" calcext:value-type="float">
            <text:p>1928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7" calcext:value-type="date">
            <text:p>17.04.2020</text:p>
          </table:table-cell>
          <table:table-cell office:value-type="float" office:value="1642" calcext:value-type="float">
            <text:p>1642</text:p>
          </table:table-cell>
          <table:table-cell office:value-type="float" office:value="1596" calcext:value-type="float">
            <text:p>1596</text:p>
          </table:table-cell>
          <table:table-cell office:value-type="float" office:value="1687" calcext:value-type="float">
            <text:p>1687</text:p>
          </table:table-cell>
          <table:table-cell office:value-type="float" office:value="1821" calcext:value-type="float">
            <text:p>1821</text:p>
          </table:table-cell>
          <table:table-cell office:value-type="float" office:value="1771" calcext:value-type="float">
            <text:p>1771</text:p>
          </table:table-cell>
          <table:table-cell office:value-type="float" office:value="1867" calcext:value-type="float">
            <text:p>1867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8" calcext:value-type="date">
            <text:p>18.04.2020</text:p>
          </table:table-cell>
          <table:table-cell office:value-type="float" office:value="1433" calcext:value-type="float">
            <text:p>1433</text:p>
          </table:table-cell>
          <table:table-cell office:value-type="float" office:value="1392" calcext:value-type="float">
            <text:p>1392</text:p>
          </table:table-cell>
          <table:table-cell office:value-type="float" office:value="1480" calcext:value-type="float">
            <text:p>1480</text:p>
          </table:table-cell>
          <table:table-cell office:value-type="float" office:value="1692" calcext:value-type="float">
            <text:p>1692</text:p>
          </table:table-cell>
          <table:table-cell office:value-type="float" office:value="1643" calcext:value-type="float">
            <text:p>1643</text:p>
          </table:table-cell>
          <table:table-cell office:value-type="float" office:value="1736" calcext:value-type="float">
            <text:p>1736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19" calcext:value-type="date">
            <text:p>19.04.2020</text:p>
          </table:table-cell>
          <table:table-cell office:value-type="float" office:value="1310" calcext:value-type="float">
            <text:p>1310</text:p>
          </table:table-cell>
          <table:table-cell office:value-type="float" office:value="1258" calcext:value-type="float">
            <text:p>1258</text:p>
          </table:table-cell>
          <table:table-cell office:value-type="float" office:value="1352" calcext:value-type="float">
            <text:p>1352</text:p>
          </table:table-cell>
          <table:table-cell office:value-type="float" office:value="1534" calcext:value-type="float">
            <text:p>1534</text:p>
          </table:table-cell>
          <table:table-cell office:value-type="float" office:value="1486" calcext:value-type="float">
            <text:p>1486</text:p>
          </table:table-cell>
          <table:table-cell office:value-type="float" office:value="1578" calcext:value-type="float">
            <text:p>1578</text:p>
          </table:table-cell>
          <table:table-cell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0" calcext:value-type="date">
            <text:p>20.04.2020</text:p>
          </table:table-cell>
          <table:table-cell office:value-type="float" office:value="1578" calcext:value-type="float">
            <text:p>1578</text:p>
          </table:table-cell>
          <table:table-cell office:value-type="float" office:value="1540" calcext:value-type="float">
            <text:p>1540</text:p>
          </table:table-cell>
          <table:table-cell office:value-type="float" office:value="1619" calcext:value-type="float">
            <text:p>1619</text:p>
          </table:table-cell>
          <table:table-cell office:value-type="float" office:value="1491" calcext:value-type="float">
            <text:p>1491</text:p>
          </table:table-cell>
          <table:table-cell office:value-type="float" office:value="1446" calcext:value-type="float">
            <text:p>1446</text:p>
          </table:table-cell>
          <table:table-cell office:value-type="float" office:value="1534" calcext:value-type="float">
            <text:p>1534</text:p>
          </table:table-cell>
          <table:table-cell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1" calcext:value-type="date">
            <text:p>21.04.2020</text:p>
          </table:table-cell>
          <table:table-cell office:value-type="float" office:value="1350" calcext:value-type="float">
            <text:p>1350</text:p>
          </table:table-cell>
          <table:table-cell office:value-type="float" office:value="1303" calcext:value-type="float">
            <text:p>1303</text:p>
          </table:table-cell>
          <table:table-cell office:value-type="float" office:value="1393" calcext:value-type="float">
            <text:p>1393</text:p>
          </table:table-cell>
          <table:table-cell office:value-type="float" office:value="1418" calcext:value-type="float">
            <text:p>1418</text:p>
          </table:table-cell>
          <table:table-cell office:value-type="float" office:value="1373" calcext:value-type="float">
            <text:p>1373</text:p>
          </table:table-cell>
          <table:table-cell office:value-type="float" office:value="1461" calcext:value-type="float">
            <text:p>1461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2" calcext:value-type="date">
            <text:p>22.04.2020</text:p>
          </table:table-cell>
          <table:table-cell office:value-type="float" office:value="1293" calcext:value-type="float">
            <text:p>1293</text:p>
          </table:table-cell>
          <table:table-cell office:value-type="float" office:value="1253" calcext:value-type="float">
            <text:p>1253</text:p>
          </table:table-cell>
          <table:table-cell office:value-type="float" office:value="1342" calcext:value-type="float">
            <text:p>1342</text:p>
          </table:table-cell>
          <table:table-cell office:value-type="float" office:value="1383" calcext:value-type="float">
            <text:p>1383</text:p>
          </table:table-cell>
          <table:table-cell office:value-type="float" office:value="1339" calcext:value-type="float">
            <text:p>1339</text:p>
          </table:table-cell>
          <table:table-cell office:value-type="float" office:value="1426" calcext:value-type="float">
            <text:p>1426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3" calcext:value-type="date">
            <text:p>23.04.2020</text:p>
          </table:table-cell>
          <table:table-cell office:value-type="float" office:value="1268" calcext:value-type="float">
            <text:p>1268</text:p>
          </table:table-cell>
          <table:table-cell office:value-type="float" office:value="1232" calcext:value-type="float">
            <text:p>1232</text:p>
          </table:table-cell>
          <table:table-cell office:value-type="float" office:value="1302" calcext:value-type="float">
            <text:p>1302</text:p>
          </table:table-cell>
          <table:table-cell office:value-type="float" office:value="1372" calcext:value-type="float">
            <text:p>1372</text:p>
          </table:table-cell>
          <table:table-cell office:value-type="float" office:value="1332" calcext:value-type="float">
            <text:p>1332</text:p>
          </table:table-cell>
          <table:table-cell office:value-type="float" office:value="1414" calcext:value-type="float">
            <text:p>1414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4" calcext:value-type="date">
            <text:p>24.04.2020</text:p>
          </table:table-cell>
          <table:table-cell office:value-type="float" office:value="1146" calcext:value-type="float">
            <text:p>1146</text:p>
          </table:table-cell>
          <table:table-cell office:value-type="float" office:value="1107" calcext:value-type="float">
            <text:p>1107</text:p>
          </table:table-cell>
          <table:table-cell office:value-type="float" office:value="1190" calcext:value-type="float">
            <text:p>1190</text:p>
          </table:table-cell>
          <table:table-cell office:value-type="float" office:value="1264" calcext:value-type="float">
            <text:p>1264</text:p>
          </table:table-cell>
          <table:table-cell office:value-type="float" office:value="1224" calcext:value-type="float">
            <text:p>1224</text:p>
          </table:table-cell>
          <table:table-cell office:value-type="float" office:value="1306" calcext:value-type="float">
            <text:p>1306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5" calcext:value-type="date">
            <text:p>25.04.2020</text:p>
          </table:table-cell>
          <table:table-cell office:value-type="float" office:value="1007" calcext:value-type="float">
            <text:p>1007</text:p>
          </table:table-cell>
          <table:table-cell office:value-type="float" office:value="968" calcext:value-type="float">
            <text:p>968</text:p>
          </table:table-cell>
          <table:table-cell office:value-type="float" office:value="1044" calcext:value-type="float">
            <text:p>1044</text:p>
          </table:table-cell>
          <table:table-cell office:value-type="float" office:value="1178" calcext:value-type="float">
            <text:p>1178</text:p>
          </table:table-cell>
          <table:table-cell office:value-type="float" office:value="1140" calcext:value-type="float">
            <text:p>1140</text:p>
          </table:table-cell>
          <table:table-cell office:value-type="float" office:value="1219" calcext:value-type="float">
            <text:p>1219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6" calcext:value-type="date">
            <text:p>26.04.2020</text:p>
          </table:table-cell>
          <table:table-cell office:value-type="float" office:value="904" calcext:value-type="float">
            <text:p>904</text:p>
          </table:table-cell>
          <table:table-cell office:value-type="float" office:value="867" calcext:value-type="float">
            <text:p>867</text:p>
          </table:table-cell>
          <table:table-cell office:value-type="float" office:value="942" calcext:value-type="float">
            <text:p>942</text:p>
          </table:table-cell>
          <table:table-cell office:value-type="float" office:value="1081" calcext:value-type="float">
            <text:p>1081</text:p>
          </table:table-cell>
          <table:table-cell office:value-type="float" office:value="1043" calcext:value-type="float">
            <text:p>1043</text:p>
          </table:table-cell>
          <table:table-cell office:value-type="float" office:value="1119" calcext:value-type="float">
            <text:p>1119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7" calcext:value-type="date">
            <text:p>27.04.2020</text:p>
          </table:table-cell>
          <table:table-cell office:value-type="float" office:value="1100" calcext:value-type="float">
            <text:p>1100</text:p>
          </table:table-cell>
          <table:table-cell office:value-type="float" office:value="1063" calcext:value-type="float">
            <text:p>1063</text:p>
          </table:table-cell>
          <table:table-cell office:value-type="float" office:value="1144" calcext:value-type="float">
            <text:p>1144</text:p>
          </table:table-cell>
          <table:table-cell office:value-type="float" office:value="1039" calcext:value-type="float">
            <text:p>1039</text:p>
          </table:table-cell>
          <table:table-cell office:value-type="float" office:value="1001" calcext:value-type="float">
            <text:p>1001</text:p>
          </table:table-cell>
          <table:table-cell office:value-type="float" office:value="1080" calcext:value-type="float">
            <text:p>1080</text:p>
          </table:table-cell>
          <table:table-cell office:value-type="float" office:value="0.76" calcext:value-type="float">
            <text:p>0,76</text:p>
          </table:table-cell>
          <table:table-cell office:value-type="float" office:value="0.74" calcext:value-type="float">
            <text:p>0,74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8" calcext:value-type="date">
            <text:p>28.04.2020</text:p>
          </table:table-cell>
          <table:table-cell office:value-type="float" office:value="942" calcext:value-type="float">
            <text:p>942</text:p>
          </table:table-cell>
          <table:table-cell office:value-type="float" office:value="906" calcext:value-type="float">
            <text:p>906</text:p>
          </table:table-cell>
          <table:table-cell office:value-type="float" office:value="977" calcext:value-type="float">
            <text:p>977</text:p>
          </table:table-cell>
          <table:table-cell office:value-type="float" office:value="988" calcext:value-type="float">
            <text:p>988</text:p>
          </table:table-cell>
          <table:table-cell office:value-type="float" office:value="951" calcext:value-type="float">
            <text:p>951</text:p>
          </table:table-cell>
          <table:table-cell office:value-type="float" office:value="1027" calcext:value-type="float">
            <text:p>1027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29" calcext:value-type="date">
            <text:p>29.04.2020</text:p>
          </table:table-cell>
          <table:table-cell office:value-type="float" office:value="866" calcext:value-type="float">
            <text:p>866</text:p>
          </table:table-cell>
          <table:table-cell office:value-type="float" office:value="827" calcext:value-type="float">
            <text:p>827</text:p>
          </table:table-cell>
          <table:table-cell office:value-type="float" office:value="904" calcext:value-type="float">
            <text:p>904</text:p>
          </table:table-cell>
          <table:table-cell office:value-type="float" office:value="953" calcext:value-type="float">
            <text:p>953</text:p>
          </table:table-cell>
          <table:table-cell office:value-type="float" office:value="916" calcext:value-type="float">
            <text:p>916</text:p>
          </table:table-cell>
          <table:table-cell office:value-type="float" office:value="992" calcext:value-type="float">
            <text:p>992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4-30" calcext:value-type="date">
            <text:p>30.04.2020</text:p>
          </table:table-cell>
          <table:table-cell office:value-type="float" office:value="936" calcext:value-type="float">
            <text:p>936</text:p>
          </table:table-cell>
          <table:table-cell office:value-type="float" office:value="907" calcext:value-type="float">
            <text:p>907</text:p>
          </table:table-cell>
          <table:table-cell office:value-type="float" office:value="969" calcext:value-type="float">
            <text:p>969</text:p>
          </table:table-cell>
          <table:table-cell office:value-type="float" office:value="961" calcext:value-type="float">
            <text:p>961</text:p>
          </table:table-cell>
          <table:table-cell office:value-type="float" office:value="926" calcext:value-type="float">
            <text:p>926</text:p>
          </table:table-cell>
          <table:table-cell office:value-type="float" office:value="998" calcext:value-type="float">
            <text:p>998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1" calcext:value-type="date">
            <text:p>01.05.2020</text:p>
          </table:table-cell>
          <table:table-cell office:value-type="float" office:value="816" calcext:value-type="float">
            <text:p>816</text:p>
          </table:table-cell>
          <table:table-cell office:value-type="float" office:value="781" calcext:value-type="float">
            <text:p>781</text:p>
          </table:table-cell>
          <table:table-cell office:value-type="float" office:value="854" calcext:value-type="float">
            <text:p>854</text:p>
          </table:table-cell>
          <table:table-cell office:value-type="float" office:value="890" calcext:value-type="float">
            <text:p>890</text:p>
          </table:table-cell>
          <table:table-cell office:value-type="float" office:value="855" calcext:value-type="float">
            <text:p>855</text:p>
          </table:table-cell>
          <table:table-cell office:value-type="float" office:value="926" calcext:value-type="float">
            <text:p>926</text:p>
          </table:table-cell>
          <table:table-cell office:value-type="float" office:value="0.86" calcext:value-type="float">
            <text:p>0,86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2" calcext:value-type="date">
            <text:p>02.05.2020</text:p>
          </table:table-cell>
          <table:table-cell office:value-type="float" office:value="741" calcext:value-type="float">
            <text:p>741</text:p>
          </table:table-cell>
          <table:table-cell office:value-type="float" office:value="711" calcext:value-type="float">
            <text:p>711</text:p>
          </table:table-cell>
          <table:table-cell office:value-type="float" office:value="773" calcext:value-type="float">
            <text:p>773</text:p>
          </table:table-cell>
          <table:table-cell office:value-type="float" office:value="840" calcext:value-type="float">
            <text:p>840</text:p>
          </table:table-cell>
          <table:table-cell office:value-type="float" office:value="806" calcext:value-type="float">
            <text:p>806</text:p>
          </table:table-cell>
          <table:table-cell office:value-type="float" office:value="875" calcext:value-type="float">
            <text:p>875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7" calcext:value-type="float">
            <text:p>0,8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3" calcext:value-type="date">
            <text:p>03.05.2020</text:p>
          </table:table-cell>
          <table:table-cell office:value-type="float" office:value="755" calcext:value-type="float">
            <text:p>755</text:p>
          </table:table-cell>
          <table:table-cell office:value-type="float" office:value="718" calcext:value-type="float">
            <text:p>718</text:p>
          </table:table-cell>
          <table:table-cell office:value-type="float" office:value="784" calcext:value-type="float">
            <text:p>784</text:p>
          </table:table-cell>
          <table:table-cell office:value-type="float" office:value="812" calcext:value-type="float">
            <text:p>812</text:p>
          </table:table-cell>
          <table:table-cell office:value-type="float" office:value="779" calcext:value-type="float">
            <text:p>779</text:p>
          </table:table-cell>
          <table:table-cell office:value-type="float" office:value="845" calcext:value-type="float">
            <text:p>845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4" calcext:value-type="date">
            <text:p>04.05.2020</text:p>
          </table:table-cell>
          <table:table-cell office:value-type="float" office:value="890" calcext:value-type="float">
            <text:p>890</text:p>
          </table:table-cell>
          <table:table-cell office:value-type="float" office:value="858" calcext:value-type="float">
            <text:p>858</text:p>
          </table:table-cell>
          <table:table-cell office:value-type="float" office:value="921" calcext:value-type="float">
            <text:p>921</text:p>
          </table:table-cell>
          <table:table-cell office:value-type="float" office:value="801" calcext:value-type="float">
            <text:p>801</text:p>
          </table:table-cell>
          <table:table-cell office:value-type="float" office:value="767" calcext:value-type="float">
            <text:p>767</text:p>
          </table:table-cell>
          <table:table-cell office:value-type="float" office:value="833" calcext:value-type="float">
            <text:p>833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5" calcext:value-type="date">
            <text:p>05.05.2020</text:p>
          </table:table-cell>
          <table:table-cell office:value-type="float" office:value="815" calcext:value-type="float">
            <text:p>815</text:p>
          </table:table-cell>
          <table:table-cell office:value-type="float" office:value="785" calcext:value-type="float">
            <text:p>785</text:p>
          </table:table-cell>
          <table:table-cell office:value-type="float" office:value="853" calcext:value-type="float">
            <text:p>853</text:p>
          </table:table-cell>
          <table:table-cell office:value-type="float" office:value="800" calcext:value-type="float">
            <text:p>800</text:p>
          </table:table-cell>
          <table:table-cell office:value-type="float" office:value="768" calcext:value-type="float">
            <text:p>768</text:p>
          </table:table-cell>
          <table:table-cell office:value-type="float" office:value="832" calcext:value-type="float">
            <text:p>832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6" calcext:value-type="date">
            <text:p>06.05.2020</text:p>
          </table:table-cell>
          <table:table-cell office:value-type="float" office:value="744" calcext:value-type="float">
            <text:p>744</text:p>
          </table:table-cell>
          <table:table-cell office:value-type="float" office:value="713" calcext:value-type="float">
            <text:p>713</text:p>
          </table:table-cell>
          <table:table-cell office:value-type="float" office:value="782" calcext:value-type="float">
            <text:p>782</text:p>
          </table:table-cell>
          <table:table-cell office:value-type="float" office:value="801" calcext:value-type="float">
            <text:p>801</text:p>
          </table:table-cell>
          <table:table-cell office:value-type="float" office:value="768" calcext:value-type="float">
            <text:p>768</text:p>
          </table:table-cell>
          <table:table-cell office:value-type="float" office:value="835" calcext:value-type="float">
            <text:p>835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7" calcext:value-type="date">
            <text:p>07.05.2020</text:p>
          </table:table-cell>
          <table:table-cell office:value-type="float" office:value="705" calcext:value-type="float">
            <text:p>705</text:p>
          </table:table-cell>
          <table:table-cell office:value-type="float" office:value="674" calcext:value-type="float">
            <text:p>674</text:p>
          </table:table-cell>
          <table:table-cell office:value-type="float" office:value="738" calcext:value-type="float">
            <text:p>738</text:p>
          </table:table-cell>
          <table:table-cell office:value-type="float" office:value="788" calcext:value-type="float">
            <text:p>788</text:p>
          </table:table-cell>
          <table:table-cell office:value-type="float" office:value="757" calcext:value-type="float">
            <text:p>757</text:p>
          </table:table-cell>
          <table:table-cell office:value-type="float" office:value="823" calcext:value-type="float">
            <text:p>823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8" calcext:value-type="date">
            <text:p>08.05.2020</text:p>
          </table:table-cell>
          <table:table-cell office:value-type="float" office:value="679" calcext:value-type="float">
            <text:p>679</text:p>
          </table:table-cell>
          <table:table-cell office:value-type="float" office:value="646" calcext:value-type="float">
            <text:p>646</text:p>
          </table:table-cell>
          <table:table-cell office:value-type="float" office:value="709" calcext:value-type="float">
            <text:p>709</text:p>
          </table:table-cell>
          <table:table-cell office:value-type="float" office:value="736" calcext:value-type="float">
            <text:p>736</text:p>
          </table:table-cell>
          <table:table-cell office:value-type="float" office:value="704" calcext:value-type="float">
            <text:p>704</text:p>
          </table:table-cell>
          <table:table-cell office:value-type="float" office:value="770" calcext:value-type="float">
            <text:p>770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09" calcext:value-type="date">
            <text:p>09.05.2020</text:p>
          </table:table-cell>
          <table:table-cell office:value-type="float" office:value="580" calcext:value-type="float">
            <text:p>580</text:p>
          </table:table-cell>
          <table:table-cell office:value-type="float" office:value="547" calcext:value-type="float">
            <text:p>547</text:p>
          </table:table-cell>
          <table:table-cell office:value-type="float" office:value="614" calcext:value-type="float">
            <text:p>614</text:p>
          </table:table-cell>
          <table:table-cell office:value-type="float" office:value="677" calcext:value-type="float">
            <text:p>677</text:p>
          </table:table-cell>
          <table:table-cell office:value-type="float" office:value="645" calcext:value-type="float">
            <text:p>645</text:p>
          </table:table-cell>
          <table:table-cell office:value-type="float" office:value="711" calcext:value-type="float">
            <text:p>711</text:p>
          </table:table-cell>
          <table:table-cell office:value-type="float" office:value="0.85" calcext:value-type="float">
            <text:p>0,85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0" calcext:value-type="date">
            <text:p>10.05.2020</text:p>
          </table:table-cell>
          <table:table-cell office:value-type="float" office:value="556" calcext:value-type="float">
            <text:p>556</text:p>
          </table:table-cell>
          <table:table-cell office:value-type="float" office:value="522" calcext:value-type="float">
            <text:p>522</text:p>
          </table:table-cell>
          <table:table-cell office:value-type="float" office:value="585" calcext:value-type="float">
            <text:p>585</text:p>
          </table:table-cell>
          <table:table-cell office:value-type="float" office:value="630" calcext:value-type="float">
            <text:p>630</text:p>
          </table:table-cell>
          <table:table-cell office:value-type="float" office:value="597" calcext:value-type="float">
            <text:p>597</text:p>
          </table:table-cell>
          <table:table-cell office:value-type="float" office:value="661" calcext:value-type="float">
            <text:p>661</text:p>
          </table:table-cell>
          <table:table-cell office:value-type="float" office:value="0.79" calcext:value-type="float">
            <text:p>0,79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1" calcext:value-type="date">
            <text:p>11.05.2020</text:p>
          </table:table-cell>
          <table:table-cell office:value-type="float" office:value="666" calcext:value-type="float">
            <text:p>666</text:p>
          </table:table-cell>
          <table:table-cell office:value-type="float" office:value="638" calcext:value-type="float">
            <text:p>638</text:p>
          </table:table-cell>
          <table:table-cell office:value-type="float" office:value="703" calcext:value-type="float">
            <text:p>703</text:p>
          </table:table-cell>
          <table:table-cell office:value-type="float" office:value="620" calcext:value-type="float">
            <text:p>620</text:p>
          </table:table-cell>
          <table:table-cell office:value-type="float" office:value="588" calcext:value-type="float">
            <text:p>588</text:p>
          </table:table-cell>
          <table:table-cell office:value-type="float" office:value="652" calcext:value-type="float">
            <text:p>652</text:p>
          </table:table-cell>
          <table:table-cell office:value-type="float" office:value="0.79" calcext:value-type="float">
            <text:p>0,79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2" calcext:value-type="date">
            <text:p>12.05.2020</text:p>
          </table:table-cell>
          <table:table-cell office:value-type="float" office:value="621" calcext:value-type="float">
            <text:p>621</text:p>
          </table:table-cell>
          <table:table-cell office:value-type="float" office:value="593" calcext:value-type="float">
            <text:p>593</text:p>
          </table:table-cell>
          <table:table-cell office:value-type="float" office:value="649" calcext:value-type="float">
            <text:p>649</text:p>
          </table:table-cell>
          <table:table-cell office:value-type="float" office:value="606" calcext:value-type="float">
            <text:p>606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3" calcext:value-type="date">
            <text:p>13.05.2020</text:p>
          </table:table-cell>
          <table:table-cell office:value-type="float" office:value="589" calcext:value-type="float">
            <text:p>589</text:p>
          </table:table-cell>
          <table:table-cell office:value-type="float" office:value="555" calcext:value-type="float">
            <text:p>555</text:p>
          </table:table-cell>
          <table:table-cell office:value-type="float" office:value="621" calcext:value-type="float">
            <text:p>621</text:p>
          </table:table-cell>
          <table:table-cell office:value-type="float" office:value="608" calcext:value-type="float">
            <text:p>608</text:p>
          </table:table-cell>
          <table:table-cell office:value-type="float" office:value="577" calcext:value-type="float">
            <text:p>577</text:p>
          </table:table-cell>
          <table:table-cell office:value-type="float" office:value="639" calcext:value-type="float">
            <text:p>639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4" calcext:value-type="date">
            <text:p>14.05.2020</text:p>
          </table:table-cell>
          <table:table-cell office:value-type="float" office:value="528" calcext:value-type="float">
            <text:p>528</text:p>
          </table:table-cell>
          <table:table-cell office:value-type="float" office:value="495" calcext:value-type="float">
            <text:p>495</text:p>
          </table:table-cell>
          <table:table-cell office:value-type="float" office:value="558" calcext:value-type="float">
            <text:p>558</text:p>
          </table:table-cell>
          <table:table-cell office:value-type="float" office:value="601" calcext:value-type="float">
            <text:p>601</text:p>
          </table:table-cell>
          <table:table-cell office:value-type="float" office:value="570" calcext:value-type="float">
            <text:p>570</text:p>
          </table:table-cell>
          <table:table-cell office:value-type="float" office:value="632" calcext:value-type="float">
            <text:p>632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5" calcext:value-type="date">
            <text:p>15.05.2020</text:p>
          </table:table-cell>
          <table:table-cell office:value-type="float" office:value="678" calcext:value-type="float">
            <text:p>678</text:p>
          </table:table-cell>
          <table:table-cell office:value-type="float" office:value="646" calcext:value-type="float">
            <text:p>646</text:p>
          </table:table-cell>
          <table:table-cell office:value-type="float" office:value="705" calcext:value-type="float">
            <text:p>705</text:p>
          </table:table-cell>
          <table:table-cell office:value-type="float" office:value="604" calcext:value-type="float">
            <text:p>604</text:p>
          </table:table-cell>
          <table:table-cell office:value-type="float" office:value="572" calcext:value-type="float">
            <text:p>572</text:p>
          </table:table-cell>
          <table:table-cell office:value-type="float" office:value="633" calcext:value-type="float">
            <text:p>633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6" calcext:value-type="date">
            <text:p>16.05.2020</text:p>
          </table:table-cell>
          <table:table-cell office:value-type="float" office:value="560" calcext:value-type="float">
            <text:p>560</text:p>
          </table:table-cell>
          <table:table-cell office:value-type="float" office:value="537" calcext:value-type="float">
            <text:p>537</text:p>
          </table:table-cell>
          <table:table-cell office:value-type="float" office:value="592" calcext:value-type="float">
            <text:p>592</text:p>
          </table:table-cell>
          <table:table-cell office:value-type="float" office:value="589" calcext:value-type="float">
            <text:p>589</text:p>
          </table:table-cell>
          <table:table-cell office:value-type="float" office:value="558" calcext:value-type="float">
            <text:p>558</text:p>
          </table:table-cell>
          <table:table-cell office:value-type="float" office:value="619" calcext:value-type="float">
            <text:p>619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7" calcext:value-type="date">
            <text:p>17.05.2020</text:p>
          </table:table-cell>
          <table:table-cell office:value-type="float" office:value="442" calcext:value-type="float">
            <text:p>442</text:p>
          </table:table-cell>
          <table:table-cell office:value-type="float" office:value="417" calcext:value-type="float">
            <text:p>417</text:p>
          </table:table-cell>
          <table:table-cell office:value-type="float" office:value="473" calcext:value-type="float">
            <text:p>473</text:p>
          </table:table-cell>
          <table:table-cell office:value-type="float" office:value="552" calcext:value-type="float">
            <text:p>552</text:p>
          </table:table-cell>
          <table:table-cell office:value-type="float" office:value="523" calcext:value-type="float">
            <text:p>523</text:p>
          </table:table-cell>
          <table:table-cell office:value-type="float" office:value="582" calcext:value-type="float">
            <text:p>582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7" calcext:value-type="float">
            <text:p>0,9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8" calcext:value-type="date">
            <text:p>18.05.2020</text:p>
          </table:table-cell>
          <table:table-cell office:value-type="float" office:value="615" calcext:value-type="float">
            <text:p>615</text:p>
          </table:table-cell>
          <table:table-cell office:value-type="float" office:value="584" calcext:value-type="float">
            <text:p>584</text:p>
          </table:table-cell>
          <table:table-cell office:value-type="float" office:value="639" calcext:value-type="float">
            <text:p>639</text:p>
          </table:table-cell>
          <table:table-cell office:value-type="float" office:value="574" calcext:value-type="float">
            <text:p>574</text:p>
          </table:table-cell>
          <table:table-cell office:value-type="float" office:value="546" calcext:value-type="float">
            <text:p>546</text:p>
          </table:table-cell>
          <table:table-cell office:value-type="float" office:value="602" calcext:value-type="float">
            <text:p>602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19" calcext:value-type="date">
            <text:p>19.05.2020</text:p>
          </table:table-cell>
          <table:table-cell office:value-type="float" office:value="466" calcext:value-type="float">
            <text:p>466</text:p>
          </table:table-cell>
          <table:table-cell office:value-type="float" office:value="439" calcext:value-type="float">
            <text:p>439</text:p>
          </table:table-cell>
          <table:table-cell office:value-type="float" office:value="491" calcext:value-type="float">
            <text:p>491</text:p>
          </table:table-cell>
          <table:table-cell office:value-type="float" office:value="521" calcext:value-type="float">
            <text:p>521</text:p>
          </table:table-cell>
          <table:table-cell office:value-type="float" office:value="494" calcext:value-type="float">
            <text:p>494</text:p>
          </table:table-cell>
          <table:table-cell office:value-type="float" office:value="548" calcext:value-type="float">
            <text:p>548</text:p>
          </table:table-cell>
          <table:table-cell office:value-type="float" office:value="0.86" calcext:value-type="float">
            <text:p>0,86</text:p>
          </table:table-cell>
          <table:table-cell office:value-type="float" office:value="0.83" calcext:value-type="float">
            <text:p>0,83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0" calcext:value-type="date">
            <text:p>20.05.2020</text:p>
          </table:table-cell>
          <table:table-cell office:value-type="float" office:value="562" calcext:value-type="float">
            <text:p>562</text:p>
          </table:table-cell>
          <table:table-cell office:value-type="float" office:value="530" calcext:value-type="float">
            <text:p>530</text:p>
          </table:table-cell>
          <table:table-cell office:value-type="float" office:value="598" calcext:value-type="float">
            <text:p>598</text:p>
          </table:table-cell>
          <table:table-cell office:value-type="float" office:value="521" calcext:value-type="float">
            <text:p>521</text:p>
          </table:table-cell>
          <table:table-cell office:value-type="float" office:value="492" calcext:value-type="float">
            <text:p>492</text:p>
          </table:table-cell>
          <table:table-cell office:value-type="float" office:value="550" calcext:value-type="float">
            <text:p>550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1" calcext:value-type="date">
            <text:p>21.05.2020</text:p>
          </table:table-cell>
          <table:table-cell office:value-type="float" office:value="389" calcext:value-type="float">
            <text:p>389</text:p>
          </table:table-cell>
          <table:table-cell office:value-type="float" office:value="358" calcext:value-type="float">
            <text:p>358</text:p>
          </table:table-cell>
          <table:table-cell office:value-type="float" office:value="415" calcext:value-type="float">
            <text:p>415</text:p>
          </table:table-cell>
          <table:table-cell office:value-type="float" office:value="508" calcext:value-type="float">
            <text:p>508</text:p>
          </table:table-cell>
          <table:table-cell office:value-type="float" office:value="477" calcext:value-type="float">
            <text:p>477</text:p>
          </table:table-cell>
          <table:table-cell office:value-type="float" office:value="536" calcext:value-type="float">
            <text:p>536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2" calcext:value-type="date">
            <text:p>22.05.2020</text:p>
          </table:table-cell>
          <table:table-cell office:value-type="float" office:value="387" calcext:value-type="float">
            <text:p>387</text:p>
          </table:table-cell>
          <table:table-cell office:value-type="float" office:value="361" calcext:value-type="float">
            <text:p>361</text:p>
          </table:table-cell>
          <table:table-cell office:value-type="float" office:value="413" calcext:value-type="float">
            <text:p>413</text:p>
          </table:table-cell>
          <table:table-cell office:value-type="float" office:value="451" calcext:value-type="float">
            <text:p>451</text:p>
          </table:table-cell>
          <table:table-cell office:value-type="float" office:value="422" calcext:value-type="float">
            <text:p>422</text:p>
          </table:table-cell>
          <table:table-cell office:value-type="float" office:value="479" calcext:value-type="float">
            <text:p>479</text:p>
          </table:table-cell>
          <table:table-cell office:value-type="float" office:value="0.79" calcext:value-type="float">
            <text:p>0,79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85" calcext:value-type="float">
            <text:p>0,8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3" calcext:value-type="date">
            <text:p>23.05.2020</text:p>
          </table:table-cell>
          <table:table-cell office:value-type="float" office:value="366" calcext:value-type="float">
            <text:p>366</text:p>
          </table:table-cell>
          <table:table-cell office:value-type="float" office:value="341" calcext:value-type="float">
            <text:p>341</text:p>
          </table:table-cell>
          <table:table-cell office:value-type="float" office:value="388" calcext:value-type="float">
            <text:p>388</text:p>
          </table:table-cell>
          <table:table-cell office:value-type="float" office:value="426" calcext:value-type="float">
            <text:p>426</text:p>
          </table:table-cell>
          <table:table-cell office:value-type="float" office:value="397" calcext:value-type="float">
            <text:p>397</text:p>
          </table:table-cell>
          <table:table-cell office:value-type="float" office:value="453" calcext:value-type="float">
            <text:p>453</text:p>
          </table:table-cell>
          <table:table-cell office:value-type="float" office:value="0.82" calcext:value-type="float">
            <text:p>0,82</text:p>
          </table:table-cell>
          <table:table-cell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4" calcext:value-type="date">
            <text:p>24.05.2020</text:p>
          </table:table-cell>
          <table:table-cell office:value-type="float" office:value="371" calcext:value-type="float">
            <text:p>371</text:p>
          </table:table-cell>
          <table:table-cell office:value-type="float" office:value="345" calcext:value-type="float">
            <text:p>345</text:p>
          </table:table-cell>
          <table:table-cell office:value-type="float" office:value="395" calcext:value-type="float">
            <text:p>395</text:p>
          </table:table-cell>
          <table:table-cell office:value-type="float" office:value="378" calcext:value-type="float">
            <text:p>378</text:p>
          </table:table-cell>
          <table:table-cell office:value-type="float" office:value="351" calcext:value-type="float">
            <text:p>351</text:p>
          </table:table-cell>
          <table:table-cell office:value-type="float" office:value="403" calcext:value-type="float">
            <text:p>403</text:p>
          </table:table-cell>
          <table:table-cell office:value-type="float" office:value="0.73" calcext:value-type="float">
            <text:p>0,73</text:p>
          </table:table-cell>
          <table:table-cell office:value-type="float" office:value="0.7" calcext:value-type="float">
            <text:p>0,7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5" calcext:value-type="date">
            <text:p>25.05.2020</text:p>
          </table:table-cell>
          <table:table-cell office:value-type="float" office:value="468" calcext:value-type="float">
            <text:p>468</text:p>
          </table:table-cell>
          <table:table-cell office:value-type="float" office:value="444" calcext:value-type="float">
            <text:p>444</text:p>
          </table:table-cell>
          <table:table-cell office:value-type="float" office:value="497" calcext:value-type="float">
            <text:p>497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423" calcext:value-type="float">
            <text:p>423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6" calcext:value-type="date">
            <text:p>26.05.2020</text:p>
          </table:table-cell>
          <table:table-cell office:value-type="float" office:value="435" calcext:value-type="float">
            <text:p>435</text:p>
          </table:table-cell>
          <table:table-cell office:value-type="float" office:value="413" calcext:value-type="float">
            <text:p>413</text:p>
          </table:table-cell>
          <table:table-cell office:value-type="float" office:value="463" calcext:value-type="float">
            <text:p>463</text:p>
          </table:table-cell>
          <table:table-cell office:value-type="float" office:value="410" calcext:value-type="float">
            <text:p>410</text:p>
          </table:table-cell>
          <table:table-cell office:value-type="float" office:value="386" calcext:value-type="float">
            <text:p>386</text:p>
          </table:table-cell>
          <table:table-cell office:value-type="float" office:value="436" calcext:value-type="float">
            <text:p>436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7" calcext:value-type="date">
            <text:p>27.05.2020</text:p>
          </table:table-cell>
          <table:table-cell office:value-type="float" office:value="454" calcext:value-type="float">
            <text:p>454</text:p>
          </table:table-cell>
          <table:table-cell office:value-type="float" office:value="430" calcext:value-type="float">
            <text:p>430</text:p>
          </table:table-cell>
          <table:table-cell office:value-type="float" office:value="480" calcext:value-type="float">
            <text:p>480</text:p>
          </table:table-cell>
          <table:table-cell office:value-type="float" office:value="432" calcext:value-type="float">
            <text:p>432</text:p>
          </table:table-cell>
          <table:table-cell office:value-type="float" office:value="408" calcext:value-type="float">
            <text:p>408</text:p>
          </table:table-cell>
          <table:table-cell office:value-type="float" office:value="459" calcext:value-type="float">
            <text:p>459</text:p>
          </table:table-cell>
          <table:table-cell office:value-type="float" office:value="1.01" calcext:value-type="float">
            <text:p>1,01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8" calcext:value-type="date">
            <text:p>28.05.2020</text:p>
          </table:table-cell>
          <table:table-cell office:value-type="float" office:value="378" calcext:value-type="float">
            <text:p>378</text:p>
          </table:table-cell>
          <table:table-cell office:value-type="float" office:value="345" calcext:value-type="float">
            <text:p>345</text:p>
          </table:table-cell>
          <table:table-cell office:value-type="float" office:value="401" calcext:value-type="float">
            <text:p>401</text:p>
          </table:table-cell>
          <table:table-cell office:value-type="float" office:value="434" calcext:value-type="float">
            <text:p>434</text:p>
          </table:table-cell>
          <table:table-cell office:value-type="float" office:value="408" calcext:value-type="float">
            <text:p>408</text:p>
          </table:table-cell>
          <table:table-cell office:value-type="float" office:value="460" calcext:value-type="float">
            <text:p>460</text:p>
          </table:table-cell>
          <table:table-cell office:value-type="float" office:value="1.15" calcext:value-type="float">
            <text:p>1,15</text:p>
          </table:table-cell>
          <table:table-cell office:value-type="float" office:value="1.11" calcext:value-type="float">
            <text:p>1,11</text:p>
          </table:table-cell>
          <table:table-cell office:value-type="float" office:value="1.19" calcext:value-type="float">
            <text:p>1,19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29" calcext:value-type="date">
            <text:p>29.05.2020</text:p>
          </table:table-cell>
          <table:table-cell office:value-type="float" office:value="347" calcext:value-type="float">
            <text:p>347</text:p>
          </table:table-cell>
          <table:table-cell office:value-type="float" office:value="330" calcext:value-type="float">
            <text:p>330</text:p>
          </table:table-cell>
          <table:table-cell office:value-type="float" office:value="366" calcext:value-type="float">
            <text:p>366</text:p>
          </table:table-cell>
          <table:table-cell office:value-type="float" office:value="403" calcext:value-type="float">
            <text:p>403</text:p>
          </table:table-cell>
          <table:table-cell office:value-type="float" office:value="379" calcext:value-type="float">
            <text:p>379</text:p>
          </table:table-cell>
          <table:table-cell office:value-type="float" office:value="427" calcext:value-type="float">
            <text:p>427</text:p>
          </table:table-cell>
          <table:table-cell office:value-type="float" office:value="1.01" calcext:value-type="float">
            <text:p>1,01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30" calcext:value-type="date">
            <text:p>30.05.2020</text:p>
          </table:table-cell>
          <table:table-cell office:value-type="float" office:value="291" calcext:value-type="float">
            <text:p>291</text:p>
          </table:table-cell>
          <table:table-cell office:value-type="float" office:value="266" calcext:value-type="float">
            <text:p>266</text:p>
          </table:table-cell>
          <table:table-cell office:value-type="float" office:value="312" calcext:value-type="float">
            <text:p>312</text:p>
          </table:table-cell>
          <table:table-cell office:value-type="float" office:value="367" calcext:value-type="float">
            <text:p>367</text:p>
          </table:table-cell>
          <table:table-cell office:value-type="float" office:value="342" calcext:value-type="float">
            <text:p>342</text:p>
          </table:table-cell>
          <table:table-cell office:value-type="float" office:value="390" calcext:value-type="float">
            <text:p>390</text:p>
          </table:table-cell>
          <table:table-cell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5-31" calcext:value-type="date">
            <text:p>31.05.2020</text:p>
          </table:table-cell>
          <table:table-cell office:value-type="float" office:value="269" calcext:value-type="float">
            <text:p>269</text:p>
          </table:table-cell>
          <table:table-cell office:value-type="float" office:value="249" calcext:value-type="float">
            <text:p>249</text:p>
          </table:table-cell>
          <table:table-cell office:value-type="float" office:value="291" calcext:value-type="float">
            <text:p>291</text:p>
          </table:table-cell>
          <table:table-cell office:value-type="float" office:value="321" calcext:value-type="float">
            <text:p>321</text:p>
          </table:table-cell>
          <table:table-cell office:value-type="float" office:value="297" calcext:value-type="float">
            <text:p>297</text:p>
          </table:table-cell>
          <table:table-cell office:value-type="float" office:value="342" calcext:value-type="float">
            <text:p>342</text:p>
          </table:table-cell>
          <table:table-cell office:value-type="float" office:value="0.74" calcext:value-type="float">
            <text:p>0,74</text:p>
          </table:table-cell>
          <table:table-cell office:value-type="float" office:value="0.71" calcext:value-type="float">
            <text:p>0,71</text:p>
          </table:table-cell>
          <table:table-cell office:value-type="float" office:value="0.78" calcext:value-type="float">
            <text:p>0,78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1" calcext:value-type="date">
            <text:p>01.06.2020</text:p>
          </table:table-cell>
          <table:table-cell office:value-type="float" office:value="327" calcext:value-type="float">
            <text:p>327</text:p>
          </table:table-cell>
          <table:table-cell office:value-type="float" office:value="308" calcext:value-type="float">
            <text:p>308</text:p>
          </table:table-cell>
          <table:table-cell office:value-type="float" office:value="353" calcext:value-type="float">
            <text:p>353</text:p>
          </table:table-cell>
          <table:table-cell office:value-type="float" office:value="308" calcext:value-type="float">
            <text:p>308</text:p>
          </table:table-cell>
          <table:table-cell office:value-type="float" office:value="288" calcext:value-type="float">
            <text:p>288</text:p>
          </table:table-cell>
          <table:table-cell office:value-type="float" office:value="331" calcext:value-type="float">
            <text:p>331</text:p>
          </table:table-cell>
          <table:table-cell office:value-type="float" office:value="0.71" calcext:value-type="float">
            <text:p>0,71</text:p>
          </table:table-cell>
          <table:table-cell office:value-type="float" office:value="0.68" calcext:value-type="float">
            <text:p>0,68</text:p>
          </table:table-cell>
          <table:table-cell office:value-type="float" office:value="0.74" calcext:value-type="float">
            <text:p>0,74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2" calcext:value-type="date">
            <text:p>02.06.2020</text:p>
          </table:table-cell>
          <table:table-cell office:value-type="float" office:value="439" calcext:value-type="float">
            <text:p>439</text:p>
          </table:table-cell>
          <table:table-cell office:value-type="float" office:value="413" calcext:value-type="float">
            <text:p>413</text:p>
          </table:table-cell>
          <table:table-cell office:value-type="float" office:value="468" calcext:value-type="float">
            <text:p>468</text:p>
          </table:table-cell>
          <table:table-cell office:value-type="float" office:value="331" calcext:value-type="float">
            <text:p>331</text:p>
          </table:table-cell>
          <table:table-cell office:value-type="float" office:value="309" calcext:value-type="float">
            <text:p>309</text:p>
          </table:table-cell>
          <table:table-cell office:value-type="float" office:value="356" calcext:value-type="float">
            <text:p>356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6" calcext:value-type="float">
            <text:p>0,86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3" calcext:value-type="date">
            <text:p>03.06.2020</text:p>
          </table:table-cell>
          <table:table-cell office:value-type="float" office:value="400" calcext:value-type="float">
            <text:p>400</text:p>
          </table:table-cell>
          <table:table-cell office:value-type="float" office:value="371" calcext:value-type="float">
            <text:p>371</text:p>
          </table:table-cell>
          <table:table-cell office:value-type="float" office:value="429" calcext:value-type="float">
            <text:p>429</text:p>
          </table:table-cell>
          <table:table-cell office:value-type="float" office:value="359" calcext:value-type="float">
            <text:p>359</text:p>
          </table:table-cell>
          <table:table-cell office:value-type="float" office:value="335" calcext:value-type="float">
            <text:p>335</text:p>
          </table:table-cell>
          <table:table-cell office:value-type="float" office:value="385" calcext:value-type="float">
            <text:p>385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4" calcext:value-type="date">
            <text:p>04.06.2020</text:p>
          </table:table-cell>
          <table:table-cell office:value-type="float" office:value="342" calcext:value-type="float">
            <text:p>342</text:p>
          </table:table-cell>
          <table:table-cell office:value-type="float" office:value="323" calcext:value-type="float">
            <text:p>323</text:p>
          </table:table-cell>
          <table:table-cell office:value-type="float" office:value="368" calcext:value-type="float">
            <text:p>368</text:p>
          </table:table-cell>
          <table:table-cell office:value-type="float" office:value="377" calcext:value-type="float">
            <text:p>377</text:p>
          </table:table-cell>
          <table:table-cell office:value-type="float" office:value="354" calcext:value-type="float">
            <text:p>354</text:p>
          </table:table-cell>
          <table:table-cell office:value-type="float" office:value="404" calcext:value-type="float">
            <text:p>404</text:p>
          </table:table-cell>
          <table:table-cell office:value-type="float" office:value="1.17" calcext:value-type="float">
            <text:p>1,17</text:p>
          </table:table-cell>
          <table:table-cell office:value-type="float" office:value="1.12" calcext:value-type="float">
            <text:p>1,12</text:p>
          </table:table-cell>
          <table:table-cell office:value-type="float" office:value="1.23" calcext:value-type="float">
            <text:p>1,23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5" calcext:value-type="date">
            <text:p>05.06.2020</text:p>
          </table:table-cell>
          <table:table-cell office:value-type="float" office:value="319" calcext:value-type="float">
            <text:p>319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75" calcext:value-type="float">
            <text:p>375</text:p>
          </table:table-cell>
          <table:table-cell office:value-type="float" office:value="351" calcext:value-type="float">
            <text:p>351</text:p>
          </table:table-cell>
          <table:table-cell office:value-type="float" office:value="402" calcext:value-type="float">
            <text:p>402</text:p>
          </table:table-cell>
          <table:table-cell office:value-type="float" office:value="1.22" calcext:value-type="float">
            <text:p>1,22</text:p>
          </table:table-cell>
          <table:table-cell office:value-type="float" office:value="1.15" calcext:value-type="float">
            <text:p>1,15</text:p>
          </table:table-cell>
          <table:table-cell office:value-type="float" office:value="1.27" calcext:value-type="float">
            <text:p>1,27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6" calcext:value-type="date">
            <text:p>06.06.2020</text:p>
          </table:table-cell>
          <table:table-cell office:value-type="float" office:value="300" calcext:value-type="float">
            <text:p>300</text:p>
          </table:table-cell>
          <table:table-cell office:value-type="float" office:value="282" calcext:value-type="float">
            <text:p>282</text:p>
          </table:table-cell>
          <table:table-cell office:value-type="float" office:value="324" calcext:value-type="float">
            <text:p>324</text:p>
          </table:table-cell>
          <table:table-cell office:value-type="float" office:value="340" calcext:value-type="float">
            <text:p>340</text:p>
          </table:table-cell>
          <table:table-cell office:value-type="float" office:value="318" calcext:value-type="float">
            <text:p>318</text:p>
          </table:table-cell>
          <table:table-cell office:value-type="float" office:value="366" calcext:value-type="float">
            <text:p>366</text:p>
          </table:table-cell>
          <table:table-cell office:value-type="float" office:value="1.03" calcext:value-type="float">
            <text:p>1,03</text:p>
          </table:table-cell>
          <table:table-cell office:value-type="float" office:value="0.98" calcext:value-type="float">
            <text:p>0,98</text:p>
          </table:table-cell>
          <table:table-cell office:value-type="float" office:value="1.08" calcext:value-type="float">
            <text:p>1,08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7" calcext:value-type="date">
            <text:p>07.06.2020</text:p>
          </table:table-cell>
          <table:table-cell office:value-type="float" office:value="231" calcext:value-type="float">
            <text:p>231</text:p>
          </table:table-cell>
          <table:table-cell office:value-type="float" office:value="208" calcext:value-type="float">
            <text:p>208</text:p>
          </table:table-cell>
          <table:table-cell office:value-type="float" office:value="259" calcext:value-type="float">
            <text:p>259</text:p>
          </table:table-cell>
          <table:table-cell office:value-type="float" office:value="298" calcext:value-type="float">
            <text:p>298</text:p>
          </table:table-cell>
          <table:table-cell office:value-type="float" office:value="277" calcext:value-type="float">
            <text:p>277</text:p>
          </table:table-cell>
          <table:table-cell office:value-type="float" office:value="324" calcext:value-type="float">
            <text:p>324</text:p>
          </table:table-cell>
          <table:table-cell office:value-type="float" office:value="0.83" calcext:value-type="float">
            <text:p>0,83</text:p>
          </table:table-cell>
          <table:table-cell office:value-type="float" office:value="0.78" calcext:value-type="float">
            <text:p>0,78</text:p>
          </table:table-cell>
          <table:table-cell office:value-type="float" office:value="0.87" calcext:value-type="float">
            <text:p>0,87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8" calcext:value-type="date">
            <text:p>08.06.2020</text:p>
          </table:table-cell>
          <table:table-cell office:value-type="float" office:value="409" calcext:value-type="float">
            <text:p>409</text:p>
          </table:table-cell>
          <table:table-cell office:value-type="float" office:value="383" calcext:value-type="float">
            <text:p>383</text:p>
          </table:table-cell>
          <table:table-cell office:value-type="float" office:value="433" calcext:value-type="float">
            <text:p>433</text:p>
          </table:table-cell>
          <table:table-cell office:value-type="float" office:value="315" calcext:value-type="float">
            <text:p>315</text:p>
          </table:table-cell>
          <table:table-cell office:value-type="float" office:value="292" calcext:value-type="float">
            <text:p>292</text:p>
          </table:table-cell>
          <table:table-cell office:value-type="float" office:value="340" calcext:value-type="float">
            <text:p>340</text:p>
          </table:table-cell>
          <table:table-cell office:value-type="float" office:value="0.84" calcext:value-type="float">
            <text:p>0,84</text:p>
          </table:table-cell>
          <table:table-cell office:value-type="float" office:value="0.8" calcext:value-type="float">
            <text:p>0,8</text:p>
          </table:table-cell>
          <table:table-cell office:value-type="float" office:value="0.88" calcext:value-type="float">
            <text:p>0,88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09" calcext:value-type="date">
            <text:p>09.06.2020</text:p>
          </table:table-cell>
          <table:table-cell office:value-type="float" office:value="450" calcext:value-type="float">
            <text:p>450</text:p>
          </table:table-cell>
          <table:table-cell office:value-type="float" office:value="424" calcext:value-type="float">
            <text:p>424</text:p>
          </table:table-cell>
          <table:table-cell office:value-type="float" office:value="479" calcext:value-type="float">
            <text:p>479</text:p>
          </table:table-cell>
          <table:table-cell office:value-type="float" office:value="348" calcext:value-type="float">
            <text:p>348</text:p>
          </table:table-cell>
          <table:table-cell office:value-type="float" office:value="324" calcext:value-type="float">
            <text:p>324</text:p>
          </table:table-cell>
          <table:table-cell office:value-type="float" office:value="373" calcext:value-type="float">
            <text:p>373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0.97" calcext:value-type="float">
            <text:p>0,97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0" calcext:value-type="date">
            <text:p>10.06.2020</text:p>
          </table:table-cell>
          <table:table-cell office:value-type="float" office:value="433" calcext:value-type="float">
            <text:p>433</text:p>
          </table:table-cell>
          <table:table-cell office:value-type="float" office:value="404" calcext:value-type="float">
            <text:p>404</text:p>
          </table:table-cell>
          <table:table-cell office:value-type="float" office:value="459" calcext:value-type="float">
            <text:p>459</text:p>
          </table:table-cell>
          <table:table-cell office:value-type="float" office:value="381" calcext:value-type="float">
            <text:p>381</text:p>
          </table:table-cell>
          <table:table-cell office:value-type="float" office:value="355" calcext:value-type="float">
            <text:p>355</text:p>
          </table:table-cell>
          <table:table-cell office:value-type="float" office:value="407" calcext:value-type="float">
            <text:p>407</text:p>
          </table:table-cell>
          <table:table-cell office:value-type="float" office:value="1.12" calcext:value-type="float">
            <text:p>1,12</text:p>
          </table:table-cell>
          <table:table-cell office:value-type="float" office:value="1.07" calcext:value-type="float">
            <text:p>1,07</text:p>
          </table:table-cell>
          <table:table-cell office:value-type="float" office:value="1.16" calcext:value-type="float">
            <text:p>1,16</text:p>
          </table:table-cell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  <table:table-cell office:value-type="float" office:value="1.09" calcext:value-type="float">
            <text:p>1,0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1" calcext:value-type="date">
            <text:p>11.06.2020</text:p>
          </table:table-cell>
          <table:table-cell office:value-type="float" office:value="367" calcext:value-type="float">
            <text:p>367</text:p>
          </table:table-cell>
          <table:table-cell office:value-type="float" office:value="345" calcext:value-type="float">
            <text:p>345</text:p>
          </table:table-cell>
          <table:table-cell office:value-type="float" office:value="388" calcext:value-type="float">
            <text:p>388</text:p>
          </table:table-cell>
          <table:table-cell office:value-type="float" office:value="415" calcext:value-type="float">
            <text:p>415</text:p>
          </table:table-cell>
          <table:table-cell office:value-type="float" office:value="389" calcext:value-type="float">
            <text:p>389</text:p>
          </table:table-cell>
          <table:table-cell office:value-type="float" office:value="440" calcext:value-type="float">
            <text:p>440</text:p>
          </table:table-cell>
          <table:table-cell office:value-type="float" office:value="1.39" calcext:value-type="float">
            <text:p>1,39</text:p>
          </table:table-cell>
          <table:table-cell office:value-type="float" office:value="1.33" calcext:value-type="float">
            <text:p>1,33</text:p>
          </table:table-cell>
          <table:table-cell office:value-type="float" office:value="1.47" calcext:value-type="float">
            <text:p>1,47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1.07" calcext:value-type="float">
            <text:p>1,0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2" calcext:value-type="date">
            <text:p>12.06.2020</text:p>
          </table:table-cell>
          <table:table-cell office:value-type="float" office:value="375" calcext:value-type="float">
            <text:p>375</text:p>
          </table:table-cell>
          <table:table-cell office:value-type="float" office:value="348" calcext:value-type="float">
            <text:p>348</text:p>
          </table:table-cell>
          <table:table-cell office:value-type="float" office:value="398" calcext:value-type="float">
            <text:p>398</text:p>
          </table:table-cell>
          <table:table-cell office:value-type="float" office:value="406" calcext:value-type="float">
            <text:p>406</text:p>
          </table:table-cell>
          <table:table-cell office:value-type="float" office:value="380" calcext:value-type="float">
            <text:p>380</text:p>
          </table:table-cell>
          <table:table-cell office:value-type="float" office:value="431" calcext:value-type="float">
            <text:p>431</text:p>
          </table:table-cell>
          <table:table-cell office:value-type="float" office:value="1.29" calcext:value-type="float">
            <text:p>1,29</text:p>
          </table:table-cell>
          <table:table-cell office:value-type="float" office:value="1.22" calcext:value-type="float">
            <text:p>1,22</text:p>
          </table:table-cell>
          <table:table-cell office:value-type="float" office:value="1.35" calcext:value-type="float">
            <text:p>1,35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3" calcext:value-type="date">
            <text:p>13.06.2020</text:p>
          </table:table-cell>
          <table:table-cell office:value-type="float" office:value="366" calcext:value-type="float">
            <text:p>366</text:p>
          </table:table-cell>
          <table:table-cell office:value-type="float" office:value="336" calcext:value-type="float">
            <text:p>336</text:p>
          </table:table-cell>
          <table:table-cell office:value-type="float" office:value="388" calcext:value-type="float">
            <text:p>388</text:p>
          </table:table-cell>
          <table:table-cell office:value-type="float" office:value="385" calcext:value-type="float">
            <text:p>385</text:p>
          </table:table-cell>
          <table:table-cell office:value-type="float" office:value="358" calcext:value-type="float">
            <text:p>358</text:p>
          </table:table-cell>
          <table:table-cell office:value-type="float" office:value="408" calcext:value-type="float">
            <text:p>408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15" calcext:value-type="float">
            <text:p>1,15</text:p>
          </table:table-cell>
          <table:table-cell office:value-type="float" office:value="1.11" calcext:value-type="float">
            <text:p>1,11</text:p>
          </table:table-cell>
          <table:table-cell office:value-type="float" office:value="1.09" calcext:value-type="float">
            <text:p>1,09</text:p>
          </table:table-cell>
          <table:table-cell office:value-type="float" office:value="1.14" calcext:value-type="float">
            <text:p>1,1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4" calcext:value-type="date">
            <text:p>14.06.2020</text:p>
          </table:table-cell>
          <table:table-cell office:value-type="float" office:value="355" calcext:value-type="float">
            <text:p>355</text:p>
          </table:table-cell>
          <table:table-cell office:value-type="float" office:value="328" calcext:value-type="float">
            <text:p>328</text:p>
          </table:table-cell>
          <table:table-cell office:value-type="float" office:value="381" calcext:value-type="float">
            <text:p>381</text:p>
          </table:table-cell>
          <table:table-cell office:value-type="float" office:value="366" calcext:value-type="float">
            <text:p>366</text:p>
          </table:table-cell>
          <table:table-cell office:value-type="float" office:value="339" calcext:value-type="float">
            <text:p>339</text:p>
          </table:table-cell>
          <table:table-cell office:value-type="float" office:value="389" calcext:value-type="float">
            <text:p>389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1.01" calcext:value-type="float">
            <text:p>1,01</text:p>
          </table:table-cell>
          <table:table-cell office:value-type="float" office:value="1.19" calcext:value-type="float">
            <text:p>1,19</text:p>
          </table:table-cell>
          <table:table-cell office:value-type="float" office:value="1.16" calcext:value-type="float">
            <text:p>1,16</text:p>
          </table:table-cell>
          <table:table-cell office:value-type="float" office:value="1.22" calcext:value-type="float">
            <text:p>1,2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5" calcext:value-type="date">
            <text:p>15.06.2020</text:p>
          </table:table-cell>
          <table:table-cell office:value-type="float" office:value="645" calcext:value-type="float">
            <text:p>645</text:p>
          </table:table-cell>
          <table:table-cell office:value-type="float" office:value="611" calcext:value-type="float">
            <text:p>611</text:p>
          </table:table-cell>
          <table:table-cell office:value-type="float" office:value="685" calcext:value-type="float">
            <text:p>685</text:p>
          </table:table-cell>
          <table:table-cell office:value-type="float" office:value="435" calcext:value-type="float">
            <text:p>435</text:p>
          </table:table-cell>
          <table:table-cell office:value-type="float" office:value="406" calcext:value-type="float">
            <text:p>406</text:p>
          </table:table-cell>
          <table:table-cell office:value-type="float" office:value="463" calcext:value-type="float">
            <text:p>463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43" calcext:value-type="float">
            <text:p>1,43</text:p>
          </table:table-cell>
          <table:table-cell office:value-type="float" office:value="1.39" calcext:value-type="float">
            <text:p>1,39</text:p>
          </table:table-cell>
          <table:table-cell office:value-type="float" office:value="1.46" calcext:value-type="float">
            <text:p>1,4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6" calcext:value-type="date">
            <text:p>16.06.2020</text:p>
          </table:table-cell>
          <table:table-cell office:value-type="float" office:value="1115" calcext:value-type="float">
            <text:p>1115</text:p>
          </table:table-cell>
          <table:table-cell office:value-type="float" office:value="1079" calcext:value-type="float">
            <text:p>1079</text:p>
          </table:table-cell>
          <table:table-cell office:value-type="float" office:value="1151" calcext:value-type="float">
            <text:p>1151</text:p>
          </table:table-cell>
          <table:table-cell office:value-type="float" office:value="620" calcext:value-type="float">
            <text:p>620</text:p>
          </table:table-cell>
          <table:table-cell office:value-type="float" office:value="588" calcext:value-type="float">
            <text:p>588</text:p>
          </table:table-cell>
          <table:table-cell office:value-type="float" office:value="651" calcext:value-type="float">
            <text:p>651</text:p>
          </table:table-cell>
          <table:table-cell office:value-type="float" office:value="1.53" calcext:value-type="float">
            <text:p>1,53</text:p>
          </table:table-cell>
          <table:table-cell office:value-type="float" office:value="1.47" calcext:value-type="float">
            <text:p>1,47</text:p>
          </table:table-cell>
          <table:table-cell office:value-type="float" office:value="1.59" calcext:value-type="float">
            <text:p>1,59</text:p>
          </table:table-cell>
          <table:table-cell office:value-type="float" office:value="1.48" calcext:value-type="float">
            <text:p>1,48</text:p>
          </table:table-cell>
          <table:table-cell office:value-type="float" office:value="1.44" calcext:value-type="float">
            <text:p>1,44</text:p>
          </table:table-cell>
          <table:table-cell office:value-type="float" office:value="1.51" calcext:value-type="float">
            <text:p>1,5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7" calcext:value-type="date">
            <text:p>17.06.2020</text:p>
          </table:table-cell>
          <table:table-cell office:value-type="float" office:value="660" calcext:value-type="float">
            <text:p>660</text:p>
          </table:table-cell>
          <table:table-cell office:value-type="float" office:value="630" calcext:value-type="float">
            <text:p>630</text:p>
          </table:table-cell>
          <table:table-cell office:value-type="float" office:value="697" calcext:value-type="float">
            <text:p>697</text:p>
          </table:table-cell>
          <table:table-cell office:value-type="float" office:value="694" calcext:value-type="float">
            <text:p>694</text:p>
          </table:table-cell>
          <table:table-cell office:value-type="float" office:value="662" calcext:value-type="float">
            <text:p>662</text:p>
          </table:table-cell>
          <table:table-cell office:value-type="float" office:value="728" calcext:value-type="float">
            <text:p>728</text:p>
          </table:table-cell>
          <table:table-cell office:value-type="float" office:value="1.8" calcext:value-type="float">
            <text:p>1,8</text:p>
          </table:table-cell>
          <table:table-cell office:value-type="float" office:value="1.73" calcext:value-type="float">
            <text:p>1,73</text:p>
          </table:table-cell>
          <table:table-cell office:value-type="float" office:value="1.87" calcext:value-type="float">
            <text:p>1,87</text:p>
          </table:table-cell>
          <table:table-cell office:value-type="float" office:value="1.47" calcext:value-type="float">
            <text:p>1,47</text:p>
          </table:table-cell>
          <table:table-cell office:value-type="float" office:value="1.44" calcext:value-type="float">
            <text:p>1,44</text:p>
          </table:table-cell>
          <table:table-cell office:value-type="float" office:value="1.5" calcext:value-type="float">
            <text:p>1,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8" calcext:value-type="date">
            <text:p>18.06.2020</text:p>
          </table:table-cell>
          <table:table-cell office:value-type="float" office:value="536" calcext:value-type="float">
            <text:p>536</text:p>
          </table:table-cell>
          <table:table-cell office:value-type="float" office:value="503" calcext:value-type="float">
            <text:p>503</text:p>
          </table:table-cell>
          <table:table-cell office:value-type="float" office:value="565" calcext:value-type="float">
            <text:p>565</text:p>
          </table:table-cell>
          <table:table-cell office:value-type="float" office:value="739" calcext:value-type="float">
            <text:p>739</text:p>
          </table:table-cell>
          <table:table-cell office:value-type="float" office:value="705" calcext:value-type="float">
            <text:p>705</text:p>
          </table:table-cell>
          <table:table-cell office:value-type="float" office:value="774" calcext:value-type="float">
            <text:p>774</text:p>
          </table:table-cell>
          <table:table-cell office:value-type="float" office:value="2.02" calcext:value-type="float">
            <text:p>2,02</text:p>
          </table:table-cell>
          <table:table-cell office:value-type="float" office:value="1.95" calcext:value-type="float">
            <text:p>1,95</text:p>
          </table:table-cell>
          <table:table-cell office:value-type="float" office:value="2.1" calcext:value-type="float">
            <text:p>2,1</text:p>
          </table:table-cell>
          <table:table-cell office:value-type="float" office:value="1.42" calcext:value-type="float">
            <text:p>1,42</text:p>
          </table:table-cell>
          <table:table-cell office:value-type="float" office:value="1.39" calcext:value-type="float">
            <text:p>1,39</text:p>
          </table:table-cell>
          <table:table-cell office:value-type="float" office:value="1.45" calcext:value-type="float">
            <text:p>1,4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19" calcext:value-type="date">
            <text:p>19.06.2020</text:p>
          </table:table-cell>
          <table:table-cell office:value-type="float" office:value="572" calcext:value-type="float">
            <text:p>572</text:p>
          </table:table-cell>
          <table:table-cell office:value-type="float" office:value="529" calcext:value-type="float">
            <text:p>529</text:p>
          </table:table-cell>
          <table:table-cell office:value-type="float" office:value="606" calcext:value-type="float">
            <text:p>606</text:p>
          </table:table-cell>
          <table:table-cell office:value-type="float" office:value="721" calcext:value-type="float">
            <text:p>721</text:p>
          </table:table-cell>
          <table:table-cell office:value-type="float" office:value="685" calcext:value-type="float">
            <text:p>685</text:p>
          </table:table-cell>
          <table:table-cell office:value-type="float" office:value="755" calcext:value-type="float">
            <text:p>755</text:p>
          </table:table-cell>
          <table:table-cell office:value-type="float" office:value="1.66" calcext:value-type="float">
            <text:p>1,66</text:p>
          </table:table-cell>
          <table:table-cell office:value-type="float" office:value="1.6" calcext:value-type="float">
            <text:p>1,6</text:p>
          </table:table-cell>
          <table:table-cell office:value-type="float" office:value="1.73" calcext:value-type="float">
            <text:p>1,73</text:p>
          </table:table-cell>
          <table:table-cell office:value-type="float" office:value="1.19" calcext:value-type="float">
            <text:p>1,19</text:p>
          </table:table-cell>
          <table:table-cell office:value-type="float" office:value="1.17" calcext:value-type="float">
            <text:p>1,17</text:p>
          </table:table-cell>
          <table:table-cell office:value-type="float" office:value="1.22" calcext:value-type="float">
            <text:p>1,2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0" calcext:value-type="date">
            <text:p>20.06.2020</text:p>
          </table:table-cell>
          <table:table-cell office:value-type="float" office:value="475" calcext:value-type="float">
            <text:p>475</text:p>
          </table:table-cell>
          <table:table-cell office:value-type="float" office:value="441" calcext:value-type="float">
            <text:p>441</text:p>
          </table:table-cell>
          <table:table-cell office:value-type="float" office:value="511" calcext:value-type="float">
            <text:p>511</text:p>
          </table:table-cell>
          <table:table-cell office:value-type="float" office:value="561" calcext:value-type="float">
            <text:p>561</text:p>
          </table:table-cell>
          <table:table-cell office:value-type="float" office:value="526" calcext:value-type="float">
            <text:p>526</text:p>
          </table:table-cell>
          <table:table-cell office:value-type="float" office:value="595" calcext:value-type="float">
            <text:p>595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94" calcext:value-type="float">
            <text:p>0,94</text:p>
          </table:table-cell>
          <table:table-cell office:value-type="float" office:value="1.13" calcext:value-type="float">
            <text:p>1,13</text:p>
          </table:table-cell>
          <table:table-cell office:value-type="float" office:value="1.1" calcext:value-type="float">
            <text:p>1,1</text:p>
          </table:table-cell>
          <table:table-cell office:value-type="float" office:value="1.15" calcext:value-type="float">
            <text:p>1,1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1" calcext:value-type="date">
            <text:p>21.06.2020</text:p>
          </table:table-cell>
          <table:table-cell office:value-type="float" office:value="367" calcext:value-type="float">
            <text:p>367</text:p>
          </table:table-cell>
          <table:table-cell office:value-type="float" office:value="340" calcext:value-type="float">
            <text:p>340</text:p>
          </table:table-cell>
          <table:table-cell office:value-type="float" office:value="395" calcext:value-type="float">
            <text:p>395</text:p>
          </table:table-cell>
          <table:table-cell office:value-type="float" office:value="487" calcext:value-type="float">
            <text:p>487</text:p>
          </table:table-cell>
          <table:table-cell office:value-type="float" office:value="453" calcext:value-type="float">
            <text:p>453</text:p>
          </table:table-cell>
          <table:table-cell office:value-type="float" office:value="519" calcext:value-type="float">
            <text:p>519</text:p>
          </table:table-cell>
          <table:table-cell office:value-type="float" office:value="0.7" calcext:value-type="float">
            <text:p>0,7</text:p>
          </table:table-cell>
          <table:table-cell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2" calcext:value-type="date">
            <text:p>22.06.2020</text:p>
          </table:table-cell>
          <table:table-cell office:value-type="float" office:value="471" calcext:value-type="float">
            <text:p>471</text:p>
          </table:table-cell>
          <table:table-cell office:value-type="float" office:value="441" calcext:value-type="float">
            <text:p>441</text:p>
          </table:table-cell>
          <table:table-cell office:value-type="float" office:value="502" calcext:value-type="float">
            <text:p>502</text:p>
          </table:table-cell>
          <table:table-cell office:value-type="float" office:value="471" calcext:value-type="float">
            <text:p>471</text:p>
          </table:table-cell>
          <table:table-cell office:value-type="float" office:value="438" calcext:value-type="float">
            <text:p>438</text:p>
          </table:table-cell>
          <table:table-cell office:value-type="float" office:value="504" calcext:value-type="float">
            <text:p>504</text:p>
          </table:table-cell>
          <table:table-cell office:value-type="float" office:value="0.64" calcext:value-type="float">
            <text:p>0,64</text:p>
          </table:table-cell>
          <table:table-cell office:value-type="float" office:value="0.61" calcext:value-type="float">
            <text:p>0,61</text:p>
          </table:table-cell>
          <table:table-cell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3" calcext:value-type="date">
            <text:p>23.06.2020</text:p>
          </table:table-cell>
          <table:table-cell office:value-type="float" office:value="431" calcext:value-type="float">
            <text:p>431</text:p>
          </table:table-cell>
          <table:table-cell office:value-type="float" office:value="404" calcext:value-type="float">
            <text:p>404</text:p>
          </table:table-cell>
          <table:table-cell office:value-type="float" office:value="459" calcext:value-type="float">
            <text:p>459</text:p>
          </table:table-cell>
          <table:table-cell office:value-type="float" office:value="436" calcext:value-type="float">
            <text:p>436</text:p>
          </table:table-cell>
          <table:table-cell office:value-type="float" office:value="406" calcext:value-type="float">
            <text:p>406</text:p>
          </table:table-cell>
          <table:table-cell office:value-type="float" office:value="467" calcext:value-type="float">
            <text:p>467</text:p>
          </table:table-cell>
          <table:table-cell office:value-type="float" office:value="0.6" calcext:value-type="float">
            <text:p>0,6</text:p>
          </table:table-cell>
          <table:table-cell office:value-type="float" office:value="0.58" calcext:value-type="float">
            <text:p>0,58</text:p>
          </table:table-cell>
          <table:table-cell office:value-type="float" office:value="0.63" calcext:value-type="float">
            <text:p>0,63</text:p>
          </table:table-cell>
          <table:table-cell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4" calcext:value-type="date">
            <text:p>24.06.2020</text:p>
          </table:table-cell>
          <table:table-cell office:value-type="float" office:value="469" calcext:value-type="float">
            <text:p>469</text:p>
          </table:table-cell>
          <table:table-cell office:value-type="float" office:value="440" calcext:value-type="float">
            <text:p>440</text:p>
          </table:table-cell>
          <table:table-cell office:value-type="float" office:value="494" calcext:value-type="float">
            <text:p>494</text:p>
          </table:table-cell>
          <table:table-cell office:value-type="float" office:value="434" calcext:value-type="float">
            <text:p>434</text:p>
          </table:table-cell>
          <table:table-cell office:value-type="float" office:value="406" calcext:value-type="float">
            <text:p>406</text:p>
          </table:table-cell>
          <table:table-cell office:value-type="float" office:value="463" calcext:value-type="float">
            <text:p>463</text:p>
          </table:table-cell>
          <table:table-cell office:value-type="float" office:value="0.77" calcext:value-type="float">
            <text:p>0,77</text:p>
          </table:table-cell>
          <table:table-cell office:value-type="float" office:value="0.74" calcext:value-type="float">
            <text:p>0,74</text:p>
          </table:table-cell>
          <table:table-cell office:value-type="float" office:value="0.81" calcext:value-type="float">
            <text:p>0,81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office:value-type="float" office:value="0.74" calcext:value-type="float">
            <text:p>0,7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5" calcext:value-type="date">
            <text:p>25.06.2020</text:p>
          </table:table-cell>
          <table:table-cell office:value-type="float" office:value="409" calcext:value-type="float">
            <text:p>409</text:p>
          </table:table-cell>
          <table:table-cell office:value-type="float" office:value="384" calcext:value-type="float">
            <text:p>384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17" calcext:value-type="float">
            <text:p>417</text:p>
          </table:table-cell>
          <table:table-cell office:value-type="float" office:value="473" calcext:value-type="float">
            <text:p>473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office:value-type="float" office:value="0.74" calcext:value-type="float">
            <text:p>0,7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6" calcext:value-type="date">
            <text:p>26.06.2020</text:p>
          </table:table-cell>
          <table:table-cell office:value-type="float" office:value="431" calcext:value-type="float">
            <text:p>431</text:p>
          </table:table-cell>
          <table:table-cell office:value-type="float" office:value="403" calcext:value-type="float">
            <text:p>403</text:p>
          </table:table-cell>
          <table:table-cell office:value-type="float" office:value="455" calcext:value-type="float">
            <text:p>455</text:p>
          </table:table-cell>
          <table:table-cell office:value-type="float" office:value="435" calcext:value-type="float">
            <text:p>435</text:p>
          </table:table-cell>
          <table:table-cell office:value-type="float" office:value="407" calcext:value-type="float">
            <text:p>407</text:p>
          </table:table-cell>
          <table:table-cell office:value-type="float" office:value="461" calcext:value-type="float">
            <text:p>461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97" calcext:value-type="float">
            <text:p>0,97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86" calcext:value-type="float">
            <text:p>0,8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7" calcext:value-type="date">
            <text:p>27.06.2020</text:p>
          </table:table-cell>
          <table:table-cell office:value-type="float" office:value="352" calcext:value-type="float">
            <text:p>352</text:p>
          </table:table-cell>
          <table:table-cell office:value-type="float" office:value="326" calcext:value-type="float">
            <text:p>326</text:p>
          </table:table-cell>
          <table:table-cell office:value-type="float" office:value="375" calcext:value-type="float">
            <text:p>375</text:p>
          </table:table-cell>
          <table:table-cell office:value-type="float" office:value="415" calcext:value-type="float">
            <text:p>415</text:p>
          </table:table-cell>
          <table:table-cell office:value-type="float" office:value="388" calcext:value-type="float">
            <text:p>388</text:p>
          </table:table-cell>
          <table:table-cell office:value-type="float" office:value="440" calcext:value-type="float">
            <text:p>440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8" calcext:value-type="date">
            <text:p>28.06.2020</text:p>
          </table:table-cell>
          <table:table-cell office:value-type="float" office:value="312" calcext:value-type="float">
            <text:p>312</text:p>
          </table:table-cell>
          <table:table-cell office:value-type="float" office:value="286" calcext:value-type="float">
            <text:p>286</text:p>
          </table:table-cell>
          <table:table-cell office:value-type="float" office:value="337" calcext:value-type="float">
            <text:p>337</text:p>
          </table:table-cell>
          <table:table-cell office:value-type="float" office:value="376" calcext:value-type="float">
            <text:p>376</text:p>
          </table:table-cell>
          <table:table-cell office:value-type="float" office:value="349" calcext:value-type="float">
            <text:p>349</text:p>
          </table:table-cell>
          <table:table-cell office:value-type="float" office:value="401" calcext:value-type="float">
            <text:p>401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29" calcext:value-type="date">
            <text:p>29.06.2020</text:p>
          </table:table-cell>
          <table:table-cell office:value-type="float" office:value="426" calcext:value-type="float">
            <text:p>426</text:p>
          </table:table-cell>
          <table:table-cell office:value-type="float" office:value="401" calcext:value-type="float">
            <text:p>401</text:p>
          </table:table-cell>
          <table:table-cell office:value-type="float" office:value="451" calcext:value-type="float">
            <text:p>451</text:p>
          </table:table-cell>
          <table:table-cell office:value-type="float" office:value="380" calcext:value-type="float">
            <text:p>380</text:p>
          </table:table-cell>
          <table:table-cell office:value-type="float" office:value="354" calcext:value-type="float">
            <text:p>354</text:p>
          </table:table-cell>
          <table:table-cell office:value-type="float" office:value="404" calcext:value-type="float">
            <text:p>404</text:p>
          </table:table-cell>
          <table:table-cell office:value-type="float" office:value="0.86" calcext:value-type="float">
            <text:p>0,86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6-30" calcext:value-type="date">
            <text:p>30.06.2020</text:p>
          </table:table-cell>
          <table:table-cell office:value-type="float" office:value="436" calcext:value-type="float">
            <text:p>436</text:p>
          </table:table-cell>
          <table:table-cell office:value-type="float" office:value="410" calcext:value-type="float">
            <text:p>410</text:p>
          </table:table-cell>
          <table:table-cell office:value-type="float" office:value="458" calcext:value-type="float">
            <text:p>458</text:p>
          </table:table-cell>
          <table:table-cell office:value-type="float" office:value="382" calcext:value-type="float">
            <text:p>382</text:p>
          </table:table-cell>
          <table:table-cell office:value-type="float" office:value="355" calcext:value-type="float">
            <text:p>355</text:p>
          </table:table-cell>
          <table:table-cell office:value-type="float" office:value="405" calcext:value-type="float">
            <text:p>405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1" calcext:value-type="date">
            <text:p>01.07.2020</text:p>
          </table:table-cell>
          <table:table-cell office:value-type="float" office:value="405" calcext:value-type="float">
            <text:p>405</text:p>
          </table:table-cell>
          <table:table-cell office:value-type="float" office:value="378" calcext:value-type="float">
            <text:p>378</text:p>
          </table:table-cell>
          <table:table-cell office:value-type="float" office:value="429" calcext:value-type="float">
            <text:p>429</text:p>
          </table:table-cell>
          <table:table-cell office:value-type="float" office:value="395" calcext:value-type="float">
            <text:p>395</text:p>
          </table:table-cell>
          <table:table-cell office:value-type="float" office:value="368" calcext:value-type="float">
            <text:p>368</text:p>
          </table:table-cell>
          <table:table-cell office:value-type="float" office:value="418" calcext:value-type="float">
            <text:p>418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2" calcext:value-type="date">
            <text:p>02.07.2020</text:p>
          </table:table-cell>
          <table:table-cell office:value-type="float" office:value="342" calcext:value-type="float">
            <text:p>342</text:p>
          </table:table-cell>
          <table:table-cell office:value-type="float" office:value="317" calcext:value-type="float">
            <text:p>317</text:p>
          </table:table-cell>
          <table:table-cell office:value-type="float" office:value="369" calcext:value-type="float">
            <text:p>369</text:p>
          </table:table-cell>
          <table:table-cell office:value-type="float" office:value="402" calcext:value-type="float">
            <text:p>402</text:p>
          </table:table-cell>
          <table:table-cell office:value-type="float" office:value="376" calcext:value-type="float">
            <text:p>376</text:p>
          </table:table-cell>
          <table:table-cell office:value-type="float" office:value="427" calcext:value-type="float">
            <text:p>427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office:value-type="float" office:value="1.11" calcext:value-type="float">
            <text:p>1,11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3" calcext:value-type="date">
            <text:p>03.07.2020</text:p>
          </table:table-cell>
          <table:table-cell office:value-type="float" office:value="345" calcext:value-type="float">
            <text:p>345</text:p>
          </table:table-cell>
          <table:table-cell office:value-type="float" office:value="323" calcext:value-type="float">
            <text:p>323</text:p>
          </table:table-cell>
          <table:table-cell office:value-type="float" office:value="367" calcext:value-type="float">
            <text:p>367</text:p>
          </table:table-cell>
          <table:table-cell office:value-type="float" office:value="382" calcext:value-type="float">
            <text:p>382</text:p>
          </table:table-cell>
          <table:table-cell office:value-type="float" office:value="357" calcext:value-type="float">
            <text:p>357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4" calcext:value-type="date">
            <text:p>04.07.2020</text:p>
          </table:table-cell>
          <table:table-cell office:value-type="float" office:value="298" calcext:value-type="float">
            <text:p>298</text:p>
          </table:table-cell>
          <table:table-cell office:value-type="float" office:value="272" calcext:value-type="float">
            <text:p>272</text:p>
          </table:table-cell>
          <table:table-cell office:value-type="float" office:value="322" calcext:value-type="float">
            <text:p>322</text:p>
          </table:table-cell>
          <table:table-cell office:value-type="float" office:value="348" calcext:value-type="float">
            <text:p>348</text:p>
          </table:table-cell>
          <table:table-cell office:value-type="float" office:value="322" calcext:value-type="float">
            <text:p>322</text:p>
          </table:table-cell>
          <table:table-cell office:value-type="float" office:value="372" calcext:value-type="float">
            <text:p>372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5" calcext:value-type="date">
            <text:p>05.07.2020</text:p>
          </table:table-cell>
          <table:table-cell office:value-type="float" office:value="291" calcext:value-type="float">
            <text:p>291</text:p>
          </table:table-cell>
          <table:table-cell office:value-type="float" office:value="268" calcext:value-type="float">
            <text:p>268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office:value-type="float" office:value="295" calcext:value-type="float">
            <text:p>295</text:p>
          </table:table-cell>
          <table:table-cell office:value-type="float" office:value="343" calcext:value-type="float">
            <text:p>343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85" calcext:value-type="float">
            <text:p>0,85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6" calcext:value-type="date">
            <text:p>06.07.2020</text:p>
          </table:table-cell>
          <table:table-cell office:value-type="float" office:value="371" calcext:value-type="float">
            <text:p>371</text:p>
          </table:table-cell>
          <table:table-cell office:value-type="float" office:value="350" calcext:value-type="float">
            <text:p>350</text:p>
          </table:table-cell>
          <table:table-cell office:value-type="float" office:value="393" calcext:value-type="float">
            <text:p>393</text:p>
          </table:table-cell>
          <table:table-cell office:value-type="float" office:value="327" calcext:value-type="float">
            <text:p>327</text:p>
          </table:table-cell>
          <table:table-cell office:value-type="float" office:value="303" calcext:value-type="float">
            <text:p>303</text:p>
          </table:table-cell>
          <table:table-cell office:value-type="float" office:value="349" calcext:value-type="float">
            <text:p>349</text:p>
          </table:table-cell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7" calcext:value-type="date">
            <text:p>07.07.2020</text:p>
          </table:table-cell>
          <table:table-cell office:value-type="float" office:value="377" calcext:value-type="float">
            <text:p>377</text:p>
          </table:table-cell>
          <table:table-cell office:value-type="float" office:value="353" calcext:value-type="float">
            <text:p>353</text:p>
          </table:table-cell>
          <table:table-cell office:value-type="float" office:value="398" calcext:value-type="float">
            <text:p>398</text:p>
          </table:table-cell>
          <table:table-cell office:value-type="float" office:value="334" calcext:value-type="float">
            <text:p>334</text:p>
          </table:table-cell>
          <table:table-cell office:value-type="float" office:value="310" calcext:value-type="float">
            <text:p>310</text:p>
          </table:table-cell>
          <table:table-cell office:value-type="float" office:value="357" calcext:value-type="float">
            <text:p>357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8" calcext:value-type="date">
            <text:p>08.07.2020</text:p>
          </table:table-cell>
          <table:table-cell office:value-type="float" office:value="357" calcext:value-type="float">
            <text:p>357</text:p>
          </table:table-cell>
          <table:table-cell office:value-type="float" office:value="330" calcext:value-type="float">
            <text:p>330</text:p>
          </table:table-cell>
          <table:table-cell office:value-type="float" office:value="384" calcext:value-type="float">
            <text:p>384</text:p>
          </table:table-cell>
          <table:table-cell office:value-type="float" office:value="349" calcext:value-type="float">
            <text:p>349</text:p>
          </table:table-cell>
          <table:table-cell office:value-type="float" office:value="325" calcext:value-type="float">
            <text:p>325</text:p>
          </table:table-cell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1.05" calcext:value-type="float">
            <text:p>1,05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09" calcext:value-type="date">
            <text:p>09.07.2020</text:p>
          </table:table-cell>
          <table:table-cell office:value-type="float" office:value="377" calcext:value-type="float">
            <text:p>377</text:p>
          </table:table-cell>
          <table:table-cell office:value-type="float" office:value="358" calcext:value-type="float">
            <text:p>358</text:p>
          </table:table-cell>
          <table:table-cell office:value-type="float" office:value="398" calcext:value-type="float">
            <text:p>398</text:p>
          </table:table-cell>
          <table:table-cell office:value-type="float" office:value="371" calcext:value-type="float">
            <text:p>371</text:p>
          </table:table-cell>
          <table:table-cell office:value-type="float" office:value="348" calcext:value-type="float">
            <text:p>348</text:p>
          </table:table-cell>
          <table:table-cell office:value-type="float" office:value="393" calcext:value-type="float">
            <text:p>393</text:p>
          </table:table-cell>
          <table:table-cell office:value-type="float" office:value="1.16" calcext:value-type="float">
            <text:p>1,16</text:p>
          </table:table-cell>
          <table:table-cell office:value-type="float" office:value="1.11" calcext:value-type="float">
            <text:p>1,11</text:p>
          </table:table-cell>
          <table:table-cell office:value-type="float" office:value="1.22" calcext:value-type="float">
            <text:p>1,22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0" calcext:value-type="date">
            <text:p>10.07.2020</text:p>
          </table:table-cell>
          <table:table-cell office:value-type="float" office:value="430" calcext:value-type="float">
            <text:p>430</text:p>
          </table:table-cell>
          <table:table-cell office:value-type="float" office:value="406" calcext:value-type="float">
            <text:p>406</text:p>
          </table:table-cell>
          <table:table-cell office:value-type="float" office:value="459" calcext:value-type="float">
            <text:p>459</text:p>
          </table:table-cell>
          <table:table-cell office:value-type="float" office:value="385" calcext:value-type="float">
            <text:p>385</text:p>
          </table:table-cell>
          <table:table-cell office:value-type="float" office:value="362" calcext:value-type="float">
            <text:p>362</text:p>
          </table:table-cell>
          <table:table-cell office:value-type="float" office:value="409" calcext:value-type="float">
            <text:p>409</text:p>
          </table:table-cell>
          <table:table-cell office:value-type="float" office:value="1.18" calcext:value-type="float">
            <text:p>1,18</text:p>
          </table:table-cell>
          <table:table-cell office:value-type="float" office:value="1.13" calcext:value-type="float">
            <text:p>1,13</text:p>
          </table:table-cell>
          <table:table-cell office:value-type="float" office:value="1.24" calcext:value-type="float">
            <text:p>1,24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office:value-type="float" office:value="1.1" calcext:value-type="float">
            <text:p>1,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1" calcext:value-type="date">
            <text:p>11.07.2020</text:p>
          </table:table-cell>
          <table:table-cell office:value-type="float" office:value="385" calcext:value-type="float">
            <text:p>385</text:p>
          </table:table-cell>
          <table:table-cell office:value-type="float" office:value="363" calcext:value-type="float">
            <text:p>363</text:p>
          </table:table-cell>
          <table:table-cell office:value-type="float" office:value="407" calcext:value-type="float">
            <text:p>407</text:p>
          </table:table-cell>
          <table:table-cell office:value-type="float" office:value="387" calcext:value-type="float">
            <text:p>387</text:p>
          </table:table-cell>
          <table:table-cell office:value-type="float" office:value="364" calcext:value-type="float">
            <text:p>364</text:p>
          </table:table-cell>
          <table:table-cell office:value-type="float" office:value="412" calcext:value-type="float">
            <text:p>412</text:p>
          </table:table-cell>
          <table:table-cell office:value-type="float" office:value="1.16" calcext:value-type="float">
            <text:p>1,16</text:p>
          </table:table-cell>
          <table:table-cell office:value-type="float" office:value="1.11" calcext:value-type="float">
            <text:p>1,11</text:p>
          </table:table-cell>
          <table:table-cell office:value-type="float" office:value="1.22" calcext:value-type="float">
            <text:p>1,22</text:p>
          </table:table-cell>
          <table:table-cell office:value-type="float" office:value="1.12" calcext:value-type="float">
            <text:p>1,12</text:p>
          </table:table-cell>
          <table:table-cell office:value-type="float" office:value="1.09" calcext:value-type="float">
            <text:p>1,09</text:p>
          </table:table-cell>
          <table:table-cell office:value-type="float" office:value="1.14" calcext:value-type="float">
            <text:p>1,1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2" calcext:value-type="date">
            <text:p>12.07.2020</text:p>
          </table:table-cell>
          <table:table-cell office:value-type="float" office:value="359" calcext:value-type="float">
            <text:p>359</text:p>
          </table:table-cell>
          <table:table-cell office:value-type="float" office:value="334" calcext:value-type="float">
            <text:p>334</text:p>
          </table:table-cell>
          <table:table-cell office:value-type="float" office:value="384" calcext:value-type="float">
            <text:p>384</text:p>
          </table:table-cell>
          <table:table-cell office:value-type="float" office:value="388" calcext:value-type="float">
            <text:p>388</text:p>
          </table:table-cell>
          <table:table-cell office:value-type="float" office:value="365" calcext:value-type="float">
            <text:p>365</text:p>
          </table:table-cell>
          <table:table-cell office:value-type="float" office:value="412" calcext:value-type="float">
            <text:p>412</text:p>
          </table:table-cell>
          <table:table-cell office:value-type="float" office:value="1.11" calcext:value-type="float">
            <text:p>1,11</text:p>
          </table:table-cell>
          <table:table-cell office:value-type="float" office:value="1.06" calcext:value-type="float">
            <text:p>1,06</text:p>
          </table:table-cell>
          <table:table-cell office:value-type="float" office:value="1.15" calcext:value-type="float">
            <text:p>1,15</text:p>
          </table:table-cell>
          <table:table-cell office:value-type="float" office:value="1.17" calcext:value-type="float">
            <text:p>1,17</text:p>
          </table:table-cell>
          <table:table-cell office:value-type="float" office:value="1.14" calcext:value-type="float">
            <text:p>1,14</text:p>
          </table:table-cell>
          <table:table-cell office:value-type="float" office:value="1.2" calcext:value-type="float">
            <text:p>1,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3" calcext:value-type="date">
            <text:p>13.07.2020</text:p>
          </table:table-cell>
          <table:table-cell office:value-type="float" office:value="543" calcext:value-type="float">
            <text:p>543</text:p>
          </table:table-cell>
          <table:table-cell office:value-type="float" office:value="517" calcext:value-type="float">
            <text:p>517</text:p>
          </table:table-cell>
          <table:table-cell office:value-type="float" office:value="573" calcext:value-type="float">
            <text:p>573</text:p>
          </table:table-cell>
          <table:table-cell office:value-type="float" office:value="429" calcext:value-type="float">
            <text:p>429</text:p>
          </table:table-cell>
          <table:table-cell office:value-type="float" office:value="405" calcext:value-type="float">
            <text:p>405</text:p>
          </table:table-cell>
          <table:table-cell office:value-type="float" office:value="455" calcext:value-type="float">
            <text:p>455</text:p>
          </table:table-cell>
          <table:table-cell office:value-type="float" office:value="1.16" calcext:value-type="float">
            <text:p>1,16</text:p>
          </table:table-cell>
          <table:table-cell office:value-type="float" office:value="1.11" calcext:value-type="float">
            <text:p>1,11</text:p>
          </table:table-cell>
          <table:table-cell office:value-type="float" office:value="1.21" calcext:value-type="float">
            <text:p>1,21</text:p>
          </table:table-cell>
          <table:table-cell office:value-type="float" office:value="1.19" calcext:value-type="float">
            <text:p>1,19</text:p>
          </table:table-cell>
          <table:table-cell office:value-type="float" office:value="1.16" calcext:value-type="float">
            <text:p>1,16</text:p>
          </table:table-cell>
          <table:table-cell office:value-type="float" office:value="1.21" calcext:value-type="float">
            <text:p>1,2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4" calcext:value-type="date">
            <text:p>14.07.2020</text:p>
          </table:table-cell>
          <table:table-cell office:value-type="float" office:value="519" calcext:value-type="float">
            <text:p>519</text:p>
          </table:table-cell>
          <table:table-cell office:value-type="float" office:value="491" calcext:value-type="float">
            <text:p>491</text:p>
          </table:table-cell>
          <table:table-cell office:value-type="float" office:value="550" calcext:value-type="float">
            <text:p>550</text:p>
          </table:table-cell>
          <table:table-cell office:value-type="float" office:value="451" calcext:value-type="float">
            <text:p>451</text:p>
          </table:table-cell>
          <table:table-cell office:value-type="float" office:value="426" calcext:value-type="float">
            <text:p>426</text:p>
          </table:table-cell>
          <table:table-cell office:value-type="float" office:value="478" calcext:value-type="float">
            <text:p>478</text:p>
          </table:table-cell>
          <table:table-cell office:value-type="float" office:value="1.17" calcext:value-type="float">
            <text:p>1,17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float" office:value="1.23" calcext:value-type="float">
            <text:p>1,23</text:p>
          </table:table-cell>
          <table:table-cell office:value-type="float" office:value="1.2" calcext:value-type="float">
            <text:p>1,2</text:p>
          </table:table-cell>
          <table:table-cell office:value-type="float" office:value="1.25" calcext:value-type="float">
            <text:p>1,2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5" calcext:value-type="date">
            <text:p>15.07.2020</text:p>
          </table:table-cell>
          <table:table-cell office:value-type="float" office:value="558" calcext:value-type="float">
            <text:p>558</text:p>
          </table:table-cell>
          <table:table-cell office:value-type="float" office:value="530" calcext:value-type="float">
            <text:p>530</text:p>
          </table:table-cell>
          <table:table-cell office:value-type="float" office:value="592" calcext:value-type="float">
            <text:p>592</text:p>
          </table:table-cell>
          <table:table-cell office:value-type="float" office:value="495" calcext:value-type="float">
            <text:p>495</text:p>
          </table:table-cell>
          <table:table-cell office:value-type="float" office:value="468" calcext:value-type="float">
            <text:p>468</text:p>
          </table:table-cell>
          <table:table-cell office:value-type="float" office:value="525" calcext:value-type="float">
            <text:p>525</text:p>
          </table:table-cell>
          <table:table-cell office:value-type="float" office:value="1.28" calcext:value-type="float">
            <text:p>1,28</text:p>
          </table:table-cell>
          <table:table-cell office:value-type="float" office:value="1.21" calcext:value-type="float">
            <text:p>1,21</text:p>
          </table:table-cell>
          <table:table-cell office:value-type="float" office:value="1.33" calcext:value-type="float">
            <text:p>1,33</text:p>
          </table:table-cell>
          <table:table-cell office:value-type="float" office:value="1.23" calcext:value-type="float">
            <text:p>1,23</text:p>
          </table:table-cell>
          <table:table-cell office:value-type="float" office:value="1.2" calcext:value-type="float">
            <text:p>1,2</text:p>
          </table:table-cell>
          <table:table-cell office:value-type="float" office:value="1.26" calcext:value-type="float">
            <text:p>1,2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6" calcext:value-type="date">
            <text:p>16.07.2020</text:p>
          </table:table-cell>
          <table:table-cell office:value-type="float" office:value="469" calcext:value-type="float">
            <text:p>469</text:p>
          </table:table-cell>
          <table:table-cell office:value-type="float" office:value="438" calcext:value-type="float">
            <text:p>438</text:p>
          </table:table-cell>
          <table:table-cell office:value-type="float" office:value="498" calcext:value-type="float">
            <text:p>498</text:p>
          </table:table-cell>
          <table:table-cell office:value-type="float" office:value="522" calcext:value-type="float">
            <text:p>522</text:p>
          </table:table-cell>
          <table:table-cell office:value-type="float" office:value="494" calcext:value-type="float">
            <text:p>494</text:p>
          </table:table-cell>
          <table:table-cell office:value-type="float" office:value="553" calcext:value-type="float">
            <text:p>553</text:p>
          </table:table-cell>
          <table:table-cell office:value-type="float" office:value="1.35" calcext:value-type="float">
            <text:p>1,35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 office:value-type="float" office:value="1.19" calcext:value-type="float">
            <text:p>1,19</text:p>
          </table:table-cell>
          <table:table-cell office:value-type="float" office:value="1.16" calcext:value-type="float">
            <text:p>1,16</text:p>
          </table:table-cell>
          <table:table-cell office:value-type="float" office:value="1.22" calcext:value-type="float">
            <text:p>1,2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7" calcext:value-type="date">
            <text:p>17.07.2020</text:p>
          </table:table-cell>
          <table:table-cell office:value-type="float" office:value="533" calcext:value-type="float">
            <text:p>533</text:p>
          </table:table-cell>
          <table:table-cell office:value-type="float" office:value="508" calcext:value-type="float">
            <text:p>508</text:p>
          </table:table-cell>
          <table:table-cell office:value-type="float" office:value="564" calcext:value-type="float">
            <text:p>564</text:p>
          </table:table-cell>
          <table:table-cell office:value-type="float" office:value="520" calcext:value-type="float">
            <text:p>520</text:p>
          </table:table-cell>
          <table:table-cell office:value-type="float" office:value="491" calcext:value-type="float">
            <text:p>491</text:p>
          </table:table-cell>
          <table:table-cell office:value-type="float" office:value="551" calcext:value-type="float">
            <text:p>551</text:p>
          </table:table-cell>
          <table:table-cell office:value-type="float" office:value="1.21" calcext:value-type="float">
            <text:p>1,21</text:p>
          </table:table-cell>
          <table:table-cell office:value-type="float" office:value="1.16" calcext:value-type="float">
            <text:p>1,16</text:p>
          </table:table-cell>
          <table:table-cell office:value-type="float" office:value="1.28" calcext:value-type="float">
            <text:p>1,28</text:p>
          </table:table-cell>
          <table:table-cell office:value-type="float" office:value="1.17" calcext:value-type="float">
            <text:p>1,17</text:p>
          </table:table-cell>
          <table:table-cell office:value-type="float" office:value="1.14" calcext:value-type="float">
            <text:p>1,14</text:p>
          </table:table-cell>
          <table:table-cell office:value-type="float" office:value="1.19" calcext:value-type="float">
            <text:p>1,1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8" calcext:value-type="date">
            <text:p>18.07.2020</text:p>
          </table:table-cell>
          <table:table-cell office:value-type="float" office:value="486" calcext:value-type="float">
            <text:p>486</text:p>
          </table:table-cell>
          <table:table-cell office:value-type="float" office:value="460" calcext:value-type="float">
            <text:p>460</text:p>
          </table:table-cell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  <table:table-cell office:value-type="float" office:value="484" calcext:value-type="float">
            <text:p>484</text:p>
          </table:table-cell>
          <table:table-cell office:value-type="float" office:value="541" calcext:value-type="float">
            <text:p>541</text:p>
          </table:table-cell>
          <table:table-cell office:value-type="float" office:value="1.13" calcext:value-type="float">
            <text:p>1,13</text:p>
          </table:table-cell>
          <table:table-cell office:value-type="float" office:value="1.08" calcext:value-type="float">
            <text:p>1,08</text:p>
          </table:table-cell>
          <table:table-cell office:value-type="float" office:value="1.19" calcext:value-type="float">
            <text:p>1,19</text:p>
          </table:table-cell>
          <table:table-cell office:value-type="float" office:value="1.14" calcext:value-type="float">
            <text:p>1,14</text:p>
          </table:table-cell>
          <table:table-cell office:value-type="float" office:value="1.12" calcext:value-type="float">
            <text:p>1,12</text:p>
          </table:table-cell>
          <table:table-cell office:value-type="float" office:value="1.17" calcext:value-type="float">
            <text:p>1,1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19" calcext:value-type="date">
            <text:p>19.07.2020</text:p>
          </table:table-cell>
          <table:table-cell office:value-type="float" office:value="517" calcext:value-type="float">
            <text:p>517</text:p>
          </table:table-cell>
          <table:table-cell office:value-type="float" office:value="495" calcext:value-type="float">
            <text:p>495</text:p>
          </table:table-cell>
          <table:table-cell office:value-type="float" office:value="543" calcext:value-type="float">
            <text:p>543</text:p>
          </table:table-cell>
          <table:table-cell office:value-type="float" office:value="501" calcext:value-type="float">
            <text:p>501</text:p>
          </table:table-cell>
          <table:table-cell office:value-type="float" office:value="475" calcext:value-type="float">
            <text:p>475</text:p>
          </table:table-cell>
          <table:table-cell office:value-type="float" office:value="529" calcext:value-type="float">
            <text:p>529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office:value-type="float" office:value="1.05" calcext:value-type="float">
            <text:p>1,05</text:p>
          </table:table-cell>
          <table:table-cell office:value-type="float" office:value="1.16" calcext:value-type="float">
            <text:p>1,16</text:p>
          </table:table-cell>
          <table:table-cell office:value-type="float" office:value="1.13" calcext:value-type="float">
            <text:p>1,13</text:p>
          </table:table-cell>
          <table:table-cell office:value-type="float" office:value="1.18" calcext:value-type="float">
            <text:p>1,1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0" calcext:value-type="date">
            <text:p>20.07.2020</text:p>
          </table:table-cell>
          <table:table-cell office:value-type="float" office:value="691" calcext:value-type="float">
            <text:p>691</text:p>
          </table:table-cell>
          <table:table-cell office:value-type="float" office:value="657" calcext:value-type="float">
            <text:p>657</text:p>
          </table:table-cell>
          <table:table-cell office:value-type="float" office:value="720" calcext:value-type="float">
            <text:p>720</text:p>
          </table:table-cell>
          <table:table-cell office:value-type="float" office:value="557" calcext:value-type="float">
            <text:p>557</text:p>
          </table:table-cell>
          <table:table-cell office:value-type="float" office:value="530" calcext:value-type="float">
            <text:p>530</text:p>
          </table:table-cell>
          <table:table-cell office:value-type="float" office:value="584" calcext:value-type="float">
            <text:p>584</text:p>
          </table:table-cell>
          <table:table-cell office:value-type="float" office:value="1.07" calcext:value-type="float">
            <text:p>1,07</text:p>
          </table:table-cell>
          <table:table-cell office:value-type="float" office:value="1.02" calcext:value-type="float">
            <text:p>1,02</text:p>
          </table:table-cell>
          <table:table-cell office:value-type="float" office:value="1.1" calcext:value-type="float">
            <text:p>1,1</text:p>
          </table:table-cell>
          <table:table-cell office:value-type="float" office:value="1.17" calcext:value-type="float">
            <text:p>1,17</text:p>
          </table:table-cell>
          <table:table-cell office:value-type="float" office:value="1.15" calcext:value-type="float">
            <text:p>1,15</text:p>
          </table:table-cell>
          <table:table-cell office:value-type="float" office:value="1.2" calcext:value-type="float">
            <text:p>1,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1" calcext:value-type="date">
            <text:p>21.07.2020</text:p>
          </table:table-cell>
          <table:table-cell office:value-type="float" office:value="699" calcext:value-type="float">
            <text:p>699</text:p>
          </table:table-cell>
          <table:table-cell office:value-type="float" office:value="670" calcext:value-type="float">
            <text:p>670</text:p>
          </table:table-cell>
          <table:table-cell office:value-type="float" office:value="732" calcext:value-type="float">
            <text:p>732</text:p>
          </table:table-cell>
          <table:table-cell office:value-type="float" office:value="598" calcext:value-type="float">
            <text:p>598</text:p>
          </table:table-cell>
          <table:table-cell office:value-type="float" office:value="570" calcext:value-type="float">
            <text:p>570</text:p>
          </table:table-cell>
          <table:table-cell office:value-type="float" office:value="626" calcext:value-type="float">
            <text:p>626</text:p>
          </table:table-cell>
          <table:table-cell office:value-type="float" office:value="1.15" calcext:value-type="float">
            <text:p>1,15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1.19" calcext:value-type="float">
            <text:p>1,19</text:p>
          </table:table-cell>
          <table:table-cell office:value-type="float" office:value="1.17" calcext:value-type="float">
            <text:p>1,17</text:p>
          </table:table-cell>
          <table:table-cell office:value-type="float" office:value="1.22" calcext:value-type="float">
            <text:p>1,2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2" calcext:value-type="date">
            <text:p>22.07.2020</text:p>
          </table:table-cell>
          <table:table-cell office:value-type="float" office:value="736" calcext:value-type="float">
            <text:p>736</text:p>
          </table:table-cell>
          <table:table-cell office:value-type="float" office:value="708" calcext:value-type="float">
            <text:p>708</text:p>
          </table:table-cell>
          <table:table-cell office:value-type="float" office:value="768" calcext:value-type="float">
            <text:p>768</text:p>
          </table:table-cell>
          <table:table-cell office:value-type="float" office:value="661" calcext:value-type="float">
            <text:p>661</text:p>
          </table:table-cell>
          <table:table-cell office:value-type="float" office:value="632" calcext:value-type="float">
            <text:p>632</text:p>
          </table:table-cell>
          <table:table-cell office:value-type="float" office:value="691" calcext:value-type="float">
            <text:p>691</text:p>
          </table:table-cell>
          <table:table-cell office:value-type="float" office:value="1.29" calcext:value-type="float">
            <text:p>1,29</text:p>
          </table:table-cell>
          <table:table-cell office:value-type="float" office:value="1.25" calcext:value-type="float">
            <text:p>1,25</text:p>
          </table:table-cell>
          <table:table-cell office:value-type="float" office:value="1.33" calcext:value-type="float">
            <text:p>1,33</text:p>
          </table:table-cell>
          <table:table-cell office:value-type="float" office:value="1.2" calcext:value-type="float">
            <text:p>1,2</text:p>
          </table:table-cell>
          <table:table-cell office:value-type="float" office:value="1.17" calcext:value-type="float">
            <text:p>1,17</text:p>
          </table:table-cell>
          <table:table-cell office:value-type="float" office:value="1.22" calcext:value-type="float">
            <text:p>1,2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3" calcext:value-type="date">
            <text:p>23.07.2020</text:p>
          </table:table-cell>
          <table:table-cell office:value-type="float" office:value="676" calcext:value-type="float">
            <text:p>676</text:p>
          </table:table-cell>
          <table:table-cell office:value-type="float" office:value="643" calcext:value-type="float">
            <text:p>643</text:p>
          </table:table-cell>
          <table:table-cell office:value-type="float" office:value="712" calcext:value-type="float">
            <text:p>712</text:p>
          </table:table-cell>
          <table:table-cell office:value-type="float" office:value="701" calcext:value-type="float">
            <text:p>701</text:p>
          </table:table-cell>
          <table:table-cell office:value-type="float" office:value="669" calcext:value-type="float">
            <text:p>669</text:p>
          </table:table-cell>
          <table:table-cell office:value-type="float" office:value="733" calcext:value-type="float">
            <text:p>733</text:p>
          </table:table-cell>
          <table:table-cell office:value-type="float" office:value="1.4" calcext:value-type="float">
            <text:p>1,4</text:p>
          </table:table-cell>
          <table:table-cell office:value-type="float" office:value="1.36" calcext:value-type="float">
            <text:p>1,36</text:p>
          </table:table-cell>
          <table:table-cell office:value-type="float" office:value="1.45" calcext:value-type="float">
            <text:p>1,45</text:p>
          </table:table-cell>
          <table:table-cell office:value-type="float" office:value="1.19" calcext:value-type="float">
            <text:p>1,19</text:p>
          </table:table-cell>
          <table:table-cell office:value-type="float" office:value="1.17" calcext:value-type="float">
            <text:p>1,17</text:p>
          </table:table-cell>
          <table:table-cell office:value-type="float" office:value="1.21" calcext:value-type="float">
            <text:p>1,2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4" calcext:value-type="date">
            <text:p>24.07.2020</text:p>
          </table:table-cell>
          <table:table-cell office:value-type="float" office:value="691" calcext:value-type="float">
            <text:p>691</text:p>
          </table:table-cell>
          <table:table-cell office:value-type="float" office:value="658" calcext:value-type="float">
            <text:p>658</text:p>
          </table:table-cell>
          <table:table-cell office:value-type="float" office:value="721" calcext:value-type="float">
            <text:p>721</text:p>
          </table:table-cell>
          <table:table-cell office:value-type="float" office:value="700" calcext:value-type="float">
            <text:p>700</text:p>
          </table:table-cell>
          <table:table-cell office:value-type="float" office:value="669" calcext:value-type="float">
            <text:p>669</text:p>
          </table:table-cell>
          <table:table-cell office:value-type="float" office:value="733" calcext:value-type="float">
            <text:p>733</text:p>
          </table:table-cell>
          <table:table-cell office:value-type="float" office:value="1.26" calcext:value-type="float">
            <text:p>1,26</text:p>
          </table:table-cell>
          <table:table-cell office:value-type="float" office:value="1.22" calcext:value-type="float">
            <text:p>1,22</text:p>
          </table:table-cell>
          <table:table-cell office:value-type="float" office:value="1.3" calcext:value-type="float">
            <text:p>1,3</text:p>
          </table:table-cell>
          <table:table-cell office:value-type="float" office:value="1.17" calcext:value-type="float">
            <text:p>1,17</text:p>
          </table:table-cell>
          <table:table-cell office:value-type="float" office:value="1.15" calcext:value-type="float">
            <text:p>1,15</text:p>
          </table:table-cell>
          <table:table-cell office:value-type="float" office:value="1.19" calcext:value-type="float">
            <text:p>1,1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5" calcext:value-type="date">
            <text:p>25.07.2020</text:p>
          </table:table-cell>
          <table:table-cell office:value-type="float" office:value="617" calcext:value-type="float">
            <text:p>617</text:p>
          </table:table-cell>
          <table:table-cell office:value-type="float" office:value="589" calcext:value-type="float">
            <text:p>589</text:p>
          </table:table-cell>
          <table:table-cell office:value-type="float" office:value="651" calcext:value-type="float">
            <text:p>651</text:p>
          </table:table-cell>
          <table:table-cell office:value-type="float" office:value="680" calcext:value-type="float">
            <text:p>680</text:p>
          </table:table-cell>
          <table:table-cell office:value-type="float" office:value="649" calcext:value-type="float">
            <text:p>649</text:p>
          </table:table-cell>
          <table:table-cell office:value-type="float" office:value="713" calcext:value-type="float">
            <text:p>713</text:p>
          </table:table-cell>
          <table:table-cell office:value-type="float" office:value="1.14" calcext:value-type="float">
            <text:p>1,14</text:p>
          </table:table-cell>
          <table:table-cell office:value-type="float" office:value="1.09" calcext:value-type="float">
            <text:p>1,09</text:p>
          </table:table-cell>
          <table:table-cell office:value-type="float" office:value="1.17" calcext:value-type="float">
            <text:p>1,17</text:p>
          </table:table-cell>
          <table:table-cell office:value-type="float" office:value="1.14" calcext:value-type="float">
            <text:p>1,14</text:p>
          </table:table-cell>
          <table:table-cell office:value-type="float" office:value="1.12" calcext:value-type="float">
            <text:p>1,12</text:p>
          </table:table-cell>
          <table:table-cell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6" calcext:value-type="date">
            <text:p>26.07.2020</text:p>
          </table:table-cell>
          <table:table-cell office:value-type="float" office:value="607" calcext:value-type="float">
            <text:p>607</text:p>
          </table:table-cell>
          <table:table-cell office:value-type="float" office:value="577" calcext:value-type="float">
            <text:p>577</text:p>
          </table:table-cell>
          <table:table-cell office:value-type="float" office:value="638" calcext:value-type="float">
            <text:p>638</text:p>
          </table:table-cell>
          <table:table-cell office:value-type="float" office:value="648" calcext:value-type="float">
            <text:p>648</text:p>
          </table:table-cell>
          <table:table-cell office:value-type="float" office:value="616" calcext:value-type="float">
            <text:p>616</text:p>
          </table:table-cell>
          <table:table-cell office:value-type="float" office:value="680" calcext:value-type="float">
            <text:p>680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.14" calcext:value-type="float">
            <text:p>1,1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7" calcext:value-type="date">
            <text:p>27.07.2020</text:p>
          </table:table-cell>
          <table:table-cell office:value-type="float" office:value="824" calcext:value-type="float">
            <text:p>824</text:p>
          </table:table-cell>
          <table:table-cell office:value-type="float" office:value="787" calcext:value-type="float">
            <text:p>787</text:p>
          </table:table-cell>
          <table:table-cell office:value-type="float" office:value="860" calcext:value-type="float">
            <text:p>860</text:p>
          </table:table-cell>
          <table:table-cell office:value-type="float" office:value="685" calcext:value-type="float">
            <text:p>685</text:p>
          </table:table-cell>
          <table:table-cell office:value-type="float" office:value="652" calcext:value-type="float">
            <text:p>652</text:p>
          </table:table-cell>
          <table:table-cell office:value-type="float" office:value="717" calcext:value-type="float">
            <text:p>717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11" calcext:value-type="float">
            <text:p>1,1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8" calcext:value-type="date">
            <text:p>28.07.2020</text:p>
          </table:table-cell>
          <table:table-cell office:value-type="float" office:value="765" calcext:value-type="float">
            <text:p>765</text:p>
          </table:table-cell>
          <table:table-cell office:value-type="float" office:value="732" calcext:value-type="float">
            <text:p>732</text:p>
          </table:table-cell>
          <table:table-cell office:value-type="float" office:value="804" calcext:value-type="float">
            <text:p>804</text:p>
          </table:table-cell>
          <table:table-cell office:value-type="float" office:value="703" calcext:value-type="float">
            <text:p>703</text:p>
          </table:table-cell>
          <table:table-cell office:value-type="float" office:value="671" calcext:value-type="float">
            <text:p>671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29" calcext:value-type="date">
            <text:p>29.07.2020</text:p>
          </table:table-cell>
          <table:table-cell office:value-type="float" office:value="740" calcext:value-type="float">
            <text:p>740</text:p>
          </table:table-cell>
          <table:table-cell office:value-type="float" office:value="712" calcext:value-type="float">
            <text:p>712</text:p>
          </table:table-cell>
          <table:table-cell office:value-type="float" office:value="772" calcext:value-type="float">
            <text:p>772</text:p>
          </table:table-cell>
          <table:table-cell office:value-type="float" office:value="734" calcext:value-type="float">
            <text:p>734</text:p>
          </table:table-cell>
          <table:table-cell office:value-type="float" office:value="702" calcext:value-type="float">
            <text:p>702</text:p>
          </table:table-cell>
          <table:table-cell office:value-type="float" office:value="768" calcext:value-type="float">
            <text:p>768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1.12" calcext:value-type="float">
            <text:p>1,12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08" calcext:value-type="float">
            <text:p>1,0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30" calcext:value-type="date">
            <text:p>30.07.2020</text:p>
          </table:table-cell>
          <table:table-cell office:value-type="float" office:value="763" calcext:value-type="float">
            <text:p>763</text:p>
          </table:table-cell>
          <table:table-cell office:value-type="float" office:value="730" calcext:value-type="float">
            <text:p>730</text:p>
          </table:table-cell>
          <table:table-cell office:value-type="float" office:value="798" calcext:value-type="float">
            <text:p>798</text:p>
          </table:table-cell>
          <table:table-cell office:value-type="float" office:value="773" calcext:value-type="float">
            <text:p>773</text:p>
          </table:table-cell>
          <table:table-cell office:value-type="float" office:value="740" calcext:value-type="float">
            <text:p>740</text:p>
          </table:table-cell>
          <table:table-cell office:value-type="float" office:value="808" calcext:value-type="float">
            <text:p>808</text:p>
          </table:table-cell>
          <table:table-cell office:value-type="float" office:value="1.19" calcext:value-type="float">
            <text:p>1,19</text:p>
          </table:table-cell>
          <table:table-cell office:value-type="float" office:value="1.15" calcext:value-type="float">
            <text:p>1,15</text:p>
          </table:table-cell>
          <table:table-cell office:value-type="float" office:value="1.24" calcext:value-type="float">
            <text:p>1,24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.07" calcext:value-type="float">
            <text:p>1,0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7-31" calcext:value-type="date">
            <text:p>31.07.2020</text:p>
          </table:table-cell>
          <table:table-cell office:value-type="float" office:value="775" calcext:value-type="float">
            <text:p>775</text:p>
          </table:table-cell>
          <table:table-cell office:value-type="float" office:value="737" calcext:value-type="float">
            <text:p>737</text:p>
          </table:table-cell>
          <table:table-cell office:value-type="float" office:value="809" calcext:value-type="float">
            <text:p>809</text:p>
          </table:table-cell>
          <table:table-cell office:value-type="float" office:value="761" calcext:value-type="float">
            <text:p>761</text:p>
          </table:table-cell>
          <table:table-cell office:value-type="float" office:value="728" calcext:value-type="float">
            <text:p>728</text:p>
          </table:table-cell>
          <table:table-cell office:value-type="float" office:value="796" calcext:value-type="float">
            <text:p>796</text:p>
          </table:table-cell>
          <table:table-cell office:value-type="float" office:value="1.11" calcext:value-type="float">
            <text:p>1,11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08" calcext:value-type="float">
            <text:p>1,08</text:p>
          </table:table-cell>
          <table:table-cell office:value-type="float" office:value="1.06" calcext:value-type="float">
            <text:p>1,06</text:p>
          </table:table-cell>
          <table:table-cell office:value-type="float" office:value="1.1" calcext:value-type="float">
            <text:p>1,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01" calcext:value-type="date">
            <text:p>01.08.2020</text:p>
          </table:table-cell>
          <table:table-cell office:value-type="float" office:value="823" calcext:value-type="float">
            <text:p>823</text:p>
          </table:table-cell>
          <table:table-cell office:value-type="float" office:value="785" calcext:value-type="float">
            <text:p>785</text:p>
          </table:table-cell>
          <table:table-cell office:value-type="float" office:value="865" calcext:value-type="float">
            <text:p>865</text:p>
          </table:table-cell>
          <table:table-cell office:value-type="float" office:value="775" calcext:value-type="float">
            <text:p>775</text:p>
          </table:table-cell>
          <table:table-cell office:value-type="float" office:value="741" calcext:value-type="float">
            <text:p>741</text:p>
          </table:table-cell>
          <table:table-cell office:value-type="float" office:value="811" calcext:value-type="float">
            <text:p>811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14" calcext:value-type="float">
            <text:p>1,14</text:p>
          </table:table-cell>
          <table:table-cell office:value-type="float" office:value="1.13" calcext:value-type="float">
            <text:p>1,13</text:p>
          </table:table-cell>
          <table:table-cell office:value-type="float" office:value="1.11" calcext:value-type="float">
            <text:p>1,11</text:p>
          </table:table-cell>
          <table:table-cell office:value-type="float" office:value="1.15" calcext:value-type="float">
            <text:p>1,1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02" calcext:value-type="date">
            <text:p>02.08.2020</text:p>
          </table:table-cell>
          <table:table-cell office:value-type="float" office:value="889" calcext:value-type="float">
            <text:p>889</text:p>
          </table:table-cell>
          <table:table-cell office:value-type="float" office:value="848" calcext:value-type="float">
            <text:p>848</text:p>
          </table:table-cell>
          <table:table-cell office:value-type="float" office:value="927" calcext:value-type="float">
            <text:p>927</text:p>
          </table:table-cell>
          <table:table-cell office:value-type="float" office:value="813" calcext:value-type="float">
            <text:p>813</text:p>
          </table:table-cell>
          <table:table-cell office:value-type="float" office:value="775" calcext:value-type="float">
            <text:p>775</text:p>
          </table:table-cell>
          <table:table-cell office:value-type="float" office:value="849" calcext:value-type="float">
            <text:p>849</text:p>
          </table:table-cell>
          <table:table-cell office:value-type="float" office:value="1.11" calcext:value-type="float">
            <text:p>1,11</text:p>
          </table:table-cell>
          <table:table-cell office:value-type="float" office:value="1.07" calcext:value-type="float">
            <text:p>1,07</text:p>
          </table:table-cell>
          <table:table-cell office:value-type="float" office:value="1.14" calcext:value-type="float">
            <text:p>1,14</text:p>
          </table:table-cell>
          <table:table-cell office:value-type="float" office:value="1.17" calcext:value-type="float">
            <text:p>1,17</text:p>
          </table:table-cell>
          <table:table-cell office:value-type="float" office:value="1.15" calcext:value-type="float">
            <text:p>1,15</text:p>
          </table:table-cell>
          <table:table-cell office:value-type="float" office:value="1.18" calcext:value-type="float">
            <text:p>1,1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03" calcext:value-type="date">
            <text:p>03.08.2020</text:p>
          </table:table-cell>
          <table:table-cell office:value-type="float" office:value="1079" calcext:value-type="float">
            <text:p>1079</text:p>
          </table:table-cell>
          <table:table-cell office:value-type="float" office:value="1040" calcext:value-type="float">
            <text:p>1040</text:p>
          </table:table-cell>
          <table:table-cell office:value-type="float" office:value="1124" calcext:value-type="float">
            <text:p>1124</text:p>
          </table:table-cell>
          <table:table-cell office:value-type="float" office:value="892" calcext:value-type="float">
            <text:p>892</text:p>
          </table:table-cell>
          <table:table-cell office:value-type="float" office:value="852" calcext:value-type="float">
            <text:p>852</text:p>
          </table:table-cell>
          <table:table-cell office:value-type="float" office:value="931" calcext:value-type="float">
            <text:p>931</text:p>
          </table:table-cell>
          <table:table-cell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float" office:value="1.19" calcext:value-type="float">
            <text:p>1,19</text:p>
          </table:table-cell>
          <table:table-cell office:value-type="float" office:value="1.17" calcext:value-type="float">
            <text:p>1,17</text:p>
          </table:table-cell>
          <table:table-cell office:value-type="float" office:value="1.21" calcext:value-type="float">
            <text:p>1,2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04" calcext:value-type="date">
            <text:p>04.08.2020</text:p>
          </table:table-cell>
          <table:table-cell office:value-type="float" office:value="993" calcext:value-type="float">
            <text:p>993</text:p>
          </table:table-cell>
          <table:table-cell office:value-type="float" office:value="955" calcext:value-type="float">
            <text:p>955</text:p>
          </table:table-cell>
          <table:table-cell office:value-type="float" office:value="1032" calcext:value-type="float">
            <text:p>1032</text:p>
          </table:table-cell>
          <table:table-cell office:value-type="float" office:value="946" calcext:value-type="float">
            <text:p>946</text:p>
          </table:table-cell>
          <table:table-cell office:value-type="float" office:value="907" calcext:value-type="float">
            <text:p>907</text:p>
          </table:table-cell>
          <table:table-cell office:value-type="float" office:value="987" calcext:value-type="float">
            <text:p>987</text:p>
          </table:table-cell>
          <table:table-cell office:value-type="float" office:value="1.24" calcext:value-type="float">
            <text:p>1,24</text:p>
          </table:table-cell>
          <table:table-cell office:value-type="float" office:value="1.2" calcext:value-type="float">
            <text:p>1,2</text:p>
          </table:table-cell>
          <table:table-cell office:value-type="float" office:value="1.28" calcext:value-type="float">
            <text:p>1,28</text:p>
          </table:table-cell>
          <table:table-cell office:value-type="float" office:value="1.19" calcext:value-type="float">
            <text:p>1,19</text:p>
          </table:table-cell>
          <table:table-cell office:value-type="float" office:value="1.17" calcext:value-type="float">
            <text:p>1,17</text:p>
          </table:table-cell>
          <table:table-cell office:value-type="float" office:value="1.21" calcext:value-type="float">
            <text:p>1,2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05" calcext:value-type="date">
            <text:p>05.08.2020</text:p>
          </table:table-cell>
          <table:table-cell office:value-type="float" office:value="988" calcext:value-type="float">
            <text:p>988</text:p>
          </table:table-cell>
          <table:table-cell office:value-type="float" office:value="948" calcext:value-type="float">
            <text:p>948</text:p>
          </table:table-cell>
          <table:table-cell office:value-type="float" office:value="1031" calcext:value-type="float">
            <text:p>1031</text:p>
          </table:table-cell>
          <table:table-cell office:value-type="float" office:value="987" calcext:value-type="float">
            <text:p>987</text:p>
          </table:table-cell>
          <table:table-cell office:value-type="float" office:value="948" calcext:value-type="float">
            <text:p>948</text:p>
          </table:table-cell>
          <table:table-cell office:value-type="float" office:value="1028" calcext:value-type="float">
            <text:p>1028</text:p>
          </table:table-cell>
          <table:table-cell office:value-type="float" office:value="1.27" calcext:value-type="float">
            <text:p>1,27</text:p>
          </table:table-cell>
          <table:table-cell office:value-type="float" office:value="1.24" calcext:value-type="float">
            <text:p>1,24</text:p>
          </table:table-cell>
          <table:table-cell office:value-type="float" office:value="1.31" calcext:value-type="float">
            <text:p>1,31</text:p>
          </table:table-cell>
          <table:table-cell office:value-type="float" office:value="1.17" calcext:value-type="float">
            <text:p>1,17</text:p>
          </table:table-cell>
          <table:table-cell office:value-type="float" office:value="1.16" calcext:value-type="float">
            <text:p>1,16</text:p>
          </table:table-cell>
          <table:table-cell office:value-type="float" office:value="1.2" calcext:value-type="float">
            <text:p>1,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06" calcext:value-type="date">
            <text:p>06.08.2020</text:p>
          </table:table-cell>
          <table:table-cell office:value-type="float" office:value="1004" calcext:value-type="float">
            <text:p>1004</text:p>
          </table:table-cell>
          <table:table-cell office:value-type="float" office:value="961" calcext:value-type="float">
            <text:p>961</text:p>
          </table:table-cell>
          <table:table-cell office:value-type="float" office:value="1048" calcext:value-type="float">
            <text:p>1048</text:p>
          </table:table-cell>
          <table:table-cell office:value-type="float" office:value="1016" calcext:value-type="float">
            <text:p>1016</text:p>
          </table:table-cell>
          <table:table-cell office:value-type="float" office:value="976" calcext:value-type="float">
            <text:p>976</text:p>
          </table:table-cell>
          <table:table-cell office:value-type="float" office:value="1059" calcext:value-type="float">
            <text:p>1059</text:p>
          </table:table-cell>
          <table:table-cell office:value-type="float" office:value="1.25" calcext:value-type="float">
            <text:p>1,25</text:p>
          </table:table-cell>
          <table:table-cell office:value-type="float" office:value="1.21" calcext:value-type="float">
            <text:p>1,21</text:p>
          </table:table-cell>
          <table:table-cell office:value-type="float" office:value="1.29" calcext:value-type="float">
            <text:p>1,29</text:p>
          </table:table-cell>
          <table:table-cell office:value-type="float" office:value="1.17" calcext:value-type="float">
            <text:p>1,17</text:p>
          </table:table-cell>
          <table:table-cell office:value-type="float" office:value="1.15" calcext:value-type="float">
            <text:p>1,15</text:p>
          </table:table-cell>
          <table:table-cell office:value-type="float" office:value="1.19" calcext:value-type="float">
            <text:p>1,1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07" calcext:value-type="date">
            <text:p>07.08.2020</text:p>
          </table:table-cell>
          <table:table-cell office:value-type="float" office:value="1052" calcext:value-type="float">
            <text:p>1052</text:p>
          </table:table-cell>
          <table:table-cell office:value-type="float" office:value="1006" calcext:value-type="float">
            <text:p>1006</text:p>
          </table:table-cell>
          <table:table-cell office:value-type="float" office:value="1103" calcext:value-type="float">
            <text:p>1103</text:p>
          </table:table-cell>
          <table:table-cell office:value-type="float" office:value="1009" calcext:value-type="float">
            <text:p>1009</text:p>
          </table:table-cell>
          <table:table-cell office:value-type="float" office:value="967" calcext:value-type="float">
            <text:p>967</text:p>
          </table:table-cell>
          <table:table-cell office:value-type="float" office:value="1053" calcext:value-type="float">
            <text:p>1053</text:p>
          </table:table-cell>
          <table:table-cell office:value-type="float" office:value="1.13" calcext:value-type="float">
            <text:p>1,13</text:p>
          </table:table-cell>
          <table:table-cell office:value-type="float" office:value="1.1" calcext:value-type="float">
            <text:p>1,1</text:p>
          </table:table-cell>
          <table:table-cell office:value-type="float" office:value="1.17" calcext:value-type="float">
            <text:p>1,17</text:p>
          </table:table-cell>
          <table:table-cell office:value-type="float" office:value="1.16" calcext:value-type="float">
            <text:p>1,16</text:p>
          </table:table-cell>
          <table:table-cell office:value-type="float" office:value="1.14" calcext:value-type="float">
            <text:p>1,14</text:p>
          </table:table-cell>
          <table:table-cell office:value-type="float" office:value="1.18" calcext:value-type="float">
            <text:p>1,1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08" calcext:value-type="date">
            <text:p>08.08.2020</text:p>
          </table:table-cell>
          <table:table-cell office:value-type="float" office:value="1002" calcext:value-type="float">
            <text:p>1002</text:p>
          </table:table-cell>
          <table:table-cell office:value-type="float" office:value="952" calcext:value-type="float">
            <text:p>952</text:p>
          </table:table-cell>
          <table:table-cell office:value-type="float" office:value="1051" calcext:value-type="float">
            <text:p>1051</text:p>
          </table:table-cell>
          <table:table-cell office:value-type="float" office:value="1011" calcext:value-type="float">
            <text:p>1011</text:p>
          </table:table-cell>
          <table:table-cell office:value-type="float" office:value="967" calcext:value-type="float">
            <text:p>967</text:p>
          </table:table-cell>
          <table:table-cell office:value-type="float" office:value="1058" calcext:value-type="float">
            <text:p>1058</text:p>
          </table:table-cell>
          <table:table-cell office:value-type="float" office:value="1.07" calcext:value-type="float">
            <text:p>1,07</text:p>
          </table:table-cell>
          <table:table-cell office:value-type="float" office:value="1.04" calcext:value-type="float">
            <text:p>1,04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office:value-type="float" office:value="1.12" calcext:value-type="float">
            <text:p>1,12</text:p>
          </table:table-cell>
          <table:table-cell office:value-type="float" office:value="1.15" calcext:value-type="float">
            <text:p>1,1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09" calcext:value-type="date">
            <text:p>09.08.2020</text:p>
          </table:table-cell>
          <table:table-cell office:value-type="float" office:value="1041" calcext:value-type="float">
            <text:p>1041</text:p>
          </table:table-cell>
          <table:table-cell office:value-type="float" office:value="994" calcext:value-type="float">
            <text:p>994</text:p>
          </table:table-cell>
          <table:table-cell office:value-type="float" office:value="1089" calcext:value-type="float">
            <text:p>1089</text:p>
          </table:table-cell>
          <table:table-cell office:value-type="float" office:value="1025" calcext:value-type="float">
            <text:p>1025</text:p>
          </table:table-cell>
          <table:table-cell office:value-type="float" office:value="978" calcext:value-type="float">
            <text:p>978</text:p>
          </table:table-cell>
          <table:table-cell office:value-type="float" office:value="1073" calcext:value-type="float">
            <text:p>1073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office:value-type="float" office:value="1.14" calcext:value-type="float">
            <text:p>1,14</text:p>
          </table:table-cell>
          <table:table-cell office:value-type="float" office:value="1.12" calcext:value-type="float">
            <text:p>1,12</text:p>
          </table:table-cell>
          <table:table-cell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10" calcext:value-type="date">
            <text:p>10.08.2020</text:p>
          </table:table-cell>
          <table:table-cell office:value-type="float" office:value="1401" calcext:value-type="float">
            <text:p>1401</text:p>
          </table:table-cell>
          <table:table-cell office:value-type="float" office:value="1350" calcext:value-type="float">
            <text:p>1350</text:p>
          </table:table-cell>
          <table:table-cell office:value-type="float" office:value="1462" calcext:value-type="float">
            <text:p>1462</text:p>
          </table:table-cell>
          <table:table-cell office:value-type="float" office:value="1124" calcext:value-type="float">
            <text:p>1124</text:p>
          </table:table-cell>
          <table:table-cell office:value-type="float" office:value="1075" calcext:value-type="float">
            <text:p>1075</text:p>
          </table:table-cell>
          <table:table-cell office:value-type="float" office:value="1176" calcext:value-type="float">
            <text:p>1176</text:p>
          </table:table-cell>
          <table:table-cell office:value-type="float" office:value="1.11" calcext:value-type="float">
            <text:p>1,11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.14" calcext:value-type="float">
            <text:p>1,14</text:p>
          </table:table-cell>
          <table:table-cell office:value-type="float" office:value="1.12" calcext:value-type="float">
            <text:p>1,12</text:p>
          </table:table-cell>
          <table:table-cell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11" calcext:value-type="date">
            <text:p>11.08.2020</text:p>
          </table:table-cell>
          <table:table-cell office:value-type="float" office:value="1310" calcext:value-type="float">
            <text:p>1310</text:p>
          </table:table-cell>
          <table:table-cell office:value-type="float" office:value="1261" calcext:value-type="float">
            <text:p>1261</text:p>
          </table:table-cell>
          <table:table-cell office:value-type="float" office:value="1362" calcext:value-type="float">
            <text:p>1362</text:p>
          </table:table-cell>
          <table:table-cell office:value-type="float" office:value="1188" calcext:value-type="float">
            <text:p>1188</text:p>
          </table:table-cell>
          <table:table-cell office:value-type="float" office:value="1139" calcext:value-type="float">
            <text:p>1139</text:p>
          </table:table-cell>
          <table:table-cell office:value-type="float" office:value="1241" calcext:value-type="float">
            <text:p>1241</text:p>
          </table:table-cell>
          <table:table-cell office:value-type="float" office:value="1.18" calcext:value-type="float">
            <text:p>1,18</text:p>
          </table:table-cell>
          <table:table-cell office:value-type="float" office:value="1.13" calcext:value-type="float">
            <text:p>1,13</text:p>
          </table:table-cell>
          <table:table-cell office:value-type="float" office:value="1.21" calcext:value-type="float">
            <text:p>1,21</text:p>
          </table:table-cell>
          <table:table-cell office:value-type="float" office:value="1.16" calcext:value-type="float">
            <text:p>1,16</text:p>
          </table:table-cell>
          <table:table-cell office:value-type="float" office:value="1.14" calcext:value-type="float">
            <text:p>1,14</text:p>
          </table:table-cell>
          <table:table-cell office:value-type="float" office:value="1.18" calcext:value-type="float">
            <text:p>1,1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12" calcext:value-type="date">
            <text:p>12.08.2020</text:p>
          </table:table-cell>
          <table:table-cell office:value-type="float" office:value="1319" calcext:value-type="float">
            <text:p>1319</text:p>
          </table:table-cell>
          <table:table-cell office:value-type="float" office:value="1272" calcext:value-type="float">
            <text:p>1272</text:p>
          </table:table-cell>
          <table:table-cell office:value-type="float" office:value="1370" calcext:value-type="float">
            <text:p>1370</text:p>
          </table:table-cell>
          <table:table-cell office:value-type="float" office:value="1268" calcext:value-type="float">
            <text:p>1268</text:p>
          </table:table-cell>
          <table:table-cell office:value-type="float" office:value="1219" calcext:value-type="float">
            <text:p>1219</text:p>
          </table:table-cell>
          <table:table-cell office:value-type="float" office:value="1321" calcext:value-type="float">
            <text:p>1321</text:p>
          </table:table-cell>
          <table:table-cell office:value-type="float" office:value="1.25" calcext:value-type="float">
            <text:p>1,25</text:p>
          </table:table-cell>
          <table:table-cell office:value-type="float" office:value="1.21" calcext:value-type="float">
            <text:p>1,21</text:p>
          </table:table-cell>
          <table:table-cell office:value-type="float" office:value="1.29" calcext:value-type="float">
            <text:p>1,29</text:p>
          </table:table-cell>
          <table:table-cell office:value-type="float" office:value="1.18" calcext:value-type="float">
            <text:p>1,18</text:p>
          </table:table-cell>
          <table:table-cell office:value-type="float" office:value="1.17" calcext:value-type="float">
            <text:p>1,17</text:p>
          </table:table-cell>
          <table:table-cell office:value-type="float" office:value="1.2" calcext:value-type="float">
            <text:p>1,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13" calcext:value-type="date">
            <text:p>13.08.2020</text:p>
          </table:table-cell>
          <table:table-cell office:value-type="float" office:value="1355" calcext:value-type="float">
            <text:p>1355</text:p>
          </table:table-cell>
          <table:table-cell office:value-type="float" office:value="1291" calcext:value-type="float">
            <text:p>1291</text:p>
          </table:table-cell>
          <table:table-cell office:value-type="float" office:value="1409" calcext:value-type="float">
            <text:p>1409</text:p>
          </table:table-cell>
          <table:table-cell office:value-type="float" office:value="1346" calcext:value-type="float">
            <text:p>1346</text:p>
          </table:table-cell>
          <table:table-cell office:value-type="float" office:value="1293" calcext:value-type="float">
            <text:p>1293</text:p>
          </table:table-cell>
          <table:table-cell office:value-type="float" office:value="1401" calcext:value-type="float">
            <text:p>1401</text:p>
          </table:table-cell>
          <table:table-cell office:value-type="float" office:value="1.31" calcext:value-type="float">
            <text:p>1,31</text:p>
          </table:table-cell>
          <table:table-cell office:value-type="float" office:value="1.27" calcext:value-type="float">
            <text:p>1,27</text:p>
          </table:table-cell>
          <table:table-cell office:value-type="float" office:value="1.35" calcext:value-type="float">
            <text:p>1,35</text:p>
          </table:table-cell>
          <table:table-cell office:value-type="float" office:value="1.17" calcext:value-type="float">
            <text:p>1,17</text:p>
          </table:table-cell>
          <table:table-cell office:value-type="float" office:value="1.15" calcext:value-type="float">
            <text:p>1,15</text:p>
          </table:table-cell>
          <table:table-cell office:value-type="float" office:value="1.19" calcext:value-type="float">
            <text:p>1,1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14" calcext:value-type="date">
            <text:p>14.08.2020</text:p>
          </table:table-cell>
          <table:table-cell office:value-type="float" office:value="1320" calcext:value-type="float">
            <text:p>1320</text:p>
          </table:table-cell>
          <table:table-cell office:value-type="float" office:value="1264" calcext:value-type="float">
            <text:p>1264</text:p>
          </table:table-cell>
          <table:table-cell office:value-type="float" office:value="1373" calcext:value-type="float">
            <text:p>1373</text:p>
          </table:table-cell>
          <table:table-cell office:value-type="float" office:value="1326" calcext:value-type="float">
            <text:p>1326</text:p>
          </table:table-cell>
          <table:table-cell office:value-type="float" office:value="1272" calcext:value-type="float">
            <text:p>1272</text:p>
          </table:table-cell>
          <table:table-cell office:value-type="float" office:value="1378" calcext:value-type="float">
            <text:p>1378</text:p>
          </table:table-cell>
          <table:table-cell office:value-type="float" office:value="1.18" calcext:value-type="float">
            <text:p>1,18</text:p>
          </table:table-cell>
          <table:table-cell office:value-type="float" office:value="1.13" calcext:value-type="float">
            <text:p>1,13</text:p>
          </table:table-cell>
          <table:table-cell office:value-type="float" office:value="1.21" calcext:value-type="float">
            <text:p>1,21</text:p>
          </table:table-cell>
          <table:table-cell office:value-type="float" office:value="1.15" calcext:value-type="float">
            <text:p>1,15</text:p>
          </table:table-cell>
          <table:table-cell office:value-type="float" office:value="1.13" calcext:value-type="float">
            <text:p>1,13</text:p>
          </table:table-cell>
          <table:table-cell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15" calcext:value-type="date">
            <text:p>15.08.2020</text:p>
          </table:table-cell>
          <table:table-cell office:value-type="float" office:value="1201" calcext:value-type="float">
            <text:p>1201</text:p>
          </table:table-cell>
          <table:table-cell office:value-type="float" office:value="1163" calcext:value-type="float">
            <text:p>1163</text:p>
          </table:table-cell>
          <table:table-cell office:value-type="float" office:value="1262" calcext:value-type="float">
            <text:p>1262</text:p>
          </table:table-cell>
          <table:table-cell office:value-type="float" office:value="1299" calcext:value-type="float">
            <text:p>1299</text:p>
          </table:table-cell>
          <table:table-cell office:value-type="float" office:value="1247" calcext:value-type="float">
            <text:p>1247</text:p>
          </table:table-cell>
          <table:table-cell office:value-type="float" office:value="1353" calcext:value-type="float">
            <text:p>1353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13" calcext:value-type="float">
            <text:p>1,13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16" calcext:value-type="date">
            <text:p>16.08.2020</text:p>
          </table:table-cell>
          <table:table-cell office:value-type="float" office:value="1167" calcext:value-type="float">
            <text:p>1167</text:p>
          </table:table-cell>
          <table:table-cell office:value-type="float" office:value="1125" calcext:value-type="float">
            <text:p>1125</text:p>
          </table:table-cell>
          <table:table-cell office:value-type="float" office:value="1226" calcext:value-type="float">
            <text:p>1226</text:p>
          </table:table-cell>
          <table:table-cell office:value-type="float" office:value="1261" calcext:value-type="float">
            <text:p>1261</text:p>
          </table:table-cell>
          <table:table-cell office:value-type="float" office:value="1210" calcext:value-type="float">
            <text:p>1210</text:p>
          </table:table-cell>
          <table:table-cell office:value-type="float" office:value="1317" calcext:value-type="float">
            <text:p>1317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.03" calcext:value-type="float">
            <text:p>1,03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17" calcext:value-type="date">
            <text:p>17.08.2020</text:p>
          </table:table-cell>
          <table:table-cell office:value-type="float" office:value="1415" calcext:value-type="float">
            <text:p>1415</text:p>
          </table:table-cell>
          <table:table-cell office:value-type="float" office:value="1366" calcext:value-type="float">
            <text:p>1366</text:p>
          </table:table-cell>
          <table:table-cell office:value-type="float" office:value="1466" calcext:value-type="float">
            <text:p>1466</text:p>
          </table:table-cell>
          <table:table-cell office:value-type="float" office:value="1276" calcext:value-type="float">
            <text:p>1276</text:p>
          </table:table-cell>
          <table:table-cell office:value-type="float" office:value="1229" calcext:value-type="float">
            <text:p>1229</text:p>
          </table:table-cell>
          <table:table-cell office:value-type="float" office:value="1332" calcext:value-type="float">
            <text:p>1332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07" calcext:value-type="float">
            <text:p>1,0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18" calcext:value-type="date">
            <text:p>18.08.2020</text:p>
          </table:table-cell>
          <table:table-cell office:value-type="float" office:value="1459" calcext:value-type="float">
            <text:p>1459</text:p>
          </table:table-cell>
          <table:table-cell office:value-type="float" office:value="1404" calcext:value-type="float">
            <text:p>1404</text:p>
          </table:table-cell>
          <table:table-cell office:value-type="float" office:value="1515" calcext:value-type="float">
            <text:p>1515</text:p>
          </table:table-cell>
          <table:table-cell office:value-type="float" office:value="1310" calcext:value-type="float">
            <text:p>1310</text:p>
          </table:table-cell>
          <table:table-cell office:value-type="float" office:value="1264" calcext:value-type="float">
            <text:p>1264</text:p>
          </table:table-cell>
          <table:table-cell office:value-type="float" office:value="1367" calcext:value-type="float">
            <text:p>1367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19" calcext:value-type="date">
            <text:p>19.08.2020</text:p>
          </table:table-cell>
          <table:table-cell office:value-type="float" office:value="1294" calcext:value-type="float">
            <text:p>1294</text:p>
          </table:table-cell>
          <table:table-cell office:value-type="float" office:value="1248" calcext:value-type="float">
            <text:p>1248</text:p>
          </table:table-cell>
          <table:table-cell office:value-type="float" office:value="1342" calcext:value-type="float">
            <text:p>1342</text:p>
          </table:table-cell>
          <table:table-cell office:value-type="float" office:value="1333" calcext:value-type="float">
            <text:p>1333</text:p>
          </table:table-cell>
          <table:table-cell office:value-type="float" office:value="1286" calcext:value-type="float">
            <text:p>1286</text:p>
          </table:table-cell>
          <table:table-cell office:value-type="float" office:value="1387" calcext:value-type="float">
            <text:p>1387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20" calcext:value-type="date">
            <text:p>20.08.2020</text:p>
          </table:table-cell>
          <table:table-cell office:value-type="float" office:value="1139" calcext:value-type="float">
            <text:p>1139</text:p>
          </table:table-cell>
          <table:table-cell office:value-type="float" office:value="1092" calcext:value-type="float">
            <text:p>1092</text:p>
          </table:table-cell>
          <table:table-cell office:value-type="float" office:value="1184" calcext:value-type="float">
            <text:p>1184</text:p>
          </table:table-cell>
          <table:table-cell office:value-type="float" office:value="1327" calcext:value-type="float">
            <text:p>1327</text:p>
          </table:table-cell>
          <table:table-cell office:value-type="float" office:value="1277" calcext:value-type="float">
            <text:p>1277</text:p>
          </table:table-cell>
          <table:table-cell office:value-type="float" office:value="1377" calcext:value-type="float">
            <text:p>1377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.08" calcext:value-type="float">
            <text:p>1,08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21" calcext:value-type="date">
            <text:p>21.08.2020</text:p>
          </table:table-cell>
          <table:table-cell office:value-type="float" office:value="1156" calcext:value-type="float">
            <text:p>1156</text:p>
          </table:table-cell>
          <table:table-cell office:value-type="float" office:value="1111" calcext:value-type="float">
            <text:p>1111</text:p>
          </table:table-cell>
          <table:table-cell office:value-type="float" office:value="1205" calcext:value-type="float">
            <text:p>1205</text:p>
          </table:table-cell>
          <table:table-cell office:value-type="float" office:value="1262" calcext:value-type="float">
            <text:p>1262</text:p>
          </table:table-cell>
          <table:table-cell office:value-type="float" office:value="1213" calcext:value-type="float">
            <text:p>1213</text:p>
          </table:table-cell>
          <table:table-cell office:value-type="float" office:value="1311" calcext:value-type="float">
            <text:p>1311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22" calcext:value-type="date">
            <text:p>22.08.2020</text:p>
          </table:table-cell>
          <table:table-cell office:value-type="float" office:value="1112" calcext:value-type="float">
            <text:p>1112</text:p>
          </table:table-cell>
          <table:table-cell office:value-type="float" office:value="1071" calcext:value-type="float">
            <text:p>1071</text:p>
          </table:table-cell>
          <table:table-cell office:value-type="float" office:value="1160" calcext:value-type="float">
            <text:p>1160</text:p>
          </table:table-cell>
          <table:table-cell office:value-type="float" office:value="1175" calcext:value-type="float">
            <text:p>1175</text:p>
          </table:table-cell>
          <table:table-cell office:value-type="float" office:value="1130" calcext:value-type="float">
            <text:p>1130</text:p>
          </table:table-cell>
          <table:table-cell office:value-type="float" office:value="1223" calcext:value-type="float">
            <text:p>1223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23" calcext:value-type="date">
            <text:p>23.08.2020</text:p>
          </table:table-cell>
          <table:table-cell office:value-type="float" office:value="1159" calcext:value-type="float">
            <text:p>1159</text:p>
          </table:table-cell>
          <table:table-cell office:value-type="float" office:value="1121" calcext:value-type="float">
            <text:p>1121</text:p>
          </table:table-cell>
          <table:table-cell office:value-type="float" office:value="1203" calcext:value-type="float">
            <text:p>1203</text:p>
          </table:table-cell>
          <table:table-cell office:value-type="float" office:value="1142" calcext:value-type="float">
            <text:p>1142</text:p>
          </table:table-cell>
          <table:table-cell office:value-type="float" office:value="1099" calcext:value-type="float">
            <text:p>1099</text:p>
          </table:table-cell>
          <table:table-cell office:value-type="float" office:value="1188" calcext:value-type="float">
            <text:p>1188</text:p>
          </table:table-cell>
          <table:table-cell office:value-type="float" office:value="0.86" calcext:value-type="float">
            <text:p>0,86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24" calcext:value-type="date">
            <text:p>24.08.2020</text:p>
          </table:table-cell>
          <table:table-cell office:value-type="float" office:value="1428" calcext:value-type="float">
            <text:p>1428</text:p>
          </table:table-cell>
          <table:table-cell office:value-type="float" office:value="1387" calcext:value-type="float">
            <text:p>1387</text:p>
          </table:table-cell>
          <table:table-cell office:value-type="float" office:value="1474" calcext:value-type="float">
            <text:p>1474</text:p>
          </table:table-cell>
          <table:table-cell office:value-type="float" office:value="1214" calcext:value-type="float">
            <text:p>1214</text:p>
          </table:table-cell>
          <table:table-cell office:value-type="float" office:value="1172" calcext:value-type="float">
            <text:p>1172</text:p>
          </table:table-cell>
          <table:table-cell office:value-type="float" office:value="1260" calcext:value-type="float">
            <text:p>1260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25" calcext:value-type="date">
            <text:p>25.08.2020</text:p>
          </table:table-cell>
          <table:table-cell office:value-type="float" office:value="1331" calcext:value-type="float">
            <text:p>1331</text:p>
          </table:table-cell>
          <table:table-cell office:value-type="float" office:value="1286" calcext:value-type="float">
            <text:p>1286</text:p>
          </table:table-cell>
          <table:table-cell office:value-type="float" office:value="1383" calcext:value-type="float">
            <text:p>1383</text:p>
          </table:table-cell>
          <table:table-cell office:value-type="float" office:value="1257" calcext:value-type="float">
            <text:p>1257</text:p>
          </table:table-cell>
          <table:table-cell office:value-type="float" office:value="1216" calcext:value-type="float">
            <text:p>1216</text:p>
          </table:table-cell>
          <table:table-cell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.02" calcext:value-type="float">
            <text:p>1,02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26" calcext:value-type="date">
            <text:p>26.08.2020</text:p>
          </table:table-cell>
          <table:table-cell office:value-type="float" office:value="1200" calcext:value-type="float">
            <text:p>1200</text:p>
          </table:table-cell>
          <table:table-cell office:value-type="float" office:value="1159" calcext:value-type="float">
            <text:p>1159</text:p>
          </table:table-cell>
          <table:table-cell office:value-type="float" office:value="1248" calcext:value-type="float">
            <text:p>1248</text:p>
          </table:table-cell>
          <table:table-cell office:value-type="float" office:value="1279" calcext:value-type="float">
            <text:p>1279</text:p>
          </table:table-cell>
          <table:table-cell office:value-type="float" office:value="1238" calcext:value-type="float">
            <text:p>1238</text:p>
          </table:table-cell>
          <table:table-cell office:value-type="float" office:value="1327" calcext:value-type="float">
            <text:p>1327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12" calcext:value-type="float">
            <text:p>1,12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27" calcext:value-type="date">
            <text:p>27.08.2020</text:p>
          </table:table-cell>
          <table:table-cell office:value-type="float" office:value="1216" calcext:value-type="float">
            <text:p>1216</text:p>
          </table:table-cell>
          <table:table-cell office:value-type="float" office:value="1164" calcext:value-type="float">
            <text:p>1164</text:p>
          </table:table-cell>
          <table:table-cell office:value-type="float" office:value="1275" calcext:value-type="float">
            <text:p>1275</text:p>
          </table:table-cell>
          <table:table-cell office:value-type="float" office:value="1294" calcext:value-type="float">
            <text:p>1294</text:p>
          </table:table-cell>
          <table:table-cell office:value-type="float" office:value="1249" calcext:value-type="float">
            <text:p>1249</text:p>
          </table:table-cell>
          <table:table-cell office:value-type="float" office:value="1345" calcext:value-type="float">
            <text:p>1345</text:p>
          </table:table-cell>
          <table:table-cell office:value-type="float" office:value="1.13" calcext:value-type="float">
            <text:p>1,13</text:p>
          </table:table-cell>
          <table:table-cell office:value-type="float" office:value="1.1" calcext:value-type="float">
            <text:p>1,1</text:p>
          </table:table-cell>
          <table:table-cell office:value-type="float" office:value="1.17" calcext:value-type="float">
            <text:p>1,1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28" calcext:value-type="date">
            <text:p>28.08.2020</text:p>
          </table:table-cell>
          <table:table-cell office:value-type="float" office:value="1135" calcext:value-type="float">
            <text:p>1135</text:p>
          </table:table-cell>
          <table:table-cell office:value-type="float" office:value="1089" calcext:value-type="float">
            <text:p>1089</text:p>
          </table:table-cell>
          <table:table-cell office:value-type="float" office:value="1174" calcext:value-type="float">
            <text:p>1174</text:p>
          </table:table-cell>
          <table:table-cell office:value-type="float" office:value="1220" calcext:value-type="float">
            <text:p>1220</text:p>
          </table:table-cell>
          <table:table-cell office:value-type="float" office:value="1174" calcext:value-type="float">
            <text:p>1174</text:p>
          </table:table-cell>
          <table:table-cell office:value-type="float" office:value="1270" calcext:value-type="float">
            <text:p>1270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office:value-type="float" office:value="1.03" calcext:value-type="float">
            <text:p>1,03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29" calcext:value-type="date">
            <text:p>29.08.2020</text:p>
          </table:table-cell>
          <table:table-cell office:value-type="float" office:value="959" calcext:value-type="float">
            <text:p>959</text:p>
          </table:table-cell>
          <table:table-cell office:value-type="float" office:value="918" calcext:value-type="float">
            <text:p>918</text:p>
          </table:table-cell>
          <table:table-cell office:value-type="float" office:value="1002" calcext:value-type="float">
            <text:p>1002</text:p>
          </table:table-cell>
          <table:table-cell office:value-type="float" office:value="1127" calcext:value-type="float">
            <text:p>1127</text:p>
          </table:table-cell>
          <table:table-cell office:value-type="float" office:value="1082" calcext:value-type="float">
            <text:p>1082</text:p>
          </table:table-cell>
          <table:table-cell office:value-type="float" office:value="1175" calcext:value-type="float">
            <text:p>1175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30" calcext:value-type="date">
            <text:p>30.08.2020</text:p>
          </table:table-cell>
          <table:table-cell office:value-type="float" office:value="1023" calcext:value-type="float">
            <text:p>1023</text:p>
          </table:table-cell>
          <table:table-cell office:value-type="float" office:value="976" calcext:value-type="float">
            <text:p>976</text:p>
          </table:table-cell>
          <table:table-cell office:value-type="float" office:value="1071" calcext:value-type="float">
            <text:p>1071</text:p>
          </table:table-cell>
          <table:table-cell office:value-type="float" office:value="1083" calcext:value-type="float">
            <text:p>1083</text:p>
          </table:table-cell>
          <table:table-cell office:value-type="float" office:value="1037" calcext:value-type="float">
            <text:p>1037</text:p>
          </table:table-cell>
          <table:table-cell office:value-type="float" office:value="1130" calcext:value-type="float">
            <text:p>1130</text:p>
          </table:table-cell>
          <table:table-cell office:value-type="float" office:value="0.85" calcext:value-type="float">
            <text:p>0,85</text:p>
          </table:table-cell>
          <table:table-cell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7" calcext:value-type="float">
            <text:p>0,9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8-31" calcext:value-type="date">
            <text:p>31.08.2020</text:p>
          </table:table-cell>
          <table:table-cell office:value-type="float" office:value="1363" calcext:value-type="float">
            <text:p>1363</text:p>
          </table:table-cell>
          <table:table-cell office:value-type="float" office:value="1314" calcext:value-type="float">
            <text:p>1314</text:p>
          </table:table-cell>
          <table:table-cell office:value-type="float" office:value="1426" calcext:value-type="float">
            <text:p>1426</text:p>
          </table:table-cell>
          <table:table-cell office:value-type="float" office:value="1120" calcext:value-type="float">
            <text:p>1120</text:p>
          </table:table-cell>
          <table:table-cell office:value-type="float" office:value="1074" calcext:value-type="float">
            <text:p>1074</text:p>
          </table:table-cell>
          <table:table-cell office:value-type="float" office:value="1168" calcext:value-type="float">
            <text:p>1168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01" calcext:value-type="date">
            <text:p>01.09.2020</text:p>
          </table:table-cell>
          <table:table-cell office:value-type="float" office:value="1484" calcext:value-type="float">
            <text:p>1484</text:p>
          </table:table-cell>
          <table:table-cell office:value-type="float" office:value="1441" calcext:value-type="float">
            <text:p>1441</text:p>
          </table:table-cell>
          <table:table-cell office:value-type="float" office:value="1532" calcext:value-type="float">
            <text:p>1532</text:p>
          </table:table-cell>
          <table:table-cell office:value-type="float" office:value="1207" calcext:value-type="float">
            <text:p>1207</text:p>
          </table:table-cell>
          <table:table-cell office:value-type="float" office:value="1162" calcext:value-type="float">
            <text:p>1162</text:p>
          </table:table-cell>
          <table:table-cell office:value-type="float" office:value="1257" calcext:value-type="float">
            <text:p>1257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02" calcext:value-type="date">
            <text:p>02.09.2020</text:p>
          </table:table-cell>
          <table:table-cell office:value-type="float" office:value="1330" calcext:value-type="float">
            <text:p>1330</text:p>
          </table:table-cell>
          <table:table-cell office:value-type="float" office:value="1282" calcext:value-type="float">
            <text:p>1282</text:p>
          </table:table-cell>
          <table:table-cell office:value-type="float" office:value="1385" calcext:value-type="float">
            <text:p>1385</text:p>
          </table:table-cell>
          <table:table-cell office:value-type="float" office:value="1300" calcext:value-type="float">
            <text:p>1300</text:p>
          </table:table-cell>
          <table:table-cell office:value-type="float" office:value="1253" calcext:value-type="float">
            <text:p>1253</text:p>
          </table:table-cell>
          <table:table-cell office:value-type="float" office:value="1353" calcext:value-type="float">
            <text:p>1353</text:p>
          </table:table-cell>
          <table:table-cell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office:value-type="float" office:value="1.19" calcext:value-type="float">
            <text:p>1,19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03" calcext:value-type="date">
            <text:p>03.09.2020</text:p>
          </table:table-cell>
          <table:table-cell office:value-type="float" office:value="1256" calcext:value-type="float">
            <text:p>1256</text:p>
          </table:table-cell>
          <table:table-cell office:value-type="float" office:value="1204" calcext:value-type="float">
            <text:p>1204</text:p>
          </table:table-cell>
          <table:table-cell office:value-type="float" office:value="1306" calcext:value-type="float">
            <text:p>1306</text:p>
          </table:table-cell>
          <table:table-cell office:value-type="float" office:value="1358" calcext:value-type="float">
            <text:p>1358</text:p>
          </table:table-cell>
          <table:table-cell office:value-type="float" office:value="1310" calcext:value-type="float">
            <text:p>1310</text:p>
          </table:table-cell>
          <table:table-cell office:value-type="float" office:value="1412" calcext:value-type="float">
            <text:p>1412</text:p>
          </table:table-cell>
          <table:table-cell office:value-type="float" office:value="1.25" calcext:value-type="float">
            <text:p>1,25</text:p>
          </table:table-cell>
          <table:table-cell office:value-type="float" office:value="1.23" calcext:value-type="float">
            <text:p>1,23</text:p>
          </table:table-cell>
          <table:table-cell office:value-type="float" office:value="1.3" calcext:value-type="float">
            <text:p>1,3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07" calcext:value-type="float">
            <text:p>1,0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04" calcext:value-type="date">
            <text:p>04.09.2020</text:p>
          </table:table-cell>
          <table:table-cell office:value-type="float" office:value="1275" calcext:value-type="float">
            <text:p>1275</text:p>
          </table:table-cell>
          <table:table-cell office:value-type="float" office:value="1224" calcext:value-type="float">
            <text:p>1224</text:p>
          </table:table-cell>
          <table:table-cell office:value-type="float" office:value="1326" calcext:value-type="float">
            <text:p>1326</text:p>
          </table:table-cell>
          <table:table-cell office:value-type="float" office:value="1336" calcext:value-type="float">
            <text:p>1336</text:p>
          </table:table-cell>
          <table:table-cell office:value-type="float" office:value="1288" calcext:value-type="float">
            <text:p>1288</text:p>
          </table:table-cell>
          <table:table-cell office:value-type="float" office:value="1387" calcext:value-type="float">
            <text:p>1387</text:p>
          </table:table-cell>
          <table:table-cell office:value-type="float" office:value="1.19" calcext:value-type="float">
            <text:p>1,19</text:p>
          </table:table-cell>
          <table:table-cell office:value-type="float" office:value="1.16" calcext:value-type="float">
            <text:p>1,16</text:p>
          </table:table-cell>
          <table:table-cell office:value-type="float" office:value="1.22" calcext:value-type="float">
            <text:p>1,22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05" calcext:value-type="date">
            <text:p>05.09.2020</text:p>
          </table:table-cell>
          <table:table-cell office:value-type="float" office:value="1155" calcext:value-type="float">
            <text:p>1155</text:p>
          </table:table-cell>
          <table:table-cell office:value-type="float" office:value="1117" calcext:value-type="float">
            <text:p>1117</text:p>
          </table:table-cell>
          <table:table-cell office:value-type="float" office:value="1192" calcext:value-type="float">
            <text:p>1192</text:p>
          </table:table-cell>
          <table:table-cell office:value-type="float" office:value="1254" calcext:value-type="float">
            <text:p>1254</text:p>
          </table:table-cell>
          <table:table-cell office:value-type="float" office:value="1207" calcext:value-type="float">
            <text:p>1207</text:p>
          </table:table-cell>
          <table:table-cell office:value-type="float" office:value="1302" calcext:value-type="float">
            <text:p>1302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06" calcext:value-type="date">
            <text:p>06.09.2020</text:p>
          </table:table-cell>
          <table:table-cell office:value-type="float" office:value="1302" calcext:value-type="float">
            <text:p>1302</text:p>
          </table:table-cell>
          <table:table-cell office:value-type="float" office:value="1261" calcext:value-type="float">
            <text:p>1261</text:p>
          </table:table-cell>
          <table:table-cell office:value-type="float" office:value="1356" calcext:value-type="float">
            <text:p>1356</text:p>
          </table:table-cell>
          <table:table-cell office:value-type="float" office:value="1247" calcext:value-type="float">
            <text:p>1247</text:p>
          </table:table-cell>
          <table:table-cell office:value-type="float" office:value="1201" calcext:value-type="float">
            <text:p>1201</text:p>
          </table:table-cell>
          <table:table-cell office:value-type="float" office:value="1295" calcext:value-type="float">
            <text:p>1295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07" calcext:value-type="date">
            <text:p>07.09.2020</text:p>
          </table:table-cell>
          <table:table-cell office:value-type="float" office:value="1591" calcext:value-type="float">
            <text:p>1591</text:p>
          </table:table-cell>
          <table:table-cell office:value-type="float" office:value="1542" calcext:value-type="float">
            <text:p>1542</text:p>
          </table:table-cell>
          <table:table-cell office:value-type="float" office:value="1644" calcext:value-type="float">
            <text:p>1644</text:p>
          </table:table-cell>
          <table:table-cell office:value-type="float" office:value="1331" calcext:value-type="float">
            <text:p>1331</text:p>
          </table:table-cell>
          <table:table-cell office:value-type="float" office:value="1286" calcext:value-type="float">
            <text:p>1286</text:p>
          </table:table-cell>
          <table:table-cell office:value-type="float" office:value="1379" calcext:value-type="float">
            <text:p>1379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08" calcext:value-type="date">
            <text:p>08.09.2020</text:p>
          </table:table-cell>
          <table:table-cell office:value-type="float" office:value="1583" calcext:value-type="float">
            <text:p>1583</text:p>
          </table:table-cell>
          <table:table-cell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office:value-type="float" office:value="1408" calcext:value-type="float">
            <text:p>1408</text:p>
          </table:table-cell>
          <table:table-cell office:value-type="float" office:value="1365" calcext:value-type="float">
            <text:p>1365</text:p>
          </table:table-cell>
          <table:table-cell office:value-type="float" office:value="1454" calcext:value-type="float">
            <text:p>1454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09" calcext:value-type="date">
            <text:p>09.09.2020</text:p>
          </table:table-cell>
          <table:table-cell office:value-type="float" office:value="1599" calcext:value-type="float">
            <text:p>1599</text:p>
          </table:table-cell>
          <table:table-cell office:value-type="float" office:value="1552" calcext:value-type="float">
            <text:p>1552</text:p>
          </table:table-cell>
          <table:table-cell office:value-type="float" office:value="1655" calcext:value-type="float">
            <text:p>1655</text:p>
          </table:table-cell>
          <table:table-cell office:value-type="float" office:value="1519" calcext:value-type="float">
            <text:p>1519</text:p>
          </table:table-cell>
          <table:table-cell office:value-type="float" office:value="1474" calcext:value-type="float">
            <text:p>1474</text:p>
          </table:table-cell>
          <table:table-cell office:value-type="float" office:value="1570" calcext:value-type="float">
            <text:p>1570</text:p>
          </table:table-cell>
          <table:table-cell office:value-type="float" office:value="1.21" calcext:value-type="float">
            <text:p>1,21</text:p>
          </table:table-cell>
          <table:table-cell office:value-type="float" office:value="1.18" calcext:value-type="float">
            <text:p>1,18</text:p>
          </table:table-cell>
          <table:table-cell office:value-type="float" office:value="1.24" calcext:value-type="float">
            <text:p>1,24</text:p>
          </table:table-cell>
          <table:table-cell office:value-type="float" office:value="1.11" calcext:value-type="float">
            <text:p>1,11</text:p>
          </table:table-cell>
          <table:table-cell office:value-type="float" office:value="1.09" calcext:value-type="float">
            <text:p>1,09</text:p>
          </table:table-cell>
          <table:table-cell office:value-type="float" office:value="1.12" calcext:value-type="float">
            <text:p>1,1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10" calcext:value-type="date">
            <text:p>10.09.2020</text:p>
          </table:table-cell>
          <table:table-cell office:value-type="float" office:value="1627" calcext:value-type="float">
            <text:p>1627</text:p>
          </table:table-cell>
          <table:table-cell office:value-type="float" office:value="1577" calcext:value-type="float">
            <text:p>1577</text:p>
          </table:table-cell>
          <table:table-cell office:value-type="float" office:value="1683" calcext:value-type="float">
            <text:p>1683</text:p>
          </table:table-cell>
          <table:table-cell office:value-type="float" office:value="1600" calcext:value-type="float">
            <text:p>1600</text:p>
          </table:table-cell>
          <table:table-cell office:value-type="float" office:value="1553" calcext:value-type="float">
            <text:p>1553</text:p>
          </table:table-cell>
          <table:table-cell office:value-type="float" office:value="1652" calcext:value-type="float">
            <text:p>1652</text:p>
          </table:table-cell>
          <table:table-cell office:value-type="float" office:value="1.28" calcext:value-type="float">
            <text:p>1,28</text:p>
          </table:table-cell>
          <table:table-cell office:value-type="float" office:value="1.25" calcext:value-type="float">
            <text:p>1,25</text:p>
          </table:table-cell>
          <table:table-cell office:value-type="float" office:value="1.32" calcext:value-type="float">
            <text:p>1,32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11" calcext:value-type="date">
            <text:p>11.09.2020</text:p>
          </table:table-cell>
          <table:table-cell office:value-type="float" office:value="1642" calcext:value-type="float">
            <text:p>1642</text:p>
          </table:table-cell>
          <table:table-cell office:value-type="float" office:value="1594" calcext:value-type="float">
            <text:p>1594</text:p>
          </table:table-cell>
          <table:table-cell office:value-type="float" office:value="1701" calcext:value-type="float">
            <text:p>1701</text:p>
          </table:table-cell>
          <table:table-cell office:value-type="float" office:value="1613" calcext:value-type="float">
            <text:p>1613</text:p>
          </table:table-cell>
          <table:table-cell office:value-type="float" office:value="1566" calcext:value-type="float">
            <text:p>1566</text:p>
          </table:table-cell>
          <table:table-cell office:value-type="float" office:value="1666" calcext:value-type="float">
            <text:p>1666</text:p>
          </table:table-cell>
          <table:table-cell office:value-type="float" office:value="1.21" calcext:value-type="float">
            <text:p>1,21</text:p>
          </table:table-cell>
          <table:table-cell office:value-type="float" office:value="1.19" calcext:value-type="float">
            <text:p>1,19</text:p>
          </table:table-cell>
          <table:table-cell office:value-type="float" office:value="1.24" calcext:value-type="float">
            <text:p>1,24</text:p>
          </table:table-cell>
          <table:table-cell office:value-type="float" office:value="1.15" calcext:value-type="float">
            <text:p>1,15</text:p>
          </table:table-cell>
          <table:table-cell office:value-type="float" office:value="1.13" calcext:value-type="float">
            <text:p>1,13</text:p>
          </table:table-cell>
          <table:table-cell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12" calcext:value-type="date">
            <text:p>12.09.2020</text:p>
          </table:table-cell>
          <table:table-cell office:value-type="float" office:value="1536" calcext:value-type="float">
            <text:p>1536</text:p>
          </table:table-cell>
          <table:table-cell office:value-type="float" office:value="1497" calcext:value-type="float">
            <text:p>1497</text:p>
          </table:table-cell>
          <table:table-cell office:value-type="float" office:value="1604" calcext:value-type="float">
            <text:p>1604</text:p>
          </table:table-cell>
          <table:table-cell office:value-type="float" office:value="1601" calcext:value-type="float">
            <text:p>1601</text:p>
          </table:table-cell>
          <table:table-cell office:value-type="float" office:value="1555" calcext:value-type="float">
            <text:p>1555</text:p>
          </table:table-cell>
          <table:table-cell office:value-type="float" office:value="1660" calcext:value-type="float">
            <text:p>1660</text:p>
          </table:table-cell>
          <table:table-cell office:value-type="float" office:value="1.14" calcext:value-type="float">
            <text:p>1,14</text:p>
          </table:table-cell>
          <table:table-cell office:value-type="float" office:value="1.11" calcext:value-type="float">
            <text:p>1,11</text:p>
          </table:table-cell>
          <table:table-cell office:value-type="float" office:value="1.16" calcext:value-type="float">
            <text:p>1,16</text:p>
          </table:table-cell>
          <table:table-cell office:value-type="float" office:value="1.14" calcext:value-type="float">
            <text:p>1,14</text:p>
          </table:table-cell>
          <table:table-cell office:value-type="float" office:value="1.13" calcext:value-type="float">
            <text:p>1,13</text:p>
          </table:table-cell>
          <table:table-cell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13" calcext:value-type="date">
            <text:p>13.09.2020</text:p>
          </table:table-cell>
          <table:table-cell office:value-type="float" office:value="1576" calcext:value-type="float">
            <text:p>1576</text:p>
          </table:table-cell>
          <table:table-cell office:value-type="float" office:value="1532" calcext:value-type="float">
            <text:p>1532</text:p>
          </table:table-cell>
          <table:table-cell office:value-type="float" office:value="1629" calcext:value-type="float">
            <text:p>1629</text:p>
          </table:table-cell>
          <table:table-cell office:value-type="float" office:value="1595" calcext:value-type="float">
            <text:p>1595</text:p>
          </table:table-cell>
          <table:table-cell office:value-type="float" office:value="1550" calcext:value-type="float">
            <text:p>1550</text:p>
          </table:table-cell>
          <table:table-cell office:value-type="float" office:value="1654" calcext:value-type="float">
            <text:p>1654</text:p>
          </table:table-cell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office:value-type="float" office:value="1.07" calcext:value-type="float">
            <text:p>1,07</text:p>
          </table:table-cell>
          <table:table-cell office:value-type="float" office:value="1.15" calcext:value-type="float">
            <text:p>1,15</text:p>
          </table:table-cell>
          <table:table-cell office:value-type="float" office:value="1.14" calcext:value-type="float">
            <text:p>1,14</text:p>
          </table:table-cell>
          <table:table-cell office:value-type="float" office:value="1.17" calcext:value-type="float">
            <text:p>1,1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14" calcext:value-type="date">
            <text:p>14.09.2020</text:p>
          </table:table-cell>
          <table:table-cell office:value-type="float" office:value="2124" calcext:value-type="float">
            <text:p>2124</text:p>
          </table:table-cell>
          <table:table-cell office:value-type="float" office:value="2070" calcext:value-type="float">
            <text:p>2070</text:p>
          </table:table-cell>
          <table:table-cell office:value-type="float" office:value="2176" calcext:value-type="float">
            <text:p>2176</text:p>
          </table:table-cell>
          <table:table-cell office:value-type="float" office:value="1720" calcext:value-type="float">
            <text:p>1720</text:p>
          </table:table-cell>
          <table:table-cell office:value-type="float" office:value="1673" calcext:value-type="float">
            <text:p>1673</text:p>
          </table:table-cell>
          <table:table-cell office:value-type="float" office:value="1777" calcext:value-type="float">
            <text:p>1777</text:p>
          </table:table-cell>
          <table:table-cell office:value-type="float" office:value="1.07" calcext:value-type="float">
            <text:p>1,07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15" calcext:value-type="float">
            <text:p>1,15</text:p>
          </table:table-cell>
          <table:table-cell office:value-type="float" office:value="1.14" calcext:value-type="float">
            <text:p>1,14</text:p>
          </table:table-cell>
          <table:table-cell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15" calcext:value-type="date">
            <text:p>15.09.2020</text:p>
          </table:table-cell>
          <table:table-cell office:value-type="float" office:value="1966" calcext:value-type="float">
            <text:p>1966</text:p>
          </table:table-cell>
          <table:table-cell office:value-type="float" office:value="1910" calcext:value-type="float">
            <text:p>1910</text:p>
          </table:table-cell>
          <table:table-cell office:value-type="float" office:value="2017" calcext:value-type="float">
            <text:p>2017</text:p>
          </table:table-cell>
          <table:table-cell office:value-type="float" office:value="1801" calcext:value-type="float">
            <text:p>1801</text:p>
          </table:table-cell>
          <table:table-cell office:value-type="float" office:value="1752" calcext:value-type="float">
            <text:p>1752</text:p>
          </table:table-cell>
          <table:table-cell office:value-type="float" office:value="1856" calcext:value-type="float">
            <text:p>1856</text:p>
          </table:table-cell>
          <table:table-cell office:value-type="float" office:value="1.12" calcext:value-type="float">
            <text:p>1,12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14" calcext:value-type="float">
            <text:p>1,14</text:p>
          </table:table-cell>
          <table:table-cell office:value-type="float" office:value="1.12" calcext:value-type="float">
            <text:p>1,12</text:p>
          </table:table-cell>
          <table:table-cell office:value-type="float" office:value="1.15" calcext:value-type="float">
            <text:p>1,1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16" calcext:value-type="date">
            <text:p>16.09.2020</text:p>
          </table:table-cell>
          <table:table-cell office:value-type="float" office:value="1887" calcext:value-type="float">
            <text:p>1887</text:p>
          </table:table-cell>
          <table:table-cell office:value-type="float" office:value="1844" calcext:value-type="float">
            <text:p>1844</text:p>
          </table:table-cell>
          <table:table-cell office:value-type="float" office:value="1942" calcext:value-type="float">
            <text:p>1942</text:p>
          </table:table-cell>
          <table:table-cell office:value-type="float" office:value="1888" calcext:value-type="float">
            <text:p>1888</text:p>
          </table:table-cell>
          <table:table-cell office:value-type="float" office:value="1839" calcext:value-type="float">
            <text:p>1839</text:p>
          </table:table-cell>
          <table:table-cell office:value-type="float" office:value="1941" calcext:value-type="float">
            <text:p>1941</text:p>
          </table:table-cell>
          <table:table-cell office:value-type="float" office:value="1.18" calcext:value-type="float">
            <text:p>1,18</text:p>
          </table:table-cell>
          <table:table-cell office:value-type="float" office:value="1.16" calcext:value-type="float">
            <text:p>1,16</text:p>
          </table:table-cell>
          <table:table-cell office:value-type="float" office:value="1.2" calcext:value-type="float">
            <text:p>1,2</text:p>
          </table:table-cell>
          <table:table-cell office:value-type="float" office:value="1.12" calcext:value-type="float">
            <text:p>1,12</text:p>
          </table:table-cell>
          <table:table-cell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17" calcext:value-type="date">
            <text:p>17.09.2020</text:p>
          </table:table-cell>
          <table:table-cell office:value-type="float" office:value="1721" calcext:value-type="float">
            <text:p>1721</text:p>
          </table:table-cell>
          <table:table-cell office:value-type="float" office:value="1679" calcext:value-type="float">
            <text:p>1679</text:p>
          </table:table-cell>
          <table:table-cell office:value-type="float" office:value="1773" calcext:value-type="float">
            <text:p>1773</text:p>
          </table:table-cell>
          <table:table-cell office:value-type="float" office:value="1924" calcext:value-type="float">
            <text:p>1924</text:p>
          </table:table-cell>
          <table:table-cell office:value-type="float" office:value="1876" calcext:value-type="float">
            <text:p>1876</text:p>
          </table:table-cell>
          <table:table-cell office:value-type="float" office:value="1977" calcext:value-type="float">
            <text:p>1977</text:p>
          </table:table-cell>
          <table:table-cell office:value-type="float" office:value="1.21" calcext:value-type="float">
            <text:p>1,21</text:p>
          </table:table-cell>
          <table:table-cell office:value-type="float" office:value="1.18" calcext:value-type="float">
            <text:p>1,18</text:p>
          </table:table-cell>
          <table:table-cell office:value-type="float" office:value="1.23" calcext:value-type="float">
            <text:p>1,23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18" calcext:value-type="date">
            <text:p>18.09.2020</text:p>
          </table:table-cell>
          <table:table-cell office:value-type="float" office:value="1706" calcext:value-type="float">
            <text:p>1706</text:p>
          </table:table-cell>
          <table:table-cell office:value-type="float" office:value="1659" calcext:value-type="float">
            <text:p>1659</text:p>
          </table:table-cell>
          <table:table-cell office:value-type="float" office:value="1760" calcext:value-type="float">
            <text:p>1760</text:p>
          </table:table-cell>
          <table:table-cell office:value-type="float" office:value="1820" calcext:value-type="float">
            <text:p>1820</text:p>
          </table:table-cell>
          <table:table-cell office:value-type="float" office:value="1773" calcext:value-type="float">
            <text:p>1773</text:p>
          </table:table-cell>
          <table:table-cell office:value-type="float" office:value="1873" calcext:value-type="float">
            <text:p>1873</text:p>
          </table:table-cell>
          <table:table-cell office:value-type="float" office:value="1.06" calcext:value-type="float">
            <text:p>1,06</text:p>
          </table:table-cell>
          <table:table-cell office:value-type="float" office:value="1.04" calcext:value-type="float">
            <text:p>1,04</text:p>
          </table:table-cell>
          <table:table-cell office:value-type="float" office:value="1.08" calcext:value-type="float">
            <text:p>1,08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19" calcext:value-type="date">
            <text:p>19.09.2020</text:p>
          </table:table-cell>
          <table:table-cell office:value-type="float" office:value="1499" calcext:value-type="float">
            <text:p>1499</text:p>
          </table:table-cell>
          <table:table-cell office:value-type="float" office:value="1451" calcext:value-type="float">
            <text:p>1451</text:p>
          </table:table-cell>
          <table:table-cell office:value-type="float" office:value="1545" calcext:value-type="float">
            <text:p>1545</text:p>
          </table:table-cell>
          <table:table-cell office:value-type="float" office:value="1703" calcext:value-type="float">
            <text:p>1703</text:p>
          </table:table-cell>
          <table:table-cell office:value-type="float" office:value="1658" calcext:value-type="float">
            <text:p>1658</text:p>
          </table:table-cell>
          <table:table-cell office:value-type="float" office:value="1755" calcext:value-type="float">
            <text:p>1755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20" calcext:value-type="date">
            <text:p>20.09.2020</text:p>
          </table:table-cell>
          <table:table-cell office:value-type="float" office:value="1630" calcext:value-type="float">
            <text:p>1630</text:p>
          </table:table-cell>
          <table:table-cell office:value-type="float" office:value="1578" calcext:value-type="float">
            <text:p>1578</text:p>
          </table:table-cell>
          <table:table-cell office:value-type="float" office:value="1672" calcext:value-type="float">
            <text:p>1672</text:p>
          </table:table-cell>
          <table:table-cell office:value-type="float" office:value="1639" calcext:value-type="float">
            <text:p>1639</text:p>
          </table:table-cell>
          <table:table-cell office:value-type="float" office:value="1591" calcext:value-type="float">
            <text:p>1591</text:p>
          </table:table-cell>
          <table:table-cell office:value-type="float" office:value="1687" calcext:value-type="float">
            <text:p>1687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21" calcext:value-type="date">
            <text:p>21.09.2020</text:p>
          </table:table-cell>
          <table:table-cell office:value-type="float" office:value="2191" calcext:value-type="float">
            <text:p>2191</text:p>
          </table:table-cell>
          <table:table-cell office:value-type="float" office:value="2129" calcext:value-type="float">
            <text:p>2129</text:p>
          </table:table-cell>
          <table:table-cell office:value-type="float" office:value="2235" calcext:value-type="float">
            <text:p>2235</text:p>
          </table:table-cell>
          <table:table-cell office:value-type="float" office:value="1756" calcext:value-type="float">
            <text:p>1756</text:p>
          </table:table-cell>
          <table:table-cell office:value-type="float" office:value="1704" calcext:value-type="float">
            <text:p>1704</text:p>
          </table:table-cell>
          <table:table-cell office:value-type="float" office:value="1803" calcext:value-type="float">
            <text:p>1803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22" calcext:value-type="date">
            <text:p>22.09.2020</text:p>
          </table:table-cell>
          <table:table-cell office:value-type="float" office:value="2155" calcext:value-type="float">
            <text:p>2155</text:p>
          </table:table-cell>
          <table:table-cell office:value-type="float" office:value="2103" calcext:value-type="float">
            <text:p>2103</text:p>
          </table:table-cell>
          <table:table-cell office:value-type="float" office:value="2208" calcext:value-type="float">
            <text:p>2208</text:p>
          </table:table-cell>
          <table:table-cell office:value-type="float" office:value="1869" calcext:value-type="float">
            <text:p>1869</text:p>
          </table:table-cell>
          <table:table-cell office:value-type="float" office:value="1815" calcext:value-type="float">
            <text:p>1815</text:p>
          </table:table-cell>
          <table:table-cell office:value-type="float" office:value="1915" calcext:value-type="float">
            <text:p>1915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.05" calcext:value-type="float">
            <text:p>1,0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23" calcext:value-type="date">
            <text:p>23.09.2020</text:p>
          </table:table-cell>
          <table:table-cell office:value-type="float" office:value="2080" calcext:value-type="float">
            <text:p>2080</text:p>
          </table:table-cell>
          <table:table-cell office:value-type="float" office:value="2016" calcext:value-type="float">
            <text:p>2016</text:p>
          </table:table-cell>
          <table:table-cell office:value-type="float" office:value="2136" calcext:value-type="float">
            <text:p>2136</text:p>
          </table:table-cell>
          <table:table-cell office:value-type="float" office:value="2014" calcext:value-type="float">
            <text:p>2014</text:p>
          </table:table-cell>
          <table:table-cell office:value-type="float" office:value="1956" calcext:value-type="float">
            <text:p>1956</text:p>
          </table:table-cell>
          <table:table-cell office:value-type="float" office:value="2063" calcext:value-type="float">
            <text:p>2063</text:p>
          </table:table-cell>
          <table:table-cell office:value-type="float" office:value="1.18" calcext:value-type="float">
            <text:p>1,18</text:p>
          </table:table-cell>
          <table:table-cell office:value-type="float" office:value="1.16" calcext:value-type="float">
            <text:p>1,16</text:p>
          </table:table-cell>
          <table:table-cell office:value-type="float" office:value="1.21" calcext:value-type="float">
            <text:p>1,21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24" calcext:value-type="date">
            <text:p>24.09.2020</text:p>
          </table:table-cell>
          <table:table-cell office:value-type="float" office:value="2070" calcext:value-type="float">
            <text:p>2070</text:p>
          </table:table-cell>
          <table:table-cell office:value-type="float" office:value="2009" calcext:value-type="float">
            <text:p>2009</text:p>
          </table:table-cell>
          <table:table-cell office:value-type="float" office:value="2126" calcext:value-type="float">
            <text:p>2126</text:p>
          </table:table-cell>
          <table:table-cell office:value-type="float" office:value="2124" calcext:value-type="float">
            <text:p>2124</text:p>
          </table:table-cell>
          <table:table-cell office:value-type="float" office:value="2064" calcext:value-type="float">
            <text:p>2064</text:p>
          </table:table-cell>
          <table:table-cell office:value-type="float" office:value="2176" calcext:value-type="float">
            <text:p>2176</text:p>
          </table:table-cell>
          <table:table-cell office:value-type="float" office:value="1.3" calcext:value-type="float">
            <text:p>1,3</text:p>
          </table:table-cell>
          <table:table-cell office:value-type="float" office:value="1.27" calcext:value-type="float">
            <text:p>1,27</text:p>
          </table:table-cell>
          <table:table-cell office:value-type="float" office:value="1.32" calcext:value-type="float">
            <text:p>1,32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25" calcext:value-type="date">
            <text:p>25.09.2020</text:p>
          </table:table-cell>
          <table:table-cell office:value-type="float" office:value="2159" calcext:value-type="float">
            <text:p>2159</text:p>
          </table:table-cell>
          <table:table-cell office:value-type="float" office:value="2108" calcext:value-type="float">
            <text:p>2108</text:p>
          </table:table-cell>
          <table:table-cell office:value-type="float" office:value="2221" calcext:value-type="float">
            <text:p>2221</text:p>
          </table:table-cell>
          <table:table-cell office:value-type="float" office:value="2116" calcext:value-type="float">
            <text:p>2116</text:p>
          </table:table-cell>
          <table:table-cell office:value-type="float" office:value="2059" calcext:value-type="float">
            <text:p>2059</text:p>
          </table:table-cell>
          <table:table-cell office:value-type="float" office:value="2173" calcext:value-type="float">
            <text:p>2173</text:p>
          </table:table-cell>
          <table:table-cell office:value-type="float" office:value="1.2" calcext:value-type="float">
            <text:p>1,2</text:p>
          </table:table-cell>
          <table:table-cell office:value-type="float" office:value="1.18" calcext:value-type="float">
            <text:p>1,18</text:p>
          </table:table-cell>
          <table:table-cell office:value-type="float" office:value="1.23" calcext:value-type="float">
            <text:p>1,23</text:p>
          </table:table-cell>
          <table:table-cell office:value-type="float" office:value="1.11" calcext:value-type="float">
            <text:p>1,11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26" calcext:value-type="date">
            <text:p>26.09.2020</text:p>
          </table:table-cell>
          <table:table-cell office:value-type="float" office:value="1927" calcext:value-type="float">
            <text:p>1927</text:p>
          </table:table-cell>
          <table:table-cell office:value-type="float" office:value="1875" calcext:value-type="float">
            <text:p>1875</text:p>
          </table:table-cell>
          <table:table-cell office:value-type="float" office:value="1991" calcext:value-type="float">
            <text:p>1991</text:p>
          </table:table-cell>
          <table:table-cell office:value-type="float" office:value="2059" calcext:value-type="float">
            <text:p>2059</text:p>
          </table:table-cell>
          <table:table-cell office:value-type="float" office:value="2002" calcext:value-type="float">
            <text:p>2002</text:p>
          </table:table-cell>
          <table:table-cell office:value-type="float" office:value="2118" calcext:value-type="float">
            <text:p>2118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12" calcext:value-type="float">
            <text:p>1,12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27" calcext:value-type="date">
            <text:p>27.09.2020</text:p>
          </table:table-cell>
          <table:table-cell office:value-type="float" office:value="1904" calcext:value-type="float">
            <text:p>1904</text:p>
          </table:table-cell>
          <table:table-cell office:value-type="float" office:value="1853" calcext:value-type="float">
            <text:p>1853</text:p>
          </table:table-cell>
          <table:table-cell office:value-type="float" office:value="1955" calcext:value-type="float">
            <text:p>1955</text:p>
          </table:table-cell>
          <table:table-cell office:value-type="float" office:value="2015" calcext:value-type="float">
            <text:p>2015</text:p>
          </table:table-cell>
          <table:table-cell office:value-type="float" office:value="1961" calcext:value-type="float">
            <text:p>1961</text:p>
          </table:table-cell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,98</text:p>
          </table:table-cell>
          <table:table-cell office:value-type="float" office:value="1.02" calcext:value-type="float">
            <text:p>1,02</text:p>
          </table:table-cell>
          <table:table-cell office:value-type="float" office:value="1.12" calcext:value-type="float">
            <text:p>1,12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28" calcext:value-type="date">
            <text:p>28.09.2020</text:p>
          </table:table-cell>
          <table:table-cell office:value-type="float" office:value="2664" calcext:value-type="float">
            <text:p>2664</text:p>
          </table:table-cell>
          <table:table-cell office:value-type="float" office:value="2592" calcext:value-type="float">
            <text:p>2592</text:p>
          </table:table-cell>
          <table:table-cell office:value-type="float" office:value="2742" calcext:value-type="float">
            <text:p>2742</text:p>
          </table:table-cell>
          <table:table-cell office:value-type="float" office:value="2164" calcext:value-type="float">
            <text:p>2164</text:p>
          </table:table-cell>
          <table:table-cell office:value-type="float" office:value="2107" calcext:value-type="float">
            <text:p>2107</text:p>
          </table:table-cell>
          <table:table-cell office:value-type="float" office:value="2227" calcext:value-type="float">
            <text:p>2227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  <table:table-cell office:value-type="float" office:value="1.13" calcext:value-type="float">
            <text:p>1,13</text:p>
          </table:table-cell>
          <table:table-cell office:value-type="float" office:value="1.12" calcext:value-type="float">
            <text:p>1,12</text:p>
          </table:table-cell>
          <table:table-cell office:value-type="float" office:value="1.14" calcext:value-type="float">
            <text:p>1,1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29" calcext:value-type="date">
            <text:p>29.09.2020</text:p>
          </table:table-cell>
          <table:table-cell office:value-type="float" office:value="2767" calcext:value-type="float">
            <text:p>2767</text:p>
          </table:table-cell>
          <table:table-cell office:value-type="float" office:value="2706" calcext:value-type="float">
            <text:p>2706</text:p>
          </table:table-cell>
          <table:table-cell office:value-type="float" office:value="2841" calcext:value-type="float">
            <text:p>2841</text:p>
          </table:table-cell>
          <table:table-cell office:value-type="float" office:value="2315" calcext:value-type="float">
            <text:p>2315</text:p>
          </table:table-cell>
          <table:table-cell office:value-type="float" office:value="2256" calcext:value-type="float">
            <text:p>2256</text:p>
          </table:table-cell>
          <table:table-cell office:value-type="float" office:value="2382" calcext:value-type="float">
            <text:p>2382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11" calcext:value-type="float">
            <text:p>1,11</text:p>
          </table:table-cell>
          <table:table-cell office:value-type="float" office:value="1.15" calcext:value-type="float">
            <text:p>1,15</text:p>
          </table:table-cell>
          <table:table-cell office:value-type="float" office:value="1.13" calcext:value-type="float">
            <text:p>1,13</text:p>
          </table:table-cell>
          <table:table-cell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09-30" calcext:value-type="date">
            <text:p>30.09.2020</text:p>
          </table:table-cell>
          <table:table-cell office:value-type="float" office:value="2784" calcext:value-type="float">
            <text:p>2784</text:p>
          </table:table-cell>
          <table:table-cell office:value-type="float" office:value="2709" calcext:value-type="float">
            <text:p>2709</text:p>
          </table:table-cell>
          <table:table-cell office:value-type="float" office:value="2841" calcext:value-type="float">
            <text:p>2841</text:p>
          </table:table-cell>
          <table:table-cell office:value-type="float" office:value="2530" calcext:value-type="float">
            <text:p>2530</text:p>
          </table:table-cell>
          <table:table-cell office:value-type="float" office:value="2465" calcext:value-type="float">
            <text:p>2465</text:p>
          </table:table-cell>
          <table:table-cell office:value-type="float" office:value="2594" calcext:value-type="float">
            <text:p>2594</text:p>
          </table:table-cell>
          <table:table-cell office:value-type="float" office:value="1.23" calcext:value-type="float">
            <text:p>1,23</text:p>
          </table:table-cell>
          <table:table-cell office:value-type="float" office:value="1.21" calcext:value-type="float">
            <text:p>1,21</text:p>
          </table:table-cell>
          <table:table-cell office:value-type="float" office:value="1.25" calcext:value-type="float">
            <text:p>1,25</text:p>
          </table:table-cell>
          <table:table-cell office:value-type="float" office:value="1.19" calcext:value-type="float">
            <text:p>1,19</text:p>
          </table:table-cell>
          <table:table-cell office:value-type="float" office:value="1.17" calcext:value-type="float">
            <text:p>1,17</text:p>
          </table:table-cell>
          <table:table-cell office:value-type="float" office:value="1.2" calcext:value-type="float">
            <text:p>1,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01" calcext:value-type="date">
            <text:p>01.10.2020</text:p>
          </table:table-cell>
          <table:table-cell office:value-type="float" office:value="3008" calcext:value-type="float">
            <text:p>3008</text:p>
          </table:table-cell>
          <table:table-cell office:value-type="float" office:value="2930" calcext:value-type="float">
            <text:p>2930</text:p>
          </table:table-cell>
          <table:table-cell office:value-type="float" office:value="3086" calcext:value-type="float">
            <text:p>3086</text:p>
          </table:table-cell>
          <table:table-cell office:value-type="float" office:value="2806" calcext:value-type="float">
            <text:p>2806</text:p>
          </table:table-cell>
          <table:table-cell office:value-type="float" office:value="2734" calcext:value-type="float">
            <text:p>2734</text:p>
          </table:table-cell>
          <table:table-cell office:value-type="float" office:value="2877" calcext:value-type="float">
            <text:p>2877</text:p>
          </table:table-cell>
          <table:table-cell office:value-type="float" office:value="1.39" calcext:value-type="float">
            <text:p>1,39</text:p>
          </table:table-cell>
          <table:table-cell office:value-type="float" office:value="1.37" calcext:value-type="float">
            <text:p>1,37</text:p>
          </table:table-cell>
          <table:table-cell office:value-type="float" office:value="1.41" calcext:value-type="float">
            <text:p>1,41</text:p>
          </table:table-cell>
          <table:table-cell office:value-type="float" office:value="1.23" calcext:value-type="float">
            <text:p>1,23</text:p>
          </table:table-cell>
          <table:table-cell office:value-type="float" office:value="1.22" calcext:value-type="float">
            <text:p>1,22</text:p>
          </table:table-cell>
          <table:table-cell office:value-type="float" office:value="1.24" calcext:value-type="float">
            <text:p>1,2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02" calcext:value-type="date">
            <text:p>02.10.2020</text:p>
          </table:table-cell>
          <table:table-cell office:value-type="float" office:value="3373" calcext:value-type="float">
            <text:p>3373</text:p>
          </table:table-cell>
          <table:table-cell office:value-type="float" office:value="3298" calcext:value-type="float">
            <text:p>3298</text:p>
          </table:table-cell>
          <table:table-cell office:value-type="float" office:value="3438" calcext:value-type="float">
            <text:p>3438</text:p>
          </table:table-cell>
          <table:table-cell office:value-type="float" office:value="2983" calcext:value-type="float">
            <text:p>2983</text:p>
          </table:table-cell>
          <table:table-cell office:value-type="float" office:value="2911" calcext:value-type="float">
            <text:p>2911</text:p>
          </table:table-cell>
          <table:table-cell office:value-type="float" office:value="3051" calcext:value-type="float">
            <text:p>3051</text:p>
          </table:table-cell>
          <table:table-cell office:value-type="float" office:value="1.38" calcext:value-type="float">
            <text:p>1,38</text:p>
          </table:table-cell>
          <table:table-cell office:value-type="float" office:value="1.36" calcext:value-type="float">
            <text:p>1,36</text:p>
          </table:table-cell>
          <table:table-cell office:value-type="float" office:value="1.4" calcext:value-type="float">
            <text:p>1,4</text:p>
          </table:table-cell>
          <table:table-cell office:value-type="float" office:value="1.28" calcext:value-type="float">
            <text:p>1,28</text:p>
          </table:table-cell>
          <table:table-cell office:value-type="float" office:value="1.26" calcext:value-type="float">
            <text:p>1,26</text:p>
          </table:table-cell>
          <table:table-cell office:value-type="float" office:value="1.29" calcext:value-type="float">
            <text:p>1,2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03" calcext:value-type="date">
            <text:p>03.10.2020</text:p>
          </table:table-cell>
          <table:table-cell office:value-type="float" office:value="3357" calcext:value-type="float">
            <text:p>3357</text:p>
          </table:table-cell>
          <table:table-cell office:value-type="float" office:value="3290" calcext:value-type="float">
            <text:p>3290</text:p>
          </table:table-cell>
          <table:table-cell office:value-type="float" office:value="3440" calcext:value-type="float">
            <text:p>3440</text:p>
          </table:table-cell>
          <table:table-cell office:value-type="float" office:value="3131" calcext:value-type="float">
            <text:p>3131</text:p>
          </table:table-cell>
          <table:table-cell office:value-type="float" office:value="3057" calcext:value-type="float">
            <text:p>3057</text:p>
          </table:table-cell>
          <table:table-cell office:value-type="float" office:value="3201" calcext:value-type="float">
            <text:p>3201</text:p>
          </table:table-cell>
          <table:table-cell office:value-type="float" office:value="1.35" calcext:value-type="float">
            <text:p>1,35</text:p>
          </table:table-cell>
          <table:table-cell office:value-type="float" office:value="1.33" calcext:value-type="float">
            <text:p>1,33</text:p>
          </table:table-cell>
          <table:table-cell office:value-type="float" office:value="1.37" calcext:value-type="float">
            <text:p>1,37</text:p>
          </table:table-cell>
          <table:table-cell office:value-type="float" office:value="1.31" calcext:value-type="float">
            <text:p>1,31</text:p>
          </table:table-cell>
          <table:table-cell office:value-type="float" office:value="1.3" calcext:value-type="float">
            <text:p>1,3</text:p>
          </table:table-cell>
          <table:table-cell office:value-type="float" office:value="1.33" calcext:value-type="float">
            <text:p>1,3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04" calcext:value-type="date">
            <text:p>04.10.2020</text:p>
          </table:table-cell>
          <table:table-cell office:value-type="float" office:value="3420" calcext:value-type="float">
            <text:p>3420</text:p>
          </table:table-cell>
          <table:table-cell office:value-type="float" office:value="3353" calcext:value-type="float">
            <text:p>3353</text:p>
          </table:table-cell>
          <table:table-cell office:value-type="float" office:value="3472" calcext:value-type="float">
            <text:p>3472</text:p>
          </table:table-cell>
          <table:table-cell office:value-type="float" office:value="3290" calcext:value-type="float">
            <text:p>3290</text:p>
          </table:table-cell>
          <table:table-cell office:value-type="float" office:value="3218" calcext:value-type="float">
            <text:p>3218</text:p>
          </table:table-cell>
          <table:table-cell office:value-type="float" office:value="3359" calcext:value-type="float">
            <text:p>3359</text:p>
          </table:table-cell>
          <table:table-cell office:value-type="float" office:value="1.3" calcext:value-type="float">
            <text:p>1,3</text:p>
          </table:table-cell>
          <table:table-cell office:value-type="float" office:value="1.28" calcext:value-type="float">
            <text:p>1,28</text:p>
          </table:table-cell>
          <table:table-cell office:value-type="float" office:value="1.32" calcext:value-type="float">
            <text:p>1,32</text:p>
          </table:table-cell>
          <table:table-cell office:value-type="float" office:value="1.36" calcext:value-type="float">
            <text:p>1,36</text:p>
          </table:table-cell>
          <table:table-cell office:value-type="float" office:value="1.35" calcext:value-type="float">
            <text:p>1,35</text:p>
          </table:table-cell>
          <table:table-cell office:value-type="float" office:value="1.37" calcext:value-type="float">
            <text:p>1,3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05" calcext:value-type="date">
            <text:p>05.10.2020</text:p>
          </table:table-cell>
          <table:table-cell office:value-type="float" office:value="4758" calcext:value-type="float">
            <text:p>4758</text:p>
          </table:table-cell>
          <table:table-cell office:value-type="float" office:value="4676" calcext:value-type="float">
            <text:p>4676</text:p>
          </table:table-cell>
          <table:table-cell office:value-type="float" office:value="4846" calcext:value-type="float">
            <text:p>4846</text:p>
          </table:table-cell>
          <table:table-cell office:value-type="float" office:value="3727" calcext:value-type="float">
            <text:p>3727</text:p>
          </table:table-cell>
          <table:table-cell office:value-type="float" office:value="3654" calcext:value-type="float">
            <text:p>3654</text:p>
          </table:table-cell>
          <table:table-cell office:value-type="float" office:value="3799" calcext:value-type="float">
            <text:p>3799</text:p>
          </table:table-cell>
          <table:table-cell office:value-type="float" office:value="1.33" calcext:value-type="float">
            <text:p>1,33</text:p>
          </table:table-cell>
          <table:table-cell office:value-type="float" office:value="1.31" calcext:value-type="float">
            <text:p>1,31</text:p>
          </table:table-cell>
          <table:table-cell office:value-type="float" office:value="1.35" calcext:value-type="float">
            <text:p>1,35</text:p>
          </table:table-cell>
          <table:table-cell office:value-type="float" office:value="1.38" calcext:value-type="float">
            <text:p>1,38</text:p>
          </table:table-cell>
          <table:table-cell office:value-type="float" office:value="1.37" calcext:value-type="float">
            <text:p>1,37</text:p>
          </table:table-cell>
          <table:table-cell office:value-type="float" office:value="1.39" calcext:value-type="float">
            <text:p>1,3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06" calcext:value-type="date">
            <text:p>06.10.2020</text:p>
          </table:table-cell>
          <table:table-cell office:value-type="float" office:value="4794" calcext:value-type="float">
            <text:p>4794</text:p>
          </table:table-cell>
          <table:table-cell office:value-type="float" office:value="4703" calcext:value-type="float">
            <text:p>4703</text:p>
          </table:table-cell>
          <table:table-cell office:value-type="float" office:value="4885" calcext:value-type="float">
            <text:p>4885</text:p>
          </table:table-cell>
          <table:table-cell office:value-type="float" office:value="4082" calcext:value-type="float">
            <text:p>4082</text:p>
          </table:table-cell>
          <table:table-cell office:value-type="float" office:value="4005" calcext:value-type="float">
            <text:p>4005</text:p>
          </table:table-cell>
          <table:table-cell office:value-type="float" office:value="4161" calcext:value-type="float">
            <text:p>4161</text:p>
          </table:table-cell>
          <table:table-cell office:value-type="float" office:value="1.37" calcext:value-type="float">
            <text:p>1,37</text:p>
          </table:table-cell>
          <table:table-cell office:value-type="float" office:value="1.35" calcext:value-type="float">
            <text:p>1,35</text:p>
          </table:table-cell>
          <table:table-cell table:number-columns-repeated="2" office:value-type="float" office:value="1.39" calcext:value-type="float">
            <text:p>1,39</text:p>
          </table:table-cell>
          <table:table-cell office:value-type="float" office:value="1.38" calcext:value-type="float">
            <text:p>1,38</text:p>
          </table:table-cell>
          <table:table-cell office:value-type="float" office:value="1.4" calcext:value-type="float">
            <text:p>1,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07" calcext:value-type="date">
            <text:p>07.10.2020</text:p>
          </table:table-cell>
          <table:table-cell office:value-type="float" office:value="4912" calcext:value-type="float">
            <text:p>4912</text:p>
          </table:table-cell>
          <table:table-cell office:value-type="float" office:value="4824" calcext:value-type="float">
            <text:p>4824</text:p>
          </table:table-cell>
          <table:table-cell office:value-type="float" office:value="5002" calcext:value-type="float">
            <text:p>5002</text:p>
          </table:table-cell>
          <table:table-cell office:value-type="float" office:value="4471" calcext:value-type="float">
            <text:p>4471</text:p>
          </table:table-cell>
          <table:table-cell office:value-type="float" office:value="4389" calcext:value-type="float">
            <text:p>4389</text:p>
          </table:table-cell>
          <table:table-cell office:value-type="float" office:value="4551" calcext:value-type="float">
            <text:p>4551</text:p>
          </table:table-cell>
          <table:table-cell office:value-type="float" office:value="1.43" calcext:value-type="float">
            <text:p>1,43</text:p>
          </table:table-cell>
          <table:table-cell office:value-type="float" office:value="1.41" calcext:value-type="float">
            <text:p>1,41</text:p>
          </table:table-cell>
          <table:table-cell office:value-type="float" office:value="1.45" calcext:value-type="float">
            <text:p>1,45</text:p>
          </table:table-cell>
          <table:table-cell office:value-type="float" office:value="1.38" calcext:value-type="float">
            <text:p>1,38</text:p>
          </table:table-cell>
          <table:table-cell office:value-type="float" office:value="1.37" calcext:value-type="float">
            <text:p>1,37</text:p>
          </table:table-cell>
          <table:table-cell office:value-type="float" office:value="1.4" calcext:value-type="float">
            <text:p>1,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08" calcext:value-type="date">
            <text:p>08.10.2020</text:p>
          </table:table-cell>
          <table:table-cell office:value-type="float" office:value="4979" calcext:value-type="float">
            <text:p>4979</text:p>
          </table:table-cell>
          <table:table-cell office:value-type="float" office:value="4887" calcext:value-type="float">
            <text:p>4887</text:p>
          </table:table-cell>
          <table:table-cell office:value-type="float" office:value="5078" calcext:value-type="float">
            <text:p>5078</text:p>
          </table:table-cell>
          <table:table-cell office:value-type="float" office:value="4861" calcext:value-type="float">
            <text:p>4861</text:p>
          </table:table-cell>
          <table:table-cell office:value-type="float" office:value="4772" calcext:value-type="float">
            <text:p>4772</text:p>
          </table:table-cell>
          <table:table-cell office:value-type="float" office:value="4953" calcext:value-type="float">
            <text:p>4953</text:p>
          </table:table-cell>
          <table:table-cell office:value-type="float" office:value="1.48" calcext:value-type="float">
            <text:p>1,48</text:p>
          </table:table-cell>
          <table:table-cell office:value-type="float" office:value="1.46" calcext:value-type="float">
            <text:p>1,46</text:p>
          </table:table-cell>
          <table:table-cell office:value-type="float" office:value="1.5" calcext:value-type="float">
            <text:p>1,5</text:p>
          </table:table-cell>
          <table:table-cell office:value-type="float" office:value="1.35" calcext:value-type="float">
            <text:p>1,35</text:p>
          </table:table-cell>
          <table:table-cell office:value-type="float" office:value="1.34" calcext:value-type="float">
            <text:p>1,34</text:p>
          </table:table-cell>
          <table:table-cell office:value-type="float" office:value="1.36" calcext:value-type="float">
            <text:p>1,3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09" calcext:value-type="date">
            <text:p>09.10.2020</text:p>
          </table:table-cell>
          <table:table-cell office:value-type="float" office:value="5379" calcext:value-type="float">
            <text:p>5379</text:p>
          </table:table-cell>
          <table:table-cell office:value-type="float" office:value="5307" calcext:value-type="float">
            <text:p>5307</text:p>
          </table:table-cell>
          <table:table-cell office:value-type="float" office:value="5465" calcext:value-type="float">
            <text:p>5465</text:p>
          </table:table-cell>
          <table:table-cell office:value-type="float" office:value="5016" calcext:value-type="float">
            <text:p>5016</text:p>
          </table:table-cell>
          <table:table-cell office:value-type="float" office:value="4930" calcext:value-type="float">
            <text:p>4930</text:p>
          </table:table-cell>
          <table:table-cell office:value-type="float" office:value="5107" calcext:value-type="float">
            <text:p>5107</text:p>
          </table:table-cell>
          <table:table-cell office:value-type="float" office:value="1.35" calcext:value-type="float">
            <text:p>1,35</text:p>
          </table:table-cell>
          <table:table-cell office:value-type="float" office:value="1.33" calcext:value-type="float">
            <text:p>1,33</text:p>
          </table:table-cell>
          <table:table-cell office:value-type="float" office:value="1.36" calcext:value-type="float">
            <text:p>1,36</text:p>
          </table:table-cell>
          <table:table-cell office:value-type="float" office:value="1.32" calcext:value-type="float">
            <text:p>1,32</text:p>
          </table:table-cell>
          <table:table-cell office:value-type="float" office:value="1.31" calcext:value-type="float">
            <text:p>1,31</text:p>
          </table:table-cell>
          <table:table-cell office:value-type="float" office:value="1.32" calcext:value-type="float">
            <text:p>1,3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10" calcext:value-type="date">
            <text:p>10.10.2020</text:p>
          </table:table-cell>
          <table:table-cell office:value-type="float" office:value="5310" calcext:value-type="float">
            <text:p>5310</text:p>
          </table:table-cell>
          <table:table-cell office:value-type="float" office:value="5211" calcext:value-type="float">
            <text:p>5211</text:p>
          </table:table-cell>
          <table:table-cell office:value-type="float" office:value="5386" calcext:value-type="float">
            <text:p>5386</text:p>
          </table:table-cell>
          <table:table-cell office:value-type="float" office:value="5145" calcext:value-type="float">
            <text:p>5145</text:p>
          </table:table-cell>
          <table:table-cell office:value-type="float" office:value="5057" calcext:value-type="float">
            <text:p>5057</text:p>
          </table:table-cell>
          <table:table-cell office:value-type="float" office:value="5232" calcext:value-type="float">
            <text:p>5232</text:p>
          </table:table-cell>
          <table:table-cell office:value-type="float" office:value="1.26" calcext:value-type="float">
            <text:p>1,26</text:p>
          </table:table-cell>
          <table:table-cell office:value-type="float" office:value="1.24" calcext:value-type="float">
            <text:p>1,24</text:p>
          </table:table-cell>
          <table:table-cell office:value-type="float" office:value="1.28" calcext:value-type="float">
            <text:p>1,28</text:p>
          </table:table-cell>
          <table:table-cell office:value-type="float" office:value="1.29" calcext:value-type="float">
            <text:p>1,29</text:p>
          </table:table-cell>
          <table:table-cell office:value-type="float" office:value="1.28" calcext:value-type="float">
            <text:p>1,28</text:p>
          </table:table-cell>
          <table:table-cell office:value-type="float" office:value="1.3" calcext:value-type="float">
            <text:p>1,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11" calcext:value-type="date">
            <text:p>11.10.2020</text:p>
          </table:table-cell>
          <table:table-cell office:value-type="float" office:value="5499" calcext:value-type="float">
            <text:p>5499</text:p>
          </table:table-cell>
          <table:table-cell office:value-type="float" office:value="5382" calcext:value-type="float">
            <text:p>5382</text:p>
          </table:table-cell>
          <table:table-cell office:value-type="float" office:value="5573" calcext:value-type="float">
            <text:p>5573</text:p>
          </table:table-cell>
          <table:table-cell office:value-type="float" office:value="5292" calcext:value-type="float">
            <text:p>5292</text:p>
          </table:table-cell>
          <table:table-cell office:value-type="float" office:value="5197" calcext:value-type="float">
            <text:p>5197</text:p>
          </table:table-cell>
          <table:table-cell office:value-type="float" office:value="5375" calcext:value-type="float">
            <text:p>5375</text:p>
          </table:table-cell>
          <table:table-cell office:value-type="float" office:value="1.18" calcext:value-type="float">
            <text:p>1,18</text:p>
          </table:table-cell>
          <table:table-cell office:value-type="float" office:value="1.17" calcext:value-type="float">
            <text:p>1,17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29" calcext:value-type="float">
            <text:p>1,29</text:p>
          </table:table-cell>
          <table:table-cell office:value-type="float" office:value="1.3" calcext:value-type="float">
            <text:p>1,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12" calcext:value-type="date">
            <text:p>12.10.2020</text:p>
          </table:table-cell>
          <table:table-cell office:value-type="float" office:value="7498" calcext:value-type="float">
            <text:p>7498</text:p>
          </table:table-cell>
          <table:table-cell office:value-type="float" office:value="7392" calcext:value-type="float">
            <text:p>7392</text:p>
          </table:table-cell>
          <table:table-cell office:value-type="float" office:value="7602" calcext:value-type="float">
            <text:p>7602</text:p>
          </table:table-cell>
          <table:table-cell office:value-type="float" office:value="5922" calcext:value-type="float">
            <text:p>5922</text:p>
          </table:table-cell>
          <table:table-cell office:value-type="float" office:value="5823" calcext:value-type="float">
            <text:p>5823</text:p>
          </table:table-cell>
          <table:table-cell office:value-type="float" office:value="6006" calcext:value-type="float">
            <text:p>6006</text:p>
          </table:table-cell>
          <table:table-cell office:value-type="float" office:value="1.22" calcext:value-type="float">
            <text:p>1,22</text:p>
          </table:table-cell>
          <table:table-cell office:value-type="float" office:value="1.2" calcext:value-type="float">
            <text:p>1,2</text:p>
          </table:table-cell>
          <table:table-cell office:value-type="float" office:value="1.23" calcext:value-type="float">
            <text:p>1,23</text:p>
          </table:table-cell>
          <table:table-cell office:value-type="float" office:value="1.31" calcext:value-type="float">
            <text:p>1,31</text:p>
          </table:table-cell>
          <table:table-cell office:value-type="float" office:value="1.3" calcext:value-type="float">
            <text:p>1,3</text:p>
          </table:table-cell>
          <table:table-cell office:value-type="float" office:value="1.32" calcext:value-type="float">
            <text:p>1,3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13" calcext:value-type="date">
            <text:p>13.10.2020</text:p>
          </table:table-cell>
          <table:table-cell office:value-type="float" office:value="7855" calcext:value-type="float">
            <text:p>7855</text:p>
          </table:table-cell>
          <table:table-cell office:value-type="float" office:value="7749" calcext:value-type="float">
            <text:p>7749</text:p>
          </table:table-cell>
          <table:table-cell office:value-type="float" office:value="7961" calcext:value-type="float">
            <text:p>7961</text:p>
          </table:table-cell>
          <table:table-cell office:value-type="float" office:value="6541" calcext:value-type="float">
            <text:p>6541</text:p>
          </table:table-cell>
          <table:table-cell office:value-type="float" office:value="6433" calcext:value-type="float">
            <text:p>6433</text:p>
          </table:table-cell>
          <table:table-cell office:value-type="float" office:value="6630" calcext:value-type="float">
            <text:p>6630</text:p>
          </table:table-cell>
          <table:table-cell office:value-type="float" office:value="1.3" calcext:value-type="float">
            <text:p>1,3</text:p>
          </table:table-cell>
          <table:table-cell office:value-type="float" office:value="1.29" calcext:value-type="float">
            <text:p>1,29</text:p>
          </table:table-cell>
          <table:table-cell office:value-type="float" office:value="1.32" calcext:value-type="float">
            <text:p>1,32</text:p>
          </table:table-cell>
          <table:table-cell office:value-type="float" office:value="1.34" calcext:value-type="float">
            <text:p>1,34</text:p>
          </table:table-cell>
          <table:table-cell office:value-type="float" office:value="1.33" calcext:value-type="float">
            <text:p>1,33</text:p>
          </table:table-cell>
          <table:table-cell office:value-type="float" office:value="1.35" calcext:value-type="float">
            <text:p>1,3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14" calcext:value-type="date">
            <text:p>14.10.2020</text:p>
          </table:table-cell>
          <table:table-cell office:value-type="float" office:value="8437" calcext:value-type="float">
            <text:p>8437</text:p>
          </table:table-cell>
          <table:table-cell office:value-type="float" office:value="8290" calcext:value-type="float">
            <text:p>8290</text:p>
          </table:table-cell>
          <table:table-cell office:value-type="float" office:value="8576" calcext:value-type="float">
            <text:p>8576</text:p>
          </table:table-cell>
          <table:table-cell office:value-type="float" office:value="7322" calcext:value-type="float">
            <text:p>7322</text:p>
          </table:table-cell>
          <table:table-cell office:value-type="float" office:value="7203" calcext:value-type="float">
            <text:p>7203</text:p>
          </table:table-cell>
          <table:table-cell office:value-type="float" office:value="7428" calcext:value-type="float">
            <text:p>7428</text:p>
          </table:table-cell>
          <table:table-cell office:value-type="float" office:value="1.42" calcext:value-type="float">
            <text:p>1,42</text:p>
          </table:table-cell>
          <table:table-cell office:value-type="float" office:value="1.41" calcext:value-type="float">
            <text:p>1,41</text:p>
          </table:table-cell>
          <table:table-cell office:value-type="float" office:value="1.44" calcext:value-type="float">
            <text:p>1,44</text:p>
          </table:table-cell>
          <table:table-cell office:value-type="float" office:value="1.37" calcext:value-type="float">
            <text:p>1,37</text:p>
          </table:table-cell>
          <table:table-cell office:value-type="float" office:value="1.35" calcext:value-type="float">
            <text:p>1,35</text:p>
          </table:table-cell>
          <table:table-cell office:value-type="float" office:value="1.37" calcext:value-type="float">
            <text:p>1,3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15" calcext:value-type="date">
            <text:p>15.10.2020</text:p>
          </table:table-cell>
          <table:table-cell office:value-type="float" office:value="8692" calcext:value-type="float">
            <text:p>8692</text:p>
          </table:table-cell>
          <table:table-cell office:value-type="float" office:value="8588" calcext:value-type="float">
            <text:p>8588</text:p>
          </table:table-cell>
          <table:table-cell office:value-type="float" office:value="8817" calcext:value-type="float">
            <text:p>8817</text:p>
          </table:table-cell>
          <table:table-cell office:value-type="float" office:value="8121" calcext:value-type="float">
            <text:p>8121</text:p>
          </table:table-cell>
          <table:table-cell office:value-type="float" office:value="8005" calcext:value-type="float">
            <text:p>8005</text:p>
          </table:table-cell>
          <table:table-cell office:value-type="float" office:value="8239" calcext:value-type="float">
            <text:p>8239</text:p>
          </table:table-cell>
          <table:table-cell office:value-type="float" office:value="1.53" calcext:value-type="float">
            <text:p>1,53</text:p>
          </table:table-cell>
          <table:table-cell office:value-type="float" office:value="1.52" calcext:value-type="float">
            <text:p>1,52</text:p>
          </table:table-cell>
          <table:table-cell office:value-type="float" office:value="1.55" calcext:value-type="float">
            <text:p>1,55</text:p>
          </table:table-cell>
          <table:table-cell office:value-type="float" office:value="1.38" calcext:value-type="float">
            <text:p>1,38</text:p>
          </table:table-cell>
          <table:table-cell office:value-type="float" office:value="1.37" calcext:value-type="float">
            <text:p>1,37</text:p>
          </table:table-cell>
          <table:table-cell office:value-type="float" office:value="1.39" calcext:value-type="float">
            <text:p>1,3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16" calcext:value-type="date">
            <text:p>16.10.2020</text:p>
          </table:table-cell>
          <table:table-cell office:value-type="float" office:value="9559" calcext:value-type="float">
            <text:p>9559</text:p>
          </table:table-cell>
          <table:table-cell office:value-type="float" office:value="9404" calcext:value-type="float">
            <text:p>9404</text:p>
          </table:table-cell>
          <table:table-cell office:value-type="float" office:value="9674" calcext:value-type="float">
            <text:p>9674</text:p>
          </table:table-cell>
          <table:table-cell office:value-type="float" office:value="8636" calcext:value-type="float">
            <text:p>8636</text:p>
          </table:table-cell>
          <table:table-cell office:value-type="float" office:value="8508" calcext:value-type="float">
            <text:p>8508</text:p>
          </table:table-cell>
          <table:table-cell office:value-type="float" office:value="8757" calcext:value-type="float">
            <text:p>8757</text:p>
          </table:table-cell>
          <table:table-cell office:value-type="float" office:value="1.46" calcext:value-type="float">
            <text:p>1,46</text:p>
          </table:table-cell>
          <table:table-cell office:value-type="float" office:value="1.44" calcext:value-type="float">
            <text:p>1,44</text:p>
          </table:table-cell>
          <table:table-cell office:value-type="float" office:value="1.47" calcext:value-type="float">
            <text:p>1,47</text:p>
          </table:table-cell>
          <table:table-cell office:value-type="float" office:value="1.37" calcext:value-type="float">
            <text:p>1,37</text:p>
          </table:table-cell>
          <table:table-cell office:value-type="float" office:value="1.36" calcext:value-type="float">
            <text:p>1,36</text:p>
          </table:table-cell>
          <table:table-cell office:value-type="float" office:value="1.38" calcext:value-type="float">
            <text:p>1,3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17" calcext:value-type="date">
            <text:p>17.10.2020</text:p>
          </table:table-cell>
          <table:table-cell office:value-type="float" office:value="9358" calcext:value-type="float">
            <text:p>9358</text:p>
          </table:table-cell>
          <table:table-cell office:value-type="float" office:value="9220" calcext:value-type="float">
            <text:p>9220</text:p>
          </table:table-cell>
          <table:table-cell office:value-type="float" office:value="9488" calcext:value-type="float">
            <text:p>9488</text:p>
          </table:table-cell>
          <table:table-cell office:value-type="float" office:value="9011" calcext:value-type="float">
            <text:p>9011</text:p>
          </table:table-cell>
          <table:table-cell office:value-type="float" office:value="8876" calcext:value-type="float">
            <text:p>8876</text:p>
          </table:table-cell>
          <table:table-cell office:value-type="float" office:value="9139" calcext:value-type="float">
            <text:p>9139</text:p>
          </table:table-cell>
          <table:table-cell office:value-type="float" office:value="1.38" calcext:value-type="float">
            <text:p>1,38</text:p>
          </table:table-cell>
          <table:table-cell office:value-type="float" office:value="1.36" calcext:value-type="float">
            <text:p>1,36</text:p>
          </table:table-cell>
          <table:table-cell office:value-type="float" office:value="1.39" calcext:value-type="float">
            <text:p>1,39</text:p>
          </table:table-cell>
          <table:table-cell office:value-type="float" office:value="1.38" calcext:value-type="float">
            <text:p>1,38</text:p>
          </table:table-cell>
          <table:table-cell office:value-type="float" office:value="1.37" calcext:value-type="float">
            <text:p>1,37</text:p>
          </table:table-cell>
          <table:table-cell office:value-type="float" office:value="1.38" calcext:value-type="float">
            <text:p>1,3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18" calcext:value-type="date">
            <text:p>18.10.2020</text:p>
          </table:table-cell>
          <table:table-cell office:value-type="float" office:value="10457" calcext:value-type="float">
            <text:p>10457</text:p>
          </table:table-cell>
          <table:table-cell office:value-type="float" office:value="10334" calcext:value-type="float">
            <text:p>10334</text:p>
          </table:table-cell>
          <table:table-cell office:value-type="float" office:value="10622" calcext:value-type="float">
            <text:p>10622</text:p>
          </table:table-cell>
          <table:table-cell office:value-type="float" office:value="9516" calcext:value-type="float">
            <text:p>9516</text:p>
          </table:table-cell>
          <table:table-cell office:value-type="float" office:value="9386" calcext:value-type="float">
            <text:p>9386</text:p>
          </table:table-cell>
          <table:table-cell office:value-type="float" office:value="9650" calcext:value-type="float">
            <text:p>9650</text:p>
          </table:table-cell>
          <table:table-cell office:value-type="float" office:value="1.3" calcext:value-type="float">
            <text:p>1,3</text:p>
          </table:table-cell>
          <table:table-cell office:value-type="float" office:value="1.29" calcext:value-type="float">
            <text:p>1,29</text:p>
          </table:table-cell>
          <table:table-cell office:value-type="float" office:value="1.31" calcext:value-type="float">
            <text:p>1,31</text:p>
          </table:table-cell>
          <table:table-cell office:value-type="float" office:value="1.4" calcext:value-type="float">
            <text:p>1,4</text:p>
          </table:table-cell>
          <table:table-cell office:value-type="float" office:value="1.39" calcext:value-type="float">
            <text:p>1,39</text:p>
          </table:table-cell>
          <table:table-cell office:value-type="float" office:value="1.41" calcext:value-type="float">
            <text:p>1,4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19" calcext:value-type="date">
            <text:p>19.10.2020</text:p>
          </table:table-cell>
          <table:table-cell office:value-type="float" office:value="13826" calcext:value-type="float">
            <text:p>13826</text:p>
          </table:table-cell>
          <table:table-cell office:value-type="float" office:value="13664" calcext:value-type="float">
            <text:p>13664</text:p>
          </table:table-cell>
          <table:table-cell office:value-type="float" office:value="13978" calcext:value-type="float">
            <text:p>13978</text:p>
          </table:table-cell>
          <table:table-cell office:value-type="float" office:value="10800" calcext:value-type="float">
            <text:p>10800</text:p>
          </table:table-cell>
          <table:table-cell office:value-type="float" office:value="10655" calcext:value-type="float">
            <text:p>10655</text:p>
          </table:table-cell>
          <table:table-cell office:value-type="float" office:value="10941" calcext:value-type="float">
            <text:p>10941</text:p>
          </table:table-cell>
          <table:table-cell office:value-type="float" office:value="1.33" calcext:value-type="float">
            <text:p>1,33</text:p>
          </table:table-cell>
          <table:table-cell office:value-type="float" office:value="1.32" calcext:value-type="float">
            <text:p>1,32</text:p>
          </table:table-cell>
          <table:table-cell office:value-type="float" office:value="1.34" calcext:value-type="float">
            <text:p>1,34</text:p>
          </table:table-cell>
          <table:table-cell office:value-type="float" office:value="1.42" calcext:value-type="float">
            <text:p>1,42</text:p>
          </table:table-cell>
          <table:table-cell office:value-type="float" office:value="1.41" calcext:value-type="float">
            <text:p>1,41</text:p>
          </table:table-cell>
          <table:table-cell office:value-type="float" office:value="1.43" calcext:value-type="float">
            <text:p>1,4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20" calcext:value-type="date">
            <text:p>20.10.2020</text:p>
          </table:table-cell>
          <table:table-cell office:value-type="float" office:value="14820" calcext:value-type="float">
            <text:p>14820</text:p>
          </table:table-cell>
          <table:table-cell office:value-type="float" office:value="14634" calcext:value-type="float">
            <text:p>14634</text:p>
          </table:table-cell>
          <table:table-cell office:value-type="float" office:value="14949" calcext:value-type="float">
            <text:p>14949</text:p>
          </table:table-cell>
          <table:table-cell office:value-type="float" office:value="12115" calcext:value-type="float">
            <text:p>12115</text:p>
          </table:table-cell>
          <table:table-cell office:value-type="float" office:value="11963" calcext:value-type="float">
            <text:p>11963</text:p>
          </table:table-cell>
          <table:table-cell office:value-type="float" office:value="12259" calcext:value-type="float">
            <text:p>12259</text:p>
          </table:table-cell>
          <table:table-cell office:value-type="float" office:value="1.4" calcext:value-type="float">
            <text:p>1,4</text:p>
          </table:table-cell>
          <table:table-cell office:value-type="float" office:value="1.39" calcext:value-type="float">
            <text:p>1,39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1.44" calcext:value-type="float">
            <text:p>1,44</text:p>
          </table:table-cell>
          <table:table-cell office:value-type="float" office:value="1.45" calcext:value-type="float">
            <text:p>1,4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21" calcext:value-type="date">
            <text:p>21.10.2020</text:p>
          </table:table-cell>
          <table:table-cell office:value-type="float" office:value="15394" calcext:value-type="float">
            <text:p>15394</text:p>
          </table:table-cell>
          <table:table-cell office:value-type="float" office:value="15227" calcext:value-type="float">
            <text:p>15227</text:p>
          </table:table-cell>
          <table:table-cell office:value-type="float" office:value="15570" calcext:value-type="float">
            <text:p>15570</text:p>
          </table:table-cell>
          <table:table-cell office:value-type="float" office:value="13624" calcext:value-type="float">
            <text:p>13624</text:p>
          </table:table-cell>
          <table:table-cell office:value-type="float" office:value="13464" calcext:value-type="float">
            <text:p>13464</text:p>
          </table:table-cell>
          <table:table-cell office:value-type="float" office:value="13780" calcext:value-type="float">
            <text:p>13780</text:p>
          </table:table-cell>
          <table:table-cell office:value-type="float" office:value="1.51" calcext:value-type="float">
            <text:p>1,51</text:p>
          </table:table-cell>
          <table:table-cell office:value-type="float" office:value="1.5" calcext:value-type="float">
            <text:p>1,5</text:p>
          </table:table-cell>
          <table:table-cell office:value-type="float" office:value="1.52" calcext:value-type="float">
            <text:p>1,52</text:p>
          </table:table-cell>
          <table:table-cell office:value-type="float" office:value="1.43" calcext:value-type="float">
            <text:p>1,43</text:p>
          </table:table-cell>
          <table:table-cell office:value-type="float" office:value="1.42" calcext:value-type="float">
            <text:p>1,42</text:p>
          </table:table-cell>
          <table:table-cell office:value-type="float" office:value="1.44" calcext:value-type="float">
            <text:p>1,4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22" calcext:value-type="date">
            <text:p>22.10.2020</text:p>
          </table:table-cell>
          <table:table-cell office:value-type="float" office:value="15032" calcext:value-type="float">
            <text:p>15032</text:p>
          </table:table-cell>
          <table:table-cell office:value-type="float" office:value="14858" calcext:value-type="float">
            <text:p>14858</text:p>
          </table:table-cell>
          <table:table-cell office:value-type="float" office:value="15188" calcext:value-type="float">
            <text:p>15188</text:p>
          </table:table-cell>
          <table:table-cell office:value-type="float" office:value="14768" calcext:value-type="float">
            <text:p>14768</text:p>
          </table:table-cell>
          <table:table-cell office:value-type="float" office:value="14596" calcext:value-type="float">
            <text:p>14596</text:p>
          </table:table-cell>
          <table:table-cell office:value-type="float" office:value="14921" calcext:value-type="float">
            <text:p>14921</text:p>
          </table:table-cell>
          <table:table-cell office:value-type="float" office:value="1.55" calcext:value-type="float">
            <text:p>1,55</text:p>
          </table:table-cell>
          <table:table-cell office:value-type="float" office:value="1.54" calcext:value-type="float">
            <text:p>1,54</text:p>
          </table:table-cell>
          <table:table-cell office:value-type="float" office:value="1.56" calcext:value-type="float">
            <text:p>1,56</text:p>
          </table:table-cell>
          <table:table-cell office:value-type="float" office:value="1.39" calcext:value-type="float">
            <text:p>1,39</text:p>
          </table:table-cell>
          <table:table-cell office:value-type="float" office:value="1.38" calcext:value-type="float">
            <text:p>1,38</text:p>
          </table:table-cell>
          <table:table-cell office:value-type="float" office:value="1.4" calcext:value-type="float">
            <text:p>1,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23" calcext:value-type="date">
            <text:p>23.10.2020</text:p>
          </table:table-cell>
          <table:table-cell office:value-type="float" office:value="15853" calcext:value-type="float">
            <text:p>15853</text:p>
          </table:table-cell>
          <table:table-cell office:value-type="float" office:value="15649" calcext:value-type="float">
            <text:p>15649</text:p>
          </table:table-cell>
          <table:table-cell office:value-type="float" office:value="16039" calcext:value-type="float">
            <text:p>16039</text:p>
          </table:table-cell>
          <table:table-cell office:value-type="float" office:value="15275" calcext:value-type="float">
            <text:p>15275</text:p>
          </table:table-cell>
          <table:table-cell office:value-type="float" office:value="15092" calcext:value-type="float">
            <text:p>15092</text:p>
          </table:table-cell>
          <table:table-cell office:value-type="float" office:value="15436" calcext:value-type="float">
            <text:p>15436</text:p>
          </table:table-cell>
          <table:table-cell office:value-type="float" office:value="1.41" calcext:value-type="float">
            <text:p>1,41</text:p>
          </table:table-cell>
          <table:table-cell office:value-type="float" office:value="1.4" calcext:value-type="float">
            <text:p>1,4</text:p>
          </table:table-cell>
          <table:table-cell office:value-type="float" office:value="1.43" calcext:value-type="float">
            <text:p>1,43</text:p>
          </table:table-cell>
          <table:table-cell office:value-type="float" office:value="1.34" calcext:value-type="float">
            <text:p>1,34</text:p>
          </table:table-cell>
          <table:table-cell office:value-type="float" office:value="1.33" calcext:value-type="float">
            <text:p>1,33</text:p>
          </table:table-cell>
          <table:table-cell office:value-type="float" office:value="1.34" calcext:value-type="float">
            <text:p>1,3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24" calcext:value-type="date">
            <text:p>24.10.2020</text:p>
          </table:table-cell>
          <table:table-cell office:value-type="float" office:value="15088" calcext:value-type="float">
            <text:p>15088</text:p>
          </table:table-cell>
          <table:table-cell office:value-type="float" office:value="14916" calcext:value-type="float">
            <text:p>14916</text:p>
          </table:table-cell>
          <table:table-cell office:value-type="float" office:value="15236" calcext:value-type="float">
            <text:p>15236</text:p>
          </table:table-cell>
          <table:table-cell office:value-type="float" office:value="15342" calcext:value-type="float">
            <text:p>15342</text:p>
          </table:table-cell>
          <table:table-cell office:value-type="float" office:value="15162" calcext:value-type="float">
            <text:p>15162</text:p>
          </table:table-cell>
          <table:table-cell office:value-type="float" office:value="15508" calcext:value-type="float">
            <text:p>15508</text:p>
          </table:table-cell>
          <table:table-cell office:value-type="float" office:value="1.27" calcext:value-type="float">
            <text:p>1,27</text:p>
          </table:table-cell>
          <table:table-cell office:value-type="float" office:value="1.26" calcext:value-type="float">
            <text:p>1,26</text:p>
          </table:table-cell>
          <table:table-cell office:value-type="float" office:value="1.28" calcext:value-type="float">
            <text:p>1,28</text:p>
          </table:table-cell>
          <table:table-cell office:value-type="float" office:value="1.29" calcext:value-type="float">
            <text:p>1,29</text:p>
          </table:table-cell>
          <table:table-cell office:value-type="float" office:value="1.28" calcext:value-type="float">
            <text:p>1,28</text:p>
          </table:table-cell>
          <table:table-cell office:value-type="float" office:value="1.29" calcext:value-type="float">
            <text:p>1,2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25" calcext:value-type="date">
            <text:p>25.10.2020</text:p>
          </table:table-cell>
          <table:table-cell office:value-type="float" office:value="15654" calcext:value-type="float">
            <text:p>15654</text:p>
          </table:table-cell>
          <table:table-cell office:value-type="float" office:value="15479" calcext:value-type="float">
            <text:p>15479</text:p>
          </table:table-cell>
          <table:table-cell office:value-type="float" office:value="15845" calcext:value-type="float">
            <text:p>15845</text:p>
          </table:table-cell>
          <table:table-cell office:value-type="float" office:value="15407" calcext:value-type="float">
            <text:p>15407</text:p>
          </table:table-cell>
          <table:table-cell office:value-type="float" office:value="15225" calcext:value-type="float">
            <text:p>15225</text:p>
          </table:table-cell>
          <table:table-cell office:value-type="float" office:value="15577" calcext:value-type="float">
            <text:p>15577</text:p>
          </table:table-cell>
          <table:table-cell office:value-type="float" office:value="1.13" calcext:value-type="float">
            <text:p>1,13</text:p>
          </table:table-cell>
          <table:table-cell office:value-type="float" office:value="1.12" calcext:value-type="float">
            <text:p>1,12</text:p>
          </table:table-cell>
          <table:table-cell office:value-type="float" office:value="1.14" calcext:value-type="float">
            <text:p>1,14</text:p>
          </table:table-cell>
          <table:table-cell office:value-type="float" office:value="1.26" calcext:value-type="float">
            <text:p>1,26</text:p>
          </table:table-cell>
          <table:table-cell office:value-type="float" office:value="1.25" calcext:value-type="float">
            <text:p>1,25</text:p>
          </table:table-cell>
          <table:table-cell office:value-type="float" office:value="1.26" calcext:value-type="float">
            <text:p>1,2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26" calcext:value-type="date">
            <text:p>26.10.2020</text:p>
          </table:table-cell>
          <table:table-cell office:value-type="float" office:value="19202" calcext:value-type="float">
            <text:p>19202</text:p>
          </table:table-cell>
          <table:table-cell office:value-type="float" office:value="19047" calcext:value-type="float">
            <text:p>19047</text:p>
          </table:table-cell>
          <table:table-cell office:value-type="float" office:value="19379" calcext:value-type="float">
            <text:p>19379</text:p>
          </table:table-cell>
          <table:table-cell office:value-type="float" office:value="16449" calcext:value-type="float">
            <text:p>16449</text:p>
          </table:table-cell>
          <table:table-cell office:value-type="float" office:value="16273" calcext:value-type="float">
            <text:p>16273</text:p>
          </table:table-cell>
          <table:table-cell office:value-type="float" office:value="16625" calcext:value-type="float">
            <text:p>16625</text:p>
          </table:table-cell>
          <table:table-cell table:number-columns-repeated="2" office:value-type="float" office:value="1.11" calcext:value-type="float">
            <text:p>1,11</text:p>
          </table:table-cell>
          <table:table-cell office:value-type="float" office:value="1.12" calcext:value-type="float">
            <text:p>1,12</text:p>
          </table:table-cell>
          <table:table-cell office:value-type="float" office:value="1.21" calcext:value-type="float">
            <text:p>1,21</text:p>
          </table:table-cell>
          <table:table-cell office:value-type="float" office:value="1.2" calcext:value-type="float">
            <text:p>1,2</text:p>
          </table:table-cell>
          <table:table-cell office:value-type="float" office:value="1.21" calcext:value-type="float">
            <text:p>1,2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27" calcext:value-type="date">
            <text:p>27.10.2020</text:p>
          </table:table-cell>
          <table:table-cell office:value-type="float" office:value="18417" calcext:value-type="float">
            <text:p>18417</text:p>
          </table:table-cell>
          <table:table-cell office:value-type="float" office:value="18256" calcext:value-type="float">
            <text:p>18256</text:p>
          </table:table-cell>
          <table:table-cell office:value-type="float" office:value="18617" calcext:value-type="float">
            <text:p>18617</text:p>
          </table:table-cell>
          <table:table-cell office:value-type="float" office:value="17090" calcext:value-type="float">
            <text:p>17090</text:p>
          </table:table-cell>
          <table:table-cell office:value-type="float" office:value="16924" calcext:value-type="float">
            <text:p>16924</text:p>
          </table:table-cell>
          <table:table-cell office:value-type="float" office:value="17269" calcext:value-type="float">
            <text:p>17269</text:p>
          </table:table-cell>
          <table:table-cell office:value-type="float" office:value="1.12" calcext:value-type="float">
            <text:p>1,12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office:value-type="float" office:value="1.17" calcext:value-type="float">
            <text:p>1,17</text:p>
          </table:table-cell>
          <table:table-cell office:value-type="float" office:value="1.16" calcext:value-type="float">
            <text:p>1,16</text:p>
          </table:table-cell>
          <table:table-cell office:value-type="float" office:value="1.17" calcext:value-type="float">
            <text:p>1,1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28" calcext:value-type="date">
            <text:p>28.10.2020</text:p>
          </table:table-cell>
          <table:table-cell office:value-type="float" office:value="18090" calcext:value-type="float">
            <text:p>18090</text:p>
          </table:table-cell>
          <table:table-cell office:value-type="float" office:value="17890" calcext:value-type="float">
            <text:p>17890</text:p>
          </table:table-cell>
          <table:table-cell office:value-type="float" office:value="18276" calcext:value-type="float">
            <text:p>18276</text:p>
          </table:table-cell>
          <table:table-cell office:value-type="float" office:value="17841" calcext:value-type="float">
            <text:p>17841</text:p>
          </table:table-cell>
          <table:table-cell office:value-type="float" office:value="17668" calcext:value-type="float">
            <text:p>17668</text:p>
          </table:table-cell>
          <table:table-cell office:value-type="float" office:value="18029" calcext:value-type="float">
            <text:p>18029</text:p>
          </table:table-cell>
          <table:table-cell office:value-type="float" office:value="1.16" calcext:value-type="float">
            <text:p>1,16</text:p>
          </table:table-cell>
          <table:table-cell office:value-type="float" office:value="1.15" calcext:value-type="float">
            <text:p>1,15</text:p>
          </table:table-cell>
          <table:table-cell office:value-type="float" office:value="1.17" calcext:value-type="float">
            <text:p>1,17</text:p>
          </table:table-cell>
          <table:table-cell office:value-type="float" office:value="1.13" calcext:value-type="float">
            <text:p>1,13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29" calcext:value-type="date">
            <text:p>29.10.2020</text:p>
          </table:table-cell>
          <table:table-cell office:value-type="float" office:value="16811" calcext:value-type="float">
            <text:p>16811</text:p>
          </table:table-cell>
          <table:table-cell office:value-type="float" office:value="16594" calcext:value-type="float">
            <text:p>16594</text:p>
          </table:table-cell>
          <table:table-cell office:value-type="float" office:value="16992" calcext:value-type="float">
            <text:p>16992</text:p>
          </table:table-cell>
          <table:table-cell office:value-type="float" office:value="18130" calcext:value-type="float">
            <text:p>18130</text:p>
          </table:table-cell>
          <table:table-cell office:value-type="float" office:value="17947" calcext:value-type="float">
            <text:p>17947</text:p>
          </table:table-cell>
          <table:table-cell office:value-type="float" office:value="18316" calcext:value-type="float">
            <text:p>18316</text:p>
          </table:table-cell>
          <table:table-cell office:value-type="float" office:value="1.18" calcext:value-type="float">
            <text:p>1,18</text:p>
          </table:table-cell>
          <table:table-cell office:value-type="float" office:value="1.17" calcext:value-type="float">
            <text:p>1,17</text:p>
          </table:table-cell>
          <table:table-cell office:value-type="float" office:value="1.18" calcext:value-type="float">
            <text:p>1,18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30" calcext:value-type="date">
            <text:p>30.10.2020</text:p>
          </table:table-cell>
          <table:table-cell office:value-type="float" office:value="17247" calcext:value-type="float">
            <text:p>17247</text:p>
          </table:table-cell>
          <table:table-cell office:value-type="float" office:value="17093" calcext:value-type="float">
            <text:p>17093</text:p>
          </table:table-cell>
          <table:table-cell office:value-type="float" office:value="17385" calcext:value-type="float">
            <text:p>17385</text:p>
          </table:table-cell>
          <table:table-cell office:value-type="float" office:value="17641" calcext:value-type="float">
            <text:p>17641</text:p>
          </table:table-cell>
          <table:table-cell office:value-type="float" office:value="17458" calcext:value-type="float">
            <text:p>17458</text:p>
          </table:table-cell>
          <table:table-cell office:value-type="float" office:value="17817" calcext:value-type="float">
            <text:p>17817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0-31" calcext:value-type="date">
            <text:p>31.10.2020</text:p>
          </table:table-cell>
          <table:table-cell office:value-type="float" office:value="15614" calcext:value-type="float">
            <text:p>15614</text:p>
          </table:table-cell>
          <table:table-cell office:value-type="float" office:value="15413" calcext:value-type="float">
            <text:p>15413</text:p>
          </table:table-cell>
          <table:table-cell office:value-type="float" office:value="15776" calcext:value-type="float">
            <text:p>15776</text:p>
          </table:table-cell>
          <table:table-cell office:value-type="float" office:value="16940" calcext:value-type="float">
            <text:p>16940</text:p>
          </table:table-cell>
          <table:table-cell office:value-type="float" office:value="16747" calcext:value-type="float">
            <text:p>16747</text:p>
          </table:table-cell>
          <table:table-cell office:value-type="float" office:value="17107" calcext:value-type="float">
            <text:p>17107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01" calcext:value-type="date">
            <text:p>01.11.2020</text:p>
          </table:table-cell>
          <table:table-cell office:value-type="float" office:value="16655" calcext:value-type="float">
            <text:p>16655</text:p>
          </table:table-cell>
          <table:table-cell office:value-type="float" office:value="16494" calcext:value-type="float">
            <text:p>16494</text:p>
          </table:table-cell>
          <table:table-cell office:value-type="float" office:value="16830" calcext:value-type="float">
            <text:p>16830</text:p>
          </table:table-cell>
          <table:table-cell office:value-type="float" office:value="16582" calcext:value-type="float">
            <text:p>16582</text:p>
          </table:table-cell>
          <table:table-cell office:value-type="float" office:value="16398" calcext:value-type="float">
            <text:p>16398</text:p>
          </table:table-cell>
          <table:table-cell office:value-type="float" office:value="16745" calcext:value-type="float">
            <text:p>16745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02" calcext:value-type="date">
            <text:p>02.11.2020</text:p>
          </table:table-cell>
          <table:table-cell office:value-type="float" office:value="20970" calcext:value-type="float">
            <text:p>20970</text:p>
          </table:table-cell>
          <table:table-cell office:value-type="float" office:value="20786" calcext:value-type="float">
            <text:p>20786</text:p>
          </table:table-cell>
          <table:table-cell office:value-type="float" office:value="21166" calcext:value-type="float">
            <text:p>21166</text:p>
          </table:table-cell>
          <table:table-cell office:value-type="float" office:value="17621" calcext:value-type="float">
            <text:p>17621</text:p>
          </table:table-cell>
          <table:table-cell office:value-type="float" office:value="17446" calcext:value-type="float">
            <text:p>17446</text:p>
          </table:table-cell>
          <table:table-cell office:value-type="float" office:value="17789" calcext:value-type="float">
            <text:p>17789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03" calcext:value-type="date">
            <text:p>03.11.2020</text:p>
          </table:table-cell>
          <table:table-cell office:value-type="float" office:value="19021" calcext:value-type="float">
            <text:p>19021</text:p>
          </table:table-cell>
          <table:table-cell office:value-type="float" office:value="18843" calcext:value-type="float">
            <text:p>18843</text:p>
          </table:table-cell>
          <table:table-cell office:value-type="float" office:value="19202" calcext:value-type="float">
            <text:p>19202</text:p>
          </table:table-cell>
          <table:table-cell office:value-type="float" office:value="18065" calcext:value-type="float">
            <text:p>18065</text:p>
          </table:table-cell>
          <table:table-cell office:value-type="float" office:value="17884" calcext:value-type="float">
            <text:p>17884</text:p>
          </table:table-cell>
          <table:table-cell office:value-type="float" office:value="18243" calcext:value-type="float">
            <text:p>18243</text:p>
          </table:table-cell>
          <table:table-cell table:number-columns-repeated="2" office:value-type="float" office:value="1.02" calcext:value-type="float">
            <text:p>1,02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04" calcext:value-type="date">
            <text:p>04.11.2020</text:p>
          </table:table-cell>
          <table:table-cell office:value-type="float" office:value="18020" calcext:value-type="float">
            <text:p>18020</text:p>
          </table:table-cell>
          <table:table-cell office:value-type="float" office:value="17858" calcext:value-type="float">
            <text:p>17858</text:p>
          </table:table-cell>
          <table:table-cell office:value-type="float" office:value="18172" calcext:value-type="float">
            <text:p>18172</text:p>
          </table:table-cell>
          <table:table-cell office:value-type="float" office:value="18667" calcext:value-type="float">
            <text:p>18667</text:p>
          </table:table-cell>
          <table:table-cell office:value-type="float" office:value="18495" calcext:value-type="float">
            <text:p>18495</text:p>
          </table:table-cell>
          <table:table-cell office:value-type="float" office:value="18842" calcext:value-type="float">
            <text:p>18842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02" calcext:value-type="float">
            <text:p>1,02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05" calcext:value-type="date">
            <text:p>05.11.2020</text:p>
          </table:table-cell>
          <table:table-cell office:value-type="float" office:value="16540" calcext:value-type="float">
            <text:p>16540</text:p>
          </table:table-cell>
          <table:table-cell office:value-type="float" office:value="16366" calcext:value-type="float">
            <text:p>16366</text:p>
          </table:table-cell>
          <table:table-cell office:value-type="float" office:value="16720" calcext:value-type="float">
            <text:p>16720</text:p>
          </table:table-cell>
          <table:table-cell office:value-type="float" office:value="18638" calcext:value-type="float">
            <text:p>18638</text:p>
          </table:table-cell>
          <table:table-cell office:value-type="float" office:value="18463" calcext:value-type="float">
            <text:p>18463</text:p>
          </table:table-cell>
          <table:table-cell office:value-type="float" office:value="18815" calcext:value-type="float">
            <text:p>18815</text:p>
          </table:table-cell>
          <table:table-cell table:number-columns-repeated="2"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06" calcext:value-type="date">
            <text:p>06.11.2020</text:p>
          </table:table-cell>
          <table:table-cell office:value-type="float" office:value="16122" calcext:value-type="float">
            <text:p>16122</text:p>
          </table:table-cell>
          <table:table-cell office:value-type="float" office:value="15969" calcext:value-type="float">
            <text:p>15969</text:p>
          </table:table-cell>
          <table:table-cell office:value-type="float" office:value="16314" calcext:value-type="float">
            <text:p>16314</text:p>
          </table:table-cell>
          <table:table-cell office:value-type="float" office:value="17426" calcext:value-type="float">
            <text:p>17426</text:p>
          </table:table-cell>
          <table:table-cell office:value-type="float" office:value="17259" calcext:value-type="float">
            <text:p>17259</text:p>
          </table:table-cell>
          <table:table-cell office:value-type="float" office:value="17602" calcext:value-type="float">
            <text:p>17602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07" calcext:value-type="date">
            <text:p>07.11.2020</text:p>
          </table:table-cell>
          <table:table-cell office:value-type="float" office:value="15047" calcext:value-type="float">
            <text:p>15047</text:p>
          </table:table-cell>
          <table:table-cell office:value-type="float" office:value="14903" calcext:value-type="float">
            <text:p>14903</text:p>
          </table:table-cell>
          <table:table-cell office:value-type="float" office:value="15212" calcext:value-type="float">
            <text:p>15212</text:p>
          </table:table-cell>
          <table:table-cell office:value-type="float" office:value="16433" calcext:value-type="float">
            <text:p>16433</text:p>
          </table:table-cell>
          <table:table-cell office:value-type="float" office:value="16274" calcext:value-type="float">
            <text:p>16274</text:p>
          </table:table-cell>
          <table:table-cell office:value-type="float" office:value="16604" calcext:value-type="float">
            <text:p>16604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08" calcext:value-type="date">
            <text:p>08.11.2020</text:p>
          </table:table-cell>
          <table:table-cell office:value-type="float" office:value="15142" calcext:value-type="float">
            <text:p>15142</text:p>
          </table:table-cell>
          <table:table-cell office:value-type="float" office:value="14940" calcext:value-type="float">
            <text:p>14940</text:p>
          </table:table-cell>
          <table:table-cell office:value-type="float" office:value="15315" calcext:value-type="float">
            <text:p>15315</text:p>
          </table:table-cell>
          <table:table-cell office:value-type="float" office:value="15713" calcext:value-type="float">
            <text:p>15713</text:p>
          </table:table-cell>
          <table:table-cell office:value-type="float" office:value="15544" calcext:value-type="float">
            <text:p>15544</text:p>
          </table:table-cell>
          <table:table-cell office:value-type="float" office:value="15890" calcext:value-type="float">
            <text:p>15890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09" calcext:value-type="date">
            <text:p>09.11.2020</text:p>
          </table:table-cell>
          <table:table-cell office:value-type="float" office:value="19033" calcext:value-type="float">
            <text:p>19033</text:p>
          </table:table-cell>
          <table:table-cell office:value-type="float" office:value="18852" calcext:value-type="float">
            <text:p>18852</text:p>
          </table:table-cell>
          <table:table-cell office:value-type="float" office:value="19274" calcext:value-type="float">
            <text:p>19274</text:p>
          </table:table-cell>
          <table:table-cell office:value-type="float" office:value="16336" calcext:value-type="float">
            <text:p>16336</text:p>
          </table:table-cell>
          <table:table-cell office:value-type="float" office:value="16166" calcext:value-type="float">
            <text:p>16166</text:p>
          </table:table-cell>
          <table:table-cell office:value-type="float" office:value="16529" calcext:value-type="float">
            <text:p>16529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10" calcext:value-type="date">
            <text:p>10.11.2020</text:p>
          </table:table-cell>
          <table:table-cell office:value-type="float" office:value="18429" calcext:value-type="float">
            <text:p>18429</text:p>
          </table:table-cell>
          <table:table-cell office:value-type="float" office:value="18231" calcext:value-type="float">
            <text:p>18231</text:p>
          </table:table-cell>
          <table:table-cell office:value-type="float" office:value="18605" calcext:value-type="float">
            <text:p>18605</text:p>
          </table:table-cell>
          <table:table-cell office:value-type="float" office:value="16913" calcext:value-type="float">
            <text:p>16913</text:p>
          </table:table-cell>
          <table:table-cell office:value-type="float" office:value="16731" calcext:value-type="float">
            <text:p>16731</text:p>
          </table:table-cell>
          <table:table-cell office:value-type="float" office:value="17101" calcext:value-type="float">
            <text:p>17101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11" calcext:value-type="date">
            <text:p>11.11.2020</text:p>
          </table:table-cell>
          <table:table-cell office:value-type="float" office:value="17921" calcext:value-type="float">
            <text:p>17921</text:p>
          </table:table-cell>
          <table:table-cell office:value-type="float" office:value="17724" calcext:value-type="float">
            <text:p>17724</text:p>
          </table:table-cell>
          <table:table-cell office:value-type="float" office:value="18103" calcext:value-type="float">
            <text:p>18103</text:p>
          </table:table-cell>
          <table:table-cell office:value-type="float" office:value="17631" calcext:value-type="float">
            <text:p>17631</text:p>
          </table:table-cell>
          <table:table-cell office:value-type="float" office:value="17437" calcext:value-type="float">
            <text:p>17437</text:p>
          </table:table-cell>
          <table:table-cell office:value-type="float" office:value="17824" calcext:value-type="float">
            <text:p>17824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12" calcext:value-type="date">
            <text:p>12.11.2020</text:p>
          </table:table-cell>
          <table:table-cell office:value-type="float" office:value="17646" calcext:value-type="float">
            <text:p>17646</text:p>
          </table:table-cell>
          <table:table-cell office:value-type="float" office:value="17471" calcext:value-type="float">
            <text:p>17471</text:p>
          </table:table-cell>
          <table:table-cell office:value-type="float" office:value="17849" calcext:value-type="float">
            <text:p>17849</text:p>
          </table:table-cell>
          <table:table-cell office:value-type="float" office:value="18257" calcext:value-type="float">
            <text:p>18257</text:p>
          </table:table-cell>
          <table:table-cell office:value-type="float" office:value="18069" calcext:value-type="float">
            <text:p>18069</text:p>
          </table:table-cell>
          <table:table-cell office:value-type="float" office:value="18457" calcext:value-type="float">
            <text:p>18457</text:p>
          </table:table-cell>
          <table:table-cell office:value-type="float" office:value="1.16" calcext:value-type="float">
            <text:p>1,16</text:p>
          </table:table-cell>
          <table:table-cell office:value-type="float" office:value="1.15" calcext:value-type="float">
            <text:p>1,15</text:p>
          </table:table-cell>
          <table:table-cell office:value-type="float" office:value="1.17" calcext:value-type="float">
            <text:p>1,17</text:p>
          </table:table-cell>
          <table:table-cell table:number-columns-repeated="2"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13" calcext:value-type="date">
            <text:p>13.11.2020</text:p>
          </table:table-cell>
          <table:table-cell office:value-type="float" office:value="18348" calcext:value-type="float">
            <text:p>18348</text:p>
          </table:table-cell>
          <table:table-cell office:value-type="float" office:value="18182" calcext:value-type="float">
            <text:p>18182</text:p>
          </table:table-cell>
          <table:table-cell office:value-type="float" office:value="18550" calcext:value-type="float">
            <text:p>18550</text:p>
          </table:table-cell>
          <table:table-cell office:value-type="float" office:value="18086" calcext:value-type="float">
            <text:p>18086</text:p>
          </table:table-cell>
          <table:table-cell office:value-type="float" office:value="17902" calcext:value-type="float">
            <text:p>17902</text:p>
          </table:table-cell>
          <table:table-cell office:value-type="float" office:value="18277" calcext:value-type="float">
            <text:p>18277</text:p>
          </table:table-cell>
          <table:table-cell office:value-type="float" office:value="1.11" calcext:value-type="float">
            <text:p>1,11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14" calcext:value-type="date">
            <text:p>14.11.2020</text:p>
          </table:table-cell>
          <table:table-cell office:value-type="float" office:value="16313" calcext:value-type="float">
            <text:p>16313</text:p>
          </table:table-cell>
          <table:table-cell office:value-type="float" office:value="16152" calcext:value-type="float">
            <text:p>16152</text:p>
          </table:table-cell>
          <table:table-cell office:value-type="float" office:value="16497" calcext:value-type="float">
            <text:p>16497</text:p>
          </table:table-cell>
          <table:table-cell office:value-type="float" office:value="17557" calcext:value-type="float">
            <text:p>17557</text:p>
          </table:table-cell>
          <table:table-cell office:value-type="float" office:value="17382" calcext:value-type="float">
            <text:p>17382</text:p>
          </table:table-cell>
          <table:table-cell office:value-type="float" office:value="17750" calcext:value-type="float">
            <text:p>17750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table:number-columns-repeated="3" office:value-type="float" office:value="1.05" calcext:value-type="float">
            <text:p>1,0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15" calcext:value-type="date">
            <text:p>15.11.2020</text:p>
          </table:table-cell>
          <table:table-cell office:value-type="float" office:value="16482" calcext:value-type="float">
            <text:p>16482</text:p>
          </table:table-cell>
          <table:table-cell office:value-type="float" office:value="16302" calcext:value-type="float">
            <text:p>16302</text:p>
          </table:table-cell>
          <table:table-cell office:value-type="float" office:value="16674" calcext:value-type="float">
            <text:p>16674</text:p>
          </table:table-cell>
          <table:table-cell office:value-type="float" office:value="17197" calcext:value-type="float">
            <text:p>17197</text:p>
          </table:table-cell>
          <table:table-cell office:value-type="float" office:value="17027" calcext:value-type="float">
            <text:p>17027</text:p>
          </table:table-cell>
          <table:table-cell office:value-type="float" office:value="17392" calcext:value-type="float">
            <text:p>17392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16" calcext:value-type="date">
            <text:p>16.11.2020</text:p>
          </table:table-cell>
          <table:table-cell office:value-type="float" office:value="20446" calcext:value-type="float">
            <text:p>20446</text:p>
          </table:table-cell>
          <table:table-cell office:value-type="float" office:value="20237" calcext:value-type="float">
            <text:p>20237</text:p>
          </table:table-cell>
          <table:table-cell office:value-type="float" office:value="20634" calcext:value-type="float">
            <text:p>20634</text:p>
          </table:table-cell>
          <table:table-cell office:value-type="float" office:value="17897" calcext:value-type="float">
            <text:p>17897</text:p>
          </table:table-cell>
          <table:table-cell office:value-type="float" office:value="17718" calcext:value-type="float">
            <text:p>17718</text:p>
          </table:table-cell>
          <table:table-cell office:value-type="float" office:value="18088" calcext:value-type="float">
            <text:p>18088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17" calcext:value-type="date">
            <text:p>17.11.2020</text:p>
          </table:table-cell>
          <table:table-cell office:value-type="float" office:value="19429" calcext:value-type="float">
            <text:p>19429</text:p>
          </table:table-cell>
          <table:table-cell office:value-type="float" office:value="19241" calcext:value-type="float">
            <text:p>19241</text:p>
          </table:table-cell>
          <table:table-cell office:value-type="float" office:value="19608" calcext:value-type="float">
            <text:p>19608</text:p>
          </table:table-cell>
          <table:table-cell office:value-type="float" office:value="18168" calcext:value-type="float">
            <text:p>18168</text:p>
          </table:table-cell>
          <table:table-cell office:value-type="float" office:value="17983" calcext:value-type="float">
            <text:p>17983</text:p>
          </table:table-cell>
          <table:table-cell office:value-type="float" office:value="18353" calcext:value-type="float">
            <text:p>183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18" calcext:value-type="date">
            <text:p>18.11.2020</text:p>
          </table:table-cell>
          <table:table-cell office:value-type="float" office:value="18591" calcext:value-type="float">
            <text:p>18591</text:p>
          </table:table-cell>
          <table:table-cell office:value-type="float" office:value="18412" calcext:value-type="float">
            <text:p>18412</text:p>
          </table:table-cell>
          <table:table-cell office:value-type="float" office:value="18759" calcext:value-type="float">
            <text:p>18759</text:p>
          </table:table-cell>
          <table:table-cell office:value-type="float" office:value="18737" calcext:value-type="float">
            <text:p>18737</text:p>
          </table:table-cell>
          <table:table-cell office:value-type="float" office:value="18548" calcext:value-type="float">
            <text:p>18548</text:p>
          </table:table-cell>
          <table:table-cell office:value-type="float" office:value="18918" calcext:value-type="float">
            <text:p>18918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19" calcext:value-type="date">
            <text:p>19.11.2020</text:p>
          </table:table-cell>
          <table:table-cell office:value-type="float" office:value="17260" calcext:value-type="float">
            <text:p>17260</text:p>
          </table:table-cell>
          <table:table-cell office:value-type="float" office:value="17083" calcext:value-type="float">
            <text:p>17083</text:p>
          </table:table-cell>
          <table:table-cell office:value-type="float" office:value="17500" calcext:value-type="float">
            <text:p>17500</text:p>
          </table:table-cell>
          <table:table-cell office:value-type="float" office:value="18932" calcext:value-type="float">
            <text:p>18932</text:p>
          </table:table-cell>
          <table:table-cell office:value-type="float" office:value="18743" calcext:value-type="float">
            <text:p>18743</text:p>
          </table:table-cell>
          <table:table-cell office:value-type="float" office:value="19125" calcext:value-type="float">
            <text:p>19125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20" calcext:value-type="date">
            <text:p>20.11.2020</text:p>
          </table:table-cell>
          <table:table-cell office:value-type="float" office:value="16785" calcext:value-type="float">
            <text:p>16785</text:p>
          </table:table-cell>
          <table:table-cell office:value-type="float" office:value="16576" calcext:value-type="float">
            <text:p>16576</text:p>
          </table:table-cell>
          <table:table-cell office:value-type="float" office:value="16972" calcext:value-type="float">
            <text:p>16972</text:p>
          </table:table-cell>
          <table:table-cell office:value-type="float" office:value="18016" calcext:value-type="float">
            <text:p>18016</text:p>
          </table:table-cell>
          <table:table-cell office:value-type="float" office:value="17828" calcext:value-type="float">
            <text:p>17828</text:p>
          </table:table-cell>
          <table:table-cell office:value-type="float" office:value="18210" calcext:value-type="float">
            <text:p>18210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21" calcext:value-type="date">
            <text:p>21.11.2020</text:p>
          </table:table-cell>
          <table:table-cell office:value-type="float" office:value="14448" calcext:value-type="float">
            <text:p>14448</text:p>
          </table:table-cell>
          <table:table-cell office:value-type="float" office:value="14287" calcext:value-type="float">
            <text:p>14287</text:p>
          </table:table-cell>
          <table:table-cell office:value-type="float" office:value="14596" calcext:value-type="float">
            <text:p>14596</text:p>
          </table:table-cell>
          <table:table-cell office:value-type="float" office:value="16771" calcext:value-type="float">
            <text:p>16771</text:p>
          </table:table-cell>
          <table:table-cell office:value-type="float" office:value="16589" calcext:value-type="float">
            <text:p>16589</text:p>
          </table:table-cell>
          <table:table-cell office:value-type="float" office:value="16957" calcext:value-type="float">
            <text:p>16957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22" calcext:value-type="date">
            <text:p>22.11.2020</text:p>
          </table:table-cell>
          <table:table-cell office:value-type="float" office:value="14505" calcext:value-type="float">
            <text:p>14505</text:p>
          </table:table-cell>
          <table:table-cell office:value-type="float" office:value="14321" calcext:value-type="float">
            <text:p>14321</text:p>
          </table:table-cell>
          <table:table-cell office:value-type="float" office:value="14695" calcext:value-type="float">
            <text:p>14695</text:p>
          </table:table-cell>
          <table:table-cell office:value-type="float" office:value="15749" calcext:value-type="float">
            <text:p>15749</text:p>
          </table:table-cell>
          <table:table-cell office:value-type="float" office:value="15567" calcext:value-type="float">
            <text:p>15567</text:p>
          </table:table-cell>
          <table:table-cell office:value-type="float" office:value="15941" calcext:value-type="float">
            <text:p>15941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table:number-columns-repeated="3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23" calcext:value-type="date">
            <text:p>23.11.2020</text:p>
          </table:table-cell>
          <table:table-cell office:value-type="float" office:value="18471" calcext:value-type="float">
            <text:p>18471</text:p>
          </table:table-cell>
          <table:table-cell office:value-type="float" office:value="18282" calcext:value-type="float">
            <text:p>18282</text:p>
          </table:table-cell>
          <table:table-cell office:value-type="float" office:value="18649" calcext:value-type="float">
            <text:p>18649</text:p>
          </table:table-cell>
          <table:table-cell office:value-type="float" office:value="16052" calcext:value-type="float">
            <text:p>16052</text:p>
          </table:table-cell>
          <table:table-cell office:value-type="float" office:value="15866" calcext:value-type="float">
            <text:p>15866</text:p>
          </table:table-cell>
          <table:table-cell office:value-type="float" office:value="16228" calcext:value-type="float">
            <text:p>16228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24" calcext:value-type="date">
            <text:p>24.11.2020</text:p>
          </table:table-cell>
          <table:table-cell office:value-type="float" office:value="17425" calcext:value-type="float">
            <text:p>17425</text:p>
          </table:table-cell>
          <table:table-cell office:value-type="float" office:value="17254" calcext:value-type="float">
            <text:p>17254</text:p>
          </table:table-cell>
          <table:table-cell office:value-type="float" office:value="17598" calcext:value-type="float">
            <text:p>17598</text:p>
          </table:table-cell>
          <table:table-cell office:value-type="float" office:value="16212" calcext:value-type="float">
            <text:p>16212</text:p>
          </table:table-cell>
          <table:table-cell office:value-type="float" office:value="16036" calcext:value-type="float">
            <text:p>16036</text:p>
          </table:table-cell>
          <table:table-cell office:value-type="float" office:value="16384" calcext:value-type="float">
            <text:p>16384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25" calcext:value-type="date">
            <text:p>25.11.2020</text:p>
          </table:table-cell>
          <table:table-cell office:value-type="float" office:value="16896" calcext:value-type="float">
            <text:p>16896</text:p>
          </table:table-cell>
          <table:table-cell office:value-type="float" office:value="16665" calcext:value-type="float">
            <text:p>16665</text:p>
          </table:table-cell>
          <table:table-cell office:value-type="float" office:value="17073" calcext:value-type="float">
            <text:p>17073</text:p>
          </table:table-cell>
          <table:table-cell office:value-type="float" office:value="16825" calcext:value-type="float">
            <text:p>16825</text:p>
          </table:table-cell>
          <table:table-cell office:value-type="float" office:value="16630" calcext:value-type="float">
            <text:p>16630</text:p>
          </table:table-cell>
          <table:table-cell office:value-type="float" office:value="17003" calcext:value-type="float">
            <text:p>1700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26" calcext:value-type="date">
            <text:p>26.11.2020</text:p>
          </table:table-cell>
          <table:table-cell office:value-type="float" office:value="16013" calcext:value-type="float">
            <text:p>16013</text:p>
          </table:table-cell>
          <table:table-cell office:value-type="float" office:value="15838" calcext:value-type="float">
            <text:p>15838</text:p>
          </table:table-cell>
          <table:table-cell office:value-type="float" office:value="16191" calcext:value-type="float">
            <text:p>16191</text:p>
          </table:table-cell>
          <table:table-cell office:value-type="float" office:value="17202" calcext:value-type="float">
            <text:p>17202</text:p>
          </table:table-cell>
          <table:table-cell office:value-type="float" office:value="17010" calcext:value-type="float">
            <text:p>17010</text:p>
          </table:table-cell>
          <table:table-cell office:value-type="float" office:value="17377" calcext:value-type="float">
            <text:p>17377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27" calcext:value-type="date">
            <text:p>27.11.2020</text:p>
          </table:table-cell>
          <table:table-cell office:value-type="float" office:value="16415" calcext:value-type="float">
            <text:p>16415</text:p>
          </table:table-cell>
          <table:table-cell office:value-type="float" office:value="16240" calcext:value-type="float">
            <text:p>16240</text:p>
          </table:table-cell>
          <table:table-cell office:value-type="float" office:value="16589" calcext:value-type="float">
            <text:p>16589</text:p>
          </table:table-cell>
          <table:table-cell office:value-type="float" office:value="16687" calcext:value-type="float">
            <text:p>16687</text:p>
          </table:table-cell>
          <table:table-cell office:value-type="float" office:value="16499" calcext:value-type="float">
            <text:p>16499</text:p>
          </table:table-cell>
          <table:table-cell office:value-type="float" office:value="16862" calcext:value-type="float">
            <text:p>16862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.05" calcext:value-type="float">
            <text:p>1,05</text:p>
          </table:table-cell>
          <table:table-cell table:number-columns-repeated="3" office:value-type="float" office:value="0.98" calcext:value-type="float">
            <text:p>0,9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28" calcext:value-type="date">
            <text:p>28.11.2020</text:p>
          </table:table-cell>
          <table:table-cell office:value-type="float" office:value="15492" calcext:value-type="float">
            <text:p>15492</text:p>
          </table:table-cell>
          <table:table-cell office:value-type="float" office:value="15323" calcext:value-type="float">
            <text:p>15323</text:p>
          </table:table-cell>
          <table:table-cell office:value-type="float" office:value="15674" calcext:value-type="float">
            <text:p>15674</text:p>
          </table:table-cell>
          <table:table-cell office:value-type="float" office:value="16204" calcext:value-type="float">
            <text:p>16204</text:p>
          </table:table-cell>
          <table:table-cell office:value-type="float" office:value="16016" calcext:value-type="float">
            <text:p>16016</text:p>
          </table:table-cell>
          <table:table-cell office:value-type="float" office:value="16381" calcext:value-type="float">
            <text:p>16381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29" calcext:value-type="date">
            <text:p>29.11.2020</text:p>
          </table:table-cell>
          <table:table-cell office:value-type="float" office:value="15344" calcext:value-type="float">
            <text:p>15344</text:p>
          </table:table-cell>
          <table:table-cell office:value-type="float" office:value="15160" calcext:value-type="float">
            <text:p>15160</text:p>
          </table:table-cell>
          <table:table-cell office:value-type="float" office:value="15503" calcext:value-type="float">
            <text:p>15503</text:p>
          </table:table-cell>
          <table:table-cell office:value-type="float" office:value="15816" calcext:value-type="float">
            <text:p>15816</text:p>
          </table:table-cell>
          <table:table-cell office:value-type="float" office:value="15640" calcext:value-type="float">
            <text:p>15640</text:p>
          </table:table-cell>
          <table:table-cell office:value-type="float" office:value="15989" calcext:value-type="float">
            <text:p>15989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1-30" calcext:value-type="date">
            <text:p>30.11.2020</text:p>
          </table:table-cell>
          <table:table-cell office:value-type="float" office:value="20713" calcext:value-type="float">
            <text:p>20713</text:p>
          </table:table-cell>
          <table:table-cell office:value-type="float" office:value="20460" calcext:value-type="float">
            <text:p>20460</text:p>
          </table:table-cell>
          <table:table-cell office:value-type="float" office:value="20900" calcext:value-type="float">
            <text:p>20900</text:p>
          </table:table-cell>
          <table:table-cell office:value-type="float" office:value="16991" calcext:value-type="float">
            <text:p>16991</text:p>
          </table:table-cell>
          <table:table-cell office:value-type="float" office:value="16796" calcext:value-type="float">
            <text:p>16796</text:p>
          </table:table-cell>
          <table:table-cell office:value-type="float" office:value="17166" calcext:value-type="float">
            <text:p>17166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01" calcext:value-type="date">
            <text:p>01.12.2020</text:p>
          </table:table-cell>
          <table:table-cell office:value-type="float" office:value="20738" calcext:value-type="float">
            <text:p>20738</text:p>
          </table:table-cell>
          <table:table-cell office:value-type="float" office:value="20546" calcext:value-type="float">
            <text:p>20546</text:p>
          </table:table-cell>
          <table:table-cell office:value-type="float" office:value="20947" calcext:value-type="float">
            <text:p>20947</text:p>
          </table:table-cell>
          <table:table-cell office:value-type="float" office:value="18072" calcext:value-type="float">
            <text:p>18072</text:p>
          </table:table-cell>
          <table:table-cell office:value-type="float" office:value="17872" calcext:value-type="float">
            <text:p>17872</text:p>
          </table:table-cell>
          <table:table-cell office:value-type="float" office:value="18256" calcext:value-type="float">
            <text:p>18256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02" calcext:value-type="date">
            <text:p>02.12.2020</text:p>
          </table:table-cell>
          <table:table-cell office:value-type="float" office:value="20605" calcext:value-type="float">
            <text:p>20605</text:p>
          </table:table-cell>
          <table:table-cell office:value-type="float" office:value="20389" calcext:value-type="float">
            <text:p>20389</text:p>
          </table:table-cell>
          <table:table-cell office:value-type="float" office:value="20819" calcext:value-type="float">
            <text:p>20819</text:p>
          </table:table-cell>
          <table:table-cell office:value-type="float" office:value="19350" calcext:value-type="float">
            <text:p>19350</text:p>
          </table:table-cell>
          <table:table-cell office:value-type="float" office:value="19139" calcext:value-type="float">
            <text:p>19139</text:p>
          </table:table-cell>
          <table:table-cell office:value-type="float" office:value="19542" calcext:value-type="float">
            <text:p>19542</text:p>
          </table:table-cell>
          <table:table-cell table:number-columns-repeated="2" office:value-type="float" office:value="1.19" calcext:value-type="float">
            <text:p>1,19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03" calcext:value-type="date">
            <text:p>03.12.2020</text:p>
          </table:table-cell>
          <table:table-cell office:value-type="float" office:value="20874" calcext:value-type="float">
            <text:p>20874</text:p>
          </table:table-cell>
          <table:table-cell office:value-type="float" office:value="20673" calcext:value-type="float">
            <text:p>20673</text:p>
          </table:table-cell>
          <table:table-cell office:value-type="float" office:value="21047" calcext:value-type="float">
            <text:p>21047</text:p>
          </table:table-cell>
          <table:table-cell office:value-type="float" office:value="20732" calcext:value-type="float">
            <text:p>20732</text:p>
          </table:table-cell>
          <table:table-cell office:value-type="float" office:value="20517" calcext:value-type="float">
            <text:p>20517</text:p>
          </table:table-cell>
          <table:table-cell office:value-type="float" office:value="20928" calcext:value-type="float">
            <text:p>20928</text:p>
          </table:table-cell>
          <table:table-cell office:value-type="float" office:value="1.31" calcext:value-type="float">
            <text:p>1,31</text:p>
          </table:table-cell>
          <table:table-cell office:value-type="float" office:value="1.3" calcext:value-type="float">
            <text:p>1,3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float" office:value="1.14" calcext:value-type="float">
            <text:p>1,14</text:p>
          </table:table-cell>
          <table:table-cell office:value-type="float" office:value="1.15" calcext:value-type="float">
            <text:p>1,1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04" calcext:value-type="date">
            <text:p>04.12.2020</text:p>
          </table:table-cell>
          <table:table-cell office:value-type="float" office:value="21556" calcext:value-type="float">
            <text:p>21556</text:p>
          </table:table-cell>
          <table:table-cell office:value-type="float" office:value="21363" calcext:value-type="float">
            <text:p>21363</text:p>
          </table:table-cell>
          <table:table-cell office:value-type="float" office:value="21775" calcext:value-type="float">
            <text:p>21775</text:p>
          </table:table-cell>
          <table:table-cell office:value-type="float" office:value="20943" calcext:value-type="float">
            <text:p>20943</text:p>
          </table:table-cell>
          <table:table-cell office:value-type="float" office:value="20742" calcext:value-type="float">
            <text:p>20742</text:p>
          </table:table-cell>
          <table:table-cell office:value-type="float" office:value="21147" calcext:value-type="float">
            <text:p>21147</text:p>
          </table:table-cell>
          <table:table-cell office:value-type="float" office:value="1.23" calcext:value-type="float">
            <text:p>1,23</text:p>
          </table:table-cell>
          <table:table-cell office:value-type="float" office:value="1.22" calcext:value-type="float">
            <text:p>1,22</text:p>
          </table:table-cell>
          <table:table-cell office:value-type="float" office:value="1.24" calcext:value-type="float">
            <text:p>1,24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05" calcext:value-type="date">
            <text:p>05.12.2020</text:p>
          </table:table-cell>
          <table:table-cell office:value-type="float" office:value="20450" calcext:value-type="float">
            <text:p>20450</text:p>
          </table:table-cell>
          <table:table-cell office:value-type="float" office:value="20265" calcext:value-type="float">
            <text:p>20265</text:p>
          </table:table-cell>
          <table:table-cell office:value-type="float" office:value="20674" calcext:value-type="float">
            <text:p>20674</text:p>
          </table:table-cell>
          <table:table-cell office:value-type="float" office:value="20871" calcext:value-type="float">
            <text:p>20871</text:p>
          </table:table-cell>
          <table:table-cell office:value-type="float" office:value="20672" calcext:value-type="float">
            <text:p>20672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1.15" calcext:value-type="float">
            <text:p>1,15</text:p>
          </table:table-cell>
          <table:table-cell table:number-columns-repeated="3" office:value-type="float" office:value="1.16" calcext:value-type="float">
            <text:p>1,16</text:p>
          </table:table-cell>
          <table:table-cell office:value-type="float" office:value="1.17" calcext:value-type="float">
            <text:p>1,1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06" calcext:value-type="date">
            <text:p>06.12.2020</text:p>
          </table:table-cell>
          <table:table-cell office:value-type="float" office:value="20808" calcext:value-type="float">
            <text:p>20808</text:p>
          </table:table-cell>
          <table:table-cell office:value-type="float" office:value="20629" calcext:value-type="float">
            <text:p>20629</text:p>
          </table:table-cell>
          <table:table-cell office:value-type="float" office:value="20999" calcext:value-type="float">
            <text:p>20999</text:p>
          </table:table-cell>
          <table:table-cell office:value-type="float" office:value="20922" calcext:value-type="float">
            <text:p>20922</text:p>
          </table:table-cell>
          <table:table-cell office:value-type="float" office:value="20732" calcext:value-type="float">
            <text:p>20732</text:p>
          </table:table-cell>
          <table:table-cell office:value-type="float" office:value="21123" calcext:value-type="float">
            <text:p>21123</text:p>
          </table:table-cell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table:number-columns-repeated="3"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07" calcext:value-type="date">
            <text:p>07.12.2020</text:p>
          </table:table-cell>
          <table:table-cell office:value-type="float" office:value="26089" calcext:value-type="float">
            <text:p>26089</text:p>
          </table:table-cell>
          <table:table-cell office:value-type="float" office:value="25870" calcext:value-type="float">
            <text:p>25870</text:p>
          </table:table-cell>
          <table:table-cell office:value-type="float" office:value="26318" calcext:value-type="float">
            <text:p>26318</text:p>
          </table:table-cell>
          <table:table-cell office:value-type="float" office:value="22226" calcext:value-type="float">
            <text:p>22226</text:p>
          </table:table-cell>
          <table:table-cell office:value-type="float" office:value="22032" calcext:value-type="float">
            <text:p>22032</text:p>
          </table:table-cell>
          <table:table-cell office:value-type="float" office:value="22441" calcext:value-type="float">
            <text:p>22441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6" calcext:value-type="float">
            <text:p>1,1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08" calcext:value-type="date">
            <text:p>08.12.2020</text:p>
          </table:table-cell>
          <table:table-cell office:value-type="float" office:value="25885" calcext:value-type="float">
            <text:p>25885</text:p>
          </table:table-cell>
          <table:table-cell office:value-type="float" office:value="25631" calcext:value-type="float">
            <text:p>25631</text:p>
          </table:table-cell>
          <table:table-cell office:value-type="float" office:value="26093" calcext:value-type="float">
            <text:p>26093</text:p>
          </table:table-cell>
          <table:table-cell office:value-type="float" office:value="23308" calcext:value-type="float">
            <text:p>23308</text:p>
          </table:table-cell>
          <table:table-cell office:value-type="float" office:value="23099" calcext:value-type="float">
            <text:p>23099</text:p>
          </table:table-cell>
          <table:table-cell office:value-type="float" office:value="23521" calcext:value-type="float">
            <text:p>23521</text:p>
          </table:table-cell>
          <table:table-cell table:number-columns-repeated="2" office:value-type="float" office:value="1.11" calcext:value-type="float">
            <text:p>1,11</text:p>
          </table:table-cell>
          <table:table-cell office:value-type="float" office:value="1.12" calcext:value-type="float">
            <text:p>1,12</text:p>
          </table:table-cell>
          <table:table-cell office:value-type="float" office:value="1.15" calcext:value-type="float">
            <text:p>1,15</text:p>
          </table:table-cell>
          <table:table-cell office:value-type="float" office:value="1.14" calcext:value-type="float">
            <text:p>1,14</text:p>
          </table:table-cell>
          <table:table-cell office:value-type="float" office:value="1.15" calcext:value-type="float">
            <text:p>1,1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09" calcext:value-type="date">
            <text:p>09.12.2020</text:p>
          </table:table-cell>
          <table:table-cell office:value-type="float" office:value="25191" calcext:value-type="float">
            <text:p>25191</text:p>
          </table:table-cell>
          <table:table-cell office:value-type="float" office:value="24982" calcext:value-type="float">
            <text:p>24982</text:p>
          </table:table-cell>
          <table:table-cell office:value-type="float" office:value="25371" calcext:value-type="float">
            <text:p>25371</text:p>
          </table:table-cell>
          <table:table-cell office:value-type="float" office:value="24493" calcext:value-type="float">
            <text:p>24493</text:p>
          </table:table-cell>
          <table:table-cell office:value-type="float" office:value="24278" calcext:value-type="float">
            <text:p>24278</text:p>
          </table:table-cell>
          <table:table-cell office:value-type="float" office:value="24695" calcext:value-type="float">
            <text:p>24695</text:p>
          </table:table-cell>
          <table:table-cell table:number-columns-repeated="2" office:value-type="float" office:value="1.17" calcext:value-type="float">
            <text:p>1,17</text:p>
          </table:table-cell>
          <table:table-cell office:value-type="float" office:value="1.18" calcext:value-type="float">
            <text:p>1,18</text:p>
          </table:table-cell>
          <table:table-cell table:number-columns-repeated="3" office:value-type="float" office:value="1.13" calcext:value-type="float">
            <text:p>1,1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10" calcext:value-type="date">
            <text:p>10.12.2020</text:p>
          </table:table-cell>
          <table:table-cell office:value-type="float" office:value="24669" calcext:value-type="float">
            <text:p>24669</text:p>
          </table:table-cell>
          <table:table-cell office:value-type="float" office:value="24429" calcext:value-type="float">
            <text:p>24429</text:p>
          </table:table-cell>
          <table:table-cell office:value-type="float" office:value="24887" calcext:value-type="float">
            <text:p>24887</text:p>
          </table:table-cell>
          <table:table-cell office:value-type="float" office:value="25458" calcext:value-type="float">
            <text:p>25458</text:p>
          </table:table-cell>
          <table:table-cell office:value-type="float" office:value="25228" calcext:value-type="float">
            <text:p>25228</text:p>
          </table:table-cell>
          <table:table-cell office:value-type="float" office:value="25667" calcext:value-type="float">
            <text:p>25667</text:p>
          </table:table-cell>
          <table:table-cell office:value-type="float" office:value="1.22" calcext:value-type="float">
            <text:p>1,22</text:p>
          </table:table-cell>
          <table:table-cell office:value-type="float" office:value="1.21" calcext:value-type="float">
            <text:p>1,21</text:p>
          </table:table-cell>
          <table:table-cell office:value-type="float" office:value="1.22" calcext:value-type="float">
            <text:p>1,22</text:p>
          </table:table-cell>
          <table:table-cell office:value-type="float" office:value="1.11" calcext:value-type="float">
            <text:p>1,11</text:p>
          </table:table-cell>
          <table:table-cell office:value-type="float" office:value="1.1" calcext:value-type="float">
            <text:p>1,1</text:p>
          </table:table-cell>
          <table:table-cell office:value-type="float" office:value="1.11" calcext:value-type="float">
            <text:p>1,1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11" calcext:value-type="date">
            <text:p>11.12.2020</text:p>
          </table:table-cell>
          <table:table-cell office:value-type="float" office:value="24475" calcext:value-type="float">
            <text:p>24475</text:p>
          </table:table-cell>
          <table:table-cell office:value-type="float" office:value="24252" calcext:value-type="float">
            <text:p>24252</text:p>
          </table:table-cell>
          <table:table-cell office:value-type="float" office:value="24727" calcext:value-type="float">
            <text:p>24727</text:p>
          </table:table-cell>
          <table:table-cell office:value-type="float" office:value="25055" calcext:value-type="float">
            <text:p>25055</text:p>
          </table:table-cell>
          <table:table-cell office:value-type="float" office:value="24823" calcext:value-type="float">
            <text:p>24823</text:p>
          </table:table-cell>
          <table:table-cell office:value-type="float" office:value="25269" calcext:value-type="float">
            <text:p>25269</text:p>
          </table:table-cell>
          <table:table-cell office:value-type="float" office:value="1.13" calcext:value-type="float">
            <text:p>1,13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table:number-columns-repeated="3" office:value-type="float" office:value="1.09" calcext:value-type="float">
            <text:p>1,0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12" calcext:value-type="date">
            <text:p>12.12.2020</text:p>
          </table:table-cell>
          <table:table-cell office:value-type="float" office:value="23045" calcext:value-type="float">
            <text:p>23045</text:p>
          </table:table-cell>
          <table:table-cell office:value-type="float" office:value="22840" calcext:value-type="float">
            <text:p>22840</text:p>
          </table:table-cell>
          <table:table-cell office:value-type="float" office:value="23247" calcext:value-type="float">
            <text:p>23247</text:p>
          </table:table-cell>
          <table:table-cell office:value-type="float" office:value="24345" calcext:value-type="float">
            <text:p>24345</text:p>
          </table:table-cell>
          <table:table-cell office:value-type="float" office:value="24126" calcext:value-type="float">
            <text:p>24126</text:p>
          </table:table-cell>
          <table:table-cell office:value-type="float" office:value="24558" calcext:value-type="float">
            <text:p>24558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13" calcext:value-type="date">
            <text:p>13.12.2020</text:p>
          </table:table-cell>
          <table:table-cell office:value-type="float" office:value="22320" calcext:value-type="float">
            <text:p>22320</text:p>
          </table:table-cell>
          <table:table-cell office:value-type="float" office:value="22091" calcext:value-type="float">
            <text:p>22091</text:p>
          </table:table-cell>
          <table:table-cell office:value-type="float" office:value="22529" calcext:value-type="float">
            <text:p>22529</text:p>
          </table:table-cell>
          <table:table-cell office:value-type="float" office:value="23627" calcext:value-type="float">
            <text:p>23627</text:p>
          </table:table-cell>
          <table:table-cell office:value-type="float" office:value="23403" calcext:value-type="float">
            <text:p>23403</text:p>
          </table:table-cell>
          <table:table-cell office:value-type="float" office:value="23847" calcext:value-type="float">
            <text:p>23847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14" calcext:value-type="date">
            <text:p>14.12.2020</text:p>
          </table:table-cell>
          <table:table-cell office:value-type="float" office:value="28098" calcext:value-type="float">
            <text:p>28098</text:p>
          </table:table-cell>
          <table:table-cell office:value-type="float" office:value="27857" calcext:value-type="float">
            <text:p>27857</text:p>
          </table:table-cell>
          <table:table-cell office:value-type="float" office:value="28325" calcext:value-type="float">
            <text:p>28325</text:p>
          </table:table-cell>
          <table:table-cell office:value-type="float" office:value="24484" calcext:value-type="float">
            <text:p>24484</text:p>
          </table:table-cell>
          <table:table-cell office:value-type="float" office:value="24260" calcext:value-type="float">
            <text:p>24260</text:p>
          </table:table-cell>
          <table:table-cell office:value-type="float" office:value="24707" calcext:value-type="float">
            <text:p>24707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table:number-columns-repeated="3"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15" calcext:value-type="date">
            <text:p>15.12.2020</text:p>
          </table:table-cell>
          <table:table-cell office:value-type="float" office:value="26607" calcext:value-type="float">
            <text:p>26607</text:p>
          </table:table-cell>
          <table:table-cell office:value-type="float" office:value="26389" calcext:value-type="float">
            <text:p>26389</text:p>
          </table:table-cell>
          <table:table-cell office:value-type="float" office:value="26859" calcext:value-type="float">
            <text:p>26859</text:p>
          </table:table-cell>
          <table:table-cell office:value-type="float" office:value="25017" calcext:value-type="float">
            <text:p>25017</text:p>
          </table:table-cell>
          <table:table-cell office:value-type="float" office:value="24794" calcext:value-type="float">
            <text:p>24794</text:p>
          </table:table-cell>
          <table:table-cell office:value-type="float" office:value="25240" calcext:value-type="float">
            <text:p>2524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16" calcext:value-type="date">
            <text:p>16.12.2020</text:p>
          </table:table-cell>
          <table:table-cell office:value-type="float" office:value="25541" calcext:value-type="float">
            <text:p>25541</text:p>
          </table:table-cell>
          <table:table-cell office:value-type="float" office:value="25275" calcext:value-type="float">
            <text:p>25275</text:p>
          </table:table-cell>
          <table:table-cell office:value-type="float" office:value="25805" calcext:value-type="float">
            <text:p>25805</text:p>
          </table:table-cell>
          <table:table-cell office:value-type="float" office:value="25641" calcext:value-type="float">
            <text:p>25641</text:p>
          </table:table-cell>
          <table:table-cell office:value-type="float" office:value="25403" calcext:value-type="float">
            <text:p>25403</text:p>
          </table:table-cell>
          <table:table-cell office:value-type="float" office:value="25879" calcext:value-type="float">
            <text:p>25879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17" calcext:value-type="date">
            <text:p>17.12.2020</text:p>
          </table:table-cell>
          <table:table-cell office:value-type="float" office:value="23803" calcext:value-type="float">
            <text:p>23803</text:p>
          </table:table-cell>
          <table:table-cell office:value-type="float" office:value="23583" calcext:value-type="float">
            <text:p>23583</text:p>
          </table:table-cell>
          <table:table-cell office:value-type="float" office:value="24033" calcext:value-type="float">
            <text:p>24033</text:p>
          </table:table-cell>
          <table:table-cell office:value-type="float" office:value="26012" calcext:value-type="float">
            <text:p>26012</text:p>
          </table:table-cell>
          <table:table-cell office:value-type="float" office:value="25776" calcext:value-type="float">
            <text:p>25776</text:p>
          </table:table-cell>
          <table:table-cell office:value-type="float" office:value="26255" calcext:value-type="float">
            <text:p>26255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18" calcext:value-type="date">
            <text:p>18.12.2020</text:p>
          </table:table-cell>
          <table:table-cell office:value-type="float" office:value="23192" calcext:value-type="float">
            <text:p>23192</text:p>
          </table:table-cell>
          <table:table-cell office:value-type="float" office:value="22988" calcext:value-type="float">
            <text:p>22988</text:p>
          </table:table-cell>
          <table:table-cell office:value-type="float" office:value="23428" calcext:value-type="float">
            <text:p>23428</text:p>
          </table:table-cell>
          <table:table-cell office:value-type="float" office:value="24786" calcext:value-type="float">
            <text:p>24786</text:p>
          </table:table-cell>
          <table:table-cell office:value-type="float" office:value="24558" calcext:value-type="float">
            <text:p>24558</text:p>
          </table:table-cell>
          <table:table-cell office:value-type="float" office:value="25031" calcext:value-type="float">
            <text:p>25031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19" calcext:value-type="date">
            <text:p>19.12.2020</text:p>
          </table:table-cell>
          <table:table-cell office:value-type="float" office:value="20752" calcext:value-type="float">
            <text:p>20752</text:p>
          </table:table-cell>
          <table:table-cell office:value-type="float" office:value="20572" calcext:value-type="float">
            <text:p>20572</text:p>
          </table:table-cell>
          <table:table-cell office:value-type="float" office:value="20945" calcext:value-type="float">
            <text:p>20945</text:p>
          </table:table-cell>
          <table:table-cell office:value-type="float" office:value="23322" calcext:value-type="float">
            <text:p>23322</text:p>
          </table:table-cell>
          <table:table-cell office:value-type="float" office:value="23104" calcext:value-type="float">
            <text:p>23104</text:p>
          </table:table-cell>
          <table:table-cell office:value-type="float" office:value="23553" calcext:value-type="float">
            <text:p>23553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table:number-columns-repeated="3"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20" calcext:value-type="date">
            <text:p>20.12.2020</text:p>
          </table:table-cell>
          <table:table-cell office:value-type="float" office:value="20050" calcext:value-type="float">
            <text:p>20050</text:p>
          </table:table-cell>
          <table:table-cell office:value-type="float" office:value="19899" calcext:value-type="float">
            <text:p>19899</text:p>
          </table:table-cell>
          <table:table-cell office:value-type="float" office:value="20251" calcext:value-type="float">
            <text:p>20251</text:p>
          </table:table-cell>
          <table:table-cell office:value-type="float" office:value="21949" calcext:value-type="float">
            <text:p>21949</text:p>
          </table:table-cell>
          <table:table-cell office:value-type="float" office:value="21760" calcext:value-type="float">
            <text:p>21760</text:p>
          </table:table-cell>
          <table:table-cell office:value-type="float" office:value="22164" calcext:value-type="float">
            <text:p>22164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table:number-columns-repeated="3"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21" calcext:value-type="date">
            <text:p>21.12.2020</text:p>
          </table:table-cell>
          <table:table-cell office:value-type="float" office:value="23138" calcext:value-type="float">
            <text:p>23138</text:p>
          </table:table-cell>
          <table:table-cell office:value-type="float" office:value="22958" calcext:value-type="float">
            <text:p>22958</text:p>
          </table:table-cell>
          <table:table-cell office:value-type="float" office:value="23373" calcext:value-type="float">
            <text:p>23373</text:p>
          </table:table-cell>
          <table:table-cell office:value-type="float" office:value="21783" calcext:value-type="float">
            <text:p>21783</text:p>
          </table:table-cell>
          <table:table-cell office:value-type="float" office:value="21604" calcext:value-type="float">
            <text:p>21604</text:p>
          </table:table-cell>
          <table:table-cell office:value-type="float" office:value="21999" calcext:value-type="float">
            <text:p>21999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table:number-columns-repeated="3"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22" calcext:value-type="date">
            <text:p>22.12.2020</text:p>
          </table:table-cell>
          <table:table-cell office:value-type="float" office:value="20620" calcext:value-type="float">
            <text:p>20620</text:p>
          </table:table-cell>
          <table:table-cell office:value-type="float" office:value="20382" calcext:value-type="float">
            <text:p>20382</text:p>
          </table:table-cell>
          <table:table-cell office:value-type="float" office:value="20840" calcext:value-type="float">
            <text:p>20840</text:p>
          </table:table-cell>
          <table:table-cell office:value-type="float" office:value="21140" calcext:value-type="float">
            <text:p>21140</text:p>
          </table:table-cell>
          <table:table-cell office:value-type="float" office:value="20953" calcext:value-type="float">
            <text:p>20953</text:p>
          </table:table-cell>
          <table:table-cell office:value-type="float" office:value="21352" calcext:value-type="float">
            <text:p>21352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table:number-columns-repeated="3" office:value-type="float" office:value="0.88" calcext:value-type="float">
            <text:p>0,8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23" calcext:value-type="date">
            <text:p>23.12.2020</text:p>
          </table:table-cell>
          <table:table-cell office:value-type="float" office:value="18565" calcext:value-type="float">
            <text:p>18565</text:p>
          </table:table-cell>
          <table:table-cell office:value-type="float" office:value="18387" calcext:value-type="float">
            <text:p>18387</text:p>
          </table:table-cell>
          <table:table-cell office:value-type="float" office:value="18779" calcext:value-type="float">
            <text:p>18779</text:p>
          </table:table-cell>
          <table:table-cell office:value-type="float" office:value="20593" calcext:value-type="float">
            <text:p>20593</text:p>
          </table:table-cell>
          <table:table-cell office:value-type="float" office:value="20406" calcext:value-type="float">
            <text:p>20406</text:p>
          </table:table-cell>
          <table:table-cell office:value-type="float" office:value="20810" calcext:value-type="float">
            <text:p>20810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table:number-columns-repeated="3" office:value-type="float" office:value="0.85" calcext:value-type="float">
            <text:p>0,8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24" calcext:value-type="date">
            <text:p>24.12.2020</text:p>
          </table:table-cell>
          <table:table-cell office:value-type="float" office:value="16568" calcext:value-type="float">
            <text:p>16568</text:p>
          </table:table-cell>
          <table:table-cell office:value-type="float" office:value="16224" calcext:value-type="float">
            <text:p>16224</text:p>
          </table:table-cell>
          <table:table-cell office:value-type="float" office:value="16869" calcext:value-type="float">
            <text:p>16869</text:p>
          </table:table-cell>
          <table:table-cell office:value-type="float" office:value="19723" calcext:value-type="float">
            <text:p>19723</text:p>
          </table:table-cell>
          <table:table-cell office:value-type="float" office:value="19488" calcext:value-type="float">
            <text:p>19488</text:p>
          </table:table-cell>
          <table:table-cell office:value-type="float" office:value="19965" calcext:value-type="float">
            <text:p>19965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25" calcext:value-type="date">
            <text:p>25.12.2020</text:p>
          </table:table-cell>
          <table:table-cell office:value-type="float" office:value="15029" calcext:value-type="float">
            <text:p>15029</text:p>
          </table:table-cell>
          <table:table-cell office:value-type="float" office:value="14777" calcext:value-type="float">
            <text:p>14777</text:p>
          </table:table-cell>
          <table:table-cell office:value-type="float" office:value="15402" calcext:value-type="float">
            <text:p>15402</text:p>
          </table:table-cell>
          <table:table-cell office:value-type="float" office:value="17695" calcext:value-type="float">
            <text:p>17695</text:p>
          </table:table-cell>
          <table:table-cell office:value-type="float" office:value="17442" calcext:value-type="float">
            <text:p>17442</text:p>
          </table:table-cell>
          <table:table-cell office:value-type="float" office:value="17972" calcext:value-type="float">
            <text:p>17972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table:number-columns-repeated="3" office:value-type="float" office:value="0.83" calcext:value-type="float">
            <text:p>0,8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26" calcext:value-type="date">
            <text:p>26.12.2020</text:p>
          </table:table-cell>
          <table:table-cell office:value-type="float" office:value="16362" calcext:value-type="float">
            <text:p>16362</text:p>
          </table:table-cell>
          <table:table-cell office:value-type="float" office:value="15989" calcext:value-type="float">
            <text:p>15989</text:p>
          </table:table-cell>
          <table:table-cell office:value-type="float" office:value="16692" calcext:value-type="float">
            <text:p>16692</text:p>
          </table:table-cell>
          <table:table-cell office:value-type="float" office:value="16631" calcext:value-type="float">
            <text:p>16631</text:p>
          </table:table-cell>
          <table:table-cell office:value-type="float" office:value="16344" calcext:value-type="float">
            <text:p>16344</text:p>
          </table:table-cell>
          <table:table-cell office:value-type="float" office:value="16935" calcext:value-type="float">
            <text:p>16935</text:p>
          </table:table-cell>
          <table:table-cell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27" calcext:value-type="date">
            <text:p>27.12.2020</text:p>
          </table:table-cell>
          <table:table-cell office:value-type="float" office:value="18334" calcext:value-type="float">
            <text:p>18334</text:p>
          </table:table-cell>
          <table:table-cell office:value-type="float" office:value="17931" calcext:value-type="float">
            <text:p>17931</text:p>
          </table:table-cell>
          <table:table-cell office:value-type="float" office:value="18771" calcext:value-type="float">
            <text:p>18771</text:p>
          </table:table-cell>
          <table:table-cell office:value-type="float" office:value="16573" calcext:value-type="float">
            <text:p>16573</text:p>
          </table:table-cell>
          <table:table-cell office:value-type="float" office:value="16230" calcext:value-type="float">
            <text:p>16230</text:p>
          </table:table-cell>
          <table:table-cell office:value-type="float" office:value="16934" calcext:value-type="float">
            <text:p>16934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28" calcext:value-type="date">
            <text:p>28.12.2020</text:p>
          </table:table-cell>
          <table:table-cell office:value-type="float" office:value="22469" calcext:value-type="float">
            <text:p>22469</text:p>
          </table:table-cell>
          <table:table-cell office:value-type="float" office:value="22001" calcext:value-type="float">
            <text:p>22001</text:p>
          </table:table-cell>
          <table:table-cell office:value-type="float" office:value="23051" calcext:value-type="float">
            <text:p>23051</text:p>
          </table:table-cell>
          <table:table-cell office:value-type="float" office:value="18048" calcext:value-type="float">
            <text:p>18048</text:p>
          </table:table-cell>
          <table:table-cell office:value-type="float" office:value="17674" calcext:value-type="float">
            <text:p>17674</text:p>
          </table:table-cell>
          <table:table-cell office:value-type="float" office:value="18479" calcext:value-type="float">
            <text:p>18479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29" calcext:value-type="date">
            <text:p>29.12.2020</text:p>
          </table:table-cell>
          <table:table-cell office:value-type="float" office:value="18729" calcext:value-type="float">
            <text:p>18729</text:p>
          </table:table-cell>
          <table:table-cell office:value-type="float" office:value="18275" calcext:value-type="float">
            <text:p>18275</text:p>
          </table:table-cell>
          <table:table-cell office:value-type="float" office:value="19107" calcext:value-type="float">
            <text:p>19107</text:p>
          </table:table-cell>
          <table:table-cell office:value-type="float" office:value="18973" calcext:value-type="float">
            <text:p>18973</text:p>
          </table:table-cell>
          <table:table-cell office:value-type="float" office:value="18549" calcext:value-type="float">
            <text:p>18549</text:p>
          </table:table-cell>
          <table:table-cell office:value-type="float" office:value="19405" calcext:value-type="float">
            <text:p>19405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30" calcext:value-type="date">
            <text:p>30.12.2020</text:p>
          </table:table-cell>
          <table:table-cell office:value-type="float" office:value="16314" calcext:value-type="float">
            <text:p>16314</text:p>
          </table:table-cell>
          <table:table-cell office:value-type="float" office:value="15811" calcext:value-type="float">
            <text:p>15811</text:p>
          </table:table-cell>
          <table:table-cell office:value-type="float" office:value="16798" calcext:value-type="float">
            <text:p>16798</text:p>
          </table:table-cell>
          <table:table-cell office:value-type="float" office:value="18961" calcext:value-type="float">
            <text:p>18961</text:p>
          </table:table-cell>
          <table:table-cell office:value-type="float" office:value="18505" calcext:value-type="float">
            <text:p>18505</text:p>
          </table:table-cell>
          <table:table-cell office:value-type="float" office:value="19432" calcext:value-type="float">
            <text:p>19432</text:p>
          </table:table-cell>
          <table:table-cell office:value-type="float" office:value="1.14" calcext:value-type="float">
            <text:p>1,14</text:p>
          </table:table-cell>
          <table:table-cell office:value-type="float" office:value="1.12" calcext:value-type="float">
            <text:p>1,12</text:p>
          </table:table-cell>
          <table:table-cell office:value-type="float" office:value="1.16" calcext:value-type="float">
            <text:p>1,16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0-12-31" calcext:value-type="date">
            <text:p>31.12.2020</text:p>
          </table:table-cell>
          <table:table-cell office:value-type="float" office:value="14674" calcext:value-type="float">
            <text:p>14674</text:p>
          </table:table-cell>
          <table:table-cell office:value-type="float" office:value="14250" calcext:value-type="float">
            <text:p>14250</text:p>
          </table:table-cell>
          <table:table-cell office:value-type="float" office:value="15091" calcext:value-type="float">
            <text:p>15091</text:p>
          </table:table-cell>
          <table:table-cell office:value-type="float" office:value="18046" calcext:value-type="float">
            <text:p>18046</text:p>
          </table:table-cell>
          <table:table-cell office:value-type="float" office:value="17584" calcext:value-type="float">
            <text:p>17584</text:p>
          </table:table-cell>
          <table:table-cell office:value-type="float" office:value="18512" calcext:value-type="float">
            <text:p>18512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01" calcext:value-type="date">
            <text:p>01.01.2021</text:p>
          </table:table-cell>
          <table:table-cell office:value-type="float" office:value="15167" calcext:value-type="float">
            <text:p>15167</text:p>
          </table:table-cell>
          <table:table-cell office:value-type="float" office:value="14793" calcext:value-type="float">
            <text:p>14793</text:p>
          </table:table-cell>
          <table:table-cell office:value-type="float" office:value="15506" calcext:value-type="float">
            <text:p>15506</text:p>
          </table:table-cell>
          <table:table-cell office:value-type="float" office:value="16221" calcext:value-type="float">
            <text:p>16221</text:p>
          </table:table-cell>
          <table:table-cell office:value-type="float" office:value="15782" calcext:value-type="float">
            <text:p>15782</text:p>
          </table:table-cell>
          <table:table-cell office:value-type="float" office:value="16625" calcext:value-type="float">
            <text:p>16625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02" calcext:value-type="date">
            <text:p>02.01.2021</text:p>
          </table:table-cell>
          <table:table-cell office:value-type="float" office:value="16368" calcext:value-type="float">
            <text:p>16368</text:p>
          </table:table-cell>
          <table:table-cell office:value-type="float" office:value="15906" calcext:value-type="float">
            <text:p>15906</text:p>
          </table:table-cell>
          <table:table-cell office:value-type="float" office:value="16896" calcext:value-type="float">
            <text:p>16896</text:p>
          </table:table-cell>
          <table:table-cell office:value-type="float" office:value="15631" calcext:value-type="float">
            <text:p>15631</text:p>
          </table:table-cell>
          <table:table-cell office:value-type="float" office:value="15190" calcext:value-type="float">
            <text:p>15190</text:p>
          </table:table-cell>
          <table:table-cell office:value-type="float" office:value="16073" calcext:value-type="float">
            <text:p>16073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03" calcext:value-type="date">
            <text:p>03.01.2021</text:p>
          </table:table-cell>
          <table:table-cell office:value-type="float" office:value="17794" calcext:value-type="float">
            <text:p>17794</text:p>
          </table:table-cell>
          <table:table-cell office:value-type="float" office:value="17300" calcext:value-type="float">
            <text:p>17300</text:p>
          </table:table-cell>
          <table:table-cell office:value-type="float" office:value="18314" calcext:value-type="float">
            <text:p>18314</text:p>
          </table:table-cell>
          <table:table-cell office:value-type="float" office:value="16001" calcext:value-type="float">
            <text:p>16001</text:p>
          </table:table-cell>
          <table:table-cell office:value-type="float" office:value="15562" calcext:value-type="float">
            <text:p>15562</text:p>
          </table:table-cell>
          <table:table-cell office:value-type="float" office:value="16452" calcext:value-type="float">
            <text:p>16452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04" calcext:value-type="date">
            <text:p>04.01.2021</text:p>
          </table:table-cell>
          <table:table-cell office:value-type="float" office:value="21592" calcext:value-type="float">
            <text:p>21592</text:p>
          </table:table-cell>
          <table:table-cell office:value-type="float" office:value="20902" calcext:value-type="float">
            <text:p>20902</text:p>
          </table:table-cell>
          <table:table-cell office:value-type="float" office:value="22353" calcext:value-type="float">
            <text:p>22353</text:p>
          </table:table-cell>
          <table:table-cell office:value-type="float" office:value="17730" calcext:value-type="float">
            <text:p>17730</text:p>
          </table:table-cell>
          <table:table-cell office:value-type="float" office:value="17225" calcext:value-type="float">
            <text:p>17225</text:p>
          </table:table-cell>
          <table:table-cell office:value-type="float" office:value="18267" calcext:value-type="float">
            <text:p>18267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05" calcext:value-type="date">
            <text:p>05.01.2021</text:p>
          </table:table-cell>
          <table:table-cell office:value-type="float" office:value="19384" calcext:value-type="float">
            <text:p>19384</text:p>
          </table:table-cell>
          <table:table-cell office:value-type="float" office:value="18646" calcext:value-type="float">
            <text:p>18646</text:p>
          </table:table-cell>
          <table:table-cell office:value-type="float" office:value="20143" calcext:value-type="float">
            <text:p>20143</text:p>
          </table:table-cell>
          <table:table-cell office:value-type="float" office:value="18785" calcext:value-type="float">
            <text:p>18785</text:p>
          </table:table-cell>
          <table:table-cell office:value-type="float" office:value="18188" calcext:value-type="float">
            <text:p>18188</text:p>
          </table:table-cell>
          <table:table-cell office:value-type="float" office:value="19427" calcext:value-type="float">
            <text:p>19427</text:p>
          </table:table-cell>
          <table:table-cell office:value-type="float" office:value="1.16" calcext:value-type="float">
            <text:p>1,16</text:p>
          </table:table-cell>
          <table:table-cell office:value-type="float" office:value="1.14" calcext:value-type="float">
            <text:p>1,14</text:p>
          </table:table-cell>
          <table:table-cell office:value-type="float" office:value="1.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06" calcext:value-type="date">
            <text:p>06.01.2021</text:p>
          </table:table-cell>
          <table:table-cell office:value-type="float" office:value="17337" calcext:value-type="float">
            <text:p>17337</text:p>
          </table:table-cell>
          <table:table-cell office:value-type="float" office:value="16654" calcext:value-type="float">
            <text:p>16654</text:p>
          </table:table-cell>
          <table:table-cell office:value-type="float" office:value="17953" calcext:value-type="float">
            <text:p>17953</text:p>
          </table:table-cell>
          <table:table-cell office:value-type="float" office:value="19027" calcext:value-type="float">
            <text:p>19027</text:p>
          </table:table-cell>
          <table:table-cell office:value-type="float" office:value="18375" calcext:value-type="float">
            <text:p>18375</text:p>
          </table:table-cell>
          <table:table-cell office:value-type="float" office:value="19691" calcext:value-type="float">
            <text:p>19691</text:p>
          </table:table-cell>
          <table:table-cell office:value-type="float" office:value="1.22" calcext:value-type="float">
            <text:p>1,22</text:p>
          </table:table-cell>
          <table:table-cell office:value-type="float" office:value="1.19" calcext:value-type="float">
            <text:p>1,19</text:p>
          </table:table-cell>
          <table:table-cell office:value-type="float" office:value="1.25" calcext:value-type="float">
            <text:p>1,25</text:p>
          </table:table-cell>
          <table:table-cell office:value-type="float" office:value="1.02" calcext:value-type="float">
            <text:p>1,02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07" calcext:value-type="date">
            <text:p>07.01.2021</text:p>
          </table:table-cell>
          <table:table-cell office:value-type="float" office:value="15845" calcext:value-type="float">
            <text:p>15845</text:p>
          </table:table-cell>
          <table:table-cell office:value-type="float" office:value="15240" calcext:value-type="float">
            <text:p>15240</text:p>
          </table:table-cell>
          <table:table-cell office:value-type="float" office:value="16474" calcext:value-type="float">
            <text:p>16474</text:p>
          </table:table-cell>
          <table:table-cell office:value-type="float" office:value="18540" calcext:value-type="float">
            <text:p>18540</text:p>
          </table:table-cell>
          <table:table-cell office:value-type="float" office:value="17860" calcext:value-type="float">
            <text:p>17860</text:p>
          </table:table-cell>
          <table:table-cell office:value-type="float" office:value="19231" calcext:value-type="float">
            <text:p>19231</text:p>
          </table:table-cell>
          <table:table-cell office:value-type="float" office:value="1.16" calcext:value-type="float">
            <text:p>1,16</text:p>
          </table:table-cell>
          <table:table-cell office:value-type="float" office:value="1.13" calcext:value-type="float">
            <text:p>1,13</text:p>
          </table:table-cell>
          <table:table-cell office:value-type="float" office:value="1.18" calcext:value-type="float">
            <text:p>1,18</text:p>
          </table:table-cell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08" calcext:value-type="date">
            <text:p>08.01.2021</text:p>
          </table:table-cell>
          <table:table-cell office:value-type="float" office:value="15737" calcext:value-type="float">
            <text:p>15737</text:p>
          </table:table-cell>
          <table:table-cell office:value-type="float" office:value="15093" calcext:value-type="float">
            <text:p>15093</text:p>
          </table:table-cell>
          <table:table-cell office:value-type="float" office:value="16375" calcext:value-type="float">
            <text:p>16375</text:p>
          </table:table-cell>
          <table:table-cell office:value-type="float" office:value="17076" calcext:value-type="float">
            <text:p>17076</text:p>
          </table:table-cell>
          <table:table-cell office:value-type="float" office:value="16408" calcext:value-type="float">
            <text:p>16408</text:p>
          </table:table-cell>
          <table:table-cell office:value-type="float" office:value="17736" calcext:value-type="float">
            <text:p>17736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09" calcext:value-type="date">
            <text:p>09.01.2021</text:p>
          </table:table-cell>
          <table:table-cell office:value-type="float" office:value="13923" calcext:value-type="float">
            <text:p>13923</text:p>
          </table:table-cell>
          <table:table-cell office:value-type="float" office:value="13326" calcext:value-type="float">
            <text:p>13326</text:p>
          </table:table-cell>
          <table:table-cell office:value-type="float" office:value="14443" calcext:value-type="float">
            <text:p>14443</text:p>
          </table:table-cell>
          <table:table-cell office:value-type="float" office:value="15710" calcext:value-type="float">
            <text:p>15710</text:p>
          </table:table-cell>
          <table:table-cell office:value-type="float" office:value="15078" calcext:value-type="float">
            <text:p>15078</text:p>
          </table:table-cell>
          <table:table-cell office:value-type="float" office:value="16311" calcext:value-type="float">
            <text:p>16311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86" calcext:value-type="float">
            <text:p>0,86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0.98" calcext:value-type="float">
            <text:p>0,98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10" calcext:value-type="date">
            <text:p>10.01.2021</text:p>
          </table:table-cell>
          <table:table-cell office:value-type="float" office:value="14478" calcext:value-type="float">
            <text:p>14478</text:p>
          </table:table-cell>
          <table:table-cell office:value-type="float" office:value="13781" calcext:value-type="float">
            <text:p>13781</text:p>
          </table:table-cell>
          <table:table-cell office:value-type="float" office:value="15223" calcext:value-type="float">
            <text:p>15223</text:p>
          </table:table-cell>
          <table:table-cell office:value-type="float" office:value="14996" calcext:value-type="float">
            <text:p>14996</text:p>
          </table:table-cell>
          <table:table-cell office:value-type="float" office:value="14360" calcext:value-type="float">
            <text:p>14360</text:p>
          </table:table-cell>
          <table:table-cell office:value-type="float" office:value="15629" calcext:value-type="float">
            <text:p>15629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11" calcext:value-type="date">
            <text:p>11.01.2021</text:p>
          </table:table-cell>
          <table:table-cell office:value-type="float" office:value="16940" calcext:value-type="float">
            <text:p>16940</text:p>
          </table:table-cell>
          <table:table-cell office:value-type="float" office:value="15564" calcext:value-type="float">
            <text:p>15564</text:p>
          </table:table-cell>
          <table:table-cell office:value-type="float" office:value="18054" calcext:value-type="float">
            <text:p>18054</text:p>
          </table:table-cell>
          <table:table-cell office:value-type="float" office:value="15269" calcext:value-type="float">
            <text:p>15269</text:p>
          </table:table-cell>
          <table:table-cell office:value-type="float" office:value="14441" calcext:value-type="float">
            <text:p>14441</text:p>
          </table:table-cell>
          <table:table-cell office:value-type="float" office:value="16023" calcext:value-type="float">
            <text:p>16023</text:p>
          </table:table-cell>
          <table:table-cell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12" calcext:value-type="date">
            <text:p>12.01.2021</text:p>
          </table:table-cell>
          <table:table-cell office:value-type="float" office:value="15577" calcext:value-type="float">
            <text:p>15577</text:p>
          </table:table-cell>
          <table:table-cell office:value-type="float" office:value="14401" calcext:value-type="float">
            <text:p>14401</text:p>
          </table:table-cell>
          <table:table-cell office:value-type="float" office:value="16760" calcext:value-type="float">
            <text:p>16760</text:p>
          </table:table-cell>
          <table:table-cell office:value-type="float" office:value="15230" calcext:value-type="float">
            <text:p>15230</text:p>
          </table:table-cell>
          <table:table-cell office:value-type="float" office:value="14268" calcext:value-type="float">
            <text:p>14268</text:p>
          </table:table-cell>
          <table:table-cell office:value-type="float" office:value="16120" calcext:value-type="float">
            <text:p>16120</text:p>
          </table:table-cell>
          <table:table-cell office:value-type="float" office:value="0.89" calcext:value-type="float">
            <text:p>0,89</text:p>
          </table:table-cell>
          <table:table-cell office:value-type="float" office:value="0.85" calcext:value-type="float">
            <text:p>0,85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13" calcext:value-type="date">
            <text:p>13.01.2021</text:p>
          </table:table-cell>
          <table:table-cell office:value-type="float" office:value="14979" calcext:value-type="float">
            <text:p>14979</text:p>
          </table:table-cell>
          <table:table-cell office:value-type="float" office:value="13664" calcext:value-type="float">
            <text:p>13664</text:p>
          </table:table-cell>
          <table:table-cell office:value-type="float" office:value="16128" calcext:value-type="float">
            <text:p>16128</text:p>
          </table:table-cell>
          <table:table-cell office:value-type="float" office:value="15494" calcext:value-type="float">
            <text:p>15494</text:p>
          </table:table-cell>
          <table:table-cell office:value-type="float" office:value="14352" calcext:value-type="float">
            <text:p>14352</text:p>
          </table:table-cell>
          <table:table-cell office:value-type="float" office:value="16541" calcext:value-type="float">
            <text:p>16541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1.02" calcext:value-type="float">
            <text:p>1,02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92" calcext:value-type="float">
            <text:p>0,92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14" calcext:value-type="date">
            <text:p>14.01.2021</text:p>
          </table:table-cell>
          <table:table-cell office:value-type="float" office:value="14091" calcext:value-type="float">
            <text:p>14091</text:p>
          </table:table-cell>
          <table:table-cell office:value-type="float" office:value="12488" calcext:value-type="float">
            <text:p>12488</text:p>
          </table:table-cell>
          <table:table-cell office:value-type="float" office:value="15450" calcext:value-type="float">
            <text:p>15450</text:p>
          </table:table-cell>
          <table:table-cell office:value-type="float" office:value="15397" calcext:value-type="float">
            <text:p>15397</text:p>
          </table:table-cell>
          <table:table-cell office:value-type="float" office:value="14029" calcext:value-type="float">
            <text:p>14029</text:p>
          </table:table-cell>
          <table:table-cell office:value-type="float" office:value="16598" calcext:value-type="float">
            <text:p>16598</text:p>
          </table:table-cell>
          <table:table-cell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15" calcext:value-type="date">
            <text:p>15.01.2021</text:p>
          </table:table-cell>
          <table:table-cell office:value-type="float" office:value="13997" calcext:value-type="float">
            <text:p>13997</text:p>
          </table:table-cell>
          <table:table-cell office:value-type="float" office:value="12271" calcext:value-type="float">
            <text:p>12271</text:p>
          </table:table-cell>
          <table:table-cell office:value-type="float" office:value="15413" calcext:value-type="float">
            <text:p>15413</text:p>
          </table:table-cell>
          <table:table-cell office:value-type="float" office:value="14661" calcext:value-type="float">
            <text:p>14661</text:p>
          </table:table-cell>
          <table:table-cell office:value-type="float" office:value="13206" calcext:value-type="float">
            <text:p>13206</text:p>
          </table:table-cell>
          <table:table-cell office:value-type="float" office:value="15938" calcext:value-type="float">
            <text:p>15938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1.01" calcext:value-type="float">
            <text:p>1,01</text:p>
          </table:table-cell>
          <table:table-cell office:value-type="float" office:value="0.94" calcext:value-type="float">
            <text:p>0,94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16" calcext:value-type="date">
            <text:p>16.01.2021</text:p>
          </table:table-cell>
          <table:table-cell office:value-type="float" office:value="12804" calcext:value-type="float">
            <text:p>12804</text:p>
          </table:table-cell>
          <table:table-cell office:value-type="float" office:value="10794" calcext:value-type="float">
            <text:p>10794</text:p>
          </table:table-cell>
          <table:table-cell office:value-type="float" office:value="14994" calcext:value-type="float">
            <text:p>14994</text:p>
          </table:table-cell>
          <table:table-cell office:value-type="float" office:value="13968" calcext:value-type="float">
            <text:p>13968</text:p>
          </table:table-cell>
          <table:table-cell office:value-type="float" office:value="12305" calcext:value-type="float">
            <text:p>12305</text:p>
          </table:table-cell>
          <table:table-cell office:value-type="float" office:value="15496" calcext:value-type="float">
            <text:p>15496</text:p>
          </table:table-cell>
          <table:table-cell office:value-type="float" office:value="0.92" calcext:value-type="float">
            <text:p>0,92</text:p>
          </table:table-cell>
          <table:table-cell office:value-type="float" office:value="0.85" calcext:value-type="float">
            <text:p>0,85</text:p>
          </table:table-cell>
          <table:table-cell office:value-type="float" office:value="0.99" calcext:value-type="float">
            <text:p>0,99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17" calcext:value-type="date">
            <text:p>17.01.2021</text:p>
          </table:table-cell>
          <table:table-cell office:value-type="float" office:value="14061" calcext:value-type="float">
            <text:p>14061</text:p>
          </table:table-cell>
          <table:table-cell office:value-type="float" office:value="11665" calcext:value-type="float">
            <text:p>11665</text:p>
          </table:table-cell>
          <table:table-cell office:value-type="float" office:value="17042" calcext:value-type="float">
            <text:p>17042</text:p>
          </table:table-cell>
          <table:table-cell office:value-type="float" office:value="13738" calcext:value-type="float">
            <text:p>13738</text:p>
          </table:table-cell>
          <table:table-cell office:value-type="float" office:value="11805" calcext:value-type="float">
            <text:p>11805</text:p>
          </table:table-cell>
          <table:table-cell office:value-type="float" office:value="15725" calcext:value-type="float">
            <text:p>15725</text:p>
          </table:table-cell>
          <table:table-cell office:value-type="float" office:value="0.89" calcext:value-type="float">
            <text:p>0,89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2" calcext:value-type="float">
            <text:p>0,92</text:p>
          </table:table-cell>
          <table:table-cell office:value-type="float" office:value="1.04" calcext:value-type="float">
            <text:p>1,04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18" calcext:value-type="date">
            <text:p>18.01.2021</text:p>
          </table:table-cell>
          <table:table-cell office:value-type="float" office:value="17513" calcext:value-type="float">
            <text:p>17513</text:p>
          </table:table-cell>
          <table:table-cell office:value-type="float" office:value="12860" calcext:value-type="float">
            <text:p>12860</text:p>
          </table:table-cell>
          <table:table-cell office:value-type="float" office:value="22219" calcext:value-type="float">
            <text:p>22219</text:p>
          </table:table-cell>
          <table:table-cell office:value-type="float" office:value="14594" calcext:value-type="float">
            <text:p>14594</text:p>
          </table:table-cell>
          <table:table-cell office:value-type="float" office:value="11898" calcext:value-type="float">
            <text:p>11898</text:p>
          </table:table-cell>
          <table:table-cell office:value-type="float" office:value="17417" calcext:value-type="float">
            <text:p>17417</text:p>
          </table:table-cell>
          <table:table-cell office:value-type="float" office:value="0.95" calcext:value-type="float">
            <text:p>0,95</text:p>
          </table:table-cell>
          <table:table-cell office:value-type="float" office:value="0.85" calcext:value-type="float">
            <text:p>0,85</text:p>
          </table:table-cell>
          <table:table-cell office:value-type="float" office:value="1.06" calcext:value-type="float">
            <text:p>1,06</text:p>
          </table:table-cell>
          <table:table-cell office:value-type="float" office:value="1.01" calcext:value-type="float">
            <text:p>1,01</text:p>
          </table:table-cell>
          <table:table-cell office:value-type="float" office:value="0.93" calcext:value-type="float">
            <text:p>0,93</text:p>
          </table:table-cell>
          <table:table-cell office:value-type="float" office:value="1.11" calcext:value-type="float">
            <text:p>1,11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21-01-19" calcext:value-type="date">
            <text:p>19.01.2021</text:p>
          </table:table-cell>
          <table:table-cell office:value-type="float" office:value="18089" calcext:value-type="float">
            <text:p>18089</text:p>
          </table:table-cell>
          <table:table-cell office:value-type="float" office:value="12750" calcext:value-type="float">
            <text:p>12750</text:p>
          </table:table-cell>
          <table:table-cell office:value-type="float" office:value="24914" calcext:value-type="float">
            <text:p>24914</text:p>
          </table:table-cell>
          <table:table-cell office:value-type="float" office:value="15617" calcext:value-type="float">
            <text:p>15617</text:p>
          </table:table-cell>
          <table:table-cell office:value-type="float" office:value="12017" calcext:value-type="float">
            <text:p>12017</text:p>
          </table:table-cell>
          <table:table-cell office:value-type="float" office:value="19792" calcext:value-type="float">
            <text:p>19792</text:p>
          </table:table-cell>
          <table:table-cell office:value-type="float" office:value="1.07" calcext:value-type="float">
            <text:p>1,07</text:p>
          </table:table-cell>
          <table:table-cell office:value-type="float" office:value="0.9" calcext:value-type="float">
            <text:p>0,9</text:p>
          </table:table-cell>
          <table:table-cell office:value-type="float" office:value="1.25" calcext:value-type="float">
            <text:p>1,2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inimum</text:p>
          </table:table-cell>
          <table:table-cell table:formula="of:=MIN([.H6:.H325])" office:value-type="float" office:value="0.6" calcext:value-type="float">
            <text:p>0,6</text:p>
          </table:table-cell>
          <table:table-cell table:formula="of:=MIN([.I6:.I325])" office:value-type="float" office:value="0.58" calcext:value-type="float">
            <text:p>0,58</text:p>
          </table:table-cell>
          <table:table-cell table:formula="of:=MIN([.J6:.J325])" office:value-type="float" office:value="0.63" calcext:value-type="float">
            <text:p>0,63</text:p>
          </table:table-cell>
          <table:table-cell table:formula="of:=MIN([.K6:.K325])" office:value-type="float" office:value="0.73" calcext:value-type="float">
            <text:p>0,73</text:p>
          </table:table-cell>
          <table:table-cell table:formula="of:=MIN([.L6:.L325])" office:value-type="float" office:value="0.71" calcext:value-type="float">
            <text:p>0,71</text:p>
          </table:table-cell>
          <table:table-cell table:formula="of:=MIN([.M6:.M325])" office:value-type="float" office:value="0.74" calcext:value-type="float">
            <text:p>0,7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&lt;0,6</text:p>
          </table:table-cell>
          <table:table-cell table:formula="of:=COUNTIF([.H$2:.H$325];[.$G327])" office:value-type="float" office:value="0" calcext:value-type="float">
            <text:p>0</text:p>
          </table:table-cell>
          <table:table-cell table:formula="of:=COUNTIF([.I$2:.I$325];[.$G327])" office:value-type="float" office:value="1" calcext:value-type="float">
            <text:p>1</text:p>
          </table:table-cell>
          <table:table-cell table:formula="of:=COUNTIF([.J$2:.J$325];[.$G327])" office:value-type="float" office:value="0" calcext:value-type="float">
            <text:p>0</text:p>
          </table:table-cell>
          <table:table-cell table:formula="of:=COUNTIF([.K$2:.K$325];[.$G327])" office:value-type="float" office:value="0" calcext:value-type="float">
            <text:p>0</text:p>
          </table:table-cell>
          <table:table-cell table:formula="of:=COUNTIF([.L$2:.L$325];[.$G327])" office:value-type="float" office:value="0" calcext:value-type="float">
            <text:p>0</text:p>
          </table:table-cell>
          <table:table-cell table:formula="of:=COUNTIF([.M$2:.M$325];[.$G327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&lt;0,7</text:p>
          </table:table-cell>
          <table:table-cell table:formula="of:=COUNTIF([.H$2:.H$325];[.$G328])" office:value-type="float" office:value="3" calcext:value-type="float">
            <text:p>3</text:p>
          </table:table-cell>
          <table:table-cell table:formula="of:=COUNTIF([.I$2:.I$325];[.$G328])" office:value-type="float" office:value="5" calcext:value-type="float">
            <text:p>5</text:p>
          </table:table-cell>
          <table:table-cell table:formula="of:=COUNTIF([.J$2:.J$325];[.$G328])" office:value-type="float" office:value="3" calcext:value-type="float">
            <text:p>3</text:p>
          </table:table-cell>
          <table:table-cell table:formula="of:=COUNTIF([.K$2:.K$325];[.$G328])" office:value-type="float" office:value="0" calcext:value-type="float">
            <text:p>0</text:p>
          </table:table-cell>
          <table:table-cell table:formula="of:=COUNTIF([.L$2:.L$325];[.$G328])" office:value-type="float" office:value="0" calcext:value-type="float">
            <text:p>0</text:p>
          </table:table-cell>
          <table:table-cell table:formula="of:=COUNTIF([.M$2:.M$325];[.$G328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&lt;0,75</text:p>
          </table:table-cell>
          <table:table-cell table:formula="of:=COUNTIF([.H$2:.H$325];[.$G329])" office:value-type="float" office:value="8" calcext:value-type="float">
            <text:p>8</text:p>
          </table:table-cell>
          <table:table-cell table:formula="of:=COUNTIF([.I$2:.I$325];[.$G329])" office:value-type="float" office:value="11" calcext:value-type="float">
            <text:p>11</text:p>
          </table:table-cell>
          <table:table-cell table:formula="of:=COUNTIF([.J$2:.J$325];[.$G329])" office:value-type="float" office:value="6" calcext:value-type="float">
            <text:p>6</text:p>
          </table:table-cell>
          <table:table-cell table:formula="of:=COUNTIF([.K$2:.K$325];[.$G329])" office:value-type="float" office:value="2" calcext:value-type="float">
            <text:p>2</text:p>
          </table:table-cell>
          <table:table-cell table:formula="of:=COUNTIF([.L$2:.L$325];[.$G329])" office:value-type="float" office:value="2" calcext:value-type="float">
            <text:p>2</text:p>
          </table:table-cell>
          <table:table-cell table:formula="of:=COUNTIF([.M$2:.M$325];[.$G329]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&lt;0,8</text:p>
          </table:table-cell>
          <table:table-cell table:formula="of:=COUNTIF([.H$2:.H$325];[.$G330])" office:value-type="float" office:value="23" calcext:value-type="float">
            <text:p>23</text:p>
          </table:table-cell>
          <table:table-cell table:formula="of:=COUNTIF([.I$2:.I$325];[.$G330])" office:value-type="float" office:value="31" calcext:value-type="float">
            <text:p>31</text:p>
          </table:table-cell>
          <table:table-cell table:formula="of:=COUNTIF([.J$2:.J$325];[.$G330])" office:value-type="float" office:value="13" calcext:value-type="float">
            <text:p>13</text:p>
          </table:table-cell>
          <table:table-cell table:formula="of:=COUNTIF([.K$2:.K$325];[.$G330])" office:value-type="float" office:value="8" calcext:value-type="float">
            <text:p>8</text:p>
          </table:table-cell>
          <table:table-cell table:formula="of:=COUNTIF([.L$2:.L$325];[.$G330])" office:value-type="float" office:value="10" calcext:value-type="float">
            <text:p>10</text:p>
          </table:table-cell>
          <table:table-cell table:formula="of:=COUNTIF([.M$2:.M$325];[.$G330])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&lt;0,85</text:p>
          </table:table-cell>
          <table:table-cell table:formula="of:=COUNTIF([.H$2:.H$325];[.$G331])" office:value-type="float" office:value="48" calcext:value-type="float">
            <text:p>48</text:p>
          </table:table-cell>
          <table:table-cell table:formula="of:=COUNTIF([.I$2:.I$325];[.$G331])" office:value-type="float" office:value="63" calcext:value-type="float">
            <text:p>63</text:p>
          </table:table-cell>
          <table:table-cell table:formula="of:=COUNTIF([.J$2:.J$325];[.$G331])" office:value-type="float" office:value="34" calcext:value-type="float">
            <text:p>34</text:p>
          </table:table-cell>
          <table:table-cell table:formula="of:=COUNTIF([.K$2:.K$325];[.$G331])" office:value-type="float" office:value="33" calcext:value-type="float">
            <text:p>33</text:p>
          </table:table-cell>
          <table:table-cell table:formula="of:=COUNTIF([.L$2:.L$325];[.$G331])" office:value-type="float" office:value="39" calcext:value-type="float">
            <text:p>39</text:p>
          </table:table-cell>
          <table:table-cell table:formula="of:=COUNTIF([.M$2:.M$325];[.$G331])"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&lt;0,9</text:p>
          </table:table-cell>
          <table:table-cell table:formula="of:=COUNTIF([.H$2:.H$325];[.$G332])" office:value-type="float" office:value="83" calcext:value-type="float">
            <text:p>83</text:p>
          </table:table-cell>
          <table:table-cell table:formula="of:=COUNTIF([.I$2:.I$325];[.$G332])" office:value-type="float" office:value="104" calcext:value-type="float">
            <text:p>104</text:p>
          </table:table-cell>
          <table:table-cell table:formula="of:=COUNTIF([.J$2:.J$325];[.$G332])" office:value-type="float" office:value="73" calcext:value-type="float">
            <text:p>73</text:p>
          </table:table-cell>
          <table:table-cell table:formula="of:=COUNTIF([.K$2:.K$325];[.$G332])" office:value-type="float" office:value="63" calcext:value-type="float">
            <text:p>63</text:p>
          </table:table-cell>
          <table:table-cell table:formula="of:=COUNTIF([.L$2:.L$325];[.$G332])" office:value-type="float" office:value="74" calcext:value-type="float">
            <text:p>74</text:p>
          </table:table-cell>
          <table:table-cell table:formula="of:=COUNTIF([.M$2:.M$325];[.$G332])"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&lt;0,95</text:p>
          </table:table-cell>
          <table:table-cell table:formula="of:=COUNTIF([.H$2:.H$325];[.$G333])" office:value-type="float" office:value="113" calcext:value-type="float">
            <text:p>113</text:p>
          </table:table-cell>
          <table:table-cell table:formula="of:=COUNTIF([.I$2:.I$325];[.$G333])" office:value-type="float" office:value="132" calcext:value-type="float">
            <text:p>132</text:p>
          </table:table-cell>
          <table:table-cell table:formula="of:=COUNTIF([.J$2:.J$325];[.$G333])" office:value-type="float" office:value="102" calcext:value-type="float">
            <text:p>102</text:p>
          </table:table-cell>
          <table:table-cell table:formula="of:=COUNTIF([.K$2:.K$325];[.$G333])" office:value-type="float" office:value="105" calcext:value-type="float">
            <text:p>105</text:p>
          </table:table-cell>
          <table:table-cell table:formula="of:=COUNTIF([.L$2:.L$325];[.$G333])" office:value-type="float" office:value="120" calcext:value-type="float">
            <text:p>120</text:p>
          </table:table-cell>
          <table:table-cell table:formula="of:=COUNTIF([.M$2:.M$325];[.$G333])" office:value-type="float" office:value="95" calcext:value-type="float">
            <text:p>9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&lt;1,0</text:p>
          </table:table-cell>
          <table:table-cell table:formula="of:=COUNTIF([.H$2:.H$325];[.$G334])" office:value-type="float" office:value="151" calcext:value-type="float">
            <text:p>151</text:p>
          </table:table-cell>
          <table:table-cell table:formula="of:=COUNTIF([.I$2:.I$325];[.$G334])" office:value-type="float" office:value="166" calcext:value-type="float">
            <text:p>166</text:p>
          </table:table-cell>
          <table:table-cell table:formula="of:=COUNTIF([.J$2:.J$325];[.$G334])" office:value-type="float" office:value="130" calcext:value-type="float">
            <text:p>130</text:p>
          </table:table-cell>
          <table:table-cell table:formula="of:=COUNTIF([.K$2:.K$325];[.$G334])" office:value-type="float" office:value="150" calcext:value-type="float">
            <text:p>150</text:p>
          </table:table-cell>
          <table:table-cell table:formula="of:=COUNTIF([.L$2:.L$325];[.$G334])" office:value-type="float" office:value="157" calcext:value-type="float">
            <text:p>157</text:p>
          </table:table-cell>
          <table:table-cell table:formula="of:=COUNTIF([.M$2:.M$325];[.$G334])" office:value-type="float" office:value="143" calcext:value-type="float">
            <text:p>143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&gt;=1,0</text:p>
          </table:table-cell>
          <table:table-cell table:formula="of:=COUNTIF([.H$2:.H$325];[.$G335])" office:value-type="float" office:value="169" calcext:value-type="float">
            <text:p>169</text:p>
          </table:table-cell>
          <table:table-cell table:formula="of:=COUNTIF([.I$2:.I$325];[.$G335])" office:value-type="float" office:value="154" calcext:value-type="float">
            <text:p>154</text:p>
          </table:table-cell>
          <table:table-cell table:formula="of:=COUNTIF([.J$2:.J$325];[.$G335])" office:value-type="float" office:value="190" calcext:value-type="float">
            <text:p>190</text:p>
          </table:table-cell>
          <table:table-cell table:formula="of:=COUNTIF([.K$2:.K$325];[.$G335])" office:value-type="float" office:value="169" calcext:value-type="float">
            <text:p>169</text:p>
          </table:table-cell>
          <table:table-cell table:formula="of:=COUNTIF([.L$2:.L$325];[.$G335])" office:value-type="float" office:value="162" calcext:value-type="float">
            <text:p>162</text:p>
          </table:table-cell>
          <table:table-cell table:formula="of:=COUNTIF([.M$2:.M$325];[.$G335])" office:value-type="float" office:value="176" calcext:value-type="float">
            <text:p>176</text:p>
          </table:table-cell>
          <table:table-cell table:number-columns-repeated="1011"/>
        </table:table-row>
        <table:table-row table:style-name="ro1" table:number-rows-repeated="10482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office:forms form:automatic-focus="false" form:apply-design-mode="false"/>
        <table:table-column table:style-name="co11" table:default-cell-style-name="Default"/>
        <table:table-column table:style-name="co12" table:number-columns-repeated="2" table:default-cell-style-name="Default"/>
        <table:table-row table:style-name="ro3">
          <table:table-cell table:style-name="ce4"/>
          <table:table-cell table:style-name="ce7" office:value-type="string" calcext:value-type="string">
            <text:p>4-Tage R-Zahl</text:p>
          </table:table-cell>
          <table:table-cell table:style-name="ce7" office:value-type="string" calcext:value-type="string">
            <text:p>7-Tage R-Zahl</text:p>
          </table:table-cell>
        </table:table-row>
        <table:table-row table:style-name="ro3">
          <table:table-cell table:style-name="ce4" office:value-type="string" calcext:value-type="string">
            <text:p>R-Zahl</text:p>
          </table:table-cell>
          <table:table-cell table:style-name="ce8" office:value-type="string" calcext:value-type="string" table:number-columns-spanned="2" table:number-rows-spanned="1">
            <text:p># Tage &lt;</text:p>
          </table:table-cell>
          <table:covered-table-cell table:style-name="ce7"/>
        </table:table-row>
        <table:table-row table:style-name="ro3">
          <table:table-cell table:style-name="ce5" office:value-type="string" calcext:value-type="string">
            <text:p>&lt;0,6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3">
          <table:table-cell table:style-name="ce5" office:value-type="string" calcext:value-type="string">
            <text:p>&lt;0,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3">
          <table:table-cell table:style-name="ce5" office:value-type="string" calcext:value-type="string">
            <text:p>&lt;0,7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3">
          <table:table-cell table:style-name="ce5" office:value-type="string" calcext:value-type="string">
            <text:p>&lt;0,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3">
          <table:table-cell table:style-name="ce5" office:value-type="string" calcext:value-type="string">
            <text:p>&lt;0,85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33" calcext:value-type="float">
            <text:p>33</text:p>
          </table:table-cell>
        </table:table-row>
        <table:table-row table:style-name="ro3">
          <table:table-cell table:style-name="ce5" office:value-type="string" calcext:value-type="string">
            <text:p>&lt;0,9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63" calcext:value-type="float">
            <text:p>63</text:p>
          </table:table-cell>
        </table:table-row>
        <table:table-row table:style-name="ro3">
          <table:table-cell table:style-name="ce5" office:value-type="string" calcext:value-type="string">
            <text:p>&lt;0,95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105" calcext:value-type="float">
            <text:p>105</text:p>
          </table:table-cell>
        </table:table-row>
        <table:table-row table:style-name="ro3">
          <table:table-cell table:style-name="ce5" office:value-type="string" calcext:value-type="string">
            <text:p>&lt;1,0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150" calcext:value-type="float">
            <text:p>150</text:p>
          </table:table-cell>
        </table:table-row>
        <table:table-row table:style-name="ro3">
          <table:table-cell table:style-name="ce5" office:value-type="string" calcext:value-type="string">
            <text:p>&gt;=1,0</text:p>
          </table:table-cell>
          <table:table-cell table:number-columns-repeated="2" table:style-name="ce10" office:value-type="float" office:value="169" calcext:value-type="float">
            <text:p>169</text:p>
          </table:table-cell>
        </table:table-row>
        <table:table-row table:style-name="ro3">
          <table:table-cell table:style-name="ce6" office:value-type="string" calcext:value-type="string">
            <text:p>Tage gesamt</text:p>
          </table:table-cell>
          <table:table-cell table:style-name="ce11" table:formula="of:=[.B11]+[.B10]" office:value-type="float" office:value="320" calcext:value-type="float">
            <text:p>320</text:p>
          </table:table-cell>
          <table:table-cell table:style-name="ce11" office:value-type="float" office:value="319" calcext:value-type="float">
            <text:p>319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Nowcast_R.A1:Nowcast_R.M3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04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0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104P0"/>
    </number:currency-style>
    <number:time-style style:name="N107"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 number:grouping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font-weight="bold"/>
    </style:style>
    <style:style style:name="Heading" style:family="table-cell" style:parent-style-name="Default">
      <style:table-cell-properties fo:border-bottom="2.49pt solid #808080" fo:background-color="#003399" style:text-align-source="fix" style:repeat-content="false" fo:border-left="none" fo:border-right="2.49pt solid #808080" fo:border-top="none"/>
      <style:paragraph-properties fo:text-align="center"/>
      <style:text-properties fo:color="#ffffff" style:font-name="Liberation Sans1" fo:font-family="'Liberation Sans'" style:font-style-name="Regular" style:font-family-generic="swiss" style:font-pitch="variable" fo:font-size="16pt" fo:font-style="normal" fo:font-weight="normal"/>
    </style:style>
    <style:style style:name="Heading1" style:family="table-cell" style:parent-style-name="Heading">
      <style:text-properties fo:color="#ffffff" style:font-name="Liberation Sans1" fo:font-family="'Liberation Sans'" style:font-style-name="Regular" style:font-family-generic="swiss" style:font-pitch="variable" fo:font-size="10pt"/>
    </style:style>
    <style:style style:name="Background" style:family="table-cell" style:parent-style-name="Default">
      <style:table-cell-properties fo:background-color="#006666"/>
      <style:text-properties fo:color="#c0c0c0"/>
    </style:style>
    <style:style style:name="Card" style:family="table-cell" style:parent-style-name="Default">
      <style:table-cell-properties fo:background-color="#0099cc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/>
    <style:style style:name="Card_20_T" style:display-name="Card T" style:family="table-cell" style:parent-style-name="Card"/>
    <style:style style:name="Card_20_TR" style:display-name="Card TR" style:family="table-cell" style:parent-style-name="Card">
      <style:table-cell-properties fo:border-bottom="none" fo:border-left="none" fo:border-right="2.49pt solid #808080" fo:border-top="none"/>
    </style:style>
    <style:style style:name="Card_20_L" style:display-name="Card L" style:family="table-cell" style:parent-style-name="Card"/>
    <style:style style:name="Card_20_R" style:display-name="Card R" style:family="table-cell" style:parent-style-name="Card">
      <style:table-cell-properties fo:border-bottom="none" fo:border-left="none" fo:border-right="2.49pt solid #808080" fo:border-top="none"/>
    </style:style>
    <style:style style:name="Card_20_B" style:display-name="Card B" style:family="table-cell" style:parent-style-name="Card">
      <style:table-cell-properties fo:border-bottom="2.49pt solid #808080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808080" fo:border-left="none" fo:border-right="none" fo:border-top="none"/>
    </style:style>
    <style:style style:name="Card_20_BR" style:display-name="Card BR" style:family="table-cell" style:parent-style-name="Card">
      <style:table-cell-properties fo:border-bottom="2.49pt solid #808080" fo:border-left="none" fo:border-right="2.49pt solid #808080" fo:border-top="none"/>
    </style:style>
    <style:style style:name="Column_20_Header" style:display-name="Column Header" style:family="table-cell" style:parent-style-name="Card">
      <style:table-cell-properties fo:padding="0.35mm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.00.0000</text:date>, <text:time style:data-style-name="N2" text:time-value="01:23:59.05823686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Erläuterung" style:display-name="PageStyle_Erläuter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wcast_5f_R" style:display-name="PageStyle_Nowcast_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4T01:51:08.488727288</dc:date>
    <meta:editing-duration>PT5M41S</meta:editing-duration>
    <meta:generator>LibreOffice/6.1.5.2$Linux_X86_64 LibreOffice_project/10$Build-2</meta:generator>
    <dc:creator>Thomas Arend</dc:creator>
    <meta:editing-cycles>3</meta:editing-cycles>
    <meta:document-statistic meta:table-count="3" meta:cell-count="43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